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03mm"/>
    </style:style>
    <style:style style:name="co3" style:family="table-column">
      <style:table-column-properties fo:break-before="auto" style:column-width="26.14mm"/>
    </style:style>
    <style:style style:name="co4" style:family="table-column">
      <style:table-column-properties fo:break-before="auto" style:column-width="6.79mm"/>
    </style:style>
    <style:style style:name="co5" style:family="table-column">
      <style:table-column-properties fo:break-before="auto" style:column-width="64.8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>
      <style:table-cell-properties fo:background-color="#ff00cc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unkalap1" table:style-name="ta1">
        <table:shapes>
          <draw:frame draw:z-index="0" draw:style-name="gr1" draw:text-style-name="P1" svg:width="159.99mm" svg:height="89.99mm" svg:x="199.74mm" svg:y="0mm">
            <loext:p draw:notify-on-update-of-ranges="Munkalap1.G21:Munkalap1.G50 Munkalap1.F21:Munkalap1.F5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84mm" svg:height="90.05mm" svg:x="206.89mm" svg:y="138.92mm">
            <loext:p draw:notify-on-update-of-ranges="Munkalap1.H90:Munkalap1.H200 Munkalap1.F90:Munkalap1.F20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s^137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Csatorna</text:p>
          </table:table-cell>
          <table:table-cell office:value-type="string" calcext:value-type="string">
            <text:p>Energi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qrt(N_Cs/W)</text:p>
          </table:table-cell>
          <table:table-cell office:value-type="string" calcext:value-type="string">
            <text:p>sqrt(N_S/W)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7.8485*[.D2]-29.979" office:value-type="float" office:value="-22.1305" calcext:value-type="float">
            <text:p>-22,1305</text:p>
          </table:table-cell>
          <table:table-cell table:formula="of:=[.E2]/511+1" office:value-type="float" office:value="0.956691780821918" calcext:value-type="float">
            <text:p>0,9566917808</text:p>
          </table:table-cell>
          <table:table-cell table:style-name="ce1" table:formula="of:=SQRT([.A2])/[.F2]" office:value-type="float" office:value="0" calcext:value-type="float">
            <text:p>0</text:p>
          </table:table-cell>
          <table:table-cell table:formula="of:=SQRT([.B2])/[.F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s csúcs 662 :</text:p>
          </table:table-cell>
          <table:table-cell office:value-type="float" office:value="2" calcext:value-type="float">
            <text:p>2</text:p>
          </table:table-cell>
          <table:table-cell table:formula="of:=7.8485*[.D3]-29.979" office:value-type="float" office:value="-14.282" calcext:value-type="float">
            <text:p>-14,282</text:p>
          </table:table-cell>
          <table:table-cell table:formula="of:=[.E3]/511+1" office:value-type="float" office:value="0.972050880626223" calcext:value-type="float">
            <text:p>0,9720508806</text:p>
          </table:table-cell>
          <table:table-cell table:formula="of:=SQRT([.A3])/[.F3]" office:value-type="float" office:value="0" calcext:value-type="float">
            <text:p>0</text:p>
          </table:table-cell>
          <table:table-cell table:formula="of:=SQRT([.B3])/[.F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E89]" office:value-type="float" office:value="660.689" calcext:value-type="float">
            <text:p>660,689</text:p>
          </table:table-cell>
          <table:table-cell office:value-type="float" office:value="3" calcext:value-type="float">
            <text:p>3</text:p>
          </table:table-cell>
          <table:table-cell table:formula="of:=7.8485*[.D4]-29.979" office:value-type="float" office:value="-6.4335" calcext:value-type="float">
            <text:p>-6,4335</text:p>
          </table:table-cell>
          <table:table-cell table:formula="of:=[.E4]/511+1" office:value-type="float" office:value="0.987409980430528" calcext:value-type="float">
            <text:p>0,9874099804</text:p>
          </table:table-cell>
          <table:table-cell table:formula="of:=SQRT([.A4])/[.F4]" office:value-type="float" office:value="0" calcext:value-type="float">
            <text:p>0</text:p>
          </table:table-cell>
          <table:table-cell table:formula="of:=SQRT([.B4])/[.F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7.8485*[.D5]-29.979" office:value-type="float" office:value="1.415" calcext:value-type="float">
            <text:p>1,415</text:p>
          </table:table-cell>
          <table:table-cell table:formula="of:=[.E5]/511+1" office:value-type="float" office:value="1.00276908023483" calcext:value-type="float">
            <text:p>1,0027690802</text:p>
          </table:table-cell>
          <table:table-cell table:formula="of:=SQRT([.A5])/[.F5]" office:value-type="float" office:value="0" calcext:value-type="float">
            <text:p>0</text:p>
          </table:table-cell>
          <table:table-cell table:formula="of:=SQRT([.B5])/[.F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 csúcs1173: </text:p>
          </table:table-cell>
          <table:table-cell office:value-type="float" office:value="5" calcext:value-type="float">
            <text:p>5</text:p>
          </table:table-cell>
          <table:table-cell table:formula="of:=7.8485*[.D6]-29.979" office:value-type="float" office:value="9.2635" calcext:value-type="float">
            <text:p>9,2635</text:p>
          </table:table-cell>
          <table:table-cell table:formula="of:=[.E6]/511+1" office:value-type="float" office:value="1.01812818003914" calcext:value-type="float">
            <text:p>1,01812818</text:p>
          </table:table-cell>
          <table:table-cell table:formula="of:=SQRT([.A6])/[.F6]" office:value-type="float" office:value="0" calcext:value-type="float">
            <text:p>0</text:p>
          </table:table-cell>
          <table:table-cell table:formula="of:=SQRT([.B6])/[.F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E155]" office:value-type="float" office:value="1178.69" calcext:value-type="float">
            <text:p>1178,69</text:p>
          </table:table-cell>
          <table:table-cell office:value-type="float" office:value="6" calcext:value-type="float">
            <text:p>6</text:p>
          </table:table-cell>
          <table:table-cell table:formula="of:=7.8485*[.D7]-29.979" office:value-type="float" office:value="17.112" calcext:value-type="float">
            <text:p>17,112</text:p>
          </table:table-cell>
          <table:table-cell table:formula="of:=[.E7]/511+1" office:value-type="float" office:value="1.03348727984344" calcext:value-type="float">
            <text:p>1,0334872798</text:p>
          </table:table-cell>
          <table:table-cell table:formula="of:=SQRT([.A7])/[.F7]" office:value-type="float" office:value="0" calcext:value-type="float">
            <text:p>0</text:p>
          </table:table-cell>
          <table:table-cell table:formula="of:=SQRT([.B7])/[.F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7.8485*[.D8]-29.979" office:value-type="float" office:value="24.9605" calcext:value-type="float">
            <text:p>24,9605</text:p>
          </table:table-cell>
          <table:table-cell table:formula="of:=[.E8]/511+1" office:value-type="float" office:value="1.04884637964775" calcext:value-type="float">
            <text:p>1,0488463796</text:p>
          </table:table-cell>
          <table:table-cell table:formula="of:=SQRT([.A8])/[.F8]" office:value-type="float" office:value="0" calcext:value-type="float">
            <text:p>0</text:p>
          </table:table-cell>
          <table:table-cell table:formula="of:=SQRT([.B8])/[.F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7.8485*[.D9]-29.979" office:value-type="float" office:value="32.809" calcext:value-type="float">
            <text:p>32,809</text:p>
          </table:table-cell>
          <table:table-cell table:formula="of:=[.E9]/511+1" office:value-type="float" office:value="1.06420547945205" calcext:value-type="float">
            <text:p>1,0642054795</text:p>
          </table:table-cell>
          <table:table-cell table:formula="of:=SQRT([.A9])/[.F9]" office:value-type="float" office:value="0" calcext:value-type="float">
            <text:p>0</text:p>
          </table:table-cell>
          <table:table-cell table:formula="of:=SQRT([.B9])/[.F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formula="of:=7.8485*[.D10]-29.979" office:value-type="float" office:value="40.6575" calcext:value-type="float">
            <text:p>40,6575</text:p>
          </table:table-cell>
          <table:table-cell table:formula="of:=[.E10]/511+1" office:value-type="float" office:value="1.07956457925636" calcext:value-type="float">
            <text:p>1,0795645793</text:p>
          </table:table-cell>
          <table:table-cell table:formula="of:=SQRT([.A10])/[.F10]" office:value-type="float" office:value="0" calcext:value-type="float">
            <text:p>0</text:p>
          </table:table-cell>
          <table:table-cell table:formula="of:=SQRT([.B10])/[.F1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7.8485*[.D11]-29.979" office:value-type="float" office:value="48.506" calcext:value-type="float">
            <text:p>48,506</text:p>
          </table:table-cell>
          <table:table-cell table:formula="of:=[.E11]/511+1" office:value-type="float" office:value="1.09492367906067" calcext:value-type="float">
            <text:p>1,0949236791</text:p>
          </table:table-cell>
          <table:table-cell table:formula="of:=SQRT([.A11])/[.F11]" office:value-type="float" office:value="0" calcext:value-type="float">
            <text:p>0</text:p>
          </table:table-cell>
          <table:table-cell table:formula="of:=SQRT([.B11])/[.F1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formula="of:=7.8485*[.D12]-29.979" office:value-type="float" office:value="56.3545" calcext:value-type="float">
            <text:p>56,3545</text:p>
          </table:table-cell>
          <table:table-cell table:formula="of:=[.E12]/511+1" office:value-type="float" office:value="1.11028277886497" calcext:value-type="float">
            <text:p>1,1102827789</text:p>
          </table:table-cell>
          <table:table-cell table:formula="of:=SQRT([.A12])/[.F12]" office:value-type="float" office:value="0" calcext:value-type="float">
            <text:p>0</text:p>
          </table:table-cell>
          <table:table-cell table:formula="of:=SQRT([.B12])/[.F1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7.8485*[.D13]-29.979" office:value-type="float" office:value="64.203" calcext:value-type="float">
            <text:p>64,203</text:p>
          </table:table-cell>
          <table:table-cell table:formula="of:=[.E13]/511+1" office:value-type="float" office:value="1.12564187866928" calcext:value-type="float">
            <text:p>1,1256418787</text:p>
          </table:table-cell>
          <table:table-cell table:formula="of:=SQRT([.A13])/[.F13]" office:value-type="float" office:value="0" calcext:value-type="float">
            <text:p>0</text:p>
          </table:table-cell>
          <table:table-cell table:formula="of:=SQRT([.B13])/[.F1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3" calcext:value-type="float">
            <text:p>13</text:p>
          </table:table-cell>
          <table:table-cell table:formula="of:=7.8485*[.D14]-29.979" office:value-type="float" office:value="72.0515" calcext:value-type="float">
            <text:p>72,0515</text:p>
          </table:table-cell>
          <table:table-cell table:formula="of:=[.E14]/511+1" office:value-type="float" office:value="1.14100097847358" calcext:value-type="float">
            <text:p>1,1410009785</text:p>
          </table:table-cell>
          <table:table-cell table:formula="of:=SQRT([.A14])/[.F14]" office:value-type="float" office:value="2.90676770040315" calcext:value-type="float">
            <text:p>2,9067677004</text:p>
          </table:table-cell>
          <table:table-cell table:formula="of:=SQRT([.B14])/[.F14]" office:value-type="float" office:value="3.61358640650204" calcext:value-type="float">
            <text:p>3,6135864065</text:p>
          </table:table-cell>
          <table:table-cell table:number-columns-repeated="8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778" calcext:value-type="float">
            <text:p>778</text:p>
          </table:table-cell>
          <table:table-cell/>
          <table:table-cell office:value-type="float" office:value="14" calcext:value-type="float">
            <text:p>14</text:p>
          </table:table-cell>
          <table:table-cell table:formula="of:=7.8485*[.D15]-29.979" office:value-type="float" office:value="79.9" calcext:value-type="float">
            <text:p>79,9</text:p>
          </table:table-cell>
          <table:table-cell table:formula="of:=[.E15]/511+1" office:value-type="float" office:value="1.15636007827789" calcext:value-type="float">
            <text:p>1,1563600783</text:p>
          </table:table-cell>
          <table:table-cell table:formula="of:=SQRT([.A15])/[.F15]" office:value-type="float" office:value="22.732433737541" calcext:value-type="float">
            <text:p>22,7324337375</text:p>
          </table:table-cell>
          <table:table-cell table:formula="of:=SQRT([.B15])/[.F15]" office:value-type="float" office:value="24.1210777559028" calcext:value-type="float">
            <text:p>24,1210777559</text:p>
          </table:table-cell>
          <table:table-cell table:number-columns-repeated="8"/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2217" calcext:value-type="float">
            <text:p>2217</text:p>
          </table:table-cell>
          <table:table-cell/>
          <table:table-cell office:value-type="float" office:value="15" calcext:value-type="float">
            <text:p>15</text:p>
          </table:table-cell>
          <table:table-cell table:formula="of:=7.8485*[.D16]-29.979" office:value-type="float" office:value="87.7485" calcext:value-type="float">
            <text:p>87,7485</text:p>
          </table:table-cell>
          <table:table-cell table:formula="of:=[.E16]/511+1" office:value-type="float" office:value="1.17171917808219" calcext:value-type="float">
            <text:p>1,1717191781</text:p>
          </table:table-cell>
          <table:table-cell table:formula="of:=SQRT([.A16])/[.F16]" office:value-type="float" office:value="38.6697118937644" calcext:value-type="float">
            <text:p>38,6697118938</text:p>
          </table:table-cell>
          <table:table-cell table:formula="of:=SQRT([.B16])/[.F16]" office:value-type="float" office:value="40.1845684091648" calcext:value-type="float">
            <text:p>40,1845684092</text:p>
          </table:table-cell>
          <table:table-cell table:number-columns-repeated="8"/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float" office:value="2884" calcext:value-type="float">
            <text:p>2884</text:p>
          </table:table-cell>
          <table:table-cell/>
          <table:table-cell office:value-type="float" office:value="16" calcext:value-type="float">
            <text:p>16</text:p>
          </table:table-cell>
          <table:table-cell table:formula="of:=7.8485*[.D17]-29.979" office:value-type="float" office:value="95.597" calcext:value-type="float">
            <text:p>95,597</text:p>
          </table:table-cell>
          <table:table-cell table:formula="of:=[.E17]/511+1" office:value-type="float" office:value="1.1870782778865" calcext:value-type="float">
            <text:p>1,1870782779</text:p>
          </table:table-cell>
          <table:table-cell table:formula="of:=SQRT([.A17])/[.F17]" office:value-type="float" office:value="43.0533776152622" calcext:value-type="float">
            <text:p>43,0533776153</text:p>
          </table:table-cell>
          <table:table-cell table:formula="of:=SQRT([.B17])/[.F17]" office:value-type="float" office:value="45.2395493446347" calcext:value-type="float">
            <text:p>45,2395493446</text:p>
          </table:table-cell>
          <table:table-cell table:number-columns-repeated="8"/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float" office:value="3215" calcext:value-type="float">
            <text:p>3215</text:p>
          </table:table-cell>
          <table:table-cell/>
          <table:table-cell office:value-type="float" office:value="17" calcext:value-type="float">
            <text:p>17</text:p>
          </table:table-cell>
          <table:table-cell table:formula="of:=7.8485*[.D18]-29.979" office:value-type="float" office:value="103.4455" calcext:value-type="float">
            <text:p>103,4455</text:p>
          </table:table-cell>
          <table:table-cell table:formula="of:=[.E18]/511+1" office:value-type="float" office:value="1.2024373776908" calcext:value-type="float">
            <text:p>1,2024373777</text:p>
          </table:table-cell>
          <table:table-cell table:formula="of:=SQRT([.A18])/[.F18]" office:value-type="float" office:value="44.7235919614131" calcext:value-type="float">
            <text:p>44,7235919614</text:p>
          </table:table-cell>
          <table:table-cell table:formula="of:=SQRT([.B18])/[.F18]" office:value-type="float" office:value="47.1550294937019" calcext:value-type="float">
            <text:p>47,1550294937</text:p>
          </table:table-cell>
          <table:table-cell table:number-columns-repeated="8"/>
        </table:table-row>
        <table:table-row table:style-name="ro1">
          <table:table-cell office:value-type="float" office:value="2929" calcext:value-type="float">
            <text:p>2929</text:p>
          </table:table-cell>
          <table:table-cell office:value-type="float" office:value="3401" calcext:value-type="float">
            <text:p>3401</text:p>
          </table:table-cell>
          <table:table-cell/>
          <table:table-cell office:value-type="float" office:value="18" calcext:value-type="float">
            <text:p>18</text:p>
          </table:table-cell>
          <table:table-cell table:formula="of:=7.8485*[.D19]-29.979" office:value-type="float" office:value="111.294" calcext:value-type="float">
            <text:p>111,294</text:p>
          </table:table-cell>
          <table:table-cell table:formula="of:=[.E19]/511+1" office:value-type="float" office:value="1.21779647749511" calcext:value-type="float">
            <text:p>1,2177964775</text:p>
          </table:table-cell>
          <table:table-cell table:formula="of:=SQRT([.A19])/[.F19]" office:value-type="float" office:value="44.4411176342532" calcext:value-type="float">
            <text:p>44,4411176343</text:p>
          </table:table-cell>
          <table:table-cell table:formula="of:=SQRT([.B19])/[.F19]" office:value-type="float" office:value="47.8882098322769" calcext:value-type="float">
            <text:p>47,8882098323</text:p>
          </table:table-cell>
          <table:table-cell table:number-columns-repeated="8"/>
        </table:table-row>
        <table:table-row table:style-name="ro1">
          <table:table-cell office:value-type="float" office:value="2862" calcext:value-type="float">
            <text:p>2862</text:p>
          </table:table-cell>
          <table:table-cell office:value-type="float" office:value="3551" calcext:value-type="float">
            <text:p>3551</text:p>
          </table:table-cell>
          <table:table-cell/>
          <table:table-cell office:value-type="float" office:value="19" calcext:value-type="float">
            <text:p>19</text:p>
          </table:table-cell>
          <table:table-cell table:formula="of:=7.8485*[.D20]-29.979" office:value-type="float" office:value="119.1425" calcext:value-type="float">
            <text:p>119,1425</text:p>
          </table:table-cell>
          <table:table-cell table:formula="of:=[.E20]/511+1" office:value-type="float" office:value="1.23315557729941" calcext:value-type="float">
            <text:p>1,2331555773</text:p>
          </table:table-cell>
          <table:table-cell table:formula="of:=SQRT([.A20])/[.F20]" office:value-type="float" office:value="43.3827365218101" calcext:value-type="float">
            <text:p>43,3827365218</text:p>
          </table:table-cell>
          <table:table-cell table:formula="of:=SQRT([.B20])/[.F20]" office:value-type="float" office:value="48.3233979221502" calcext:value-type="float">
            <text:p>48,3233979222</text:p>
          </table:table-cell>
          <table:table-cell table:number-columns-repeated="8"/>
        </table:table-row>
        <table:table-row table:style-name="ro1">
          <table:table-cell office:value-type="float" office:value="2719" calcext:value-type="float">
            <text:p>2719</text:p>
          </table:table-cell>
          <table:table-cell office:value-type="float" office:value="3542" calcext:value-type="float">
            <text:p>3542</text:p>
          </table:table-cell>
          <table:table-cell/>
          <table:table-cell office:value-type="float" office:value="20" calcext:value-type="float">
            <text:p>20</text:p>
          </table:table-cell>
          <table:table-cell table:formula="of:=7.8485*[.D21]-29.979" office:value-type="float" office:value="126.991" calcext:value-type="float">
            <text:p>126,991</text:p>
          </table:table-cell>
          <table:table-cell table:formula="of:=[.E21]/511+1" office:value-type="float" office:value="1.24851467710372" calcext:value-type="float">
            <text:p>1,2485146771</text:p>
          </table:table-cell>
          <table:table-cell table:formula="of:=SQRT([.A21])/[.F21]" office:value-type="float" office:value="41.7648524716566" calcext:value-type="float">
            <text:p>41,7648524717</text:p>
          </table:table-cell>
          <table:table-cell table:formula="of:=SQRT([.B21])/[.F21]" office:value-type="float" office:value="47.6684056318242" calcext:value-type="float">
            <text:p>47,6684056318</text:p>
          </table:table-cell>
          <table:table-cell table:number-columns-repeated="8"/>
        </table:table-row>
        <table:table-row table:style-name="ro1">
          <table:table-cell office:value-type="float" office:value="2654" calcext:value-type="float">
            <text:p>2654</text:p>
          </table:table-cell>
          <table:table-cell office:value-type="float" office:value="3654" calcext:value-type="float">
            <text:p>3654</text:p>
          </table:table-cell>
          <table:table-cell/>
          <table:table-cell office:value-type="float" office:value="21" calcext:value-type="float">
            <text:p>21</text:p>
          </table:table-cell>
          <table:table-cell table:formula="of:=7.8485*[.D22]-29.979" office:value-type="float" office:value="134.8395" calcext:value-type="float">
            <text:p>134,8395</text:p>
          </table:table-cell>
          <table:table-cell table:formula="of:=[.E22]/511+1" office:value-type="float" office:value="1.26387377690802" calcext:value-type="float">
            <text:p>1,2638737769</text:p>
          </table:table-cell>
          <table:table-cell table:formula="of:=SQRT([.A22])/[.F22]" office:value-type="float" office:value="40.7611807688562" calcext:value-type="float">
            <text:p>40,7611807689</text:p>
          </table:table-cell>
          <table:table-cell table:formula="of:=SQRT([.B22])/[.F22]" office:value-type="float" office:value="47.8278180489765" calcext:value-type="float">
            <text:p>47,827818049</text:p>
          </table:table-cell>
          <table:table-cell table:number-columns-repeated="8"/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3601" calcext:value-type="float">
            <text:p>3601</text:p>
          </table:table-cell>
          <table:table-cell/>
          <table:table-cell office:value-type="float" office:value="22" calcext:value-type="float">
            <text:p>22</text:p>
          </table:table-cell>
          <table:table-cell table:formula="of:=7.8485*[.D23]-29.979" office:value-type="float" office:value="142.688" calcext:value-type="float">
            <text:p>142,688</text:p>
          </table:table-cell>
          <table:table-cell table:formula="of:=[.E23]/511+1" office:value-type="float" office:value="1.27923287671233" calcext:value-type="float">
            <text:p>1,2792328767</text:p>
          </table:table-cell>
          <table:table-cell table:formula="of:=SQRT([.A23])/[.F23]" office:value-type="float" office:value="39.6832832474208" calcext:value-type="float">
            <text:p>39,6832832474</text:p>
          </table:table-cell>
          <table:table-cell table:formula="of:=SQRT([.B23])/[.F23]" office:value-type="float" office:value="46.9096236089033" calcext:value-type="float">
            <text:p>46,9096236089</text:p>
          </table:table-cell>
          <table:table-cell/>
          <table:table-cell table:style-name="ce2" office:value-type="string" calcext:value-type="string">
            <text:p>Adatsor y:</text:p>
          </table:table-cell>
          <table:table-cell table:style-name="ce2" office:value-type="string" calcext:value-type="string">
            <text:p>G21-G50</text:p>
          </table:table-cell>
          <table:table-cell table:style-name="ce2" office:value-type="string" calcext:value-type="string">
            <text:p>Merdekség:</text:p>
          </table:table-cell>
          <table:table-cell table:style-name="ce2" table:formula="of:=SLOPE([.G21:.G50];[.F21:.F50])" office:value-type="float" office:value="-60.2212878842621" calcext:value-type="float">
            <text:p>-60,2212878843</text:p>
          </table:table-cell>
          <table:table-cell/>
          <table:table-cell table:style-name="ce3" office:value-type="string" calcext:value-type="string">
            <text:p>Hiba</text:p>
          </table:table-cell>
          <table:table-cell/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float" office:value="3675" calcext:value-type="float">
            <text:p>3675</text:p>
          </table:table-cell>
          <table:table-cell/>
          <table:table-cell office:value-type="float" office:value="23" calcext:value-type="float">
            <text:p>23</text:p>
          </table:table-cell>
          <table:table-cell table:formula="of:=7.8485*[.D24]-29.979" office:value-type="float" office:value="150.5365" calcext:value-type="float">
            <text:p>150,5365</text:p>
          </table:table-cell>
          <table:table-cell table:formula="of:=[.E24]/511+1" office:value-type="float" office:value="1.29459197651663" calcext:value-type="float">
            <text:p>1,2945919765</text:p>
          </table:table-cell>
          <table:table-cell table:formula="of:=SQRT([.A24])/[.F24]" office:value-type="float" office:value="39.4778666049193" calcext:value-type="float">
            <text:p>39,4778666049</text:p>
          </table:table-cell>
          <table:table-cell table:formula="of:=SQRT([.B24])/[.F24]" office:value-type="float" office:value="46.8269380349676" calcext:value-type="float">
            <text:p>46,826938035</text:p>
          </table:table-cell>
          <table:table-cell/>
          <table:table-cell table:style-name="ce2" office:value-type="string" calcext:value-type="string">
            <text:p>Adatsor x:</text:p>
          </table:table-cell>
          <table:table-cell table:style-name="ce2" office:value-type="string" calcext:value-type="string">
            <text:p>F21-F50</text:p>
          </table:table-cell>
          <table:table-cell table:style-name="ce2" office:value-type="string" calcext:value-type="string">
            <text:p>Rnégyzet</text:p>
          </table:table-cell>
          <table:table-cell table:style-name="ce2" table:formula="of:=RSQ([.G21:.G50];[.F21:.F50])" office:value-type="float" office:value="0.993798628836456" calcext:value-type="float">
            <text:p>0,9937986288</text:p>
          </table:table-cell>
          <table:table-cell/>
          <table:table-cell table:style-name="ce3" table:formula="of:=23.17/29.979" office:value-type="float" office:value="0.772874345375096" calcext:value-type="float">
            <text:p>0,7728743454</text:p>
          </table:table-cell>
          <table:table-cell table:style-name="ce4" office:value-type="string" calcext:value-type="string" table:number-columns-spanned="1" table:number-rows-spanned="2">
            <text:p>← Kalibráció hibái</text:p>
          </table:table-cell>
        </table:table-row>
        <table:table-row table:style-name="ro1">
          <table:table-cell office:value-type="float" office:value="2497" calcext:value-type="float">
            <text:p>2497</text:p>
          </table:table-cell>
          <table:table-cell office:value-type="float" office:value="3626" calcext:value-type="float">
            <text:p>3626</text:p>
          </table:table-cell>
          <table:table-cell/>
          <table:table-cell office:value-type="float" office:value="24" calcext:value-type="float">
            <text:p>24</text:p>
          </table:table-cell>
          <table:table-cell table:formula="of:=7.8485*[.D25]-29.979" office:value-type="float" office:value="158.385" calcext:value-type="float">
            <text:p>158,385</text:p>
          </table:table-cell>
          <table:table-cell table:formula="of:=[.E25]/511+1" office:value-type="float" office:value="1.30995107632094" calcext:value-type="float">
            <text:p>1,3099510763</text:p>
          </table:table-cell>
          <table:table-cell table:formula="of:=SQRT([.A25])/[.F25]" office:value-type="float" office:value="38.1464559233304" calcext:value-type="float">
            <text:p>38,1464559233</text:p>
          </table:table-cell>
          <table:table-cell table:formula="of:=SQRT([.B25])/[.F25]" office:value-type="float" office:value="45.9683403126922" calcext:value-type="float">
            <text:p>45,9683403127</text:p>
          </table:table-cell>
          <table:table-cell/>
          <table:table-cell table:style-name="ce2" table:number-columns-repeated="2"/>
          <table:table-cell table:style-name="ce2" office:value-type="string" calcext:value-type="string">
            <text:p>Metszés y</text:p>
          </table:table-cell>
          <table:table-cell table:style-name="ce2" table:formula="of:=INTERCEPT([.G21:.G50];[.F21:.F50])" office:value-type="float" office:value="116.602977562435" calcext:value-type="float">
            <text:p>116,6029775624</text:p>
          </table:table-cell>
          <table:table-cell/>
          <table:table-cell table:style-name="ce3" table:formula="of:=0.16/7.84" office:value-type="float" office:value="0.0204081632653061" calcext:value-type="float">
            <text:p>0,0204081633</text:p>
          </table:table-cell>
          <table:covered-table-cell/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float" office:value="3715" calcext:value-type="float">
            <text:p>3715</text:p>
          </table:table-cell>
          <table:table-cell/>
          <table:table-cell office:value-type="float" office:value="25" calcext:value-type="float">
            <text:p>25</text:p>
          </table:table-cell>
          <table:table-cell table:formula="of:=7.8485*[.D26]-29.979" office:value-type="float" office:value="166.2335" calcext:value-type="float">
            <text:p>166,2335</text:p>
          </table:table-cell>
          <table:table-cell table:formula="of:=[.E26]/511+1" office:value-type="float" office:value="1.32531017612524" calcext:value-type="float">
            <text:p>1,3253101761</text:p>
          </table:table-cell>
          <table:table-cell table:formula="of:=SQRT([.A26])/[.F26]" office:value-type="float" office:value="37.2791805255659" calcext:value-type="float">
            <text:p>37,2791805256</text:p>
          </table:table-cell>
          <table:table-cell table:formula="of:=SQRT([.B26])/[.F26]" office:value-type="float" office:value="45.989837646069" calcext:value-type="float">
            <text:p>45,9898376461</text:p>
          </table:table-cell>
          <table:table-cell/>
          <table:table-cell table:style-name="ce2" table:number-columns-repeated="2"/>
          <table:table-cell table:style-name="ce2" office:value-type="string" calcext:value-type="string">
            <text:p>Metszés x</text:p>
          </table:table-cell>
          <table:table-cell table:style-name="ce2" table:formula="of:=INTERCEPT([.F21:.F50];[.G21:.G50])" office:value-type="float" office:value="1.93335808203142" calcext:value-type="float">
            <text:p>1,933358082</text:p>
          </table:table-cell>
          <table:table-cell/>
          <table:table-cell table:style-name="ce3" table:formula="of:=SQRT([.O24]*[.O24]+[.O25]*[.O25])" office:value-type="float" office:value="0.773143742693974" calcext:value-type="float">
            <text:p>0,7731437427</text:p>
          </table:table-cell>
          <table:table-cell table:style-name="ce5" office:value-type="string" calcext:value-type="string">
            <text:p>←Össz hiba</text:p>
          </table:table-cell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float" office:value="3689" calcext:value-type="float">
            <text:p>3689</text:p>
          </table:table-cell>
          <table:table-cell/>
          <table:table-cell office:value-type="float" office:value="26" calcext:value-type="float">
            <text:p>26</text:p>
          </table:table-cell>
          <table:table-cell table:formula="of:=7.8485*[.D27]-29.979" office:value-type="float" office:value="174.082" calcext:value-type="float">
            <text:p>174,082</text:p>
          </table:table-cell>
          <table:table-cell table:formula="of:=[.E27]/511+1" office:value-type="float" office:value="1.34066927592955" calcext:value-type="float">
            <text:p>1,3406692759</text:p>
          </table:table-cell>
          <table:table-cell table:formula="of:=SQRT([.A27])/[.F27]" office:value-type="float" office:value="36.1509614148548" calcext:value-type="float">
            <text:p>36,1509614149</text:p>
          </table:table-cell>
          <table:table-cell table:formula="of:=SQRT([.B27])/[.F27]" office:value-type="float" office:value="45.303595485269" calcext:value-type="float">
            <text:p>45,3035954853</text:p>
          </table:table-cell>
          <table:table-cell/>
          <table:table-cell table:style-name="ce2" table:number-columns-repeated="2"/>
          <table:table-cell table:style-name="ce2" office:value-type="string" calcext:value-type="string">
            <text:p>E_m:</text:p>
          </table:table-cell>
          <table:table-cell table:style-name="ce2" table:formula="of:=511*([.M26]-1)" office:value-type="float" office:value="476.945979918053" calcext:value-type="float">
            <text:p>476,9459799181</text:p>
          </table:table-cell>
          <table:table-cell table:number-columns-repeated="3"/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float" office:value="3666" calcext:value-type="float">
            <text:p>3666</text:p>
          </table:table-cell>
          <table:table-cell/>
          <table:table-cell office:value-type="float" office:value="27" calcext:value-type="float">
            <text:p>27</text:p>
          </table:table-cell>
          <table:table-cell table:formula="of:=7.8485*[.D28]-29.979" office:value-type="float" office:value="181.9305" calcext:value-type="float">
            <text:p>181,9305</text:p>
          </table:table-cell>
          <table:table-cell table:formula="of:=[.E28]/511+1" office:value-type="float" office:value="1.35602837573386" calcext:value-type="float">
            <text:p>1,3560283757</text:p>
          </table:table-cell>
          <table:table-cell table:formula="of:=SQRT([.A28])/[.F28]" office:value-type="float" office:value="35.7034370475025" calcext:value-type="float">
            <text:p>35,7034370475</text:p>
          </table:table-cell>
          <table:table-cell table:formula="of:=SQRT([.B28])/[.F28]" office:value-type="float" office:value="44.6506157956432" calcext:value-type="float">
            <text:p>44,6506157956</text:p>
          </table:table-cell>
          <table:table-cell/>
          <table:table-cell table:style-name="ce2" table:number-columns-repeated="2"/>
          <table:table-cell table:style-name="ce2" office:value-type="string" calcext:value-type="string">
            <text:p>W_m</text:p>
          </table:table-cell>
          <table:table-cell table:style-name="ce2" table:formula="of:=-[.M25]/[.M23]" office:value-type="float" office:value="1.93624184501886" calcext:value-type="float">
            <text:p>1,936241845</text:p>
          </table:table-cell>
          <table:table-cell table:number-columns-repeated="3"/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3838" calcext:value-type="float">
            <text:p>3838</text:p>
          </table:table-cell>
          <table:table-cell/>
          <table:table-cell office:value-type="float" office:value="28" calcext:value-type="float">
            <text:p>28</text:p>
          </table:table-cell>
          <table:table-cell table:formula="of:=7.8485*[.D29]-29.979" office:value-type="float" office:value="189.779" calcext:value-type="float">
            <text:p>189,779</text:p>
          </table:table-cell>
          <table:table-cell table:formula="of:=[.E29]/511+1" office:value-type="float" office:value="1.37138747553816" calcext:value-type="float">
            <text:p>1,3713874755</text:p>
          </table:table-cell>
          <table:table-cell table:formula="of:=SQRT([.A29])/[.F29]" office:value-type="float" office:value="34.2951243934637" calcext:value-type="float">
            <text:p>34,2951243935</text:p>
          </table:table-cell>
          <table:table-cell table:formula="of:=SQRT([.B29])/[.F29]" office:value-type="float" office:value="45.1743909813841" calcext:value-type="float">
            <text:p>45,1743909814</text:p>
          </table:table-cell>
          <table:table-cell/>
          <table:table-cell table:style-name="ce2" table:number-columns-repeated="2"/>
          <table:table-cell table:style-name="ce2" office:value-type="string" calcext:value-type="string">
            <text:p>E_m:</text:p>
          </table:table-cell>
          <table:table-cell table:style-name="ce2" table:formula="of:=511*([.M28]-1)" office:value-type="float" office:value="478.419582804635" calcext:value-type="float">
            <text:p>478,4195828046</text:p>
          </table:table-cell>
          <table:table-cell office:value-type="string" calcext:value-type="string">
            <text:p>+/-</text:p>
          </table:table-cell>
          <table:table-cell table:formula="of:=[.O25]*[.M29]+(478.41-452.96)" office:value-type="float" office:value="35.2136649551967" calcext:value-type="float">
            <text:p>35,2136649552</text:p>
          </table:table-cell>
          <table:table-cell office:value-type="string" calcext:value-type="string">
            <text:p>Míg az irodalmi érték: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3812" calcext:value-type="float">
            <text:p>3812</text:p>
          </table:table-cell>
          <table:table-cell/>
          <table:table-cell office:value-type="float" office:value="29" calcext:value-type="float">
            <text:p>29</text:p>
          </table:table-cell>
          <table:table-cell table:formula="of:=7.8485*[.D30]-29.979" office:value-type="float" office:value="197.6275" calcext:value-type="float">
            <text:p>197,6275</text:p>
          </table:table-cell>
          <table:table-cell table:formula="of:=[.E30]/511+1" office:value-type="float" office:value="1.38674657534247" calcext:value-type="float">
            <text:p>1,3867465753</text:p>
          </table:table-cell>
          <table:table-cell table:formula="of:=SQRT([.A30])/[.F30]" office:value-type="float" office:value="32.7689802001384" calcext:value-type="float">
            <text:p>32,7689802001</text:p>
          </table:table-cell>
          <table:table-cell table:formula="of:=SQRT([.B30])/[.F30]" office:value-type="float" office:value="44.5224796365443" calcext:value-type="float">
            <text:p>44,5224796365</text:p>
          </table:table-cell>
          <table:table-cell table:number-columns-repeated="7"/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3733" calcext:value-type="float">
            <text:p>3733</text:p>
          </table:table-cell>
          <table:table-cell/>
          <table:table-cell office:value-type="float" office:value="30" calcext:value-type="float">
            <text:p>30</text:p>
          </table:table-cell>
          <table:table-cell table:formula="of:=7.8485*[.D31]-29.979" office:value-type="float" office:value="205.476" calcext:value-type="float">
            <text:p>205,476</text:p>
          </table:table-cell>
          <table:table-cell table:formula="of:=[.E31]/511+1" office:value-type="float" office:value="1.40210567514677" calcext:value-type="float">
            <text:p>1,4021056751</text:p>
          </table:table-cell>
          <table:table-cell table:formula="of:=SQRT([.A31])/[.F31]" office:value-type="float" office:value="31.5591717257996" calcext:value-type="float">
            <text:p>31,5591717258</text:p>
          </table:table-cell>
          <table:table-cell table:formula="of:=SQRT([.B31])/[.F31]" office:value-type="float" office:value="43.5760888530494" calcext:value-type="float">
            <text:p>43,576088853</text:p>
          </table:table-cell>
          <table:table-cell table:number-columns-repeated="8"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3737" calcext:value-type="float">
            <text:p>3737</text:p>
          </table:table-cell>
          <table:table-cell/>
          <table:table-cell office:value-type="float" office:value="31" calcext:value-type="float">
            <text:p>31</text:p>
          </table:table-cell>
          <table:table-cell table:formula="of:=7.8485*[.D32]-29.979" office:value-type="float" office:value="213.3245" calcext:value-type="float">
            <text:p>213,3245</text:p>
          </table:table-cell>
          <table:table-cell table:formula="of:=[.E32]/511+1" office:value-type="float" office:value="1.41746477495108" calcext:value-type="float">
            <text:p>1,417464775</text:p>
          </table:table-cell>
          <table:table-cell table:formula="of:=SQRT([.A32])/[.F32]" office:value-type="float" office:value="30.7837268549047" calcext:value-type="float">
            <text:p>30,7837268549</text:p>
          </table:table-cell>
          <table:table-cell table:formula="of:=SQRT([.B32])/[.F32]" office:value-type="float" office:value="43.1270024783661" calcext:value-type="float">
            <text:p>43,1270024784</text:p>
          </table:table-cell>
          <table:table-cell table:number-columns-repeated="8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3648" calcext:value-type="float">
            <text:p>3648</text:p>
          </table:table-cell>
          <table:table-cell/>
          <table:table-cell office:value-type="float" office:value="32" calcext:value-type="float">
            <text:p>32</text:p>
          </table:table-cell>
          <table:table-cell table:formula="of:=7.8485*[.D33]-29.979" office:value-type="float" office:value="221.173" calcext:value-type="float">
            <text:p>221,173</text:p>
          </table:table-cell>
          <table:table-cell table:formula="of:=[.E33]/511+1" office:value-type="float" office:value="1.43282387475538" calcext:value-type="float">
            <text:p>1,4328238748</text:p>
          </table:table-cell>
          <table:table-cell table:formula="of:=SQRT([.A33])/[.F33]" office:value-type="float" office:value="30.0593197067358" calcext:value-type="float">
            <text:p>30,0593197067</text:p>
          </table:table-cell>
          <table:table-cell table:formula="of:=SQRT([.B33])/[.F33]" office:value-type="float" office:value="42.1535937154017" calcext:value-type="float">
            <text:p>42,1535937154</text:p>
          </table:table-cell>
          <table:table-cell table:number-columns-repeated="8"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3700" calcext:value-type="float">
            <text:p>3700</text:p>
          </table:table-cell>
          <table:table-cell/>
          <table:table-cell office:value-type="float" office:value="33" calcext:value-type="float">
            <text:p>33</text:p>
          </table:table-cell>
          <table:table-cell table:formula="of:=7.8485*[.D34]-29.979" office:value-type="float" office:value="229.0215" calcext:value-type="float">
            <text:p>229,0215</text:p>
          </table:table-cell>
          <table:table-cell table:formula="of:=[.E34]/511+1" office:value-type="float" office:value="1.44818297455969" calcext:value-type="float">
            <text:p>1,4481829746</text:p>
          </table:table-cell>
          <table:table-cell table:formula="of:=SQRT([.A34])/[.F34]" office:value-type="float" office:value="28.637874795666" calcext:value-type="float">
            <text:p>28,6378747957</text:p>
          </table:table-cell>
          <table:table-cell table:formula="of:=SQRT([.B34])/[.F34]" office:value-type="float" office:value="42.0027209071951" calcext:value-type="float">
            <text:p>42,0027209072</text:p>
          </table:table-cell>
          <table:table-cell table:number-columns-repeated="8"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3643" calcext:value-type="float">
            <text:p>3643</text:p>
          </table:table-cell>
          <table:table-cell/>
          <table:table-cell office:value-type="float" office:value="34" calcext:value-type="float">
            <text:p>34</text:p>
          </table:table-cell>
          <table:table-cell table:formula="of:=7.8485*[.D35]-29.979" office:value-type="float" office:value="236.87" calcext:value-type="float">
            <text:p>236,87</text:p>
          </table:table-cell>
          <table:table-cell table:formula="of:=[.E35]/511+1" office:value-type="float" office:value="1.46354207436399" calcext:value-type="float">
            <text:p>1,4635420744</text:p>
          </table:table-cell>
          <table:table-cell table:formula="of:=SQRT([.A35])/[.F35]" office:value-type="float" office:value="27.8554576157268" calcext:value-type="float">
            <text:p>27,8554576157</text:p>
          </table:table-cell>
          <table:table-cell table:formula="of:=SQRT([.B35])/[.F35]" office:value-type="float" office:value="41.2405428655132" calcext:value-type="float">
            <text:p>41,2405428655</text:p>
          </table:table-cell>
          <table:table-cell table:number-columns-repeated="8"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3645" calcext:value-type="float">
            <text:p>3645</text:p>
          </table:table-cell>
          <table:table-cell/>
          <table:table-cell office:value-type="float" office:value="35" calcext:value-type="float">
            <text:p>35</text:p>
          </table:table-cell>
          <table:table-cell table:formula="of:=7.8485*[.D36]-29.979" office:value-type="float" office:value="244.7185" calcext:value-type="float">
            <text:p>244,7185</text:p>
          </table:table-cell>
          <table:table-cell table:formula="of:=[.E36]/511+1" office:value-type="float" office:value="1.4789011741683" calcext:value-type="float">
            <text:p>1,4789011742</text:p>
          </table:table-cell>
          <table:table-cell table:formula="of:=SQRT([.A36])/[.F36]" office:value-type="float" office:value="26.7325467665377" calcext:value-type="float">
            <text:p>26,7325467665</text:p>
          </table:table-cell>
          <table:table-cell table:formula="of:=SQRT([.B36])/[.F36]" office:value-type="float" office:value="40.823441381367" calcext:value-type="float">
            <text:p>40,8234413814</text:p>
          </table:table-cell>
          <table:table-cell table:number-columns-repeated="8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3721" calcext:value-type="float">
            <text:p>3721</text:p>
          </table:table-cell>
          <table:table-cell/>
          <table:table-cell office:value-type="float" office:value="36" calcext:value-type="float">
            <text:p>36</text:p>
          </table:table-cell>
          <table:table-cell table:formula="of:=7.8485*[.D37]-29.979" office:value-type="float" office:value="252.567" calcext:value-type="float">
            <text:p>252,567</text:p>
          </table:table-cell>
          <table:table-cell table:formula="of:=[.E37]/511+1" office:value-type="float" office:value="1.4942602739726" calcext:value-type="float">
            <text:p>1,494260274</text:p>
          </table:table-cell>
          <table:table-cell table:formula="of:=SQRT([.A37])/[.F37]" office:value-type="float" office:value="26.5338347634644" calcext:value-type="float">
            <text:p>26,5338347635</text:p>
          </table:table-cell>
          <table:table-cell table:formula="of:=SQRT([.B37])/[.F37]" office:value-type="float" office:value="40.822874744456" calcext:value-type="float">
            <text:p>40,8228747445</text:p>
          </table:table-cell>
          <table:table-cell table:number-columns-repeated="8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3617" calcext:value-type="float">
            <text:p>3617</text:p>
          </table:table-cell>
          <table:table-cell/>
          <table:table-cell office:value-type="float" office:value="37" calcext:value-type="float">
            <text:p>37</text:p>
          </table:table-cell>
          <table:table-cell table:formula="of:=7.8485*[.D38]-29.979" office:value-type="float" office:value="260.4155" calcext:value-type="float">
            <text:p>260,4155</text:p>
          </table:table-cell>
          <table:table-cell table:formula="of:=[.E38]/511+1" office:value-type="float" office:value="1.50961937377691" calcext:value-type="float">
            <text:p>1,5096193738</text:p>
          </table:table-cell>
          <table:table-cell table:formula="of:=SQRT([.A38])/[.F38]" office:value-type="float" office:value="24.7588655997104" calcext:value-type="float">
            <text:p>24,7588655997</text:p>
          </table:table-cell>
          <table:table-cell table:formula="of:=SQRT([.B38])/[.F38]" office:value-type="float" office:value="39.838850017241" calcext:value-type="float">
            <text:p>39,8388500172</text:p>
          </table:table-cell>
          <table:table-cell table:number-columns-repeated="8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3620" calcext:value-type="float">
            <text:p>3620</text:p>
          </table:table-cell>
          <table:table-cell/>
          <table:table-cell office:value-type="float" office:value="38" calcext:value-type="float">
            <text:p>38</text:p>
          </table:table-cell>
          <table:table-cell table:formula="of:=7.8485*[.D39]-29.979" office:value-type="float" office:value="268.264" calcext:value-type="float">
            <text:p>268,264</text:p>
          </table:table-cell>
          <table:table-cell table:formula="of:=[.E39]/511+1" office:value-type="float" office:value="1.52497847358121" calcext:value-type="float">
            <text:p>1,5249784736</text:p>
          </table:table-cell>
          <table:table-cell table:formula="of:=SQRT([.A39])/[.F39]" office:value-type="float" office:value="24.3599184418488" calcext:value-type="float">
            <text:p>24,3599184418</text:p>
          </table:table-cell>
          <table:table-cell table:formula="of:=SQRT([.B39])/[.F39]" office:value-type="float" office:value="39.4539574612304" calcext:value-type="float">
            <text:p>39,4539574612</text:p>
          </table:table-cell>
          <table:table-cell table:number-columns-repeated="8"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3518" calcext:value-type="float">
            <text:p>3518</text:p>
          </table:table-cell>
          <table:table-cell/>
          <table:table-cell office:value-type="float" office:value="39" calcext:value-type="float">
            <text:p>39</text:p>
          </table:table-cell>
          <table:table-cell table:formula="of:=7.8485*[.D40]-29.979" office:value-type="float" office:value="276.1125" calcext:value-type="float">
            <text:p>276,1125</text:p>
          </table:table-cell>
          <table:table-cell table:formula="of:=[.E40]/511+1" office:value-type="float" office:value="1.54033757338552" calcext:value-type="float">
            <text:p>1,5403375734</text:p>
          </table:table-cell>
          <table:table-cell table:formula="of:=SQRT([.A40])/[.F40]" office:value-type="float" office:value="23.3985349735149" calcext:value-type="float">
            <text:p>23,3985349735</text:p>
          </table:table-cell>
          <table:table-cell table:formula="of:=SQRT([.B40])/[.F40]" office:value-type="float" office:value="38.5063193485463" calcext:value-type="float">
            <text:p>38,5063193485</text:p>
          </table:table-cell>
          <table:table-cell table:number-columns-repeated="8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3543" calcext:value-type="float">
            <text:p>3543</text:p>
          </table:table-cell>
          <table:table-cell/>
          <table:table-cell office:value-type="float" office:value="40" calcext:value-type="float">
            <text:p>40</text:p>
          </table:table-cell>
          <table:table-cell table:formula="of:=7.8485*[.D41]-29.979" office:value-type="float" office:value="283.961" calcext:value-type="float">
            <text:p>283,961</text:p>
          </table:table-cell>
          <table:table-cell table:formula="of:=[.E41]/511+1" office:value-type="float" office:value="1.55569667318982" calcext:value-type="float">
            <text:p>1,5556966732</text:p>
          </table:table-cell>
          <table:table-cell table:formula="of:=SQRT([.A41])/[.F41]" office:value-type="float" office:value="22.4059424414631" calcext:value-type="float">
            <text:p>22,4059424415</text:p>
          </table:table-cell>
          <table:table-cell table:formula="of:=SQRT([.B41])/[.F41]" office:value-type="float" office:value="38.2613820441522" calcext:value-type="float">
            <text:p>38,2613820442</text:p>
          </table:table-cell>
          <table:table-cell table:number-columns-repeated="8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3486" calcext:value-type="float">
            <text:p>3486</text:p>
          </table:table-cell>
          <table:table-cell/>
          <table:table-cell office:value-type="float" office:value="41" calcext:value-type="float">
            <text:p>41</text:p>
          </table:table-cell>
          <table:table-cell table:formula="of:=7.8485*[.D42]-29.979" office:value-type="float" office:value="291.8095" calcext:value-type="float">
            <text:p>291,8095</text:p>
          </table:table-cell>
          <table:table-cell table:formula="of:=[.E42]/511+1" office:value-type="float" office:value="1.57105577299413" calcext:value-type="float">
            <text:p>1,571055773</text:p>
          </table:table-cell>
          <table:table-cell table:formula="of:=SQRT([.A42])/[.F42]" office:value-type="float" office:value="21.5476893573962" calcext:value-type="float">
            <text:p>21,5476893574</text:p>
          </table:table-cell>
          <table:table-cell table:formula="of:=SQRT([.B42])/[.F42]" office:value-type="float" office:value="37.5813250499559" calcext:value-type="float">
            <text:p>37,58132505</text:p>
          </table:table-cell>
          <table:table-cell table:number-columns-repeated="8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3493" calcext:value-type="float">
            <text:p>3493</text:p>
          </table:table-cell>
          <table:table-cell/>
          <table:table-cell office:value-type="float" office:value="42" calcext:value-type="float">
            <text:p>42</text:p>
          </table:table-cell>
          <table:table-cell table:formula="of:=7.8485*[.D43]-29.979" office:value-type="float" office:value="299.658" calcext:value-type="float">
            <text:p>299,658</text:p>
          </table:table-cell>
          <table:table-cell table:formula="of:=[.E43]/511+1" office:value-type="float" office:value="1.58641487279843" calcext:value-type="float">
            <text:p>1,5864148728</text:p>
          </table:table-cell>
          <table:table-cell table:formula="of:=SQRT([.A43])/[.F43]" office:value-type="float" office:value="20.8683688498803" calcext:value-type="float">
            <text:p>20,8683688499</text:p>
          </table:table-cell>
          <table:table-cell table:formula="of:=SQRT([.B43])/[.F43]" office:value-type="float" office:value="37.2548243442106" calcext:value-type="float">
            <text:p>37,2548243442</text:p>
          </table:table-cell>
          <table:table-cell table:number-columns-repeated="8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3482" calcext:value-type="float">
            <text:p>3482</text:p>
          </table:table-cell>
          <table:table-cell/>
          <table:table-cell office:value-type="float" office:value="43" calcext:value-type="float">
            <text:p>43</text:p>
          </table:table-cell>
          <table:table-cell table:formula="of:=7.8485*[.D44]-29.979" office:value-type="float" office:value="307.5065" calcext:value-type="float">
            <text:p>307,5065</text:p>
          </table:table-cell>
          <table:table-cell table:formula="of:=[.E44]/511+1" office:value-type="float" office:value="1.60177397260274" calcext:value-type="float">
            <text:p>1,6017739726</text:p>
          </table:table-cell>
          <table:table-cell table:formula="of:=SQRT([.A44])/[.F44]" office:value-type="float" office:value="19.1205414659481" calcext:value-type="float">
            <text:p>19,1205414659</text:p>
          </table:table-cell>
          <table:table-cell table:formula="of:=SQRT([.B44])/[.F44]" office:value-type="float" office:value="36.8394511192139" calcext:value-type="float">
            <text:p>36,8394511192</text:p>
          </table:table-cell>
          <table:table-cell table:number-columns-repeated="8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3459" calcext:value-type="float">
            <text:p>3459</text:p>
          </table:table-cell>
          <table:table-cell/>
          <table:table-cell office:value-type="float" office:value="44" calcext:value-type="float">
            <text:p>44</text:p>
          </table:table-cell>
          <table:table-cell table:formula="of:=7.8485*[.D45]-29.979" office:value-type="float" office:value="315.355" calcext:value-type="float">
            <text:p>315,355</text:p>
          </table:table-cell>
          <table:table-cell table:formula="of:=[.E45]/511+1" office:value-type="float" office:value="1.61713307240705" calcext:value-type="float">
            <text:p>1,6171330724</text:p>
          </table:table-cell>
          <table:table-cell table:formula="of:=SQRT([.A45])/[.F45]" office:value-type="float" office:value="19.0697280368627" calcext:value-type="float">
            <text:p>19,0697280369</text:p>
          </table:table-cell>
          <table:table-cell table:formula="of:=SQRT([.B45])/[.F45]" office:value-type="float" office:value="36.3688460854919" calcext:value-type="float">
            <text:p>36,3688460855</text:p>
          </table:table-cell>
          <table:table-cell table:number-columns-repeated="8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3373" calcext:value-type="float">
            <text:p>3373</text:p>
          </table:table-cell>
          <table:table-cell/>
          <table:table-cell office:value-type="float" office:value="45" calcext:value-type="float">
            <text:p>45</text:p>
          </table:table-cell>
          <table:table-cell table:formula="of:=7.8485*[.D46]-29.979" office:value-type="float" office:value="323.2035" calcext:value-type="float">
            <text:p>323,2035</text:p>
          </table:table-cell>
          <table:table-cell table:formula="of:=[.E46]/511+1" office:value-type="float" office:value="1.63249217221135" calcext:value-type="float">
            <text:p>1,6324921722</text:p>
          </table:table-cell>
          <table:table-cell table:formula="of:=SQRT([.A46])/[.F46]" office:value-type="float" office:value="19.3223717259523" calcext:value-type="float">
            <text:p>19,322371726</text:p>
          </table:table-cell>
          <table:table-cell table:formula="of:=SQRT([.B46])/[.F46]" office:value-type="float" office:value="35.5759956289747" calcext:value-type="float">
            <text:p>35,575995629</text:p>
          </table:table-cell>
          <table:table-cell table:number-columns-repeated="8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3392" calcext:value-type="float">
            <text:p>3392</text:p>
          </table:table-cell>
          <table:table-cell/>
          <table:table-cell office:value-type="float" office:value="46" calcext:value-type="float">
            <text:p>46</text:p>
          </table:table-cell>
          <table:table-cell table:formula="of:=7.8485*[.D47]-29.979" office:value-type="float" office:value="331.052" calcext:value-type="float">
            <text:p>331,052</text:p>
          </table:table-cell>
          <table:table-cell table:formula="of:=[.E47]/511+1" office:value-type="float" office:value="1.64785127201566" calcext:value-type="float">
            <text:p>1,647851272</text:p>
          </table:table-cell>
          <table:table-cell table:formula="of:=SQRT([.A47])/[.F47]" office:value-type="float" office:value="17.5147720364471" calcext:value-type="float">
            <text:p>17,5147720364</text:p>
          </table:table-cell>
          <table:table-cell table:formula="of:=SQRT([.B47])/[.F47]" office:value-type="float" office:value="35.3435289357175" calcext:value-type="float">
            <text:p>35,3435289357</text:p>
          </table:table-cell>
          <table:table-cell table:number-columns-repeated="8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3475" calcext:value-type="float">
            <text:p>3475</text:p>
          </table:table-cell>
          <table:table-cell/>
          <table:table-cell office:value-type="float" office:value="47" calcext:value-type="float">
            <text:p>47</text:p>
          </table:table-cell>
          <table:table-cell table:formula="of:=7.8485*[.D48]-29.979" office:value-type="float" office:value="338.9005" calcext:value-type="float">
            <text:p>338,9005</text:p>
          </table:table-cell>
          <table:table-cell table:formula="of:=[.E48]/511+1" office:value-type="float" office:value="1.66321037181996" calcext:value-type="float">
            <text:p>1,6632103718</text:p>
          </table:table-cell>
          <table:table-cell table:formula="of:=SQRT([.A48])/[.F48]" office:value-type="float" office:value="16.7919107292346" calcext:value-type="float">
            <text:p>16,7919107292</text:p>
          </table:table-cell>
          <table:table-cell table:formula="of:=SQRT([.B48])/[.F48]" office:value-type="float" office:value="35.4429791994702" calcext:value-type="float">
            <text:p>35,4429791995</text:p>
          </table:table-cell>
          <table:table-cell table:number-columns-repeated="8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3344" calcext:value-type="float">
            <text:p>3344</text:p>
          </table:table-cell>
          <table:table-cell/>
          <table:table-cell office:value-type="float" office:value="48" calcext:value-type="float">
            <text:p>48</text:p>
          </table:table-cell>
          <table:table-cell table:formula="of:=7.8485*[.D49]-29.979" office:value-type="float" office:value="346.749" calcext:value-type="float">
            <text:p>346,749</text:p>
          </table:table-cell>
          <table:table-cell table:formula="of:=[.E49]/511+1" office:value-type="float" office:value="1.67856947162427" calcext:value-type="float">
            <text:p>1,6785694716</text:p>
          </table:table-cell>
          <table:table-cell table:formula="of:=SQRT([.A49])/[.F49]" office:value-type="float" office:value="16.7233696130987" calcext:value-type="float">
            <text:p>16,7233696131</text:p>
          </table:table-cell>
          <table:table-cell table:formula="of:=SQRT([.B49])/[.F49]" office:value-type="float" office:value="34.4503639299762" calcext:value-type="float">
            <text:p>34,45036393</text:p>
          </table:table-cell>
          <table:table-cell table:number-columns-repeated="8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3349" calcext:value-type="float">
            <text:p>3349</text:p>
          </table:table-cell>
          <table:table-cell/>
          <table:table-cell office:value-type="float" office:value="49" calcext:value-type="float">
            <text:p>49</text:p>
          </table:table-cell>
          <table:table-cell table:formula="of:=7.8485*[.D50]-29.979" office:value-type="float" office:value="354.5975" calcext:value-type="float">
            <text:p>354,5975</text:p>
          </table:table-cell>
          <table:table-cell table:formula="of:=[.E50]/511+1" office:value-type="float" office:value="1.69392857142857" calcext:value-type="float">
            <text:p>1,6939285714</text:p>
          </table:table-cell>
          <table:table-cell table:formula="of:=SQRT([.A50])/[.F50]" office:value-type="float" office:value="16.0482294806624" calcext:value-type="float">
            <text:p>16,0482294807</text:p>
          </table:table-cell>
          <table:table-cell table:formula="of:=SQRT([.B50])/[.F50]" office:value-type="float" office:value="34.1635097022516" calcext:value-type="float">
            <text:p>34,1635097023</text:p>
          </table:table-cell>
          <table:table-cell table:number-columns-repeated="8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3415" calcext:value-type="float">
            <text:p>3415</text:p>
          </table:table-cell>
          <table:table-cell/>
          <table:table-cell office:value-type="float" office:value="50" calcext:value-type="float">
            <text:p>50</text:p>
          </table:table-cell>
          <table:table-cell table:formula="of:=7.8485*[.D51]-29.979" office:value-type="float" office:value="362.446" calcext:value-type="float">
            <text:p>362,446</text:p>
          </table:table-cell>
          <table:table-cell table:formula="of:=[.E51]/511+1" office:value-type="float" office:value="1.70928767123288" calcext:value-type="float">
            <text:p>1,7092876712</text:p>
          </table:table-cell>
          <table:table-cell table:formula="of:=SQRT([.A51])/[.F51]" office:value-type="float" office:value="15.5998219028364" calcext:value-type="float">
            <text:p>15,5998219028</text:p>
          </table:table-cell>
          <table:table-cell table:formula="of:=SQRT([.B51])/[.F51]" office:value-type="float" office:value="34.1885115760519" calcext:value-type="float">
            <text:p>34,1885115761</text:p>
          </table:table-cell>
          <table:table-cell table:number-columns-repeated="8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284" calcext:value-type="float">
            <text:p>3284</text:p>
          </table:table-cell>
          <table:table-cell/>
          <table:table-cell office:value-type="float" office:value="51" calcext:value-type="float">
            <text:p>51</text:p>
          </table:table-cell>
          <table:table-cell table:formula="of:=7.8485*[.D52]-29.979" office:value-type="float" office:value="370.2945" calcext:value-type="float">
            <text:p>370,2945</text:p>
          </table:table-cell>
          <table:table-cell table:formula="of:=[.E52]/511+1" office:value-type="float" office:value="1.72464677103718" calcext:value-type="float">
            <text:p>1,724646771</text:p>
          </table:table-cell>
          <table:table-cell table:formula="of:=SQRT([.A52])/[.F52]" office:value-type="float" office:value="14.782793784858" calcext:value-type="float">
            <text:p>14,7827937849</text:p>
          </table:table-cell>
          <table:table-cell table:formula="of:=SQRT([.B52])/[.F52]" office:value-type="float" office:value="33.2277867502772" calcext:value-type="float">
            <text:p>33,2277867503</text:p>
          </table:table-cell>
          <table:table-cell table:number-columns-repeated="8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3394" calcext:value-type="float">
            <text:p>3394</text:p>
          </table:table-cell>
          <table:table-cell/>
          <table:table-cell office:value-type="float" office:value="52" calcext:value-type="float">
            <text:p>52</text:p>
          </table:table-cell>
          <table:table-cell table:formula="of:=7.8485*[.D53]-29.979" office:value-type="float" office:value="378.143" calcext:value-type="float">
            <text:p>378,143</text:p>
          </table:table-cell>
          <table:table-cell table:formula="of:=[.E53]/511+1" office:value-type="float" office:value="1.74000587084149" calcext:value-type="float">
            <text:p>1,7400058708</text:p>
          </table:table-cell>
          <table:table-cell table:formula="of:=SQRT([.A53])/[.F53]" office:value-type="float" office:value="14.4251242002326" calcext:value-type="float">
            <text:p>14,4251242002</text:p>
          </table:table-cell>
          <table:table-cell table:formula="of:=SQRT([.B53])/[.F53]" office:value-type="float" office:value="33.481523040117" calcext:value-type="float">
            <text:p>33,4815230401</text:p>
          </table:table-cell>
          <table:table-cell/>
          <table:table-cell table:style-name="ce2" office:value-type="string" calcext:value-type="string">
            <text:p>Adatsor y:</text:p>
          </table:table-cell>
          <table:table-cell table:style-name="ce2" office:value-type="string" calcext:value-type="string">
            <text:p>H90-H200</text:p>
          </table:table-cell>
          <table:table-cell table:style-name="ce2" office:value-type="string" calcext:value-type="string">
            <text:p>Merdekség:</text:p>
          </table:table-cell>
          <table:table-cell table:style-name="ce2" table:formula="of:=SLOPE([.H90:.H200];[.F90:.F200])" office:value-type="float" office:value="-9.87889644830212" calcext:value-type="float">
            <text:p>-9,8788964483</text:p>
          </table:table-cell>
          <table:table-cell/>
          <table:table-cell table:style-name="ce3" office:value-type="string" calcext:value-type="string">
            <text:p>Hiba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3347" calcext:value-type="float">
            <text:p>3347</text:p>
          </table:table-cell>
          <table:table-cell/>
          <table:table-cell office:value-type="float" office:value="53" calcext:value-type="float">
            <text:p>53</text:p>
          </table:table-cell>
          <table:table-cell table:formula="of:=7.8485*[.D54]-29.979" office:value-type="float" office:value="385.9915" calcext:value-type="float">
            <text:p>385,9915</text:p>
          </table:table-cell>
          <table:table-cell table:formula="of:=[.E54]/511+1" office:value-type="float" office:value="1.75536497064579" calcext:value-type="float">
            <text:p>1,7553649706</text:p>
          </table:table-cell>
          <table:table-cell table:formula="of:=SQRT([.A54])/[.F54]" office:value-type="float" office:value="13.6842335927961" calcext:value-type="float">
            <text:p>13,6842335928</text:p>
          </table:table-cell>
          <table:table-cell table:formula="of:=SQRT([.B54])/[.F54]" office:value-type="float" office:value="32.9579680715623" calcext:value-type="float">
            <text:p>32,9579680716</text:p>
          </table:table-cell>
          <table:table-cell/>
          <table:table-cell table:style-name="ce2" office:value-type="string" calcext:value-type="string">
            <text:p>Adatsor x:</text:p>
          </table:table-cell>
          <table:table-cell table:style-name="ce2" office:value-type="string" calcext:value-type="string">
            <text:p>F90-F200</text:p>
          </table:table-cell>
          <table:table-cell table:style-name="ce2" office:value-type="string" calcext:value-type="string">
            <text:p>Rnégyzet</text:p>
          </table:table-cell>
          <table:table-cell table:style-name="ce2" table:formula="of:=RSQ([.H90:.H200];[.F90:.F200])" office:value-type="float" office:value="0.997467581974451" calcext:value-type="float">
            <text:p>0,997467582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3334" calcext:value-type="float">
            <text:p>3334</text:p>
          </table:table-cell>
          <table:table-cell/>
          <table:table-cell office:value-type="float" office:value="54" calcext:value-type="float">
            <text:p>54</text:p>
          </table:table-cell>
          <table:table-cell table:formula="of:=7.8485*[.D55]-29.979" office:value-type="float" office:value="393.84" calcext:value-type="float">
            <text:p>393,84</text:p>
          </table:table-cell>
          <table:table-cell table:formula="of:=[.E55]/511+1" office:value-type="float" office:value="1.7707240704501" calcext:value-type="float">
            <text:p>1,7707240705</text:p>
          </table:table-cell>
          <table:table-cell table:formula="of:=SQRT([.A55])/[.F55]" office:value-type="float" office:value="13.4474716851444" calcext:value-type="float">
            <text:p>13,4474716851</text:p>
          </table:table-cell>
          <table:table-cell table:formula="of:=SQRT([.B55])/[.F55]" office:value-type="float" office:value="32.6085814817727" calcext:value-type="float">
            <text:p>32,6085814818</text:p>
          </table:table-cell>
          <table:table-cell/>
          <table:table-cell table:style-name="ce2" table:number-columns-repeated="2"/>
          <table:table-cell table:style-name="ce2" office:value-type="string" calcext:value-type="string">
            <text:p>Metszés y</text:p>
          </table:table-cell>
          <table:table-cell table:style-name="ce2" table:formula="of:=INTERCEPT([.H90:.H200];[.F90:.F200])" office:value-type="float" office:value="45.4604251179308" calcext:value-type="float">
            <text:p>45,4604251179</text:p>
          </table:table-cell>
          <table:table-cell/>
          <table:table-cell table:style-name="ce3" table:formula="of:=0.16/7.84" office:value-type="float" office:value="0.0204081632653061" calcext:value-type="float">
            <text:p>0,0204081633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3249" calcext:value-type="float">
            <text:p>3249</text:p>
          </table:table-cell>
          <table:table-cell/>
          <table:table-cell office:value-type="float" office:value="55" calcext:value-type="float">
            <text:p>55</text:p>
          </table:table-cell>
          <table:table-cell table:formula="of:=7.8485*[.D56]-29.979" office:value-type="float" office:value="401.6885" calcext:value-type="float">
            <text:p>401,6885</text:p>
          </table:table-cell>
          <table:table-cell table:formula="of:=[.E56]/511+1" office:value-type="float" office:value="1.7860831702544" calcext:value-type="float">
            <text:p>1,7860831703</text:p>
          </table:table-cell>
          <table:table-cell table:formula="of:=SQRT([.A56])/[.F56]" office:value-type="float" office:value="12.9259337670944" calcext:value-type="float">
            <text:p>12,9259337671</text:p>
          </table:table-cell>
          <table:table-cell table:formula="of:=SQRT([.B56])/[.F56]" office:value-type="float" office:value="31.9134074769212" calcext:value-type="float">
            <text:p>31,9134074769</text:p>
          </table:table-cell>
          <table:table-cell/>
          <table:table-cell table:style-name="ce2" table:number-columns-repeated="2"/>
          <table:table-cell table:style-name="ce2" office:value-type="string" calcext:value-type="string">
            <text:p>Metszés x</text:p>
          </table:table-cell>
          <table:table-cell table:style-name="ce2" table:formula="of:=INTERCEPT([.F90:.F200];[.H90:.H200])" office:value-type="float" office:value="4.59810281399507" calcext:value-type="float">
            <text:p>4,598102814</text:p>
          </table:table-cell>
          <table:table-cell/>
          <table:table-cell table:style-name="ce3" table:formula="of:=SQRT([.O54]*[.O54]+[.O55]*[.O55])" office:value-type="float" office:value="0.0204081632653061" calcext:value-type="float">
            <text:p>0,0204081633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3246" calcext:value-type="float">
            <text:p>3246</text:p>
          </table:table-cell>
          <table:table-cell/>
          <table:table-cell office:value-type="float" office:value="56" calcext:value-type="float">
            <text:p>56</text:p>
          </table:table-cell>
          <table:table-cell table:formula="of:=7.8485*[.D57]-29.979" office:value-type="float" office:value="409.537" calcext:value-type="float">
            <text:p>409,537</text:p>
          </table:table-cell>
          <table:table-cell table:formula="of:=[.E57]/511+1" office:value-type="float" office:value="1.80144227005871" calcext:value-type="float">
            <text:p>1,8014422701</text:p>
          </table:table-cell>
          <table:table-cell table:formula="of:=SQRT([.A57])/[.F57]" office:value-type="float" office:value="12.9710750543976" calcext:value-type="float">
            <text:p>12,9710750544</text:p>
          </table:table-cell>
          <table:table-cell table:formula="of:=SQRT([.B57])/[.F57]" office:value-type="float" office:value="31.6267021596644" calcext:value-type="float">
            <text:p>31,6267021597</text:p>
          </table:table-cell>
          <table:table-cell/>
          <table:table-cell table:style-name="ce2" table:number-columns-repeated="2"/>
          <table:table-cell table:style-name="ce2" office:value-type="string" calcext:value-type="string">
            <text:p>E_m:</text:p>
          </table:table-cell>
          <table:table-cell table:style-name="ce2" table:formula="of:=511*([.M56]-1)" office:value-type="float" office:value="1838.63053795148" calcext:value-type="float">
            <text:p>1838,6305379515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3210" calcext:value-type="float">
            <text:p>3210</text:p>
          </table:table-cell>
          <table:table-cell/>
          <table:table-cell office:value-type="float" office:value="57" calcext:value-type="float">
            <text:p>57</text:p>
          </table:table-cell>
          <table:table-cell table:formula="of:=7.8485*[.D58]-29.979" office:value-type="float" office:value="417.3855" calcext:value-type="float">
            <text:p>417,3855</text:p>
          </table:table-cell>
          <table:table-cell table:formula="of:=[.E58]/511+1" office:value-type="float" office:value="1.81680136986301" calcext:value-type="float">
            <text:p>1,8168013699</text:p>
          </table:table-cell>
          <table:table-cell table:formula="of:=SQRT([.A58])/[.F58]" office:value-type="float" office:value="12.2460252564454" calcext:value-type="float">
            <text:p>12,2460252564</text:p>
          </table:table-cell>
          <table:table-cell table:formula="of:=SQRT([.B58])/[.F58]" office:value-type="float" office:value="31.1849511106066" calcext:value-type="float">
            <text:p>31,1849511106</text:p>
          </table:table-cell>
          <table:table-cell/>
          <table:table-cell table:style-name="ce2" table:number-columns-repeated="2"/>
          <table:table-cell table:style-name="ce2" office:value-type="string" calcext:value-type="string">
            <text:p>W_m</text:p>
          </table:table-cell>
          <table:table-cell table:style-name="ce2" table:formula="of:=-[.M55]/[.M53]" office:value-type="float" office:value="4.60177160028275" calcext:value-type="float">
            <text:p>4,6017716003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3237" calcext:value-type="float">
            <text:p>3237</text:p>
          </table:table-cell>
          <table:table-cell/>
          <table:table-cell office:value-type="float" office:value="58" calcext:value-type="float">
            <text:p>58</text:p>
          </table:table-cell>
          <table:table-cell table:formula="of:=7.8485*[.D59]-29.979" office:value-type="float" office:value="425.234" calcext:value-type="float">
            <text:p>425,234</text:p>
          </table:table-cell>
          <table:table-cell table:formula="of:=[.E59]/511+1" office:value-type="float" office:value="1.83216046966732" calcext:value-type="float">
            <text:p>1,8321604697</text:p>
          </table:table-cell>
          <table:table-cell table:formula="of:=SQRT([.A59])/[.F59]" office:value-type="float" office:value="11.7569719384074" calcext:value-type="float">
            <text:p>11,7569719384</text:p>
          </table:table-cell>
          <table:table-cell table:formula="of:=SQRT([.B59])/[.F59]" office:value-type="float" office:value="31.0533058693426" calcext:value-type="float">
            <text:p>31,0533058693</text:p>
          </table:table-cell>
          <table:table-cell/>
          <table:table-cell table:style-name="ce2" table:number-columns-repeated="2"/>
          <table:table-cell table:style-name="ce2" office:value-type="string" calcext:value-type="string">
            <text:p>E_m:</text:p>
          </table:table-cell>
          <table:table-cell table:style-name="ce2" table:formula="of:=511*([.M58]-1)" office:value-type="float" office:value="1840.50528774449" calcext:value-type="float">
            <text:p>1840,5052877445</text:p>
          </table:table-cell>
          <table:table-cell office:value-type="string" calcext:value-type="string">
            <text:p>+/-</text:p>
          </table:table-cell>
          <table:table-cell table:formula="of:=[.O56]*[.M59]+(1840.505288-1812.499183)" office:value-type="float" office:value="65.5674374029488" calcext:value-type="float">
            <text:p>65,5674374029</text:p>
          </table:table-cell>
          <table:table-cell office:value-type="string" calcext:value-type="string">
            <text:p>Míg az irodalmi érték: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204" calcext:value-type="float">
            <text:p>3204</text:p>
          </table:table-cell>
          <table:table-cell/>
          <table:table-cell office:value-type="float" office:value="59" calcext:value-type="float">
            <text:p>59</text:p>
          </table:table-cell>
          <table:table-cell table:formula="of:=7.8485*[.D60]-29.979" office:value-type="float" office:value="433.0825" calcext:value-type="float">
            <text:p>433,0825</text:p>
          </table:table-cell>
          <table:table-cell table:formula="of:=[.E60]/511+1" office:value-type="float" office:value="1.84751956947162" calcext:value-type="float">
            <text:p>1,8475195695</text:p>
          </table:table-cell>
          <table:table-cell table:formula="of:=SQRT([.A60])/[.F60]" office:value-type="float" office:value="12.0058663406539" calcext:value-type="float">
            <text:p>12,0058663407</text:p>
          </table:table-cell>
          <table:table-cell table:formula="of:=SQRT([.B60])/[.F60]" office:value-type="float" office:value="30.637773871336" calcext:value-type="float">
            <text:p>30,6377738713</text:p>
          </table:table-cell>
          <table:table-cell table:number-columns-repeated="7"/>
          <table:table-cell office:value-type="float" office:value="2280" calcext:value-type="float">
            <text:p>228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3223" calcext:value-type="float">
            <text:p>3223</text:p>
          </table:table-cell>
          <table:table-cell/>
          <table:table-cell office:value-type="float" office:value="60" calcext:value-type="float">
            <text:p>60</text:p>
          </table:table-cell>
          <table:table-cell table:formula="of:=7.8485*[.D61]-29.979" office:value-type="float" office:value="440.931" calcext:value-type="float">
            <text:p>440,931</text:p>
          </table:table-cell>
          <table:table-cell table:formula="of:=[.E61]/511+1" office:value-type="float" office:value="1.86287866927593" calcext:value-type="float">
            <text:p>1,8628786693</text:p>
          </table:table-cell>
          <table:table-cell table:formula="of:=SQRT([.A61])/[.F61]" office:value-type="float" office:value="11.7362507122234" calcext:value-type="float">
            <text:p>11,7362507122</text:p>
          </table:table-cell>
          <table:table-cell table:formula="of:=SQRT([.B61])/[.F61]" office:value-type="float" office:value="30.4751311211348" calcext:value-type="float">
            <text:p>30,4751311211</text:p>
          </table:table-cell>
          <table:table-cell table:number-columns-repeated="8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3141" calcext:value-type="float">
            <text:p>3141</text:p>
          </table:table-cell>
          <table:table-cell/>
          <table:table-cell office:value-type="float" office:value="61" calcext:value-type="float">
            <text:p>61</text:p>
          </table:table-cell>
          <table:table-cell table:formula="of:=7.8485*[.D62]-29.979" office:value-type="float" office:value="448.7795" calcext:value-type="float">
            <text:p>448,7795</text:p>
          </table:table-cell>
          <table:table-cell table:formula="of:=[.E62]/511+1" office:value-type="float" office:value="1.87823776908023" calcext:value-type="float">
            <text:p>1,8782377691</text:p>
          </table:table-cell>
          <table:table-cell table:formula="of:=SQRT([.A62])/[.F62]" office:value-type="float" office:value="11.5301737534076" calcext:value-type="float">
            <text:p>11,5301737534</text:p>
          </table:table-cell>
          <table:table-cell table:formula="of:=SQRT([.B62])/[.F62]" office:value-type="float" office:value="29.8389405214937" calcext:value-type="float">
            <text:p>29,8389405215</text:p>
          </table:table-cell>
          <table:table-cell table:number-columns-repeated="8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3236" calcext:value-type="float">
            <text:p>3236</text:p>
          </table:table-cell>
          <table:table-cell/>
          <table:table-cell office:value-type="float" office:value="62" calcext:value-type="float">
            <text:p>62</text:p>
          </table:table-cell>
          <table:table-cell table:formula="of:=7.8485*[.D63]-29.979" office:value-type="float" office:value="456.628" calcext:value-type="float">
            <text:p>456,628</text:p>
          </table:table-cell>
          <table:table-cell table:formula="of:=[.E63]/511+1" office:value-type="float" office:value="1.89359686888454" calcext:value-type="float">
            <text:p>1,8935968689</text:p>
          </table:table-cell>
          <table:table-cell table:formula="of:=SQRT([.A63])/[.F63]" office:value-type="float" office:value="10.8484751542049" calcext:value-type="float">
            <text:p>10,8484751542</text:p>
          </table:table-cell>
          <table:table-cell table:formula="of:=SQRT([.B63])/[.F63]" office:value-type="float" office:value="30.0411621650078" calcext:value-type="float">
            <text:p>30,041162165</text:p>
          </table:table-cell>
          <table:table-cell table:number-columns-repeated="8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123" calcext:value-type="float">
            <text:p>3123</text:p>
          </table:table-cell>
          <table:table-cell/>
          <table:table-cell office:value-type="float" office:value="63" calcext:value-type="float">
            <text:p>63</text:p>
          </table:table-cell>
          <table:table-cell table:formula="of:=7.8485*[.D64]-29.979" office:value-type="float" office:value="464.4765" calcext:value-type="float">
            <text:p>464,4765</text:p>
          </table:table-cell>
          <table:table-cell table:formula="of:=[.E64]/511+1" office:value-type="float" office:value="1.90895596868885" calcext:value-type="float">
            <text:p>1,9089559687</text:p>
          </table:table-cell>
          <table:table-cell table:formula="of:=SQRT([.A64])/[.F64]" office:value-type="float" office:value="10.4769310178154" calcext:value-type="float">
            <text:p>10,4769310178</text:p>
          </table:table-cell>
          <table:table-cell table:formula="of:=SQRT([.B64])/[.F64]" office:value-type="float" office:value="29.2745400874672" calcext:value-type="float">
            <text:p>29,2745400875</text:p>
          </table:table-cell>
          <table:table-cell table:number-columns-repeated="8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144" calcext:value-type="float">
            <text:p>3144</text:p>
          </table:table-cell>
          <table:table-cell/>
          <table:table-cell office:value-type="float" office:value="64" calcext:value-type="float">
            <text:p>64</text:p>
          </table:table-cell>
          <table:table-cell table:formula="of:=7.8485*[.D65]-29.979" office:value-type="float" office:value="472.325" calcext:value-type="float">
            <text:p>472,325</text:p>
          </table:table-cell>
          <table:table-cell table:formula="of:=[.E65]/511+1" office:value-type="float" office:value="1.92431506849315" calcext:value-type="float">
            <text:p>1,9243150685</text:p>
          </table:table-cell>
          <table:table-cell table:formula="of:=SQRT([.A65])/[.F65]" office:value-type="float" office:value="10.7760115237083" calcext:value-type="float">
            <text:p>10,7760115237</text:p>
          </table:table-cell>
          <table:table-cell table:formula="of:=SQRT([.B65])/[.F65]" office:value-type="float" office:value="29.1383588860071" calcext:value-type="float">
            <text:p>29,138358886</text:p>
          </table:table-cell>
          <table:table-cell table:number-columns-repeated="8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3091" calcext:value-type="float">
            <text:p>3091</text:p>
          </table:table-cell>
          <table:table-cell/>
          <table:table-cell office:value-type="float" office:value="65" calcext:value-type="float">
            <text:p>65</text:p>
          </table:table-cell>
          <table:table-cell table:formula="of:=7.8485*[.D66]-29.979" office:value-type="float" office:value="480.1735" calcext:value-type="float">
            <text:p>480,1735</text:p>
          </table:table-cell>
          <table:table-cell table:formula="of:=[.E66]/511+1" office:value-type="float" office:value="1.93967416829746" calcext:value-type="float">
            <text:p>1,9396741683</text:p>
          </table:table-cell>
          <table:table-cell table:formula="of:=SQRT([.A66])/[.F66]" office:value-type="float" office:value="10.3880548645425" calcext:value-type="float">
            <text:p>10,3880548645</text:p>
          </table:table-cell>
          <table:table-cell table:formula="of:=SQRT([.B66])/[.F66]" office:value-type="float" office:value="28.6629390669622" calcext:value-type="float">
            <text:p>28,662939067</text:p>
          </table:table-cell>
          <table:table-cell table:number-columns-repeated="8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3194" calcext:value-type="float">
            <text:p>3194</text:p>
          </table:table-cell>
          <table:table-cell/>
          <table:table-cell office:value-type="float" office:value="66" calcext:value-type="float">
            <text:p>66</text:p>
          </table:table-cell>
          <table:table-cell table:formula="of:=7.8485*[.D67]-29.979" office:value-type="float" office:value="488.022" calcext:value-type="float">
            <text:p>488,022</text:p>
          </table:table-cell>
          <table:table-cell table:formula="of:=[.E67]/511+1" office:value-type="float" office:value="1.95503326810176" calcext:value-type="float">
            <text:p>1,9550332681</text:p>
          </table:table-cell>
          <table:table-cell table:formula="of:=SQRT([.A67])/[.F67]" office:value-type="float" office:value="10.2810277299054" calcext:value-type="float">
            <text:p>10,2810277299</text:p>
          </table:table-cell>
          <table:table-cell table:formula="of:=SQRT([.B67])/[.F67]" office:value-type="float" office:value="28.9076843478233" calcext:value-type="float">
            <text:p>28,9076843478</text:p>
          </table:table-cell>
          <table:table-cell table:number-columns-repeated="8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3066" calcext:value-type="float">
            <text:p>3066</text:p>
          </table:table-cell>
          <table:table-cell/>
          <table:table-cell office:value-type="float" office:value="67" calcext:value-type="float">
            <text:p>67</text:p>
          </table:table-cell>
          <table:table-cell table:formula="of:=7.8485*[.D68]-29.979" office:value-type="float" office:value="495.8705" calcext:value-type="float">
            <text:p>495,8705</text:p>
          </table:table-cell>
          <table:table-cell table:formula="of:=[.E68]/511+1" office:value-type="float" office:value="1.97039236790607" calcext:value-type="float">
            <text:p>1,9703923679</text:p>
          </table:table-cell>
          <table:table-cell table:formula="of:=SQRT([.A68])/[.F68]" office:value-type="float" office:value="10.621462951918" calcext:value-type="float">
            <text:p>10,6214629519</text:p>
          </table:table-cell>
          <table:table-cell table:formula="of:=SQRT([.B68])/[.F68]" office:value-type="float" office:value="28.1017495304611" calcext:value-type="float">
            <text:p>28,1017495305</text:p>
          </table:table-cell>
          <table:table-cell table:number-columns-repeated="8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float" office:value="68" calcext:value-type="float">
            <text:p>68</text:p>
          </table:table-cell>
          <table:table-cell table:formula="of:=7.8485*[.D69]-29.979" office:value-type="float" office:value="503.719" calcext:value-type="float">
            <text:p>503,719</text:p>
          </table:table-cell>
          <table:table-cell table:formula="of:=[.E69]/511+1" office:value-type="float" office:value="1.98575146771037" calcext:value-type="float">
            <text:p>1,9857514677</text:p>
          </table:table-cell>
          <table:table-cell table:formula="of:=SQRT([.A69])/[.F69]" office:value-type="float" office:value="10.3695052562224" calcext:value-type="float">
            <text:p>10,3695052562</text:p>
          </table:table-cell>
          <table:table-cell table:formula="of:=SQRT([.B69])/[.F69]" office:value-type="float" office:value="27.5826339001379" calcext:value-type="float">
            <text:p>27,5826339001</text:p>
          </table:table-cell>
          <table:table-cell table:number-columns-repeated="8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3072" calcext:value-type="float">
            <text:p>3072</text:p>
          </table:table-cell>
          <table:table-cell/>
          <table:table-cell office:value-type="float" office:value="69" calcext:value-type="float">
            <text:p>69</text:p>
          </table:table-cell>
          <table:table-cell table:formula="of:=7.8485*[.D70]-29.979" office:value-type="float" office:value="511.5675" calcext:value-type="float">
            <text:p>511,5675</text:p>
          </table:table-cell>
          <table:table-cell table:formula="of:=[.E70]/511+1" office:value-type="float" office:value="2.00111056751468" calcext:value-type="float">
            <text:p>2,0011105675</text:p>
          </table:table-cell>
          <table:table-cell table:formula="of:=SQRT([.A70])/[.F70]" office:value-type="float" office:value="10.4584173789302" calcext:value-type="float">
            <text:p>10,4584173789</text:p>
          </table:table-cell>
          <table:table-cell table:formula="of:=SQRT([.B70])/[.F70]" office:value-type="float" office:value="27.6974329864447" calcext:value-type="float">
            <text:p>27,6974329864</text:p>
          </table:table-cell>
          <table:table-cell table:number-columns-repeated="8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3114" calcext:value-type="float">
            <text:p>3114</text:p>
          </table:table-cell>
          <table:table-cell/>
          <table:table-cell office:value-type="float" office:value="70" calcext:value-type="float">
            <text:p>70</text:p>
          </table:table-cell>
          <table:table-cell table:formula="of:=7.8485*[.D71]-29.979" office:value-type="float" office:value="519.416" calcext:value-type="float">
            <text:p>519,416</text:p>
          </table:table-cell>
          <table:table-cell table:formula="of:=[.E71]/511+1" office:value-type="float" office:value="2.01646966731898" calcext:value-type="float">
            <text:p>2,0164696673</text:p>
          </table:table-cell>
          <table:table-cell table:formula="of:=SQRT([.A71])/[.F71]" office:value-type="float" office:value="9.95544848764101" calcext:value-type="float">
            <text:p>9,9554484876</text:p>
          </table:table-cell>
          <table:table-cell table:formula="of:=SQRT([.B71])/[.F71]" office:value-type="float" office:value="27.6737243399295" calcext:value-type="float">
            <text:p>27,6737243399</text:p>
          </table:table-cell>
          <table:table-cell table:number-columns-repeated="8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3052" calcext:value-type="float">
            <text:p>3052</text:p>
          </table:table-cell>
          <table:table-cell/>
          <table:table-cell office:value-type="float" office:value="71" calcext:value-type="float">
            <text:p>71</text:p>
          </table:table-cell>
          <table:table-cell table:formula="of:=7.8485*[.D72]-29.979" office:value-type="float" office:value="527.2645" calcext:value-type="float">
            <text:p>527,2645</text:p>
          </table:table-cell>
          <table:table-cell table:formula="of:=[.E72]/511+1" office:value-type="float" office:value="2.03182876712329" calcext:value-type="float">
            <text:p>2,0318287671</text:p>
          </table:table-cell>
          <table:table-cell table:formula="of:=SQRT([.A72])/[.F72]" office:value-type="float" office:value="10.7265410699744" calcext:value-type="float">
            <text:p>10,72654107</text:p>
          </table:table-cell>
          <table:table-cell table:formula="of:=SQRT([.B72])/[.F72]" office:value-type="float" office:value="27.189746577882" calcext:value-type="float">
            <text:p>27,1897465779</text:p>
          </table:table-cell>
          <table:table-cell table:number-columns-repeated="8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002" calcext:value-type="float">
            <text:p>3002</text:p>
          </table:table-cell>
          <table:table-cell/>
          <table:table-cell office:value-type="float" office:value="72" calcext:value-type="float">
            <text:p>72</text:p>
          </table:table-cell>
          <table:table-cell table:formula="of:=7.8485*[.D73]-29.979" office:value-type="float" office:value="535.113" calcext:value-type="float">
            <text:p>535,113</text:p>
          </table:table-cell>
          <table:table-cell table:formula="of:=[.E73]/511+1" office:value-type="float" office:value="2.04718786692759" calcext:value-type="float">
            <text:p>2,0471878669</text:p>
          </table:table-cell>
          <table:table-cell table:formula="of:=SQRT([.A73])/[.F73]" office:value-type="float" office:value="9.95099136555399" calcext:value-type="float">
            <text:p>9,9509913656</text:p>
          </table:table-cell>
          <table:table-cell table:formula="of:=SQRT([.B73])/[.F73]" office:value-type="float" office:value="26.7637919373956" calcext:value-type="float">
            <text:p>26,7637919374</text:p>
          </table:table-cell>
          <table:table-cell table:number-columns-repeated="8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3060" calcext:value-type="float">
            <text:p>3060</text:p>
          </table:table-cell>
          <table:table-cell/>
          <table:table-cell office:value-type="float" office:value="73" calcext:value-type="float">
            <text:p>73</text:p>
          </table:table-cell>
          <table:table-cell table:formula="of:=7.8485*[.D74]-29.979" office:value-type="float" office:value="542.9615" calcext:value-type="float">
            <text:p>542,9615</text:p>
          </table:table-cell>
          <table:table-cell table:formula="of:=[.E74]/511+1" office:value-type="float" office:value="2.0625469667319" calcext:value-type="float">
            <text:p>2,0625469667</text:p>
          </table:table-cell>
          <table:table-cell table:formula="of:=SQRT([.A74])/[.F74]" office:value-type="float" office:value="10.4998374228647" calcext:value-type="float">
            <text:p>10,4998374229</text:p>
          </table:table-cell>
          <table:table-cell table:formula="of:=SQRT([.B74])/[.F74]" office:value-type="float" office:value="26.8198822310492" calcext:value-type="float">
            <text:p>26,819882231</text:p>
          </table:table-cell>
          <table:table-cell table:number-columns-repeated="8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3045" calcext:value-type="float">
            <text:p>3045</text:p>
          </table:table-cell>
          <table:table-cell/>
          <table:table-cell office:value-type="float" office:value="74" calcext:value-type="float">
            <text:p>74</text:p>
          </table:table-cell>
          <table:table-cell table:formula="of:=7.8485*[.D75]-29.979" office:value-type="float" office:value="550.81" calcext:value-type="float">
            <text:p>550,81</text:p>
          </table:table-cell>
          <table:table-cell table:formula="of:=[.E75]/511+1" office:value-type="float" office:value="2.0779060665362" calcext:value-type="float">
            <text:p>2,0779060665</text:p>
          </table:table-cell>
          <table:table-cell table:formula="of:=SQRT([.A75])/[.F75]" office:value-type="float" office:value="10.2880292187931" calcext:value-type="float">
            <text:p>10,2880292188</text:p>
          </table:table-cell>
          <table:table-cell table:formula="of:=SQRT([.B75])/[.F75]" office:value-type="float" office:value="26.5563104771484" calcext:value-type="float">
            <text:p>26,5563104771</text:p>
          </table:table-cell>
          <table:table-cell table:number-columns-repeated="8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3052" calcext:value-type="float">
            <text:p>3052</text:p>
          </table:table-cell>
          <table:table-cell/>
          <table:table-cell office:value-type="float" office:value="75" calcext:value-type="float">
            <text:p>75</text:p>
          </table:table-cell>
          <table:table-cell table:formula="of:=7.8485*[.D76]-29.979" office:value-type="float" office:value="558.6585" calcext:value-type="float">
            <text:p>558,6585</text:p>
          </table:table-cell>
          <table:table-cell table:formula="of:=[.E76]/511+1" office:value-type="float" office:value="2.09326516634051" calcext:value-type="float">
            <text:p>2,0932651663</text:p>
          </table:table-cell>
          <table:table-cell table:formula="of:=SQRT([.A76])/[.F76]" office:value-type="float" office:value="9.62584291928747" calcext:value-type="float">
            <text:p>9,6258429193</text:p>
          </table:table-cell>
          <table:table-cell table:formula="of:=SQRT([.B76])/[.F76]" office:value-type="float" office:value="26.391739640092" calcext:value-type="float">
            <text:p>26,3917396401</text:p>
          </table:table-cell>
          <table:table-cell table:number-columns-repeated="8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3075" calcext:value-type="float">
            <text:p>3075</text:p>
          </table:table-cell>
          <table:table-cell/>
          <table:table-cell office:value-type="float" office:value="76" calcext:value-type="float">
            <text:p>76</text:p>
          </table:table-cell>
          <table:table-cell table:formula="of:=7.8485*[.D77]-29.979" office:value-type="float" office:value="566.507" calcext:value-type="float">
            <text:p>566,507</text:p>
          </table:table-cell>
          <table:table-cell table:formula="of:=[.E77]/511+1" office:value-type="float" office:value="2.10862426614481" calcext:value-type="float">
            <text:p>2,1086242661</text:p>
          </table:table-cell>
          <table:table-cell table:formula="of:=SQRT([.A77])/[.F77]" office:value-type="float" office:value="10.2922719626524" calcext:value-type="float">
            <text:p>10,2922719627</text:p>
          </table:table-cell>
          <table:table-cell table:formula="of:=SQRT([.B77])/[.F77]" office:value-type="float" office:value="26.2980386891928" calcext:value-type="float">
            <text:p>26,2980386892</text:p>
          </table:table-cell>
          <table:table-cell table:number-columns-repeated="8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999" calcext:value-type="float">
            <text:p>2999</text:p>
          </table:table-cell>
          <table:table-cell/>
          <table:table-cell office:value-type="float" office:value="77" calcext:value-type="float">
            <text:p>77</text:p>
          </table:table-cell>
          <table:table-cell table:formula="of:=7.8485*[.D78]-29.979" office:value-type="float" office:value="574.3555" calcext:value-type="float">
            <text:p>574,3555</text:p>
          </table:table-cell>
          <table:table-cell table:formula="of:=[.E78]/511+1" office:value-type="float" office:value="2.12398336594912" calcext:value-type="float">
            <text:p>2,1239833659</text:p>
          </table:table-cell>
          <table:table-cell table:formula="of:=SQRT([.A78])/[.F78]" office:value-type="float" office:value="10.108794116657" calcext:value-type="float">
            <text:p>10,1087941167</text:p>
          </table:table-cell>
          <table:table-cell table:formula="of:=SQRT([.B78])/[.F78]" office:value-type="float" office:value="25.7832180601381" calcext:value-type="float">
            <text:p>25,7832180601</text:p>
          </table:table-cell>
          <table:table-cell table:number-columns-repeated="8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944" calcext:value-type="float">
            <text:p>2944</text:p>
          </table:table-cell>
          <table:table-cell/>
          <table:table-cell office:value-type="float" office:value="78" calcext:value-type="float">
            <text:p>78</text:p>
          </table:table-cell>
          <table:table-cell table:formula="of:=7.8485*[.D79]-29.979" office:value-type="float" office:value="582.204" calcext:value-type="float">
            <text:p>582,204</text:p>
          </table:table-cell>
          <table:table-cell table:formula="of:=[.E79]/511+1" office:value-type="float" office:value="2.13934246575342" calcext:value-type="float">
            <text:p>2,1393424658</text:p>
          </table:table-cell>
          <table:table-cell table:formula="of:=SQRT([.A79])/[.F79]" office:value-type="float" office:value="9.74909531713007" calcext:value-type="float">
            <text:p>9,7490953171</text:p>
          </table:table-cell>
          <table:table-cell table:formula="of:=SQRT([.B79])/[.F79]" office:value-type="float" office:value="25.362297403793" calcext:value-type="float">
            <text:p>25,3622974038</text:p>
          </table:table-cell>
          <table:table-cell table:number-columns-repeated="8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984" calcext:value-type="float">
            <text:p>2984</text:p>
          </table:table-cell>
          <table:table-cell/>
          <table:table-cell office:value-type="float" office:value="79" calcext:value-type="float">
            <text:p>79</text:p>
          </table:table-cell>
          <table:table-cell table:formula="of:=7.8485*[.D80]-29.979" office:value-type="float" office:value="590.0525" calcext:value-type="float">
            <text:p>590,0525</text:p>
          </table:table-cell>
          <table:table-cell table:formula="of:=[.E80]/511+1" office:value-type="float" office:value="2.15470156555773" calcext:value-type="float">
            <text:p>2,1547015656</text:p>
          </table:table-cell>
          <table:table-cell table:formula="of:=SQRT([.A80])/[.F80]" office:value-type="float" office:value="9.71292260190063" calcext:value-type="float">
            <text:p>9,7129226019</text:p>
          </table:table-cell>
          <table:table-cell table:formula="of:=SQRT([.B80])/[.F80]" office:value-type="float" office:value="25.3520032695809" calcext:value-type="float">
            <text:p>25,3520032696</text:p>
          </table:table-cell>
          <table:table-cell table:number-columns-repeated="8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3026" calcext:value-type="float">
            <text:p>3026</text:p>
          </table:table-cell>
          <table:table-cell/>
          <table:table-cell office:value-type="float" office:value="80" calcext:value-type="float">
            <text:p>80</text:p>
          </table:table-cell>
          <table:table-cell table:formula="of:=7.8485*[.D81]-29.979" office:value-type="float" office:value="597.901" calcext:value-type="float">
            <text:p>597,901</text:p>
          </table:table-cell>
          <table:table-cell table:formula="of:=[.E81]/511+1" office:value-type="float" office:value="2.17006066536204" calcext:value-type="float">
            <text:p>2,1700606654</text:p>
          </table:table-cell>
          <table:table-cell table:formula="of:=SQRT([.A81])/[.F81]" office:value-type="float" office:value="9.57789338454231" calcext:value-type="float">
            <text:p>9,5778933845</text:p>
          </table:table-cell>
          <table:table-cell table:formula="of:=SQRT([.B81])/[.F81]" office:value-type="float" office:value="25.3491024633281" calcext:value-type="float">
            <text:p>25,3491024633</text:p>
          </table:table-cell>
          <table:table-cell table:number-columns-repeated="8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976" calcext:value-type="float">
            <text:p>2976</text:p>
          </table:table-cell>
          <table:table-cell/>
          <table:table-cell office:value-type="float" office:value="81" calcext:value-type="float">
            <text:p>81</text:p>
          </table:table-cell>
          <table:table-cell table:formula="of:=7.8485*[.D82]-29.979" office:value-type="float" office:value="605.7495" calcext:value-type="float">
            <text:p>605,7495</text:p>
          </table:table-cell>
          <table:table-cell table:formula="of:=[.E82]/511+1" office:value-type="float" office:value="2.18541976516634" calcext:value-type="float">
            <text:p>2,1854197652</text:p>
          </table:table-cell>
          <table:table-cell table:formula="of:=SQRT([.A82])/[.F82]" office:value-type="float" office:value="9.25394230367335" calcext:value-type="float">
            <text:p>9,2539423037</text:p>
          </table:table-cell>
          <table:table-cell table:formula="of:=SQRT([.B82])/[.F82]" office:value-type="float" office:value="24.9621274857424" calcext:value-type="float">
            <text:p>24,9621274857</text:p>
          </table:table-cell>
          <table:table-cell table:number-columns-repeated="8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954" calcext:value-type="float">
            <text:p>2954</text:p>
          </table:table-cell>
          <table:table-cell/>
          <table:table-cell office:value-type="float" office:value="82" calcext:value-type="float">
            <text:p>82</text:p>
          </table:table-cell>
          <table:table-cell table:formula="of:=7.8485*[.D83]-29.979" office:value-type="float" office:value="613.598" calcext:value-type="float">
            <text:p>613,598</text:p>
          </table:table-cell>
          <table:table-cell table:formula="of:=[.E83]/511+1" office:value-type="float" office:value="2.20077886497065" calcext:value-type="float">
            <text:p>2,200778865</text:p>
          </table:table-cell>
          <table:table-cell table:formula="of:=SQRT([.A83])/[.F83]" office:value-type="float" office:value="9.40038147169918" calcext:value-type="float">
            <text:p>9,4003814717</text:p>
          </table:table-cell>
          <table:table-cell table:formula="of:=SQRT([.B83])/[.F83]" office:value-type="float" office:value="24.6961263723012" calcext:value-type="float">
            <text:p>24,6961263723</text:p>
          </table:table-cell>
          <table:table-cell table:number-columns-repeated="8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866" calcext:value-type="float">
            <text:p>2866</text:p>
          </table:table-cell>
          <table:table-cell/>
          <table:table-cell office:value-type="float" office:value="83" calcext:value-type="float">
            <text:p>83</text:p>
          </table:table-cell>
          <table:table-cell table:formula="of:=7.8485*[.D84]-29.979" office:value-type="float" office:value="621.4465" calcext:value-type="float">
            <text:p>621,4465</text:p>
          </table:table-cell>
          <table:table-cell table:formula="of:=[.E84]/511+1" office:value-type="float" office:value="2.21613796477495" calcext:value-type="float">
            <text:p>2,2161379648</text:p>
          </table:table-cell>
          <table:table-cell table:formula="of:=SQRT([.A84])/[.F84]" office:value-type="float" office:value="8.87684606535935" calcext:value-type="float">
            <text:p>8,8768460654</text:p>
          </table:table-cell>
          <table:table-cell table:formula="of:=SQRT([.B84])/[.F84]" office:value-type="float" office:value="24.1569054401057" calcext:value-type="float">
            <text:p>24,1569054401</text:p>
          </table:table-cell>
          <table:table-cell table:number-columns-repeated="8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955" calcext:value-type="float">
            <text:p>2955</text:p>
          </table:table-cell>
          <table:table-cell/>
          <table:table-cell office:value-type="float" office:value="84" calcext:value-type="float">
            <text:p>84</text:p>
          </table:table-cell>
          <table:table-cell table:formula="of:=7.8485*[.D85]-29.979" office:value-type="float" office:value="629.295" calcext:value-type="float">
            <text:p>629,295</text:p>
          </table:table-cell>
          <table:table-cell table:formula="of:=[.E85]/511+1" office:value-type="float" office:value="2.23149706457926" calcext:value-type="float">
            <text:p>2,2314970646</text:p>
          </table:table-cell>
          <table:table-cell table:formula="of:=SQRT([.A85])/[.F85]" office:value-type="float" office:value="8.63158665543211" calcext:value-type="float">
            <text:p>8,6315866554</text:p>
          </table:table-cell>
          <table:table-cell table:formula="of:=SQRT([.B85])/[.F85]" office:value-type="float" office:value="24.3602882399296" calcext:value-type="float">
            <text:p>24,3602882399</text:p>
          </table:table-cell>
          <table:table-cell table:number-columns-repeated="8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940" calcext:value-type="float">
            <text:p>2940</text:p>
          </table:table-cell>
          <table:table-cell/>
          <table:table-cell office:value-type="float" office:value="85" calcext:value-type="float">
            <text:p>85</text:p>
          </table:table-cell>
          <table:table-cell table:formula="of:=7.8485*[.D86]-29.979" office:value-type="float" office:value="637.1435" calcext:value-type="float">
            <text:p>637,1435</text:p>
          </table:table-cell>
          <table:table-cell table:formula="of:=[.E86]/511+1" office:value-type="float" office:value="2.24685616438356" calcext:value-type="float">
            <text:p>2,2468561644</text:p>
          </table:table-cell>
          <table:table-cell table:formula="of:=SQRT([.A86])/[.F86]" office:value-type="float" office:value="8.56102155829307" calcext:value-type="float">
            <text:p>8,5610215583</text:p>
          </table:table-cell>
          <table:table-cell table:formula="of:=SQRT([.B86])/[.F86]" office:value-type="float" office:value="24.132282122198" calcext:value-type="float">
            <text:p>24,1322821222</text:p>
          </table:table-cell>
          <table:table-cell table:number-columns-repeated="8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851" calcext:value-type="float">
            <text:p>2851</text:p>
          </table:table-cell>
          <table:table-cell/>
          <table:table-cell office:value-type="float" office:value="86" calcext:value-type="float">
            <text:p>86</text:p>
          </table:table-cell>
          <table:table-cell table:formula="of:=7.8485*[.D87]-29.979" office:value-type="float" office:value="644.992" calcext:value-type="float">
            <text:p>644,992</text:p>
          </table:table-cell>
          <table:table-cell table:formula="of:=[.E87]/511+1" office:value-type="float" office:value="2.26221526418787" calcext:value-type="float">
            <text:p>2,2622152642</text:p>
          </table:table-cell>
          <table:table-cell table:formula="of:=SQRT([.A87])/[.F87]" office:value-type="float" office:value="8.18678021965381" calcext:value-type="float">
            <text:p>8,1867802197</text:p>
          </table:table-cell>
          <table:table-cell table:formula="of:=SQRT([.B87])/[.F87]" office:value-type="float" office:value="23.6028627081246" calcext:value-type="float">
            <text:p>23,6028627081</text:p>
          </table:table-cell>
          <table:table-cell table:number-columns-repeated="8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877" calcext:value-type="float">
            <text:p>2877</text:p>
          </table:table-cell>
          <table:table-cell/>
          <table:table-cell office:value-type="float" office:value="87" calcext:value-type="float">
            <text:p>87</text:p>
          </table:table-cell>
          <table:table-cell table:formula="of:=7.8485*[.D88]-29.979" office:value-type="float" office:value="652.8405" calcext:value-type="float">
            <text:p>652,8405</text:p>
          </table:table-cell>
          <table:table-cell table:formula="of:=[.E88]/511+1" office:value-type="float" office:value="2.27757436399217" calcext:value-type="float">
            <text:p>2,277574364</text:p>
          </table:table-cell>
          <table:table-cell table:formula="of:=SQRT([.A88])/[.F88]" office:value-type="float" office:value="7.42523923374556" calcext:value-type="float">
            <text:p>7,4252392337</text:p>
          </table:table-cell>
          <table:table-cell table:formula="of:=SQRT([.B88])/[.F88]" office:value-type="float" office:value="23.5503499581013" calcext:value-type="float">
            <text:p>23,5503499581</text:p>
          </table:table-cell>
          <table:table-cell table:number-columns-repeated="8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948" calcext:value-type="float">
            <text:p>2948</text:p>
          </table:table-cell>
          <table:table-cell/>
          <table:table-cell office:value-type="float" office:value="88" calcext:value-type="float">
            <text:p>88</text:p>
          </table:table-cell>
          <table:table-cell table:formula="of:=7.8485*[.D89]-29.979" office:value-type="float" office:value="660.689" calcext:value-type="float">
            <text:p>660,689</text:p>
          </table:table-cell>
          <table:table-cell table:formula="of:=[.E89]/511+1" office:value-type="float" office:value="2.29293346379648" calcext:value-type="float">
            <text:p>2,2929334638</text:p>
          </table:table-cell>
          <table:table-cell table:formula="of:=SQRT([.A89])/[.F89]" office:value-type="float" office:value="7.74040748653586" calcext:value-type="float">
            <text:p>7,7404074865</text:p>
          </table:table-cell>
          <table:table-cell table:formula="of:=SQRT([.B89])/[.F89]" office:value-type="float" office:value="23.679486866616" calcext:value-type="float">
            <text:p>23,6794868666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877" calcext:value-type="float">
            <text:p>2877</text:p>
          </table:table-cell>
          <table:table-cell/>
          <table:table-cell office:value-type="float" office:value="89" calcext:value-type="float">
            <text:p>89</text:p>
          </table:table-cell>
          <table:table-cell table:formula="of:=7.8485*[.D90]-29.979" office:value-type="float" office:value="668.5375" calcext:value-type="float">
            <text:p>668,5375</text:p>
          </table:table-cell>
          <table:table-cell table:formula="of:=[.E90]/511+1" office:value-type="float" office:value="2.30829256360078" calcext:value-type="float">
            <text:p>2,3082925636</text:p>
          </table:table-cell>
          <table:table-cell table:formula="of:=SQRT([.A90])/[.F90]" office:value-type="float" office:value="7.09212766262509" calcext:value-type="float">
            <text:p>7,0921276626</text:p>
          </table:table-cell>
          <table:table-cell table:formula="of:=SQRT([.B90])/[.F90]" office:value-type="float" office:value="23.2369475920957" calcext:value-type="float">
            <text:p>23,2369475921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822" calcext:value-type="float">
            <text:p>2822</text:p>
          </table:table-cell>
          <table:table-cell/>
          <table:table-cell office:value-type="float" office:value="90" calcext:value-type="float">
            <text:p>90</text:p>
          </table:table-cell>
          <table:table-cell table:formula="of:=7.8485*[.D91]-29.979" office:value-type="float" office:value="676.386" calcext:value-type="float">
            <text:p>676,386</text:p>
          </table:table-cell>
          <table:table-cell table:formula="of:=[.E91]/511+1" office:value-type="float" office:value="2.32365166340509" calcext:value-type="float">
            <text:p>2,3236516634</text:p>
          </table:table-cell>
          <table:table-cell table:formula="of:=SQRT([.A91])/[.F91]" office:value-type="float" office:value="6.51248471909338" calcext:value-type="float">
            <text:p>6,5124847191</text:p>
          </table:table-cell>
          <table:table-cell table:formula="of:=SQRT([.B91])/[.F91]" office:value-type="float" office:value="22.8616452189429" calcext:value-type="float">
            <text:p>22,8616452189</text:p>
          </table:table-cell>
          <table:table-cell table:number-columns-repeated="8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807" calcext:value-type="float">
            <text:p>2807</text:p>
          </table:table-cell>
          <table:table-cell/>
          <table:table-cell office:value-type="float" office:value="91" calcext:value-type="float">
            <text:p>91</text:p>
          </table:table-cell>
          <table:table-cell table:formula="of:=7.8485*[.D92]-29.979" office:value-type="float" office:value="684.2345" calcext:value-type="float">
            <text:p>684,2345</text:p>
          </table:table-cell>
          <table:table-cell table:formula="of:=[.E92]/511+1" office:value-type="float" office:value="2.33901076320939" calcext:value-type="float">
            <text:p>2,3390107632</text:p>
          </table:table-cell>
          <table:table-cell table:formula="of:=SQRT([.A92])/[.F92]" office:value-type="float" office:value="6.29792735217845" calcext:value-type="float">
            <text:p>6,2979273522</text:p>
          </table:table-cell>
          <table:table-cell table:formula="of:=SQRT([.B92])/[.F92]" office:value-type="float" office:value="22.6510837611975" calcext:value-type="float">
            <text:p>22,6510837612</text:p>
          </table:table-cell>
          <table:table-cell table:number-columns-repeated="8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776" calcext:value-type="float">
            <text:p>2776</text:p>
          </table:table-cell>
          <table:table-cell/>
          <table:table-cell office:value-type="float" office:value="92" calcext:value-type="float">
            <text:p>92</text:p>
          </table:table-cell>
          <table:table-cell table:formula="of:=7.8485*[.D93]-29.979" office:value-type="float" office:value="692.083" calcext:value-type="float">
            <text:p>692,083</text:p>
          </table:table-cell>
          <table:table-cell table:formula="of:=[.E93]/511+1" office:value-type="float" office:value="2.3543698630137" calcext:value-type="float">
            <text:p>2,354369863</text:p>
          </table:table-cell>
          <table:table-cell table:formula="of:=SQRT([.A93])/[.F93]" office:value-type="float" office:value="5.69851325221481" calcext:value-type="float">
            <text:p>5,6985132522</text:p>
          </table:table-cell>
          <table:table-cell table:formula="of:=SQRT([.B93])/[.F93]" office:value-type="float" office:value="22.3787096143999" calcext:value-type="float">
            <text:p>22,3787096144</text:p>
          </table:table-cell>
          <table:table-cell table:number-columns-repeated="8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814" calcext:value-type="float">
            <text:p>2814</text:p>
          </table:table-cell>
          <table:table-cell/>
          <table:table-cell office:value-type="float" office:value="93" calcext:value-type="float">
            <text:p>93</text:p>
          </table:table-cell>
          <table:table-cell table:formula="of:=7.8485*[.D94]-29.979" office:value-type="float" office:value="699.9315" calcext:value-type="float">
            <text:p>699,9315</text:p>
          </table:table-cell>
          <table:table-cell table:formula="of:=[.E94]/511+1" office:value-type="float" office:value="2.369728962818" calcext:value-type="float">
            <text:p>2,3697289628</text:p>
          </table:table-cell>
          <table:table-cell table:formula="of:=SQRT([.A94])/[.F94]" office:value-type="float" office:value="5.73967349099748" calcext:value-type="float">
            <text:p>5,739673491</text:p>
          </table:table-cell>
          <table:table-cell table:formula="of:=SQRT([.B94])/[.F94]" office:value-type="float" office:value="22.385323246595" calcext:value-type="float">
            <text:p>22,3853232466</text:p>
          </table:table-cell>
          <table:table-cell table:number-columns-repeated="8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867" calcext:value-type="float">
            <text:p>2867</text:p>
          </table:table-cell>
          <table:table-cell/>
          <table:table-cell office:value-type="float" office:value="94" calcext:value-type="float">
            <text:p>94</text:p>
          </table:table-cell>
          <table:table-cell table:formula="of:=7.8485*[.D95]-29.979" office:value-type="float" office:value="707.78" calcext:value-type="float">
            <text:p>707,78</text:p>
          </table:table-cell>
          <table:table-cell table:formula="of:=[.E95]/511+1" office:value-type="float" office:value="2.38508806262231" calcext:value-type="float">
            <text:p>2,3850880626</text:p>
          </table:table-cell>
          <table:table-cell table:formula="of:=SQRT([.A95])/[.F95]" office:value-type="float" office:value="4.79878429716163" calcext:value-type="float">
            <text:p>4,7987842972</text:p>
          </table:table-cell>
          <table:table-cell table:formula="of:=SQRT([.B95])/[.F95]" office:value-type="float" office:value="22.4496424094464" calcext:value-type="float">
            <text:p>22,4496424094</text:p>
          </table:table-cell>
          <table:table-cell table:number-columns-repeated="8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810" calcext:value-type="float">
            <text:p>2810</text:p>
          </table:table-cell>
          <table:table-cell/>
          <table:table-cell office:value-type="float" office:value="95" calcext:value-type="float">
            <text:p>95</text:p>
          </table:table-cell>
          <table:table-cell table:formula="of:=7.8485*[.D96]-29.979" office:value-type="float" office:value="715.6285" calcext:value-type="float">
            <text:p>715,6285</text:p>
          </table:table-cell>
          <table:table-cell table:formula="of:=[.E96]/511+1" office:value-type="float" office:value="2.40044716242661" calcext:value-type="float">
            <text:p>2,4004471624</text:p>
          </table:table-cell>
          <table:table-cell table:formula="of:=SQRT([.A96])/[.F96]" office:value-type="float" office:value="4.60137643938869" calcext:value-type="float">
            <text:p>4,6013764394</text:p>
          </table:table-cell>
          <table:table-cell table:formula="of:=SQRT([.B96])/[.F96]" office:value-type="float" office:value="22.0831493200654" calcext:value-type="float">
            <text:p>22,0831493201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768" calcext:value-type="float">
            <text:p>2768</text:p>
          </table:table-cell>
          <table:table-cell/>
          <table:table-cell office:value-type="float" office:value="96" calcext:value-type="float">
            <text:p>96</text:p>
          </table:table-cell>
          <table:table-cell table:formula="of:=7.8485*[.D97]-29.979" office:value-type="float" office:value="723.477" calcext:value-type="float">
            <text:p>723,477</text:p>
          </table:table-cell>
          <table:table-cell table:formula="of:=[.E97]/511+1" office:value-type="float" office:value="2.41580626223092" calcext:value-type="float">
            <text:p>2,4158062622</text:p>
          </table:table-cell>
          <table:table-cell table:formula="of:=SQRT([.A97])/[.F97]" office:value-type="float" office:value="4.24162770258608" calcext:value-type="float">
            <text:p>4,2416277026</text:p>
          </table:table-cell>
          <table:table-cell table:formula="of:=SQRT([.B97])/[.F97]" office:value-type="float" office:value="21.7781477655739" calcext:value-type="float">
            <text:p>21,7781477656</text:p>
          </table:table-cell>
          <table:table-cell table:number-columns-repeated="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895" calcext:value-type="float">
            <text:p>2895</text:p>
          </table:table-cell>
          <table:table-cell/>
          <table:table-cell office:value-type="float" office:value="97" calcext:value-type="float">
            <text:p>97</text:p>
          </table:table-cell>
          <table:table-cell table:formula="of:=7.8485*[.D98]-29.979" office:value-type="float" office:value="731.3255" calcext:value-type="float">
            <text:p>731,3255</text:p>
          </table:table-cell>
          <table:table-cell table:formula="of:=[.E98]/511+1" office:value-type="float" office:value="2.43116536203522" calcext:value-type="float">
            <text:p>2,431165362</text:p>
          </table:table-cell>
          <table:table-cell table:formula="of:=SQRT([.A98])/[.F98]" office:value-type="float" office:value="3.5858514699236" calcext:value-type="float">
            <text:p>3,5858514699</text:p>
          </table:table-cell>
          <table:table-cell table:formula="of:=SQRT([.B98])/[.F98]" office:value-type="float" office:value="22.131445704794" calcext:value-type="float">
            <text:p>22,1314457048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773" calcext:value-type="float">
            <text:p>2773</text:p>
          </table:table-cell>
          <table:table-cell/>
          <table:table-cell office:value-type="float" office:value="98" calcext:value-type="float">
            <text:p>98</text:p>
          </table:table-cell>
          <table:table-cell table:formula="of:=7.8485*[.D99]-29.979" office:value-type="float" office:value="739.174" calcext:value-type="float">
            <text:p>739,174</text:p>
          </table:table-cell>
          <table:table-cell table:formula="of:=[.E99]/511+1" office:value-type="float" office:value="2.44652446183953" calcext:value-type="float">
            <text:p>2,4465244618</text:p>
          </table:table-cell>
          <table:table-cell table:formula="of:=SQRT([.A99])/[.F99]" office:value-type="float" office:value="3.58670617206675" calcext:value-type="float">
            <text:p>3,5867061721</text:p>
          </table:table-cell>
          <table:table-cell table:formula="of:=SQRT([.B99])/[.F99]" office:value-type="float" office:value="21.5241183990174" calcext:value-type="float">
            <text:p>21,524118399</text:p>
          </table:table-cell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752" calcext:value-type="float">
            <text:p>2752</text:p>
          </table:table-cell>
          <table:table-cell/>
          <table:table-cell office:value-type="float" office:value="99" calcext:value-type="float">
            <text:p>99</text:p>
          </table:table-cell>
          <table:table-cell table:formula="of:=7.8485*[.D100]-29.979" office:value-type="float" office:value="747.0225" calcext:value-type="float">
            <text:p>747,0225</text:p>
          </table:table-cell>
          <table:table-cell table:formula="of:=[.E100]/511+1" office:value-type="float" office:value="2.46188356164384" calcext:value-type="float">
            <text:p>2,4618835616</text:p>
          </table:table-cell>
          <table:table-cell table:formula="of:=SQRT([.A100])/[.F100]" office:value-type="float" office:value="3.29992796215408" calcext:value-type="float">
            <text:p>3,2999279622</text:p>
          </table:table-cell>
          <table:table-cell table:formula="of:=SQRT([.B100])/[.F100]" office:value-type="float" office:value="21.3086877916306" calcext:value-type="float">
            <text:p>21,3086877916</text:p>
          </table:table-cell>
          <table:table-cell table:number-columns-repeated="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730" calcext:value-type="float">
            <text:p>273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7.8485*[.D101]-29.979" office:value-type="float" office:value="754.871" calcext:value-type="float">
            <text:p>754,871</text:p>
          </table:table-cell>
          <table:table-cell table:formula="of:=[.E101]/511+1" office:value-type="float" office:value="2.47724266144814" calcext:value-type="float">
            <text:p>2,4772426614</text:p>
          </table:table-cell>
          <table:table-cell table:formula="of:=SQRT([.A101])/[.F101]" office:value-type="float" office:value="3.10068362191792" calcext:value-type="float">
            <text:p>3,1006836219</text:p>
          </table:table-cell>
          <table:table-cell table:formula="of:=SQRT([.B101])/[.F101]" office:value-type="float" office:value="21.0917576721808" calcext:value-type="float">
            <text:p>21,0917576722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float" office:value="101" calcext:value-type="float">
            <text:p>101</text:p>
          </table:table-cell>
          <table:table-cell table:formula="of:=7.8485*[.D102]-29.979" office:value-type="float" office:value="762.7195" calcext:value-type="float">
            <text:p>762,7195</text:p>
          </table:table-cell>
          <table:table-cell table:formula="of:=[.E102]/511+1" office:value-type="float" office:value="2.49260176125245" calcext:value-type="float">
            <text:p>2,4926017613</text:p>
          </table:table-cell>
          <table:table-cell table:formula="of:=SQRT([.A102])/[.F102]" office:value-type="float" office:value="2.69124576447733" calcext:value-type="float">
            <text:p>2,6912457645</text:p>
          </table:table-cell>
          <table:table-cell table:formula="of:=SQRT([.B102])/[.F102]" office:value-type="float" office:value="21.015472358695" calcext:value-type="float">
            <text:p>21,0154723587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733" calcext:value-type="float">
            <text:p>2733</text:p>
          </table:table-cell>
          <table:table-cell/>
          <table:table-cell office:value-type="float" office:value="102" calcext:value-type="float">
            <text:p>102</text:p>
          </table:table-cell>
          <table:table-cell table:formula="of:=7.8485*[.D103]-29.979" office:value-type="float" office:value="770.568" calcext:value-type="float">
            <text:p>770,568</text:p>
          </table:table-cell>
          <table:table-cell table:formula="of:=[.E103]/511+1" office:value-type="float" office:value="2.50796086105675" calcext:value-type="float">
            <text:p>2,5079608611</text:p>
          </table:table-cell>
          <table:table-cell table:formula="of:=SQRT([.A103])/[.F103]" office:value-type="float" office:value="1.99365152687957" calcext:value-type="float">
            <text:p>1,9936515269</text:p>
          </table:table-cell>
          <table:table-cell table:formula="of:=SQRT([.B103])/[.F103]" office:value-type="float" office:value="20.8448637704829" calcext:value-type="float">
            <text:p>20,8448637705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684" calcext:value-type="float">
            <text:p>2684</text:p>
          </table:table-cell>
          <table:table-cell/>
          <table:table-cell office:value-type="float" office:value="103" calcext:value-type="float">
            <text:p>103</text:p>
          </table:table-cell>
          <table:table-cell table:formula="of:=7.8485*[.D104]-29.979" office:value-type="float" office:value="778.4165" calcext:value-type="float">
            <text:p>778,4165</text:p>
          </table:table-cell>
          <table:table-cell table:formula="of:=[.E104]/511+1" office:value-type="float" office:value="2.52331996086106" calcext:value-type="float">
            <text:p>2,5233199609</text:p>
          </table:table-cell>
          <table:table-cell table:formula="of:=SQRT([.A104])/[.F104]" office:value-type="float" office:value="2.05925229590523" calcext:value-type="float">
            <text:p>2,0592522959</text:p>
          </table:table-cell>
          <table:table-cell table:formula="of:=SQRT([.B104])/[.F104]" office:value-type="float" office:value="20.5314174149662" calcext:value-type="float">
            <text:p>20,531417415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50" calcext:value-type="float">
            <text:p>2750</text:p>
          </table:table-cell>
          <table:table-cell/>
          <table:table-cell office:value-type="float" office:value="104" calcext:value-type="float">
            <text:p>104</text:p>
          </table:table-cell>
          <table:table-cell table:formula="of:=7.8485*[.D105]-29.979" office:value-type="float" office:value="786.265" calcext:value-type="float">
            <text:p>786,265</text:p>
          </table:table-cell>
          <table:table-cell table:formula="of:=[.E105]/511+1" office:value-type="float" office:value="2.53867906066536" calcext:value-type="float">
            <text:p>2,5386790607</text:p>
          </table:table-cell>
          <table:table-cell table:formula="of:=SQRT([.A105])/[.F105]" office:value-type="float" office:value="1.57562255976998" calcext:value-type="float">
            <text:p>1,5756225598</text:p>
          </table:table-cell>
          <table:table-cell table:formula="of:=SQRT([.B105])/[.F105]" office:value-type="float" office:value="20.6565860257907" calcext:value-type="float">
            <text:p>20,656586025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42" calcext:value-type="float">
            <text:p>2642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7.8485*[.D106]-29.979" office:value-type="float" office:value="794.1135" calcext:value-type="float">
            <text:p>794,1135</text:p>
          </table:table-cell>
          <table:table-cell table:formula="of:=[.E106]/511+1" office:value-type="float" office:value="2.55403816046967" calcext:value-type="float">
            <text:p>2,5540381605</text:p>
          </table:table-cell>
          <table:table-cell table:formula="of:=SQRT([.A106])/[.F106]" office:value-type="float" office:value="1.66115007707602" calcext:value-type="float">
            <text:p>1,6611500771</text:p>
          </table:table-cell>
          <table:table-cell table:formula="of:=SQRT([.B106])/[.F106]" office:value-type="float" office:value="20.125145308766" calcext:value-type="float">
            <text:p>20,1251453088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78" calcext:value-type="float">
            <text:p>2678</text:p>
          </table:table-cell>
          <table:table-cell/>
          <table:table-cell office:value-type="float" office:value="106" calcext:value-type="float">
            <text:p>106</text:p>
          </table:table-cell>
          <table:table-cell table:formula="of:=7.8485*[.D107]-29.979" office:value-type="float" office:value="801.962" calcext:value-type="float">
            <text:p>801,962</text:p>
          </table:table-cell>
          <table:table-cell table:formula="of:=[.E107]/511+1" office:value-type="float" office:value="2.56939726027397" calcext:value-type="float">
            <text:p>2,5693972603</text:p>
          </table:table-cell>
          <table:table-cell table:formula="of:=SQRT([.A107])/[.F107]" office:value-type="float" office:value="1.50735092859656" calcext:value-type="float">
            <text:p>1,5073509286</text:p>
          </table:table-cell>
          <table:table-cell table:formula="of:=SQRT([.B107])/[.F107]" office:value-type="float" office:value="20.140675376226" calcext:value-type="float">
            <text:p>20,1406753762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63" calcext:value-type="float">
            <text:p>2663</text:p>
          </table:table-cell>
          <table:table-cell/>
          <table:table-cell office:value-type="float" office:value="107" calcext:value-type="float">
            <text:p>107</text:p>
          </table:table-cell>
          <table:table-cell table:formula="of:=7.8485*[.D108]-29.979" office:value-type="float" office:value="809.8105" calcext:value-type="float">
            <text:p>809,8105</text:p>
          </table:table-cell>
          <table:table-cell table:formula="of:=[.E108]/511+1" office:value-type="float" office:value="2.58475636007828" calcext:value-type="float">
            <text:p>2,5847563601</text:p>
          </table:table-cell>
          <table:table-cell table:formula="of:=SQRT([.A108])/[.F108]" office:value-type="float" office:value="1.3949288726597" calcext:value-type="float">
            <text:p>1,3949288727</text:p>
          </table:table-cell>
          <table:table-cell table:formula="of:=SQRT([.B108])/[.F108]" office:value-type="float" office:value="19.9648462759561" calcext:value-type="float">
            <text:p>19,964846276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37" calcext:value-type="float">
            <text:p>2637</text:p>
          </table:table-cell>
          <table:table-cell/>
          <table:table-cell office:value-type="float" office:value="108" calcext:value-type="float">
            <text:p>108</text:p>
          </table:table-cell>
          <table:table-cell table:formula="of:=7.8485*[.D109]-29.979" office:value-type="float" office:value="817.659" calcext:value-type="float">
            <text:p>817,659</text:p>
          </table:table-cell>
          <table:table-cell table:formula="of:=[.E109]/511+1" office:value-type="float" office:value="2.60011545988258" calcext:value-type="float">
            <text:p>2,6001154599</text:p>
          </table:table-cell>
          <table:table-cell table:formula="of:=SQRT([.A109])/[.F109]" office:value-type="float" office:value="1.27556827438162" calcext:value-type="float">
            <text:p>1,2755682744</text:p>
          </table:table-cell>
          <table:table-cell table:formula="of:=SQRT([.B109])/[.F109]" office:value-type="float" office:value="19.7497876914243" calcext:value-type="float">
            <text:p>19,7497876914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79" calcext:value-type="float">
            <text:p>2579</text:p>
          </table:table-cell>
          <table:table-cell/>
          <table:table-cell office:value-type="float" office:value="109" calcext:value-type="float">
            <text:p>109</text:p>
          </table:table-cell>
          <table:table-cell table:formula="of:=7.8485*[.D110]-29.979" office:value-type="float" office:value="825.5075" calcext:value-type="float">
            <text:p>825,5075</text:p>
          </table:table-cell>
          <table:table-cell table:formula="of:=[.E110]/511+1" office:value-type="float" office:value="2.61547455968689" calcext:value-type="float">
            <text:p>2,6154745597</text:p>
          </table:table-cell>
          <table:table-cell table:formula="of:=SQRT([.A110])/[.F110]" office:value-type="float" office:value="1.01157600683423" calcext:value-type="float">
            <text:p>1,0115760068</text:p>
          </table:table-cell>
          <table:table-cell table:formula="of:=SQRT([.B110])/[.F110]" office:value-type="float" office:value="19.4166888430596" calcext:value-type="float">
            <text:p>19,416688843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60" calcext:value-type="float">
            <text:p>2460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7.8485*[.D111]-29.979" office:value-type="float" office:value="833.356" calcext:value-type="float">
            <text:p>833,356</text:p>
          </table:table-cell>
          <table:table-cell table:formula="of:=[.E111]/511+1" office:value-type="float" office:value="2.63083365949119" calcext:value-type="float">
            <text:p>2,6308336595</text:p>
          </table:table-cell>
          <table:table-cell table:formula="of:=SQRT([.A111])/[.F111]" office:value-type="float" office:value="0.931069789967988" calcext:value-type="float">
            <text:p>0,93106979</text:p>
          </table:table-cell>
          <table:table-cell table:formula="of:=SQRT([.B111])/[.F111]" office:value-type="float" office:value="18.8527263560028" calcext:value-type="float">
            <text:p>18,85272635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91" calcext:value-type="float">
            <text:p>2491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7.8485*[.D112]-29.979" office:value-type="float" office:value="841.2045" calcext:value-type="float">
            <text:p>841,2045</text:p>
          </table:table-cell>
          <table:table-cell table:formula="of:=[.E112]/511+1" office:value-type="float" office:value="2.6461927592955" calcext:value-type="float">
            <text:p>2,6461927593</text:p>
          </table:table-cell>
          <table:table-cell table:formula="of:=SQRT([.A112])/[.F112]" office:value-type="float" office:value="0.999833176086906" calcext:value-type="float">
            <text:p>0,9998331761</text:p>
          </table:table-cell>
          <table:table-cell table:formula="of:=SQRT([.B112])/[.F112]" office:value-type="float" office:value="18.8610291818494" calcext:value-type="float">
            <text:p>18,861029181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float" office:value="112" calcext:value-type="float">
            <text:p>112</text:p>
          </table:table-cell>
          <table:table-cell table:formula="of:=7.8485*[.D113]-29.979" office:value-type="float" office:value="849.053" calcext:value-type="float">
            <text:p>849,053</text:p>
          </table:table-cell>
          <table:table-cell table:formula="of:=[.E113]/511+1" office:value-type="float" office:value="2.6615518590998" calcext:value-type="float">
            <text:p>2,6615518591</text:p>
          </table:table-cell>
          <table:table-cell table:formula="of:=SQRT([.A113])/[.F113]" office:value-type="float" office:value="1.06269848362182" calcext:value-type="float">
            <text:p>1,0626984836</text:p>
          </table:table-cell>
          <table:table-cell table:formula="of:=SQRT([.B113])/[.F113]" office:value-type="float" office:value="18.714509526219" calcext:value-type="float">
            <text:p>18,7145095262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54" calcext:value-type="float">
            <text:p>2554</text:p>
          </table:table-cell>
          <table:table-cell/>
          <table:table-cell office:value-type="float" office:value="113" calcext:value-type="float">
            <text:p>113</text:p>
          </table:table-cell>
          <table:table-cell table:formula="of:=7.8485*[.D114]-29.979" office:value-type="float" office:value="856.9015" calcext:value-type="float">
            <text:p>856,9015</text:p>
          </table:table-cell>
          <table:table-cell table:formula="of:=[.E114]/511+1" office:value-type="float" office:value="2.67691095890411" calcext:value-type="float">
            <text:p>2,6769109589</text:p>
          </table:table-cell>
          <table:table-cell table:formula="of:=SQRT([.A114])/[.F114]" office:value-type="float" office:value="1.12069472838505" calcext:value-type="float">
            <text:p>1,1206947284</text:p>
          </table:table-cell>
          <table:table-cell table:formula="of:=SQRT([.B114])/[.F114]" office:value-type="float" office:value="18.8788928170634" calcext:value-type="float">
            <text:p>18,878892817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24" calcext:value-type="float">
            <text:p>2524</text:p>
          </table:table-cell>
          <table:table-cell/>
          <table:table-cell office:value-type="float" office:value="114" calcext:value-type="float">
            <text:p>114</text:p>
          </table:table-cell>
          <table:table-cell table:formula="of:=7.8485*[.D115]-29.979" office:value-type="float" office:value="864.75" calcext:value-type="float">
            <text:p>864,75</text:p>
          </table:table-cell>
          <table:table-cell table:formula="of:=[.E115]/511+1" office:value-type="float" office:value="2.69227005870841" calcext:value-type="float">
            <text:p>2,6922700587</text:p>
          </table:table-cell>
          <table:table-cell table:formula="of:=SQRT([.A115])/[.F115]" office:value-type="float" office:value="0.643342149858402" calcext:value-type="float">
            <text:p>0,6433421499</text:p>
          </table:table-cell>
          <table:table-cell table:formula="of:=SQRT([.B115])/[.F115]" office:value-type="float" office:value="18.6606193482773" calcext:value-type="float">
            <text:p>18,660619348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95" calcext:value-type="float">
            <text:p>2395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7.8485*[.D116]-29.979" office:value-type="float" office:value="872.5985" calcext:value-type="float">
            <text:p>872,5985</text:p>
          </table:table-cell>
          <table:table-cell table:formula="of:=[.E116]/511+1" office:value-type="float" office:value="2.70762915851272" calcext:value-type="float">
            <text:p>2,7076291585</text:p>
          </table:table-cell>
          <table:table-cell table:formula="of:=SQRT([.A116])/[.F116]" office:value-type="float" office:value="0.738653590618955" calcext:value-type="float">
            <text:p>0,7386535906</text:p>
          </table:table-cell>
          <table:table-cell table:formula="of:=SQRT([.B116])/[.F116]" office:value-type="float" office:value="18.0743869813584" calcext:value-type="float">
            <text:p>18,0743869814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86" calcext:value-type="float">
            <text:p>2486</text:p>
          </table:table-cell>
          <table:table-cell/>
          <table:table-cell office:value-type="float" office:value="116" calcext:value-type="float">
            <text:p>116</text:p>
          </table:table-cell>
          <table:table-cell table:formula="of:=7.8485*[.D117]-29.979" office:value-type="float" office:value="880.447" calcext:value-type="float">
            <text:p>880,447</text:p>
          </table:table-cell>
          <table:table-cell table:formula="of:=[.E117]/511+1" office:value-type="float" office:value="2.72298825831703" calcext:value-type="float">
            <text:p>2,7229882583</text:p>
          </table:table-cell>
          <table:table-cell table:formula="of:=SQRT([.A117])/[.F117]" office:value-type="float" office:value="0.636084567121634" calcext:value-type="float">
            <text:p>0,6360845671</text:p>
          </table:table-cell>
          <table:table-cell table:formula="of:=SQRT([.B117])/[.F117]" office:value-type="float" office:value="18.3106935173081" calcext:value-type="float">
            <text:p>18,310693517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71" calcext:value-type="float">
            <text:p>2571</text:p>
          </table:table-cell>
          <table:table-cell/>
          <table:table-cell office:value-type="float" office:value="117" calcext:value-type="float">
            <text:p>117</text:p>
          </table:table-cell>
          <table:table-cell table:formula="of:=7.8485*[.D118]-29.979" office:value-type="float" office:value="888.2955" calcext:value-type="float">
            <text:p>888,2955</text:p>
          </table:table-cell>
          <table:table-cell table:formula="of:=[.E118]/511+1" office:value-type="float" office:value="2.73834735812133" calcext:value-type="float">
            <text:p>2,7383473581</text:p>
          </table:table-cell>
          <table:table-cell table:formula="of:=SQRT([.A118])/[.F118]" office:value-type="float" office:value="0.632516836270606" calcext:value-type="float">
            <text:p>0,6325168363</text:p>
          </table:table-cell>
          <table:table-cell table:formula="of:=SQRT([.B118])/[.F118]" office:value-type="float" office:value="18.5166535523585" calcext:value-type="float">
            <text:p>18,5166535524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47" calcext:value-type="float">
            <text:p>2547</text:p>
          </table:table-cell>
          <table:table-cell/>
          <table:table-cell office:value-type="float" office:value="118" calcext:value-type="float">
            <text:p>118</text:p>
          </table:table-cell>
          <table:table-cell table:formula="of:=7.8485*[.D119]-29.979" office:value-type="float" office:value="896.144" calcext:value-type="float">
            <text:p>896,144</text:p>
          </table:table-cell>
          <table:table-cell table:formula="of:=[.E119]/511+1" office:value-type="float" office:value="2.75370645792564" calcext:value-type="float">
            <text:p>2,7537064579</text:p>
          </table:table-cell>
          <table:table-cell table:formula="of:=SQRT([.A119])/[.F119]" office:value-type="float" office:value="0.889524638958205" calcext:value-type="float">
            <text:p>0,889524639</text:p>
          </table:table-cell>
          <table:table-cell table:formula="of:=SQRT([.B119])/[.F119]" office:value-type="float" office:value="18.3272299698202" calcext:value-type="float">
            <text:p>18,3272299698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03" calcext:value-type="float">
            <text:p>2503</text:p>
          </table:table-cell>
          <table:table-cell/>
          <table:table-cell office:value-type="float" office:value="119" calcext:value-type="float">
            <text:p>119</text:p>
          </table:table-cell>
          <table:table-cell table:formula="of:=7.8485*[.D120]-29.979" office:value-type="float" office:value="903.9925" calcext:value-type="float">
            <text:p>903,9925</text:p>
          </table:table-cell>
          <table:table-cell table:formula="of:=[.E120]/511+1" office:value-type="float" office:value="2.76906555772994" calcext:value-type="float">
            <text:p>2,7690655577</text:p>
          </table:table-cell>
          <table:table-cell table:formula="of:=SQRT([.A120])/[.F120]" office:value-type="float" office:value="0.510718700185797" calcext:value-type="float">
            <text:p>0,5107187002</text:p>
          </table:table-cell>
          <table:table-cell table:formula="of:=SQRT([.B120])/[.F120]" office:value-type="float" office:value="18.067463540448" calcext:value-type="float">
            <text:p>18,0674635404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87" calcext:value-type="float">
            <text:p>2487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7.8485*[.D121]-29.979" office:value-type="float" office:value="911.841" calcext:value-type="float">
            <text:p>911,841</text:p>
          </table:table-cell>
          <table:table-cell table:formula="of:=[.E121]/511+1" office:value-type="float" office:value="2.78442465753425" calcext:value-type="float">
            <text:p>2,7844246575</text:p>
          </table:table-cell>
          <table:table-cell table:formula="of:=SQRT([.A121])/[.F121]" office:value-type="float" office:value="0.622049802239109" calcext:value-type="float">
            <text:p>0,6220498022</text:p>
          </table:table-cell>
          <table:table-cell table:formula="of:=SQRT([.B121])/[.F121]" office:value-type="float" office:value="17.9102819048187" calcext:value-type="float">
            <text:p>17,9102819048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27" calcext:value-type="float">
            <text:p>2427</text:p>
          </table:table-cell>
          <table:table-cell/>
          <table:table-cell office:value-type="float" office:value="121" calcext:value-type="float">
            <text:p>121</text:p>
          </table:table-cell>
          <table:table-cell table:formula="of:=7.8485*[.D122]-29.979" office:value-type="float" office:value="919.6895" calcext:value-type="float">
            <text:p>919,6895</text:p>
          </table:table-cell>
          <table:table-cell table:formula="of:=[.E122]/511+1" office:value-type="float" office:value="2.79978375733855" calcext:value-type="float">
            <text:p>2,7997837573</text:p>
          </table:table-cell>
          <table:table-cell table:formula="of:=SQRT([.A122])/[.F122]" office:value-type="float" office:value="0.357170441245288" calcext:value-type="float">
            <text:p>0,3571704412</text:p>
          </table:table-cell>
          <table:table-cell table:formula="of:=SQRT([.B122])/[.F122]" office:value-type="float" office:value="17.5958559720501" calcext:value-type="float">
            <text:p>17,595855972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25" calcext:value-type="float">
            <text:p>2425</text:p>
          </table:table-cell>
          <table:table-cell/>
          <table:table-cell office:value-type="float" office:value="122" calcext:value-type="float">
            <text:p>122</text:p>
          </table:table-cell>
          <table:table-cell table:formula="of:=7.8485*[.D123]-29.979" office:value-type="float" office:value="927.538" calcext:value-type="float">
            <text:p>927,538</text:p>
          </table:table-cell>
          <table:table-cell table:formula="of:=[.E123]/511+1" office:value-type="float" office:value="2.81514285714286" calcext:value-type="float">
            <text:p>2,8151428571</text:p>
          </table:table-cell>
          <table:table-cell table:formula="of:=SQRT([.A123])/[.F123]" office:value-type="float" office:value="0.615262136049028" calcext:value-type="float">
            <text:p>0,615262136</text:p>
          </table:table-cell>
          <table:table-cell table:formula="of:=SQRT([.B123])/[.F123]" office:value-type="float" office:value="17.4926430053214" calcext:value-type="float">
            <text:p>17,4926430053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87" calcext:value-type="float">
            <text:p>2387</text:p>
          </table:table-cell>
          <table:table-cell/>
          <table:table-cell office:value-type="float" office:value="123" calcext:value-type="float">
            <text:p>123</text:p>
          </table:table-cell>
          <table:table-cell table:formula="of:=7.8485*[.D124]-29.979" office:value-type="float" office:value="935.3865" calcext:value-type="float">
            <text:p>935,3865</text:p>
          </table:table-cell>
          <table:table-cell table:formula="of:=[.E124]/511+1" office:value-type="float" office:value="2.83050195694716" calcext:value-type="float">
            <text:p>2,8305019569</text:p>
          </table:table-cell>
          <table:table-cell table:formula="of:=SQRT([.A124])/[.F124]" office:value-type="float" office:value="0.865390584440745" calcext:value-type="float">
            <text:p>0,8653905844</text:p>
          </table:table-cell>
          <table:table-cell table:formula="of:=SQRT([.B124])/[.F124]" office:value-type="float" office:value="17.2608727159896" calcext:value-type="float">
            <text:p>17,260872716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30" calcext:value-type="float">
            <text:p>2430</text:p>
          </table:table-cell>
          <table:table-cell/>
          <table:table-cell office:value-type="float" office:value="124" calcext:value-type="float">
            <text:p>124</text:p>
          </table:table-cell>
          <table:table-cell table:formula="of:=7.8485*[.D125]-29.979" office:value-type="float" office:value="943.235" calcext:value-type="float">
            <text:p>943,235</text:p>
          </table:table-cell>
          <table:table-cell table:formula="of:=[.E125]/511+1" office:value-type="float" office:value="2.84586105675147" calcext:value-type="float">
            <text:p>2,8458610568</text:p>
          </table:table-cell>
          <table:table-cell table:formula="of:=SQRT([.A125])/[.F125]" office:value-type="float" office:value="0.702774998538751" calcext:value-type="float">
            <text:p>0,7027749985</text:p>
          </table:table-cell>
          <table:table-cell table:formula="of:=SQRT([.B125])/[.F125]" office:value-type="float" office:value="17.321657379765" calcext:value-type="float">
            <text:p>17,3216573798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38" calcext:value-type="float">
            <text:p>2338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7.8485*[.D126]-29.979" office:value-type="float" office:value="951.0835" calcext:value-type="float">
            <text:p>951,0835</text:p>
          </table:table-cell>
          <table:table-cell table:formula="of:=[.E126]/511+1" office:value-type="float" office:value="2.86122015655577" calcext:value-type="float">
            <text:p>2,8612201566</text:p>
          </table:table-cell>
          <table:table-cell table:formula="of:=SQRT([.A126])/[.F126]" office:value-type="float" office:value="0.349501242576091" calcext:value-type="float">
            <text:p>0,3495012426</text:p>
          </table:table-cell>
          <table:table-cell table:formula="of:=SQRT([.B126])/[.F126]" office:value-type="float" office:value="16.8993880125435" calcext:value-type="float">
            <text:p>16,8993880125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73" calcext:value-type="float">
            <text:p>2373</text:p>
          </table:table-cell>
          <table:table-cell/>
          <table:table-cell office:value-type="float" office:value="126" calcext:value-type="float">
            <text:p>126</text:p>
          </table:table-cell>
          <table:table-cell table:formula="of:=7.8485*[.D127]-29.979" office:value-type="float" office:value="958.932" calcext:value-type="float">
            <text:p>958,932</text:p>
          </table:table-cell>
          <table:table-cell table:formula="of:=[.E127]/511+1" office:value-type="float" office:value="2.87657925636008" calcext:value-type="float">
            <text:p>2,8765792564</text:p>
          </table:table-cell>
          <table:table-cell table:formula="of:=SQRT([.A127])/[.F127]" office:value-type="float" office:value="0.602121705403853" calcext:value-type="float">
            <text:p>0,6021217054</text:p>
          </table:table-cell>
          <table:table-cell table:formula="of:=SQRT([.B127])/[.F127]" office:value-type="float" office:value="16.9345057076281" calcext:value-type="float">
            <text:p>16,9345057076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05" calcext:value-type="float">
            <text:p>2305</text:p>
          </table:table-cell>
          <table:table-cell/>
          <table:table-cell office:value-type="float" office:value="127" calcext:value-type="float">
            <text:p>127</text:p>
          </table:table-cell>
          <table:table-cell table:formula="of:=7.8485*[.D128]-29.979" office:value-type="float" office:value="966.7805" calcext:value-type="float">
            <text:p>966,7805</text:p>
          </table:table-cell>
          <table:table-cell table:formula="of:=[.E128]/511+1" office:value-type="float" office:value="2.89193835616438" calcext:value-type="float">
            <text:p>2,8919383562</text:p>
          </table:table-cell>
          <table:table-cell table:formula="of:=SQRT([.A128])/[.F128]" office:value-type="float" office:value="0.598923833862807" calcext:value-type="float">
            <text:p>0,5989238339</text:p>
          </table:table-cell>
          <table:table-cell table:formula="of:=SQRT([.B128])/[.F128]" office:value-type="float" office:value="16.6014657381245" calcext:value-type="float">
            <text:p>16,601465738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15" calcext:value-type="float">
            <text:p>2315</text:p>
          </table:table-cell>
          <table:table-cell/>
          <table:table-cell office:value-type="float" office:value="128" calcext:value-type="float">
            <text:p>128</text:p>
          </table:table-cell>
          <table:table-cell table:formula="of:=7.8485*[.D129]-29.979" office:value-type="float" office:value="974.629" calcext:value-type="float">
            <text:p>974,629</text:p>
          </table:table-cell>
          <table:table-cell table:formula="of:=[.E129]/511+1" office:value-type="float" office:value="2.90729745596869" calcext:value-type="float">
            <text:p>2,907297456</text:p>
          </table:table-cell>
          <table:table-cell table:formula="of:=SQRT([.A129])/[.F129]" office:value-type="float" office:value="0.343962052437049" calcext:value-type="float">
            <text:p>0,3439620524</text:p>
          </table:table-cell>
          <table:table-cell table:formula="of:=SQRT([.B129])/[.F129]" office:value-type="float" office:value="16.5495439058355" calcext:value-type="float">
            <text:p>16,5495439058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73" calcext:value-type="float">
            <text:p>2273</text:p>
          </table:table-cell>
          <table:table-cell/>
          <table:table-cell office:value-type="float" office:value="129" calcext:value-type="float">
            <text:p>129</text:p>
          </table:table-cell>
          <table:table-cell table:formula="of:=7.8485*[.D130]-29.979" office:value-type="float" office:value="982.4775" calcext:value-type="float">
            <text:p>982,4775</text:p>
          </table:table-cell>
          <table:table-cell table:formula="of:=[.E130]/511+1" office:value-type="float" office:value="2.92265655577299" calcext:value-type="float">
            <text:p>2,9226565558</text:p>
          </table:table-cell>
          <table:table-cell table:formula="of:=SQRT([.A130])/[.F130]" office:value-type="float" office:value="0.342154468346527" calcext:value-type="float">
            <text:p>0,3421544683</text:p>
          </table:table-cell>
          <table:table-cell table:formula="of:=SQRT([.B130])/[.F130]" office:value-type="float" office:value="16.3125529306783" calcext:value-type="float">
            <text:p>16,3125529307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61" calcext:value-type="float">
            <text:p>2261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7.8485*[.D131]-29.979" office:value-type="float" office:value="990.326" calcext:value-type="float">
            <text:p>990,326</text:p>
          </table:table-cell>
          <table:table-cell table:formula="of:=[.E131]/511+1" office:value-type="float" office:value="2.9380156555773" calcext:value-type="float">
            <text:p>2,9380156556</text:p>
          </table:table-cell>
          <table:table-cell table:formula="of:=SQRT([.A131])/[.F131]" office:value-type="float" office:value="0.589530829858203" calcext:value-type="float">
            <text:p>0,5895308299</text:p>
          </table:table-cell>
          <table:table-cell table:formula="of:=SQRT([.B131])/[.F131]" office:value-type="float" office:value="16.1843840490127" calcext:value-type="float">
            <text:p>16,184384049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90" calcext:value-type="float">
            <text:p>2290</text:p>
          </table:table-cell>
          <table:table-cell/>
          <table:table-cell office:value-type="float" office:value="131" calcext:value-type="float">
            <text:p>131</text:p>
          </table:table-cell>
          <table:table-cell table:formula="of:=7.8485*[.D132]-29.979" office:value-type="float" office:value="998.1745" calcext:value-type="float">
            <text:p>998,1745</text:p>
          </table:table-cell>
          <table:table-cell table:formula="of:=[.E132]/511+1" office:value-type="float" office:value="2.9533747553816" calcext:value-type="float">
            <text:p>2,9533747554</text:p>
          </table:table-cell>
          <table:table-cell table:formula="of:=SQRT([.A132])/[.F132]" office:value-type="float" office:value="0.478846634615581" calcext:value-type="float">
            <text:p>0,4788466346</text:p>
          </table:table-cell>
          <table:table-cell table:formula="of:=SQRT([.B132])/[.F132]" office:value-type="float" office:value="16.2031399397664" calcext:value-type="float">
            <text:p>16,2031399398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27" calcext:value-type="float">
            <text:p>2227</text:p>
          </table:table-cell>
          <table:table-cell/>
          <table:table-cell office:value-type="float" office:value="132" calcext:value-type="float">
            <text:p>132</text:p>
          </table:table-cell>
          <table:table-cell table:formula="of:=7.8485*[.D133]-29.979" office:value-type="float" office:value="1006.023" calcext:value-type="float">
            <text:p>1006,023</text:p>
          </table:table-cell>
          <table:table-cell table:formula="of:=[.E133]/511+1" office:value-type="float" office:value="2.96873385518591" calcext:value-type="float">
            <text:p>2,9687338552</text:p>
          </table:table-cell>
          <table:table-cell table:formula="of:=SQRT([.A133])/[.F133]" office:value-type="float" office:value="0.476369264258124" calcext:value-type="float">
            <text:p>0,4763692643</text:p>
          </table:table-cell>
          <table:table-cell table:formula="of:=SQRT([.B133])/[.F133]" office:value-type="float" office:value="15.8960362086862" calcext:value-type="float">
            <text:p>15,8960362087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25" calcext:value-type="float">
            <text:p>2225</text:p>
          </table:table-cell>
          <table:table-cell/>
          <table:table-cell office:value-type="float" office:value="133" calcext:value-type="float">
            <text:p>133</text:p>
          </table:table-cell>
          <table:table-cell table:formula="of:=7.8485*[.D134]-29.979" office:value-type="float" office:value="1013.8715" calcext:value-type="float">
            <text:p>1013,8715</text:p>
          </table:table-cell>
          <table:table-cell table:formula="of:=[.E134]/511+1" office:value-type="float" office:value="2.98409295499022" calcext:value-type="float">
            <text:p>2,984092955</text:p>
          </table:table-cell>
          <table:table-cell table:formula="of:=SQRT([.A134])/[.F134]" office:value-type="float" office:value="0.33511020436804" calcext:value-type="float">
            <text:p>0,3351102044</text:p>
          </table:table-cell>
          <table:table-cell table:formula="of:=SQRT([.B134])/[.F134]" office:value-type="float" office:value="15.8071167258386" calcext:value-type="float">
            <text:p>15,8071167258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31" calcext:value-type="float">
            <text:p>2231</text:p>
          </table:table-cell>
          <table:table-cell/>
          <table:table-cell office:value-type="float" office:value="134" calcext:value-type="float">
            <text:p>134</text:p>
          </table:table-cell>
          <table:table-cell table:formula="of:=7.8485*[.D135]-29.979" office:value-type="float" office:value="1021.72" calcext:value-type="float">
            <text:p>1021,72</text:p>
          </table:table-cell>
          <table:table-cell table:formula="of:=[.E135]/511+1" office:value-type="float" office:value="2.99945205479452" calcext:value-type="float">
            <text:p>2,9994520548</text:p>
          </table:table-cell>
          <table:table-cell table:formula="of:=SQRT([.A135])/[.F135]" office:value-type="float" office:value="0.577455740557764" calcext:value-type="float">
            <text:p>0,5774557406</text:p>
          </table:table-cell>
          <table:table-cell table:formula="of:=SQRT([.B135])/[.F135]" office:value-type="float" office:value="15.7473638023242" calcext:value-type="float">
            <text:p>15,7473638023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71" calcext:value-type="float">
            <text:p>2271</text:p>
          </table:table-cell>
          <table:table-cell/>
          <table:table-cell office:value-type="float" office:value="135" calcext:value-type="float">
            <text:p>135</text:p>
          </table:table-cell>
          <table:table-cell table:formula="of:=7.8485*[.D136]-29.979" office:value-type="float" office:value="1029.5685" calcext:value-type="float">
            <text:p>1029,5685</text:p>
          </table:table-cell>
          <table:table-cell table:formula="of:=[.E136]/511+1" office:value-type="float" office:value="3.01481115459883" calcext:value-type="float">
            <text:p>3,0148111546</text:p>
          </table:table-cell>
          <table:table-cell table:formula="of:=SQRT([.A136])/[.F136]" office:value-type="float" office:value="0.46908860616886" calcext:value-type="float">
            <text:p>0,4690886062</text:p>
          </table:table-cell>
          <table:table-cell table:formula="of:=SQRT([.B136])/[.F136]" office:value-type="float" office:value="15.8069636159737" calcext:value-type="float">
            <text:p>15,806963616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96" calcext:value-type="float">
            <text:p>2296</text:p>
          </table:table-cell>
          <table:table-cell/>
          <table:table-cell office:value-type="float" office:value="136" calcext:value-type="float">
            <text:p>136</text:p>
          </table:table-cell>
          <table:table-cell table:formula="of:=7.8485*[.D137]-29.979" office:value-type="float" office:value="1037.417" calcext:value-type="float">
            <text:p>1037,417</text:p>
          </table:table-cell>
          <table:table-cell table:formula="of:=[.E137]/511+1" office:value-type="float" office:value="3.03017025440313" calcext:value-type="float">
            <text:p>3,0301702544</text:p>
          </table:table-cell>
          <table:table-cell table:formula="of:=SQRT([.A137])/[.F137]" office:value-type="float" office:value="0.330014459929076" calcext:value-type="float">
            <text:p>0,3300144599</text:p>
          </table:table-cell>
          <table:table-cell table:formula="of:=SQRT([.B137])/[.F137]" office:value-type="float" office:value="15.8131689574922" calcext:value-type="float">
            <text:p>15,8131689575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38" calcext:value-type="float">
            <text:p>2338</text:p>
          </table:table-cell>
          <table:table-cell/>
          <table:table-cell office:value-type="float" office:value="137" calcext:value-type="float">
            <text:p>137</text:p>
          </table:table-cell>
          <table:table-cell table:formula="of:=7.8485*[.D138]-29.979" office:value-type="float" office:value="1045.2655" calcext:value-type="float">
            <text:p>1045,2655</text:p>
          </table:table-cell>
          <table:table-cell table:formula="of:=[.E138]/511+1" office:value-type="float" office:value="3.04552935420744" calcext:value-type="float">
            <text:p>3,0455293542</text:p>
          </table:table-cell>
          <table:table-cell table:formula="of:=SQRT([.A138])/[.F138]" office:value-type="float" office:value="0.328350143339938" calcext:value-type="float">
            <text:p>0,3283501433</text:p>
          </table:table-cell>
          <table:table-cell table:formula="of:=SQRT([.B138])/[.F138]" office:value-type="float" office:value="15.876671668965" calcext:value-type="float">
            <text:p>15,876671669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61" calcext:value-type="float">
            <text:p>2161</text:p>
          </table:table-cell>
          <table:table-cell/>
          <table:table-cell office:value-type="float" office:value="138" calcext:value-type="float">
            <text:p>138</text:p>
          </table:table-cell>
          <table:table-cell table:formula="of:=7.8485*[.D139]-29.979" office:value-type="float" office:value="1053.114" calcext:value-type="float">
            <text:p>1053,114</text:p>
          </table:table-cell>
          <table:table-cell table:formula="of:=[.E139]/511+1" office:value-type="float" office:value="3.06088845401174" calcext:value-type="float">
            <text:p>3,060888454</text:p>
          </table:table-cell>
          <table:table-cell table:formula="of:=SQRT([.A139])/[.F139]" office:value-type="float" office:value="0.653405058710554" calcext:value-type="float">
            <text:p>0,6534050587</text:p>
          </table:table-cell>
          <table:table-cell table:formula="of:=SQRT([.B139])/[.F139]" office:value-type="float" office:value="15.1872758171734" calcext:value-type="float">
            <text:p>15,1872758172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71" calcext:value-type="float">
            <text:p>2171</text:p>
          </table:table-cell>
          <table:table-cell/>
          <table:table-cell office:value-type="float" office:value="139" calcext:value-type="float">
            <text:p>139</text:p>
          </table:table-cell>
          <table:table-cell table:formula="of:=7.8485*[.D140]-29.979" office:value-type="float" office:value="1060.9625" calcext:value-type="float">
            <text:p>1060,9625</text:p>
          </table:table-cell>
          <table:table-cell table:formula="of:=[.E140]/511+1" office:value-type="float" office:value="3.07624755381605" calcext:value-type="float">
            <text:p>3,0762475538</text:p>
          </table:table-cell>
          <table:table-cell table:formula="of:=SQRT([.A140])/[.F140]" office:value-type="float" office:value="0" calcext:value-type="float">
            <text:p>0</text:p>
          </table:table-cell>
          <table:table-cell table:formula="of:=SQRT([.B140])/[.F140]" office:value-type="float" office:value="15.1463723948639" calcext:value-type="float">
            <text:p>15,1463723949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18" calcext:value-type="float">
            <text:p>2118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7.8485*[.D141]-29.979" office:value-type="float" office:value="1068.811" calcext:value-type="float">
            <text:p>1068,811</text:p>
          </table:table-cell>
          <table:table-cell table:formula="of:=[.E141]/511+1" office:value-type="float" office:value="3.09160665362035" calcext:value-type="float">
            <text:p>3,0916066536</text:p>
          </table:table-cell>
          <table:table-cell table:formula="of:=SQRT([.A141])/[.F141]" office:value-type="float" office:value="0.457436446747523" calcext:value-type="float">
            <text:p>0,4574364467</text:p>
          </table:table-cell>
          <table:table-cell table:formula="of:=SQRT([.B141])/[.F141]" office:value-type="float" office:value="14.8860250194257" calcext:value-type="float">
            <text:p>14,886025019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18" calcext:value-type="float">
            <text:p>2118</text:p>
          </table:table-cell>
          <table:table-cell/>
          <table:table-cell office:value-type="float" office:value="141" calcext:value-type="float">
            <text:p>141</text:p>
          </table:table-cell>
          <table:table-cell table:formula="of:=7.8485*[.D142]-29.979" office:value-type="float" office:value="1076.6595" calcext:value-type="float">
            <text:p>1076,6595</text:p>
          </table:table-cell>
          <table:table-cell table:formula="of:=[.E142]/511+1" office:value-type="float" office:value="3.10696575342466" calcext:value-type="float">
            <text:p>3,1069657534</text:p>
          </table:table-cell>
          <table:table-cell table:formula="of:=SQRT([.A142])/[.F142]" office:value-type="float" office:value="0" calcext:value-type="float">
            <text:p>0</text:p>
          </table:table-cell>
          <table:table-cell table:formula="of:=SQRT([.B142])/[.F142]" office:value-type="float" office:value="14.8124368430157" calcext:value-type="float">
            <text:p>14,812436843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72" calcext:value-type="float">
            <text:p>2072</text:p>
          </table:table-cell>
          <table:table-cell/>
          <table:table-cell office:value-type="float" office:value="142" calcext:value-type="float">
            <text:p>142</text:p>
          </table:table-cell>
          <table:table-cell table:formula="of:=7.8485*[.D143]-29.979" office:value-type="float" office:value="1084.508" calcext:value-type="float">
            <text:p>1084,508</text:p>
          </table:table-cell>
          <table:table-cell table:formula="of:=[.E143]/511+1" office:value-type="float" office:value="3.12232485322896" calcext:value-type="float">
            <text:p>3,1223248532</text:p>
          </table:table-cell>
          <table:table-cell table:formula="of:=SQRT([.A143])/[.F143]" office:value-type="float" office:value="0.4529360745121" calcext:value-type="float">
            <text:p>0,4529360745</text:p>
          </table:table-cell>
          <table:table-cell table:formula="of:=SQRT([.B143])/[.F143]" office:value-type="float" office:value="14.5786325403938" calcext:value-type="float">
            <text:p>14,5786325404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39" calcext:value-type="float">
            <text:p>2039</text:p>
          </table:table-cell>
          <table:table-cell/>
          <table:table-cell office:value-type="float" office:value="143" calcext:value-type="float">
            <text:p>143</text:p>
          </table:table-cell>
          <table:table-cell table:formula="of:=7.8485*[.D144]-29.979" office:value-type="float" office:value="1092.3565" calcext:value-type="float">
            <text:p>1092,3565</text:p>
          </table:table-cell>
          <table:table-cell table:formula="of:=[.E144]/511+1" office:value-type="float" office:value="3.13768395303327" calcext:value-type="float">
            <text:p>3,137683953</text:p>
          </table:table-cell>
          <table:table-cell table:formula="of:=SQRT([.A144])/[.F144]" office:value-type="float" office:value="0.318706413701507" calcext:value-type="float">
            <text:p>0,3187064137</text:p>
          </table:table-cell>
          <table:table-cell table:formula="of:=SQRT([.B144])/[.F144]" office:value-type="float" office:value="14.3912797768717" calcext:value-type="float">
            <text:p>14,3912797769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67" calcext:value-type="float">
            <text:p>2067</text:p>
          </table:table-cell>
          <table:table-cell/>
          <table:table-cell office:value-type="float" office:value="144" calcext:value-type="float">
            <text:p>144</text:p>
          </table:table-cell>
          <table:table-cell table:formula="of:=7.8485*[.D145]-29.979" office:value-type="float" office:value="1100.205" calcext:value-type="float">
            <text:p>1100,205</text:p>
          </table:table-cell>
          <table:table-cell table:formula="of:=[.E145]/511+1" office:value-type="float" office:value="3.15304305283757" calcext:value-type="float">
            <text:p>3,1530430528</text:p>
          </table:table-cell>
          <table:table-cell table:formula="of:=SQRT([.A145])/[.F145]" office:value-type="float" office:value="0.549326722960577" calcext:value-type="float">
            <text:p>0,549326723</text:p>
          </table:table-cell>
          <table:table-cell table:formula="of:=SQRT([.B145])/[.F145]" office:value-type="float" office:value="14.419172502501" calcext:value-type="float">
            <text:p>14,4191725025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74" calcext:value-type="float">
            <text:p>2074</text:p>
          </table:table-cell>
          <table:table-cell/>
          <table:table-cell office:value-type="float" office:value="145" calcext:value-type="float">
            <text:p>145</text:p>
          </table:table-cell>
          <table:table-cell table:formula="of:=7.8485*[.D146]-29.979" office:value-type="float" office:value="1108.0535" calcext:value-type="float">
            <text:p>1108,0535</text:p>
          </table:table-cell>
          <table:table-cell table:formula="of:=[.E146]/511+1" office:value-type="float" office:value="3.16840215264188" calcext:value-type="float">
            <text:p>3,1684021526</text:p>
          </table:table-cell>
          <table:table-cell table:formula="of:=SQRT([.A146])/[.F146]" office:value-type="float" office:value="0.631233001256598" calcext:value-type="float">
            <text:p>0,6312330013</text:p>
          </table:table-cell>
          <table:table-cell table:formula="of:=SQRT([.B146])/[.F146]" office:value-type="float" office:value="14.3735510686261" calcext:value-type="float">
            <text:p>14,3735510686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89" calcext:value-type="float">
            <text:p>1989</text:p>
          </table:table-cell>
          <table:table-cell/>
          <table:table-cell office:value-type="float" office:value="146" calcext:value-type="float">
            <text:p>146</text:p>
          </table:table-cell>
          <table:table-cell table:formula="of:=7.8485*[.D147]-29.979" office:value-type="float" office:value="1115.902" calcext:value-type="float">
            <text:p>1115,902</text:p>
          </table:table-cell>
          <table:table-cell table:formula="of:=[.E147]/511+1" office:value-type="float" office:value="3.18376125244618" calcext:value-type="float">
            <text:p>3,1837612524</text:p>
          </table:table-cell>
          <table:table-cell table:formula="of:=SQRT([.A147])/[.F147]" office:value-type="float" office:value="0.444195858369251" calcext:value-type="float">
            <text:p>0,4441958584</text:p>
          </table:table-cell>
          <table:table-cell table:formula="of:=SQRT([.B147])/[.F147]" office:value-type="float" office:value="14.008024693337" calcext:value-type="float">
            <text:p>14,0080246933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47" calcext:value-type="float">
            <text:p>2047</text:p>
          </table:table-cell>
          <table:table-cell/>
          <table:table-cell office:value-type="float" office:value="147" calcext:value-type="float">
            <text:p>147</text:p>
          </table:table-cell>
          <table:table-cell table:formula="of:=7.8485*[.D148]-29.979" office:value-type="float" office:value="1123.7505" calcext:value-type="float">
            <text:p>1123,7505</text:p>
          </table:table-cell>
          <table:table-cell table:formula="of:=[.E148]/511+1" office:value-type="float" office:value="3.19912035225049" calcext:value-type="float">
            <text:p>3,1991203523</text:p>
          </table:table-cell>
          <table:table-cell table:formula="of:=SQRT([.A148])/[.F148]" office:value-type="float" office:value="0.442063256975699" calcext:value-type="float">
            <text:p>0,442063257</text:p>
          </table:table-cell>
          <table:table-cell table:formula="of:=SQRT([.B148])/[.F148]" office:value-type="float" office:value="14.1425701823399" calcext:value-type="float">
            <text:p>14,1425701823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22" calcext:value-type="float">
            <text:p>1822</text:p>
          </table:table-cell>
          <table:table-cell/>
          <table:table-cell office:value-type="float" office:value="148" calcext:value-type="float">
            <text:p>148</text:p>
          </table:table-cell>
          <table:table-cell table:formula="of:=7.8485*[.D149]-29.979" office:value-type="float" office:value="1131.599" calcext:value-type="float">
            <text:p>1131,599</text:p>
          </table:table-cell>
          <table:table-cell table:formula="of:=[.E149]/511+1" office:value-type="float" office:value="3.21447945205479" calcext:value-type="float">
            <text:p>3,2144794521</text:p>
          </table:table-cell>
          <table:table-cell table:formula="of:=SQRT([.A149])/[.F149]" office:value-type="float" office:value="0.439951035141658" calcext:value-type="float">
            <text:p>0,4399510351</text:p>
          </table:table-cell>
          <table:table-cell table:formula="of:=SQRT([.B149])/[.F149]" office:value-type="float" office:value="13.2789437846742" calcext:value-type="float">
            <text:p>13,2789437847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90" calcext:value-type="float">
            <text:p>1890</text:p>
          </table:table-cell>
          <table:table-cell/>
          <table:table-cell office:value-type="float" office:value="149" calcext:value-type="float">
            <text:p>149</text:p>
          </table:table-cell>
          <table:table-cell table:formula="of:=7.8485*[.D150]-29.979" office:value-type="float" office:value="1139.4475" calcext:value-type="float">
            <text:p>1139,4475</text:p>
          </table:table-cell>
          <table:table-cell table:formula="of:=[.E150]/511+1" office:value-type="float" office:value="3.2298385518591" calcext:value-type="float">
            <text:p>3,2298385519</text:p>
          </table:table-cell>
          <table:table-cell table:formula="of:=SQRT([.A150])/[.F150]" office:value-type="float" office:value="0" calcext:value-type="float">
            <text:p>0</text:p>
          </table:table-cell>
          <table:table-cell table:formula="of:=SQRT([.B150])/[.F150]" office:value-type="float" office:value="13.4601558376794" calcext:value-type="float">
            <text:p>13,4601558377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55" calcext:value-type="float">
            <text:p>1855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7.8485*[.D151]-29.979" office:value-type="float" office:value="1147.296" calcext:value-type="float">
            <text:p>1147,296</text:p>
          </table:table-cell>
          <table:table-cell table:formula="of:=[.E151]/511+1" office:value-type="float" office:value="3.2451976516634" calcext:value-type="float">
            <text:p>3,2451976517</text:p>
          </table:table-cell>
          <table:table-cell table:formula="of:=SQRT([.A151])/[.F151]" office:value-type="float" office:value="0.308147640710705" calcext:value-type="float">
            <text:p>0,3081476407</text:p>
          </table:table-cell>
          <table:table-cell table:formula="of:=SQRT([.B151])/[.F151]" office:value-type="float" office:value="13.2718298106248" calcext:value-type="float">
            <text:p>13,2718298106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79" calcext:value-type="float">
            <text:p>1879</text:p>
          </table:table-cell>
          <table:table-cell/>
          <table:table-cell office:value-type="float" office:value="151" calcext:value-type="float">
            <text:p>151</text:p>
          </table:table-cell>
          <table:table-cell table:formula="of:=7.8485*[.D152]-29.979" office:value-type="float" office:value="1155.1445" calcext:value-type="float">
            <text:p>1155,1445</text:p>
          </table:table-cell>
          <table:table-cell table:formula="of:=[.E152]/511+1" office:value-type="float" office:value="3.26055675146771" calcext:value-type="float">
            <text:p>3,2605567515</text:p>
          </table:table-cell>
          <table:table-cell table:formula="of:=SQRT([.A152])/[.F152]" office:value-type="float" office:value="0" calcext:value-type="float">
            <text:p>0</text:p>
          </table:table-cell>
          <table:table-cell table:formula="of:=SQRT([.B152])/[.F152]" office:value-type="float" office:value="13.2944883059846" calcext:value-type="float">
            <text:p>13,294488306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54" calcext:value-type="float">
            <text:p>1854</text:p>
          </table:table-cell>
          <table:table-cell/>
          <table:table-cell office:value-type="float" office:value="152" calcext:value-type="float">
            <text:p>152</text:p>
          </table:table-cell>
          <table:table-cell table:formula="of:=7.8485*[.D153]-29.979" office:value-type="float" office:value="1162.993" calcext:value-type="float">
            <text:p>1162,993</text:p>
          </table:table-cell>
          <table:table-cell table:formula="of:=[.E153]/511+1" office:value-type="float" office:value="3.27591585127202" calcext:value-type="float">
            <text:p>3,2759158513</text:p>
          </table:table-cell>
          <table:table-cell table:formula="of:=SQRT([.A153])/[.F153]" office:value-type="float" office:value="0" calcext:value-type="float">
            <text:p>0</text:p>
          </table:table-cell>
          <table:table-cell table:formula="of:=SQRT([.B153])/[.F153]" office:value-type="float" office:value="13.1438358731049" calcext:value-type="float">
            <text:p>13,143835873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60" calcext:value-type="float">
            <text:p>1760</text:p>
          </table:table-cell>
          <table:table-cell/>
          <table:table-cell office:value-type="float" office:value="153" calcext:value-type="float">
            <text:p>153</text:p>
          </table:table-cell>
          <table:table-cell table:formula="of:=7.8485*[.D154]-29.979" office:value-type="float" office:value="1170.8415" calcext:value-type="float">
            <text:p>1170,8415</text:p>
          </table:table-cell>
          <table:table-cell table:formula="of:=[.E154]/511+1" office:value-type="float" office:value="3.29127495107632" calcext:value-type="float">
            <text:p>3,2912749511</text:p>
          </table:table-cell>
          <table:table-cell table:formula="of:=SQRT([.A154])/[.F154]" office:value-type="float" office:value="0.303833625225683" calcext:value-type="float">
            <text:p>0,3038336252</text:p>
          </table:table-cell>
          <table:table-cell table:formula="of:=SQRT([.B154])/[.F154]" office:value-type="float" office:value="12.7465357803324" calcext:value-type="float">
            <text:p>12,7465357803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69" calcext:value-type="float">
            <text:p>1669</text:p>
          </table:table-cell>
          <table:table-cell/>
          <table:table-cell office:value-type="float" office:value="154" calcext:value-type="float">
            <text:p>154</text:p>
          </table:table-cell>
          <table:table-cell table:formula="of:=7.8485*[.D155]-29.979" office:value-type="float" office:value="1178.69" calcext:value-type="float">
            <text:p>1178,69</text:p>
          </table:table-cell>
          <table:table-cell table:formula="of:=[.E155]/511+1" office:value-type="float" office:value="3.30663405088063" calcext:value-type="float">
            <text:p>3,3066340509</text:p>
          </table:table-cell>
          <table:table-cell table:formula="of:=SQRT([.A155])/[.F155]" office:value-type="float" office:value="0" calcext:value-type="float">
            <text:p>0</text:p>
          </table:table-cell>
          <table:table-cell table:formula="of:=SQRT([.B155])/[.F155]" office:value-type="float" office:value="12.3549796569569" calcext:value-type="float">
            <text:p>12,354979657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65" calcext:value-type="float">
            <text:p>1765</text:p>
          </table:table-cell>
          <table:table-cell/>
          <table:table-cell office:value-type="float" office:value="155" calcext:value-type="float">
            <text:p>155</text:p>
          </table:table-cell>
          <table:table-cell table:formula="of:=7.8485*[.D156]-29.979" office:value-type="float" office:value="1186.5385" calcext:value-type="float">
            <text:p>1186,5385</text:p>
          </table:table-cell>
          <table:table-cell table:formula="of:=[.E156]/511+1" office:value-type="float" office:value="3.32199315068493" calcext:value-type="float">
            <text:p>3,3219931507</text:p>
          </table:table-cell>
          <table:table-cell table:formula="of:=SQRT([.A156])/[.F156]" office:value-type="float" office:value="0" calcext:value-type="float">
            <text:p>0</text:p>
          </table:table-cell>
          <table:table-cell table:formula="of:=SQRT([.B156])/[.F156]" office:value-type="float" office:value="12.6465953328465" calcext:value-type="float">
            <text:p>12,6465953328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79" calcext:value-type="float">
            <text:p>1679</text:p>
          </table:table-cell>
          <table:table-cell/>
          <table:table-cell office:value-type="float" office:value="156" calcext:value-type="float">
            <text:p>156</text:p>
          </table:table-cell>
          <table:table-cell table:formula="of:=7.8485*[.D157]-29.979" office:value-type="float" office:value="1194.387" calcext:value-type="float">
            <text:p>1194,387</text:p>
          </table:table-cell>
          <table:table-cell table:formula="of:=[.E157]/511+1" office:value-type="float" office:value="3.33735225048924" calcext:value-type="float">
            <text:p>3,3373522505</text:p>
          </table:table-cell>
          <table:table-cell table:formula="of:=SQRT([.A157])/[.F157]" office:value-type="float" office:value="0.29963873302658" calcext:value-type="float">
            <text:p>0,299638733</text:p>
          </table:table-cell>
          <table:table-cell table:formula="of:=SQRT([.B157])/[.F157]" office:value-type="float" office:value="12.2778776172305" calcext:value-type="float">
            <text:p>12,277877617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16" calcext:value-type="float">
            <text:p>1716</text:p>
          </table:table-cell>
          <table:table-cell/>
          <table:table-cell office:value-type="float" office:value="157" calcext:value-type="float">
            <text:p>157</text:p>
          </table:table-cell>
          <table:table-cell table:formula="of:=7.8485*[.D158]-29.979" office:value-type="float" office:value="1202.2355" calcext:value-type="float">
            <text:p>1202,2355</text:p>
          </table:table-cell>
          <table:table-cell table:formula="of:=[.E158]/511+1" office:value-type="float" office:value="3.35271135029354" calcext:value-type="float">
            <text:p>3,3527113503</text:p>
          </table:table-cell>
          <table:table-cell table:formula="of:=SQRT([.A158])/[.F158]" office:value-type="float" office:value="0.421811905235825" calcext:value-type="float">
            <text:p>0,4218119052</text:p>
          </table:table-cell>
          <table:table-cell table:formula="of:=SQRT([.B158])/[.F158]" office:value-type="float" office:value="12.3555612238402" calcext:value-type="float">
            <text:p>12,3555612238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79" calcext:value-type="float">
            <text:p>1679</text:p>
          </table:table-cell>
          <table:table-cell/>
          <table:table-cell office:value-type="float" office:value="158" calcext:value-type="float">
            <text:p>158</text:p>
          </table:table-cell>
          <table:table-cell table:formula="of:=7.8485*[.D159]-29.979" office:value-type="float" office:value="1210.084" calcext:value-type="float">
            <text:p>1210,084</text:p>
          </table:table-cell>
          <table:table-cell table:formula="of:=[.E159]/511+1" office:value-type="float" office:value="3.36807045009785" calcext:value-type="float">
            <text:p>3,3680704501</text:p>
          </table:table-cell>
          <table:table-cell table:formula="of:=SQRT([.A159])/[.F159]" office:value-type="float" office:value="0" calcext:value-type="float">
            <text:p>0</text:p>
          </table:table-cell>
          <table:table-cell table:formula="of:=SQRT([.B159])/[.F159]" office:value-type="float" office:value="12.1658982803953" calcext:value-type="float">
            <text:p>12,1658982804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96" calcext:value-type="float">
            <text:p>1596</text:p>
          </table:table-cell>
          <table:table-cell/>
          <table:table-cell office:value-type="float" office:value="159" calcext:value-type="float">
            <text:p>159</text:p>
          </table:table-cell>
          <table:table-cell table:formula="of:=7.8485*[.D160]-29.979" office:value-type="float" office:value="1217.9325" calcext:value-type="float">
            <text:p>1217,9325</text:p>
          </table:table-cell>
          <table:table-cell table:formula="of:=[.E160]/511+1" office:value-type="float" office:value="3.38342954990215" calcext:value-type="float">
            <text:p>3,3834295499</text:p>
          </table:table-cell>
          <table:table-cell table:formula="of:=SQRT([.A160])/[.F160]" office:value-type="float" office:value="0.29555809726522" calcext:value-type="float">
            <text:p>0,2955580973</text:p>
          </table:table-cell>
          <table:table-cell table:formula="of:=SQRT([.B160])/[.F160]" office:value-type="float" office:value="11.8075367379917" calcext:value-type="float">
            <text:p>11,807536738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61" calcext:value-type="float">
            <text:p>1561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7.8485*[.D161]-29.979" office:value-type="float" office:value="1225.781" calcext:value-type="float">
            <text:p>1225,781</text:p>
          </table:table-cell>
          <table:table-cell table:formula="of:=[.E161]/511+1" office:value-type="float" office:value="3.39878864970646" calcext:value-type="float">
            <text:p>3,3987886497</text:p>
          </table:table-cell>
          <table:table-cell table:formula="of:=SQRT([.A161])/[.F161]" office:value-type="float" office:value="0.41609341095547" calcext:value-type="float">
            <text:p>0,416093411</text:p>
          </table:table-cell>
          <table:table-cell table:formula="of:=SQRT([.B161])/[.F161]" office:value-type="float" office:value="11.6245805792276" calcext:value-type="float">
            <text:p>11,6245805792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56" calcext:value-type="float">
            <text:p>1556</text:p>
          </table:table-cell>
          <table:table-cell/>
          <table:table-cell office:value-type="float" office:value="161" calcext:value-type="float">
            <text:p>161</text:p>
          </table:table-cell>
          <table:table-cell table:formula="of:=7.8485*[.D162]-29.979" office:value-type="float" office:value="1233.6295" calcext:value-type="float">
            <text:p>1233,6295</text:p>
          </table:table-cell>
          <table:table-cell table:formula="of:=[.E162]/511+1" office:value-type="float" office:value="3.41414774951076" calcext:value-type="float">
            <text:p>3,4141477495</text:p>
          </table:table-cell>
          <table:table-cell table:formula="of:=SQRT([.A162])/[.F162]" office:value-type="float" office:value="0" calcext:value-type="float">
            <text:p>0</text:p>
          </table:table-cell>
          <table:table-cell table:formula="of:=SQRT([.B162])/[.F162]" office:value-type="float" office:value="11.5537371961376" calcext:value-type="float">
            <text:p>11,553737196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39" calcext:value-type="float">
            <text:p>1539</text:p>
          </table:table-cell>
          <table:table-cell/>
          <table:table-cell office:value-type="float" office:value="162" calcext:value-type="float">
            <text:p>162</text:p>
          </table:table-cell>
          <table:table-cell table:formula="of:=7.8485*[.D163]-29.979" office:value-type="float" office:value="1241.478" calcext:value-type="float">
            <text:p>1241,478</text:p>
          </table:table-cell>
          <table:table-cell table:formula="of:=[.E163]/511+1" office:value-type="float" office:value="3.42950684931507" calcext:value-type="float">
            <text:p>3,4295068493</text:p>
          </table:table-cell>
          <table:table-cell table:formula="of:=SQRT([.A163])/[.F163]" office:value-type="float" office:value="0.412366449320706" calcext:value-type="float">
            <text:p>0,4123664493</text:p>
          </table:table-cell>
          <table:table-cell table:formula="of:=SQRT([.B163])/[.F163]" office:value-type="float" office:value="11.4389888154622" calcext:value-type="float">
            <text:p>11,4389888155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35" calcext:value-type="float">
            <text:p>1535</text:p>
          </table:table-cell>
          <table:table-cell/>
          <table:table-cell office:value-type="float" office:value="163" calcext:value-type="float">
            <text:p>163</text:p>
          </table:table-cell>
          <table:table-cell table:formula="of:=7.8485*[.D164]-29.979" office:value-type="float" office:value="1249.3265" calcext:value-type="float">
            <text:p>1249,3265</text:p>
          </table:table-cell>
          <table:table-cell table:formula="of:=[.E164]/511+1" office:value-type="float" office:value="3.44486594911937" calcext:value-type="float">
            <text:p>3,4448659491</text:p>
          </table:table-cell>
          <table:table-cell table:formula="of:=SQRT([.A164])/[.F164]" office:value-type="float" office:value="0" calcext:value-type="float">
            <text:p>0</text:p>
          </table:table-cell>
          <table:table-cell table:formula="of:=SQRT([.B164])/[.F164]" office:value-type="float" office:value="11.3731787033208" calcext:value-type="float">
            <text:p>11,3731787033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4" calcext:value-type="float">
            <text:p>1504</text:p>
          </table:table-cell>
          <table:table-cell/>
          <table:table-cell office:value-type="float" office:value="164" calcext:value-type="float">
            <text:p>164</text:p>
          </table:table-cell>
          <table:table-cell table:formula="of:=7.8485*[.D165]-29.979" office:value-type="float" office:value="1257.175" calcext:value-type="float">
            <text:p>1257,175</text:p>
          </table:table-cell>
          <table:table-cell table:formula="of:=[.E165]/511+1" office:value-type="float" office:value="3.46022504892368" calcext:value-type="float">
            <text:p>3,4602250489</text:p>
          </table:table-cell>
          <table:table-cell table:formula="of:=SQRT([.A165])/[.F165]" office:value-type="float" office:value="0.288998543696184" calcext:value-type="float">
            <text:p>0,2889985437</text:p>
          </table:table-cell>
          <table:table-cell table:formula="of:=SQRT([.B165])/[.F165]" office:value-type="float" office:value="11.2077793527892" calcext:value-type="float">
            <text:p>11,2077793528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88" calcext:value-type="float">
            <text:p>1488</text:p>
          </table:table-cell>
          <table:table-cell/>
          <table:table-cell office:value-type="float" office:value="165" calcext:value-type="float">
            <text:p>165</text:p>
          </table:table-cell>
          <table:table-cell table:formula="of:=7.8485*[.D166]-29.979" office:value-type="float" office:value="1265.0235" calcext:value-type="float">
            <text:p>1265,0235</text:p>
          </table:table-cell>
          <table:table-cell table:formula="of:=[.E166]/511+1" office:value-type="float" office:value="3.47558414872798" calcext:value-type="float">
            <text:p>3,4755841487</text:p>
          </table:table-cell>
          <table:table-cell table:formula="of:=SQRT([.A166])/[.F166]" office:value-type="float" office:value="0" calcext:value-type="float">
            <text:p>0</text:p>
          </table:table-cell>
          <table:table-cell table:formula="of:=SQRT([.B166])/[.F166]" office:value-type="float" office:value="11.0987394904795" calcext:value-type="float">
            <text:p>11,0987394905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34" calcext:value-type="float">
            <text:p>1434</text:p>
          </table:table-cell>
          <table:table-cell/>
          <table:table-cell office:value-type="float" office:value="166" calcext:value-type="float">
            <text:p>166</text:p>
          </table:table-cell>
          <table:table-cell table:formula="of:=7.8485*[.D167]-29.979" office:value-type="float" office:value="1272.872" calcext:value-type="float">
            <text:p>1272,872</text:p>
          </table:table-cell>
          <table:table-cell table:formula="of:=[.E167]/511+1" office:value-type="float" office:value="3.49094324853229" calcext:value-type="float">
            <text:p>3,4909432485</text:p>
          </table:table-cell>
          <table:table-cell table:formula="of:=SQRT([.A167])/[.F167]" office:value-type="float" office:value="0" calcext:value-type="float">
            <text:p>0</text:p>
          </table:table-cell>
          <table:table-cell table:formula="of:=SQRT([.B167])/[.F167]" office:value-type="float" office:value="10.8475531572861" calcext:value-type="float">
            <text:p>10,8475531573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34" calcext:value-type="float">
            <text:p>1434</text:p>
          </table:table-cell>
          <table:table-cell/>
          <table:table-cell office:value-type="float" office:value="167" calcext:value-type="float">
            <text:p>167</text:p>
          </table:table-cell>
          <table:table-cell table:formula="of:=7.8485*[.D168]-29.979" office:value-type="float" office:value="1280.7205" calcext:value-type="float">
            <text:p>1280,7205</text:p>
          </table:table-cell>
          <table:table-cell table:formula="of:=[.E168]/511+1" office:value-type="float" office:value="3.50630234833659" calcext:value-type="float">
            <text:p>3,5063023483</text:p>
          </table:table-cell>
          <table:table-cell table:formula="of:=SQRT([.A168])/[.F168]" office:value-type="float" office:value="0" calcext:value-type="float">
            <text:p>0</text:p>
          </table:table-cell>
          <table:table-cell table:formula="of:=SQRT([.B168])/[.F168]" office:value-type="float" office:value="10.8000362477263" calcext:value-type="float">
            <text:p>10,8000362477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40" calcext:value-type="float">
            <text:p>1340</text:p>
          </table:table-cell>
          <table:table-cell/>
          <table:table-cell office:value-type="float" office:value="168" calcext:value-type="float">
            <text:p>168</text:p>
          </table:table-cell>
          <table:table-cell table:formula="of:=7.8485*[.D169]-29.979" office:value-type="float" office:value="1288.569" calcext:value-type="float">
            <text:p>1288,569</text:p>
          </table:table-cell>
          <table:table-cell table:formula="of:=[.E169]/511+1" office:value-type="float" office:value="3.5216614481409" calcext:value-type="float">
            <text:p>3,5216614481</text:p>
          </table:table-cell>
          <table:table-cell table:formula="of:=SQRT([.A169])/[.F169]" office:value-type="float" office:value="0" calcext:value-type="float">
            <text:p>0</text:p>
          </table:table-cell>
          <table:table-cell table:formula="of:=SQRT([.B169])/[.F169]" office:value-type="float" office:value="10.3945285412857" calcext:value-type="float">
            <text:p>10,3945285413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70" calcext:value-type="float">
            <text:p>1370</text:p>
          </table:table-cell>
          <table:table-cell/>
          <table:table-cell office:value-type="float" office:value="169" calcext:value-type="float">
            <text:p>169</text:p>
          </table:table-cell>
          <table:table-cell table:formula="of:=7.8485*[.D170]-29.979" office:value-type="float" office:value="1296.4175" calcext:value-type="float">
            <text:p>1296,4175</text:p>
          </table:table-cell>
          <table:table-cell table:formula="of:=[.E170]/511+1" office:value-type="float" office:value="3.53702054794521" calcext:value-type="float">
            <text:p>3,5370205479</text:p>
          </table:table-cell>
          <table:table-cell table:formula="of:=SQRT([.A170])/[.F170]" office:value-type="float" office:value="0" calcext:value-type="float">
            <text:p>0</text:p>
          </table:table-cell>
          <table:table-cell table:formula="of:=SQRT([.B170])/[.F170]" office:value-type="float" office:value="10.4646016456269" calcext:value-type="float">
            <text:p>10,4646016456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15" calcext:value-type="float">
            <text:p>1315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7.8485*[.D171]-29.979" office:value-type="float" office:value="1304.266" calcext:value-type="float">
            <text:p>1304,266</text:p>
          </table:table-cell>
          <table:table-cell table:formula="of:=[.E171]/511+1" office:value-type="float" office:value="3.55237964774951" calcext:value-type="float">
            <text:p>3,5523796477</text:p>
          </table:table-cell>
          <table:table-cell table:formula="of:=SQRT([.A171])/[.F171]" office:value-type="float" office:value="0.281501443865527" calcext:value-type="float">
            <text:p>0,2815014439</text:p>
          </table:table-cell>
          <table:table-cell table:formula="of:=SQRT([.B171])/[.F171]" office:value-type="float" office:value="10.2080667959886" calcext:value-type="float">
            <text:p>10,208066796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76" calcext:value-type="float">
            <text:p>1276</text:p>
          </table:table-cell>
          <table:table-cell/>
          <table:table-cell office:value-type="float" office:value="171" calcext:value-type="float">
            <text:p>171</text:p>
          </table:table-cell>
          <table:table-cell table:formula="of:=7.8485*[.D172]-29.979" office:value-type="float" office:value="1312.1145" calcext:value-type="float">
            <text:p>1312,1145</text:p>
          </table:table-cell>
          <table:table-cell table:formula="of:=[.E172]/511+1" office:value-type="float" office:value="3.56773874755382" calcext:value-type="float">
            <text:p>3,5677387476</text:p>
          </table:table-cell>
          <table:table-cell table:formula="of:=SQRT([.A172])/[.F172]" office:value-type="float" office:value="0.280289581372975" calcext:value-type="float">
            <text:p>0,2802895814</text:p>
          </table:table-cell>
          <table:table-cell table:formula="of:=SQRT([.B172])/[.F172]" office:value-type="float" office:value="10.0122639931176" calcext:value-type="float">
            <text:p>10,012263993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19" calcext:value-type="float">
            <text:p>1319</text:p>
          </table:table-cell>
          <table:table-cell/>
          <table:table-cell office:value-type="float" office:value="172" calcext:value-type="float">
            <text:p>172</text:p>
          </table:table-cell>
          <table:table-cell table:formula="of:=7.8485*[.D173]-29.979" office:value-type="float" office:value="1319.963" calcext:value-type="float">
            <text:p>1319,963</text:p>
          </table:table-cell>
          <table:table-cell table:formula="of:=[.E173]/511+1" office:value-type="float" office:value="3.58309784735812" calcext:value-type="float">
            <text:p>3,5830978474</text:p>
          </table:table-cell>
          <table:table-cell table:formula="of:=SQRT([.A173])/[.F173]" office:value-type="float" office:value="0.394690187826107" calcext:value-type="float">
            <text:p>0,3946901878</text:p>
          </table:table-cell>
          <table:table-cell table:formula="of:=SQRT([.B173])/[.F173]" office:value-type="float" office:value="10.1359329669012" calcext:value-type="float">
            <text:p>10,1359329669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78" calcext:value-type="float">
            <text:p>1178</text:p>
          </table:table-cell>
          <table:table-cell/>
          <table:table-cell office:value-type="float" office:value="173" calcext:value-type="float">
            <text:p>173</text:p>
          </table:table-cell>
          <table:table-cell table:formula="of:=7.8485*[.D174]-29.979" office:value-type="float" office:value="1327.8115" calcext:value-type="float">
            <text:p>1327,8115</text:p>
          </table:table-cell>
          <table:table-cell table:formula="of:=[.E174]/511+1" office:value-type="float" office:value="3.59845694716243" calcext:value-type="float">
            <text:p>3,5984569472</text:p>
          </table:table-cell>
          <table:table-cell table:formula="of:=SQRT([.A174])/[.F174]" office:value-type="float" office:value="0.481331535433456" calcext:value-type="float">
            <text:p>0,4813315354</text:p>
          </table:table-cell>
          <table:table-cell table:formula="of:=SQRT([.B174])/[.F174]" office:value-type="float" office:value="9.53797839113394" calcext:value-type="float">
            <text:p>9,5379783911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16" calcext:value-type="float">
            <text:p>1216</text:p>
          </table:table-cell>
          <table:table-cell/>
          <table:table-cell office:value-type="float" office:value="174" calcext:value-type="float">
            <text:p>174</text:p>
          </table:table-cell>
          <table:table-cell table:formula="of:=7.8485*[.D175]-29.979" office:value-type="float" office:value="1335.66" calcext:value-type="float">
            <text:p>1335,66</text:p>
          </table:table-cell>
          <table:table-cell table:formula="of:=[.E175]/511+1" office:value-type="float" office:value="3.61381604696673" calcext:value-type="float">
            <text:p>3,613816047</text:p>
          </table:table-cell>
          <table:table-cell table:formula="of:=SQRT([.A175])/[.F175]" office:value-type="float" office:value="0" calcext:value-type="float">
            <text:p>0</text:p>
          </table:table-cell>
          <table:table-cell table:formula="of:=SQRT([.B175])/[.F175]" office:value-type="float" office:value="9.64940968082607" calcext:value-type="float">
            <text:p>9,6494096808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57" calcext:value-type="float">
            <text:p>1157</text:p>
          </table:table-cell>
          <table:table-cell/>
          <table:table-cell office:value-type="float" office:value="175" calcext:value-type="float">
            <text:p>175</text:p>
          </table:table-cell>
          <table:table-cell table:formula="of:=7.8485*[.D176]-29.979" office:value-type="float" office:value="1343.5085" calcext:value-type="float">
            <text:p>1343,5085</text:p>
          </table:table-cell>
          <table:table-cell table:formula="of:=[.E176]/511+1" office:value-type="float" office:value="3.62917514677104" calcext:value-type="float">
            <text:p>3,6291751468</text:p>
          </table:table-cell>
          <table:table-cell table:formula="of:=SQRT([.A176])/[.F176]" office:value-type="float" office:value="0" calcext:value-type="float">
            <text:p>0</text:p>
          </table:table-cell>
          <table:table-cell table:formula="of:=SQRT([.B176])/[.F176]" office:value-type="float" office:value="9.37257126695954" calcext:value-type="float">
            <text:p>9,372571267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84" calcext:value-type="float">
            <text:p>1184</text:p>
          </table:table-cell>
          <table:table-cell/>
          <table:table-cell office:value-type="float" office:value="176" calcext:value-type="float">
            <text:p>176</text:p>
          </table:table-cell>
          <table:table-cell table:formula="of:=7.8485*[.D177]-29.979" office:value-type="float" office:value="1351.357" calcext:value-type="float">
            <text:p>1351,357</text:p>
          </table:table-cell>
          <table:table-cell table:formula="of:=[.E177]/511+1" office:value-type="float" office:value="3.64453424657534" calcext:value-type="float">
            <text:p>3,6445342466</text:p>
          </table:table-cell>
          <table:table-cell table:formula="of:=SQRT([.A177])/[.F177]" office:value-type="float" office:value="0.274383482866067" calcext:value-type="float">
            <text:p>0,2743834829</text:p>
          </table:table-cell>
          <table:table-cell table:formula="of:=SQRT([.B177])/[.F177]" office:value-type="float" office:value="9.4413438700717" calcext:value-type="float">
            <text:p>9,4413438701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30" calcext:value-type="float">
            <text:p>1130</text:p>
          </table:table-cell>
          <table:table-cell/>
          <table:table-cell office:value-type="float" office:value="177" calcext:value-type="float">
            <text:p>177</text:p>
          </table:table-cell>
          <table:table-cell table:formula="of:=7.8485*[.D178]-29.979" office:value-type="float" office:value="1359.2055" calcext:value-type="float">
            <text:p>1359,2055</text:p>
          </table:table-cell>
          <table:table-cell table:formula="of:=[.E178]/511+1" office:value-type="float" office:value="3.65989334637965" calcext:value-type="float">
            <text:p>3,6598933464</text:p>
          </table:table-cell>
          <table:table-cell table:formula="of:=SQRT([.A178])/[.F178]" office:value-type="float" office:value="0" calcext:value-type="float">
            <text:p>0</text:p>
          </table:table-cell>
          <table:table-cell table:formula="of:=SQRT([.B178])/[.F178]" office:value-type="float" office:value="9.18482301163107" calcext:value-type="float">
            <text:p>9,1848230116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178" calcext:value-type="float">
            <text:p>178</text:p>
          </table:table-cell>
          <table:table-cell table:formula="of:=7.8485*[.D179]-29.979" office:value-type="float" office:value="1367.054" calcext:value-type="float">
            <text:p>1367,054</text:p>
          </table:table-cell>
          <table:table-cell table:formula="of:=[.E179]/511+1" office:value-type="float" office:value="3.67525244618395" calcext:value-type="float">
            <text:p>3,6752524462</text:p>
          </table:table-cell>
          <table:table-cell table:formula="of:=SQRT([.A179])/[.F179]" office:value-type="float" office:value="0" calcext:value-type="float">
            <text:p>0</text:p>
          </table:table-cell>
          <table:table-cell table:formula="of:=SQRT([.B179])/[.F179]" office:value-type="float" office:value="9.02420946294201" calcext:value-type="float">
            <text:p>9,0242094629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13" calcext:value-type="float">
            <text:p>1113</text:p>
          </table:table-cell>
          <table:table-cell/>
          <table:table-cell office:value-type="float" office:value="179" calcext:value-type="float">
            <text:p>179</text:p>
          </table:table-cell>
          <table:table-cell table:formula="of:=7.8485*[.D180]-29.979" office:value-type="float" office:value="1374.9025" calcext:value-type="float">
            <text:p>1374,9025</text:p>
          </table:table-cell>
          <table:table-cell table:formula="of:=[.E180]/511+1" office:value-type="float" office:value="3.69061154598826" calcext:value-type="float">
            <text:p>3,690611546</text:p>
          </table:table-cell>
          <table:table-cell table:formula="of:=SQRT([.A180])/[.F180]" office:value-type="float" office:value="0" calcext:value-type="float">
            <text:p>0</text:p>
          </table:table-cell>
          <table:table-cell table:formula="of:=SQRT([.B180])/[.F180]" office:value-type="float" office:value="9.0396006785079" calcext:value-type="float">
            <text:p>9,0396006785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3" calcext:value-type="float">
            <text:p>1103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7.8485*[.D181]-29.979" office:value-type="float" office:value="1382.751" calcext:value-type="float">
            <text:p>1382,751</text:p>
          </table:table-cell>
          <table:table-cell table:formula="of:=[.E181]/511+1" office:value-type="float" office:value="3.70597064579256" calcext:value-type="float">
            <text:p>3,7059706458</text:p>
          </table:table-cell>
          <table:table-cell table:formula="of:=SQRT([.A181])/[.F181]" office:value-type="float" office:value="0.269834841011305" calcext:value-type="float">
            <text:p>0,269834841</text:p>
          </table:table-cell>
          <table:table-cell table:formula="of:=SQRT([.B181])/[.F181]" office:value-type="float" office:value="8.96160466045154" calcext:value-type="float">
            <text:p>8,9616046605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3" calcext:value-type="float">
            <text:p>1113</text:p>
          </table:table-cell>
          <table:table-cell/>
          <table:table-cell office:value-type="float" office:value="181" calcext:value-type="float">
            <text:p>181</text:p>
          </table:table-cell>
          <table:table-cell table:formula="of:=7.8485*[.D182]-29.979" office:value-type="float" office:value="1390.5995" calcext:value-type="float">
            <text:p>1390,5995</text:p>
          </table:table-cell>
          <table:table-cell table:formula="of:=[.E182]/511+1" office:value-type="float" office:value="3.72132974559687" calcext:value-type="float">
            <text:p>3,7213297456</text:p>
          </table:table-cell>
          <table:table-cell table:formula="of:=SQRT([.A182])/[.F182]" office:value-type="float" office:value="0.268721147644391" calcext:value-type="float">
            <text:p>0,2687211476</text:p>
          </table:table-cell>
          <table:table-cell table:formula="of:=SQRT([.B182])/[.F182]" office:value-type="float" office:value="8.96498212089336" calcext:value-type="float">
            <text:p>8,9649821209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/>
          <table:table-cell office:value-type="float" office:value="182" calcext:value-type="float">
            <text:p>182</text:p>
          </table:table-cell>
          <table:table-cell table:formula="of:=7.8485*[.D183]-29.979" office:value-type="float" office:value="1398.448" calcext:value-type="float">
            <text:p>1398,448</text:p>
          </table:table-cell>
          <table:table-cell table:formula="of:=[.E183]/511+1" office:value-type="float" office:value="3.73668884540117" calcext:value-type="float">
            <text:p>3,7366888454</text:p>
          </table:table-cell>
          <table:table-cell table:formula="of:=SQRT([.A183])/[.F183]" office:value-type="float" office:value="0" calcext:value-type="float">
            <text:p>0</text:p>
          </table:table-cell>
          <table:table-cell table:formula="of:=SQRT([.B183])/[.F183]" office:value-type="float" office:value="8.55536440119605" calcext:value-type="float">
            <text:p>8,5553644012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4" calcext:value-type="float">
            <text:p>1004</text:p>
          </table:table-cell>
          <table:table-cell/>
          <table:table-cell office:value-type="float" office:value="183" calcext:value-type="float">
            <text:p>183</text:p>
          </table:table-cell>
          <table:table-cell table:formula="of:=7.8485*[.D184]-29.979" office:value-type="float" office:value="1406.2965" calcext:value-type="float">
            <text:p>1406,2965</text:p>
          </table:table-cell>
          <table:table-cell table:formula="of:=[.E184]/511+1" office:value-type="float" office:value="3.75204794520548" calcext:value-type="float">
            <text:p>3,7520479452</text:p>
          </table:table-cell>
          <table:table-cell table:formula="of:=SQRT([.A184])/[.F184]" office:value-type="float" office:value="0" calcext:value-type="float">
            <text:p>0</text:p>
          </table:table-cell>
          <table:table-cell table:formula="of:=SQRT([.B184])/[.F184]" office:value-type="float" office:value="8.44497711603055" calcext:value-type="float">
            <text:p>8,444977116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184" calcext:value-type="float">
            <text:p>184</text:p>
          </table:table-cell>
          <table:table-cell table:formula="of:=7.8485*[.D185]-29.979" office:value-type="float" office:value="1414.145" calcext:value-type="float">
            <text:p>1414,145</text:p>
          </table:table-cell>
          <table:table-cell table:formula="of:=[.E185]/511+1" office:value-type="float" office:value="3.76740704500978" calcext:value-type="float">
            <text:p>3,767407045</text:p>
          </table:table-cell>
          <table:table-cell table:formula="of:=SQRT([.A185])/[.F185]" office:value-type="float" office:value="0" calcext:value-type="float">
            <text:p>0</text:p>
          </table:table-cell>
          <table:table-cell table:formula="of:=SQRT([.B185])/[.F185]" office:value-type="float" office:value="8.30941581596893" calcext:value-type="float">
            <text:p>8,309415816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/>
          <table:table-cell office:value-type="float" office:value="185" calcext:value-type="float">
            <text:p>185</text:p>
          </table:table-cell>
          <table:table-cell table:formula="of:=7.8485*[.D186]-29.979" office:value-type="float" office:value="1421.9935" calcext:value-type="float">
            <text:p>1421,9935</text:p>
          </table:table-cell>
          <table:table-cell table:formula="of:=[.E186]/511+1" office:value-type="float" office:value="3.78276614481409" calcext:value-type="float">
            <text:p>3,7827661448</text:p>
          </table:table-cell>
          <table:table-cell table:formula="of:=SQRT([.A186])/[.F186]" office:value-type="float" office:value="0" calcext:value-type="float">
            <text:p>0</text:p>
          </table:table-cell>
          <table:table-cell table:formula="of:=SQRT([.B186])/[.F186]" office:value-type="float" office:value="8.21209875122874" calcext:value-type="float">
            <text:p>8,2120987512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9" calcext:value-type="float">
            <text:p>889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7.8485*[.D187]-29.979" office:value-type="float" office:value="1429.842" calcext:value-type="float">
            <text:p>1429,842</text:p>
          </table:table-cell>
          <table:table-cell table:formula="of:=[.E187]/511+1" office:value-type="float" office:value="3.79812524461839" calcext:value-type="float">
            <text:p>3,7981252446</text:p>
          </table:table-cell>
          <table:table-cell table:formula="of:=SQRT([.A187])/[.F187]" office:value-type="float" office:value="0" calcext:value-type="float">
            <text:p>0</text:p>
          </table:table-cell>
          <table:table-cell table:formula="of:=SQRT([.B187])/[.F187]" office:value-type="float" office:value="7.8502158595212" calcext:value-type="float">
            <text:p>7,8502158595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6" calcext:value-type="float">
            <text:p>856</text:p>
          </table:table-cell>
          <table:table-cell/>
          <table:table-cell office:value-type="float" office:value="187" calcext:value-type="float">
            <text:p>187</text:p>
          </table:table-cell>
          <table:table-cell table:formula="of:=7.8485*[.D188]-29.979" office:value-type="float" office:value="1437.6905" calcext:value-type="float">
            <text:p>1437,6905</text:p>
          </table:table-cell>
          <table:table-cell table:formula="of:=[.E188]/511+1" office:value-type="float" office:value="3.8134843444227" calcext:value-type="float">
            <text:p>3,8134843444</text:p>
          </table:table-cell>
          <table:table-cell table:formula="of:=SQRT([.A188])/[.F188]" office:value-type="float" office:value="0.262227377821157" calcext:value-type="float">
            <text:p>0,2622273778</text:p>
          </table:table-cell>
          <table:table-cell table:formula="of:=SQRT([.B188])/[.F188]" office:value-type="float" office:value="7.67211165281044" calcext:value-type="float">
            <text:p>7,6721116528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5" calcext:value-type="float">
            <text:p>905</text:p>
          </table:table-cell>
          <table:table-cell/>
          <table:table-cell office:value-type="float" office:value="188" calcext:value-type="float">
            <text:p>188</text:p>
          </table:table-cell>
          <table:table-cell table:formula="of:=7.8485*[.D189]-29.979" office:value-type="float" office:value="1445.539" calcext:value-type="float">
            <text:p>1445,539</text:p>
          </table:table-cell>
          <table:table-cell table:formula="of:=[.E189]/511+1" office:value-type="float" office:value="3.82884344422701" calcext:value-type="float">
            <text:p>3,8288434442</text:p>
          </table:table-cell>
          <table:table-cell table:formula="of:=SQRT([.A189])/[.F189]" office:value-type="float" office:value="0.26117547362971" calcext:value-type="float">
            <text:p>0,2611754736</text:p>
          </table:table-cell>
          <table:table-cell table:formula="of:=SQRT([.B189])/[.F189]" office:value-type="float" office:value="7.85699868672903" calcext:value-type="float">
            <text:p>7,8569986867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8" calcext:value-type="float">
            <text:p>808</text:p>
          </table:table-cell>
          <table:table-cell/>
          <table:table-cell office:value-type="float" office:value="189" calcext:value-type="float">
            <text:p>189</text:p>
          </table:table-cell>
          <table:table-cell table:formula="of:=7.8485*[.D190]-29.979" office:value-type="float" office:value="1453.3875" calcext:value-type="float">
            <text:p>1453,3875</text:p>
          </table:table-cell>
          <table:table-cell table:formula="of:=[.E190]/511+1" office:value-type="float" office:value="3.84420254403131" calcext:value-type="float">
            <text:p>3,844202544</text:p>
          </table:table-cell>
          <table:table-cell table:formula="of:=SQRT([.A190])/[.F190]" office:value-type="float" office:value="0.260131974979478" calcext:value-type="float">
            <text:p>0,260131975</text:p>
          </table:table-cell>
          <table:table-cell table:formula="of:=SQRT([.B190])/[.F190]" office:value-type="float" office:value="7.39434004361667" calcext:value-type="float">
            <text:p>7,3943400436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9" calcext:value-type="float">
            <text:p>849</text:p>
          </table:table-cell>
          <table:table-cell/>
          <table:table-cell office:value-type="float" office:value="190" calcext:value-type="float">
            <text:p>190</text:p>
          </table:table-cell>
          <table:table-cell table:formula="of:=7.8485*[.D191]-29.979" office:value-type="float" office:value="1461.236" calcext:value-type="float">
            <text:p>1461,236</text:p>
          </table:table-cell>
          <table:table-cell table:formula="of:=[.E191]/511+1" office:value-type="float" office:value="3.85956164383562" calcext:value-type="float">
            <text:p>3,8595616438</text:p>
          </table:table-cell>
          <table:table-cell table:formula="of:=SQRT([.A191])/[.F191]" office:value-type="float" office:value="0" calcext:value-type="float">
            <text:p>0</text:p>
          </table:table-cell>
          <table:table-cell table:formula="of:=SQRT([.B191])/[.F191]" office:value-type="float" office:value="7.54945956497539" calcext:value-type="float">
            <text:p>7,549459565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9" calcext:value-type="float">
            <text:p>789</text:p>
          </table:table-cell>
          <table:table-cell/>
          <table:table-cell office:value-type="float" office:value="191" calcext:value-type="float">
            <text:p>191</text:p>
          </table:table-cell>
          <table:table-cell table:formula="of:=7.8485*[.D192]-29.979" office:value-type="float" office:value="1469.0845" calcext:value-type="float">
            <text:p>1469,0845</text:p>
          </table:table-cell>
          <table:table-cell table:formula="of:=[.E192]/511+1" office:value-type="float" office:value="3.87492074363992" calcext:value-type="float">
            <text:p>3,8749207436</text:p>
          </table:table-cell>
          <table:table-cell table:formula="of:=SQRT([.A192])/[.F192]" office:value-type="float" office:value="0" calcext:value-type="float">
            <text:p>0</text:p>
          </table:table-cell>
          <table:table-cell table:formula="of:=SQRT([.B192])/[.F192]" office:value-type="float" office:value="7.24895957071644" calcext:value-type="float">
            <text:p>7,2489595707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9" calcext:value-type="float">
            <text:p>759</text:p>
          </table:table-cell>
          <table:table-cell/>
          <table:table-cell office:value-type="float" office:value="192" calcext:value-type="float">
            <text:p>192</text:p>
          </table:table-cell>
          <table:table-cell table:formula="of:=7.8485*[.D193]-29.979" office:value-type="float" office:value="1476.933" calcext:value-type="float">
            <text:p>1476,933</text:p>
          </table:table-cell>
          <table:table-cell table:formula="of:=[.E193]/511+1" office:value-type="float" office:value="3.89027984344423" calcext:value-type="float">
            <text:p>3,8902798434</text:p>
          </table:table-cell>
          <table:table-cell table:formula="of:=SQRT([.A193])/[.F193]" office:value-type="float" office:value="0" calcext:value-type="float">
            <text:p>0</text:p>
          </table:table-cell>
          <table:table-cell table:formula="of:=SQRT([.B193])/[.F193]" office:value-type="float" office:value="7.08174109231194" calcext:value-type="float">
            <text:p>7,0817410923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5" calcext:value-type="float">
            <text:p>795</text:p>
          </table:table-cell>
          <table:table-cell/>
          <table:table-cell office:value-type="float" office:value="193" calcext:value-type="float">
            <text:p>193</text:p>
          </table:table-cell>
          <table:table-cell table:formula="of:=7.8485*[.D194]-29.979" office:value-type="float" office:value="1484.7815" calcext:value-type="float">
            <text:p>1484,7815</text:p>
          </table:table-cell>
          <table:table-cell table:formula="of:=[.E194]/511+1" office:value-type="float" office:value="3.90563894324853" calcext:value-type="float">
            <text:p>3,9056389432</text:p>
          </table:table-cell>
          <table:table-cell table:formula="of:=SQRT([.A194])/[.F194]" office:value-type="float" office:value="0" calcext:value-type="float">
            <text:p>0</text:p>
          </table:table-cell>
          <table:table-cell table:formula="of:=SQRT([.B194])/[.F194]" office:value-type="float" office:value="7.21923986560095" calcext:value-type="float">
            <text:p>7,2192398656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9" calcext:value-type="float">
            <text:p>759</text:p>
          </table:table-cell>
          <table:table-cell/>
          <table:table-cell office:value-type="float" office:value="194" calcext:value-type="float">
            <text:p>194</text:p>
          </table:table-cell>
          <table:table-cell table:formula="of:=7.8485*[.D195]-29.979" office:value-type="float" office:value="1492.63" calcext:value-type="float">
            <text:p>1492,63</text:p>
          </table:table-cell>
          <table:table-cell table:formula="of:=[.E195]/511+1" office:value-type="float" office:value="3.92099804305284" calcext:value-type="float">
            <text:p>3,9209980431</text:p>
          </table:table-cell>
          <table:table-cell table:formula="of:=SQRT([.A195])/[.F195]" office:value-type="float" office:value="0.360676936546494" calcext:value-type="float">
            <text:p>0,3606769365</text:p>
          </table:table-cell>
          <table:table-cell table:formula="of:=SQRT([.B195])/[.F195]" office:value-type="float" office:value="7.02626074418078" calcext:value-type="float">
            <text:p>7,0262607442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/>
          <table:table-cell office:value-type="float" office:value="195" calcext:value-type="float">
            <text:p>195</text:p>
          </table:table-cell>
          <table:table-cell table:formula="of:=7.8485*[.D196]-29.979" office:value-type="float" office:value="1500.4785" calcext:value-type="float">
            <text:p>1500,4785</text:p>
          </table:table-cell>
          <table:table-cell table:formula="of:=[.E196]/511+1" office:value-type="float" office:value="3.93635714285714" calcext:value-type="float">
            <text:p>3,9363571429</text:p>
          </table:table-cell>
          <table:table-cell table:formula="of:=SQRT([.A196])/[.F196]" office:value-type="float" office:value="0" calcext:value-type="float">
            <text:p>0</text:p>
          </table:table-cell>
          <table:table-cell table:formula="of:=SQRT([.B196])/[.F196]" office:value-type="float" office:value="6.88261592763494" calcext:value-type="float">
            <text:p>6,8826159276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3" calcext:value-type="float">
            <text:p>733</text:p>
          </table:table-cell>
          <table:table-cell/>
          <table:table-cell office:value-type="float" office:value="196" calcext:value-type="float">
            <text:p>196</text:p>
          </table:table-cell>
          <table:table-cell table:formula="of:=7.8485*[.D197]-29.979" office:value-type="float" office:value="1508.327" calcext:value-type="float">
            <text:p>1508,327</text:p>
          </table:table-cell>
          <table:table-cell table:formula="of:=[.E197]/511+1" office:value-type="float" office:value="3.95171624266145" calcext:value-type="float">
            <text:p>3,9517162427</text:p>
          </table:table-cell>
          <table:table-cell table:formula="of:=SQRT([.A197])/[.F197]" office:value-type="float" office:value="0" calcext:value-type="float">
            <text:p>0</text:p>
          </table:table-cell>
          <table:table-cell table:formula="of:=SQRT([.B197])/[.F197]" office:value-type="float" office:value="6.85119352677197" calcext:value-type="float">
            <text:p>6,8511935268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9" calcext:value-type="float">
            <text:p>709</text:p>
          </table:table-cell>
          <table:table-cell/>
          <table:table-cell office:value-type="float" office:value="197" calcext:value-type="float">
            <text:p>197</text:p>
          </table:table-cell>
          <table:table-cell table:formula="of:=7.8485*[.D198]-29.979" office:value-type="float" office:value="1516.1755" calcext:value-type="float">
            <text:p>1516,1755</text:p>
          </table:table-cell>
          <table:table-cell table:formula="of:=[.E198]/511+1" office:value-type="float" office:value="3.96707534246575" calcext:value-type="float">
            <text:p>3,9670753425</text:p>
          </table:table-cell>
          <table:table-cell table:formula="of:=SQRT([.A198])/[.F198]" office:value-type="float" office:value="0.252074869689378" calcext:value-type="float">
            <text:p>0,2520748697</text:p>
          </table:table-cell>
          <table:table-cell table:formula="of:=SQRT([.B198])/[.F198]" office:value-type="float" office:value="6.71201114492535" calcext:value-type="float">
            <text:p>6,7120111449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9" calcext:value-type="float">
            <text:p>649</text:p>
          </table:table-cell>
          <table:table-cell/>
          <table:table-cell office:value-type="float" office:value="198" calcext:value-type="float">
            <text:p>198</text:p>
          </table:table-cell>
          <table:table-cell table:formula="of:=7.8485*[.D199]-29.979" office:value-type="float" office:value="1524.024" calcext:value-type="float">
            <text:p>1524,024</text:p>
          </table:table-cell>
          <table:table-cell table:formula="of:=[.E199]/511+1" office:value-type="float" office:value="3.98243444227006" calcext:value-type="float">
            <text:p>3,9824344423</text:p>
          </table:table-cell>
          <table:table-cell table:formula="of:=SQRT([.A199])/[.F199]" office:value-type="float" office:value="0" calcext:value-type="float">
            <text:p>0</text:p>
          </table:table-cell>
          <table:table-cell table:formula="of:=SQRT([.B199])/[.F199]" office:value-type="float" office:value="6.39696114901832" calcext:value-type="float">
            <text:p>6,396961149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/>
          <table:table-cell office:value-type="float" office:value="199" calcext:value-type="float">
            <text:p>199</text:p>
          </table:table-cell>
          <table:table-cell table:formula="of:=7.8485*[.D200]-29.979" office:value-type="float" office:value="1531.8725" calcext:value-type="float">
            <text:p>1531,8725</text:p>
          </table:table-cell>
          <table:table-cell table:formula="of:=[.E200]/511+1" office:value-type="float" office:value="3.99779354207436" calcext:value-type="float">
            <text:p>3,9977935421</text:p>
          </table:table-cell>
          <table:table-cell table:formula="of:=SQRT([.A200])/[.F200]" office:value-type="float" office:value="0" calcext:value-type="float">
            <text:p>0</text:p>
          </table:table-cell>
          <table:table-cell table:formula="of:=SQRT([.B200])/[.F200]" office:value-type="float" office:value="6.46014929697676" calcext:value-type="float">
            <text:p>6,460149297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4" calcext:value-type="float">
            <text:p>614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7.8485*[.D201]-29.979" office:value-type="float" office:value="1539.721" calcext:value-type="float">
            <text:p>1539,721</text:p>
          </table:table-cell>
          <table:table-cell table:formula="of:=[.E201]/511+1" office:value-type="float" office:value="4.01315264187867" calcext:value-type="float">
            <text:p>4,0131526419</text:p>
          </table:table-cell>
          <table:table-cell table:formula="of:=SQRT([.A201])/[.F201]" office:value-type="float" office:value="0" calcext:value-type="float">
            <text:p>0</text:p>
          </table:table-cell>
          <table:table-cell table:formula="of:=SQRT([.B201])/[.F201]" office:value-type="float" office:value="6.17445325357173" calcext:value-type="float">
            <text:p>6,1744532536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4" calcext:value-type="float">
            <text:p>604</text:p>
          </table:table-cell>
          <table:table-cell/>
          <table:table-cell office:value-type="float" office:value="201" calcext:value-type="float">
            <text:p>201</text:p>
          </table:table-cell>
          <table:table-cell table:formula="of:=7.8485*[.D202]-29.979" office:value-type="float" office:value="1547.5695" calcext:value-type="float">
            <text:p>1547,5695</text:p>
          </table:table-cell>
          <table:table-cell table:formula="of:=[.E202]/511+1" office:value-type="float" office:value="4.02851174168297" calcext:value-type="float">
            <text:p>4,0285117417</text:p>
          </table:table-cell>
          <table:table-cell table:formula="of:=SQRT([.A202])/[.F202]" office:value-type="float" office:value="0" calcext:value-type="float">
            <text:p>0</text:p>
          </table:table-cell>
          <table:table-cell table:formula="of:=SQRT([.B202])/[.F202]" office:value-type="float" office:value="6.10061805221941" calcext:value-type="float">
            <text:p>6,1006180522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6" calcext:value-type="float">
            <text:p>606</text:p>
          </table:table-cell>
          <table:table-cell/>
          <table:table-cell office:value-type="float" office:value="202" calcext:value-type="float">
            <text:p>202</text:p>
          </table:table-cell>
          <table:table-cell table:formula="of:=7.8485*[.D203]-29.979" office:value-type="float" office:value="1555.418" calcext:value-type="float">
            <text:p>1555,418</text:p>
          </table:table-cell>
          <table:table-cell table:formula="of:=[.E203]/511+1" office:value-type="float" office:value="4.04387084148728" calcext:value-type="float">
            <text:p>4,0438708415</text:p>
          </table:table-cell>
          <table:table-cell table:formula="of:=SQRT([.A203])/[.F203]" office:value-type="float" office:value="0" calcext:value-type="float">
            <text:p>0</text:p>
          </table:table-cell>
          <table:table-cell table:formula="of:=SQRT([.B203])/[.F203]" office:value-type="float" office:value="6.08750086615737" calcext:value-type="float">
            <text:p>6,0875008662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4" calcext:value-type="float">
            <text:p>574</text:p>
          </table:table-cell>
          <table:table-cell/>
          <table:table-cell office:value-type="float" office:value="203" calcext:value-type="float">
            <text:p>203</text:p>
          </table:table-cell>
          <table:table-cell table:formula="of:=7.8485*[.D204]-29.979" office:value-type="float" office:value="1563.2665" calcext:value-type="float">
            <text:p>1563,2665</text:p>
          </table:table-cell>
          <table:table-cell table:formula="of:=[.E204]/511+1" office:value-type="float" office:value="4.05922994129159" calcext:value-type="float">
            <text:p>4,0592299413</text:p>
          </table:table-cell>
          <table:table-cell table:formula="of:=SQRT([.A204])/[.F204]" office:value-type="float" office:value="0" calcext:value-type="float">
            <text:p>0</text:p>
          </table:table-cell>
          <table:table-cell table:formula="of:=SQRT([.B204])/[.F204]" office:value-type="float" office:value="5.90217786327195" calcext:value-type="float">
            <text:p>5,9021778633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float" office:value="204" calcext:value-type="float">
            <text:p>204</text:p>
          </table:table-cell>
          <table:table-cell table:formula="of:=7.8485*[.D205]-29.979" office:value-type="float" office:value="1571.115" calcext:value-type="float">
            <text:p>1571,115</text:p>
          </table:table-cell>
          <table:table-cell table:formula="of:=[.E205]/511+1" office:value-type="float" office:value="4.07458904109589" calcext:value-type="float">
            <text:p>4,0745890411</text:p>
          </table:table-cell>
          <table:table-cell table:formula="of:=SQRT([.A205])/[.F205]" office:value-type="float" office:value="0" calcext:value-type="float">
            <text:p>0</text:p>
          </table:table-cell>
          <table:table-cell table:formula="of:=SQRT([.B205])/[.F205]" office:value-type="float" office:value="5.84911762517674" calcext:value-type="float">
            <text:p>5,849117625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205" calcext:value-type="float">
            <text:p>205</text:p>
          </table:table-cell>
          <table:table-cell table:formula="of:=7.8485*[.D206]-29.979" office:value-type="float" office:value="1578.9635" calcext:value-type="float">
            <text:p>1578,9635</text:p>
          </table:table-cell>
          <table:table-cell table:formula="of:=[.E206]/511+1" office:value-type="float" office:value="4.0899481409002" calcext:value-type="float">
            <text:p>4,0899481409</text:p>
          </table:table-cell>
          <table:table-cell table:formula="of:=SQRT([.A206])/[.F206]" office:value-type="float" office:value="0.244501877664371" calcext:value-type="float">
            <text:p>0,2445018777</text:p>
          </table:table-cell>
          <table:table-cell table:formula="of:=SQRT([.B206])/[.F206]" office:value-type="float" office:value="5.75489071768502" calcext:value-type="float">
            <text:p>5,7548907177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206" calcext:value-type="float">
            <text:p>206</text:p>
          </table:table-cell>
          <table:table-cell table:formula="of:=7.8485*[.D207]-29.979" office:value-type="float" office:value="1586.812" calcext:value-type="float">
            <text:p>1586,812</text:p>
          </table:table-cell>
          <table:table-cell table:formula="of:=[.E207]/511+1" office:value-type="float" office:value="4.1053072407045" calcext:value-type="float">
            <text:p>4,1053072407</text:p>
          </table:table-cell>
          <table:table-cell table:formula="of:=SQRT([.A207])/[.F207]" office:value-type="float" office:value="0" calcext:value-type="float">
            <text:p>0</text:p>
          </table:table-cell>
          <table:table-cell table:formula="of:=SQRT([.B207])/[.F207]" office:value-type="float" office:value="5.76946795353359" calcext:value-type="float">
            <text:p>5,7694679535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207" calcext:value-type="float">
            <text:p>207</text:p>
          </table:table-cell>
          <table:table-cell table:formula="of:=7.8485*[.D208]-29.979" office:value-type="float" office:value="1594.6605" calcext:value-type="float">
            <text:p>1594,6605</text:p>
          </table:table-cell>
          <table:table-cell table:formula="of:=[.E208]/511+1" office:value-type="float" office:value="4.12066634050881" calcext:value-type="float">
            <text:p>4,1206663405</text:p>
          </table:table-cell>
          <table:table-cell table:formula="of:=SQRT([.A208])/[.F208]" office:value-type="float" office:value="0" calcext:value-type="float">
            <text:p>0</text:p>
          </table:table-cell>
          <table:table-cell table:formula="of:=SQRT([.B208])/[.F208]" office:value-type="float" office:value="5.66540290592296" calcext:value-type="float">
            <text:p>5,6654029059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2" calcext:value-type="float">
            <text:p>532</text:p>
          </table:table-cell>
          <table:table-cell/>
          <table:table-cell office:value-type="float" office:value="208" calcext:value-type="float">
            <text:p>208</text:p>
          </table:table-cell>
          <table:table-cell table:formula="of:=7.8485*[.D209]-29.979" office:value-type="float" office:value="1602.509" calcext:value-type="float">
            <text:p>1602,509</text:p>
          </table:table-cell>
          <table:table-cell table:formula="of:=[.E209]/511+1" office:value-type="float" office:value="4.13602544031311" calcext:value-type="float">
            <text:p>4,1360254403</text:p>
          </table:table-cell>
          <table:table-cell table:formula="of:=SQRT([.A209])/[.F209]" office:value-type="float" office:value="0.241778009935136" calcext:value-type="float">
            <text:p>0,2417780099</text:p>
          </table:table-cell>
          <table:table-cell table:formula="of:=SQRT([.B209])/[.F209]" office:value-type="float" office:value="5.5766400671838" calcext:value-type="float">
            <text:p>5,5766400672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209" calcext:value-type="float">
            <text:p>209</text:p>
          </table:table-cell>
          <table:table-cell table:formula="of:=7.8485*[.D210]-29.979" office:value-type="float" office:value="1610.3575" calcext:value-type="float">
            <text:p>1610,3575</text:p>
          </table:table-cell>
          <table:table-cell table:formula="of:=[.E210]/511+1" office:value-type="float" office:value="4.15138454011742" calcext:value-type="float">
            <text:p>4,1513845401</text:p>
          </table:table-cell>
          <table:table-cell table:formula="of:=SQRT([.A210])/[.F210]" office:value-type="float" office:value="0" calcext:value-type="float">
            <text:p>0</text:p>
          </table:table-cell>
          <table:table-cell table:formula="of:=SQRT([.B210])/[.F210]" office:value-type="float" office:value="5.31583530204353" calcext:value-type="float">
            <text:p>5,315835302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10" calcext:value-type="float">
            <text:p>210</text:p>
          </table:table-cell>
          <table:table-cell table:formula="of:=7.8485*[.D211]-29.979" office:value-type="float" office:value="1618.206" calcext:value-type="float">
            <text:p>1618,206</text:p>
          </table:table-cell>
          <table:table-cell table:formula="of:=[.E211]/511+1" office:value-type="float" office:value="4.16674363992172" calcext:value-type="float">
            <text:p>4,1667436399</text:p>
          </table:table-cell>
          <table:table-cell table:formula="of:=SQRT([.A211])/[.F211]" office:value-type="float" office:value="0" calcext:value-type="float">
            <text:p>0</text:p>
          </table:table-cell>
          <table:table-cell table:formula="of:=SQRT([.B211])/[.F211]" office:value-type="float" office:value="5.3395642698347" calcext:value-type="float">
            <text:p>5,3395642698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211" calcext:value-type="float">
            <text:p>211</text:p>
          </table:table-cell>
          <table:table-cell table:formula="of:=7.8485*[.D212]-29.979" office:value-type="float" office:value="1626.0545" calcext:value-type="float">
            <text:p>1626,0545</text:p>
          </table:table-cell>
          <table:table-cell table:formula="of:=[.E212]/511+1" office:value-type="float" office:value="4.18210273972603" calcext:value-type="float">
            <text:p>4,1821027397</text:p>
          </table:table-cell>
          <table:table-cell table:formula="of:=SQRT([.A212])/[.F212]" office:value-type="float" office:value="0" calcext:value-type="float">
            <text:p>0</text:p>
          </table:table-cell>
          <table:table-cell table:formula="of:=SQRT([.B212])/[.F212]" office:value-type="float" office:value="5.10608127849617" calcext:value-type="float">
            <text:p>5,1060812785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212" calcext:value-type="float">
            <text:p>212</text:p>
          </table:table-cell>
          <table:table-cell table:formula="of:=7.8485*[.D213]-29.979" office:value-type="float" office:value="1633.903" calcext:value-type="float">
            <text:p>1633,903</text:p>
          </table:table-cell>
          <table:table-cell table:formula="of:=[.E213]/511+1" office:value-type="float" office:value="4.19746183953033" calcext:value-type="float">
            <text:p>4,1974618395</text:p>
          </table:table-cell>
          <table:table-cell table:formula="of:=SQRT([.A213])/[.F213]" office:value-type="float" office:value="0" calcext:value-type="float">
            <text:p>0</text:p>
          </table:table-cell>
          <table:table-cell table:formula="of:=SQRT([.B213])/[.F213]" office:value-type="float" office:value="5.15390216274237" calcext:value-type="float">
            <text:p>5,1539021627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2" calcext:value-type="float">
            <text:p>422</text:p>
          </table:table-cell>
          <table:table-cell/>
          <table:table-cell office:value-type="float" office:value="213" calcext:value-type="float">
            <text:p>213</text:p>
          </table:table-cell>
          <table:table-cell table:formula="of:=7.8485*[.D214]-29.979" office:value-type="float" office:value="1641.7515" calcext:value-type="float">
            <text:p>1641,7515</text:p>
          </table:table-cell>
          <table:table-cell table:formula="of:=[.E214]/511+1" office:value-type="float" office:value="4.21282093933464" calcext:value-type="float">
            <text:p>4,2128209393</text:p>
          </table:table-cell>
          <table:table-cell table:formula="of:=SQRT([.A214])/[.F214]" office:value-type="float" office:value="0.237370639388708" calcext:value-type="float">
            <text:p>0,2373706394</text:p>
          </table:table-cell>
          <table:table-cell table:formula="of:=SQRT([.B214])/[.F214]" office:value-type="float" office:value="4.87621925545656" calcext:value-type="float">
            <text:p>4,8762192555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/>
          <table:table-cell office:value-type="float" office:value="214" calcext:value-type="float">
            <text:p>214</text:p>
          </table:table-cell>
          <table:table-cell table:formula="of:=7.8485*[.D215]-29.979" office:value-type="float" office:value="1649.6" calcext:value-type="float">
            <text:p>1649,6</text:p>
          </table:table-cell>
          <table:table-cell table:formula="of:=[.E215]/511+1" office:value-type="float" office:value="4.22818003913894" calcext:value-type="float">
            <text:p>4,2281800391</text:p>
          </table:table-cell>
          <table:table-cell table:formula="of:=SQRT([.A215])/[.F215]" office:value-type="float" office:value="0" calcext:value-type="float">
            <text:p>0</text:p>
          </table:table-cell>
          <table:table-cell table:formula="of:=SQRT([.B215])/[.F215]" office:value-type="float" office:value="4.73607656465329" calcext:value-type="float">
            <text:p>4,7360765647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/>
          <table:table-cell office:value-type="float" office:value="215" calcext:value-type="float">
            <text:p>215</text:p>
          </table:table-cell>
          <table:table-cell table:formula="of:=7.8485*[.D216]-29.979" office:value-type="float" office:value="1657.4485" calcext:value-type="float">
            <text:p>1657,4485</text:p>
          </table:table-cell>
          <table:table-cell table:formula="of:=[.E216]/511+1" office:value-type="float" office:value="4.24353913894325" calcext:value-type="float">
            <text:p>4,2435391389</text:p>
          </table:table-cell>
          <table:table-cell table:formula="of:=SQRT([.A216])/[.F216]" office:value-type="float" office:value="0" calcext:value-type="float">
            <text:p>0</text:p>
          </table:table-cell>
          <table:table-cell table:formula="of:=SQRT([.B216])/[.F216]" office:value-type="float" office:value="4.77159655380461" calcext:value-type="float">
            <text:p>4,7715965538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216" calcext:value-type="float">
            <text:p>216</text:p>
          </table:table-cell>
          <table:table-cell table:formula="of:=7.8485*[.D217]-29.979" office:value-type="float" office:value="1665.297" calcext:value-type="float">
            <text:p>1665,297</text:p>
          </table:table-cell>
          <table:table-cell table:formula="of:=[.E217]/511+1" office:value-type="float" office:value="4.25889823874755" calcext:value-type="float">
            <text:p>4,2588982387</text:p>
          </table:table-cell>
          <table:table-cell table:formula="of:=SQRT([.A217])/[.F217]" office:value-type="float" office:value="0" calcext:value-type="float">
            <text:p>0</text:p>
          </table:table-cell>
          <table:table-cell table:formula="of:=SQRT([.B217])/[.F217]" office:value-type="float" office:value="4.58316217052495" calcext:value-type="float">
            <text:p>4,5831621705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/>
          <table:table-cell office:value-type="float" office:value="217" calcext:value-type="float">
            <text:p>217</text:p>
          </table:table-cell>
          <table:table-cell table:formula="of:=7.8485*[.D218]-29.979" office:value-type="float" office:value="1673.1455" calcext:value-type="float">
            <text:p>1673,1455</text:p>
          </table:table-cell>
          <table:table-cell table:formula="of:=[.E218]/511+1" office:value-type="float" office:value="4.27425733855186" calcext:value-type="float">
            <text:p>4,2742573386</text:p>
          </table:table-cell>
          <table:table-cell table:formula="of:=SQRT([.A218])/[.F218]" office:value-type="float" office:value="0" calcext:value-type="float">
            <text:p>0</text:p>
          </table:table-cell>
          <table:table-cell table:formula="of:=SQRT([.B218])/[.F218]" office:value-type="float" office:value="4.71994065960173" calcext:value-type="float">
            <text:p>4,7199406596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float" office:value="218" calcext:value-type="float">
            <text:p>218</text:p>
          </table:table-cell>
          <table:table-cell table:formula="of:=7.8485*[.D219]-29.979" office:value-type="float" office:value="1680.994" calcext:value-type="float">
            <text:p>1680,994</text:p>
          </table:table-cell>
          <table:table-cell table:formula="of:=[.E219]/511+1" office:value-type="float" office:value="4.28961643835616" calcext:value-type="float">
            <text:p>4,2896164384</text:p>
          </table:table-cell>
          <table:table-cell table:formula="of:=SQRT([.A219])/[.F219]" office:value-type="float" office:value="0" calcext:value-type="float">
            <text:p>0</text:p>
          </table:table-cell>
          <table:table-cell table:formula="of:=SQRT([.B219])/[.F219]" office:value-type="float" office:value="4.43543096774675" calcext:value-type="float">
            <text:p>4,4354309677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float" office:value="219" calcext:value-type="float">
            <text:p>219</text:p>
          </table:table-cell>
          <table:table-cell table:formula="of:=7.8485*[.D220]-29.979" office:value-type="float" office:value="1688.8425" calcext:value-type="float">
            <text:p>1688,8425</text:p>
          </table:table-cell>
          <table:table-cell table:formula="of:=[.E220]/511+1" office:value-type="float" office:value="4.30497553816047" calcext:value-type="float">
            <text:p>4,3049755382</text:p>
          </table:table-cell>
          <table:table-cell table:formula="of:=SQRT([.A220])/[.F220]" office:value-type="float" office:value="0" calcext:value-type="float">
            <text:p>0</text:p>
          </table:table-cell>
          <table:table-cell table:formula="of:=SQRT([.B220])/[.F220]" office:value-type="float" office:value="4.62249984134303" calcext:value-type="float">
            <text:p>4,6224998413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220" calcext:value-type="float">
            <text:p>220</text:p>
          </table:table-cell>
          <table:table-cell table:formula="of:=7.8485*[.D221]-29.979" office:value-type="float" office:value="1696.691" calcext:value-type="float">
            <text:p>1696,691</text:p>
          </table:table-cell>
          <table:table-cell table:formula="of:=[.E221]/511+1" office:value-type="float" office:value="4.32033463796478" calcext:value-type="float">
            <text:p>4,320334638</text:p>
          </table:table-cell>
          <table:table-cell table:formula="of:=SQRT([.A221])/[.F221]" office:value-type="float" office:value="0" calcext:value-type="float">
            <text:p>0</text:p>
          </table:table-cell>
          <table:table-cell table:formula="of:=SQRT([.B221])/[.F221]" office:value-type="float" office:value="4.42815848142756" calcext:value-type="float">
            <text:p>4,428158481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/>
          <table:table-cell office:value-type="float" office:value="221" calcext:value-type="float">
            <text:p>221</text:p>
          </table:table-cell>
          <table:table-cell table:formula="of:=7.8485*[.D222]-29.979" office:value-type="float" office:value="1704.5395" calcext:value-type="float">
            <text:p>1704,5395</text:p>
          </table:table-cell>
          <table:table-cell table:formula="of:=[.E222]/511+1" office:value-type="float" office:value="4.33569373776908" calcext:value-type="float">
            <text:p>4,3356937378</text:p>
          </table:table-cell>
          <table:table-cell table:formula="of:=SQRT([.A222])/[.F222]" office:value-type="float" office:value="0" calcext:value-type="float">
            <text:p>0</text:p>
          </table:table-cell>
          <table:table-cell table:formula="of:=SQRT([.B222])/[.F222]" office:value-type="float" office:value="4.16437856945085" calcext:value-type="float">
            <text:p>4,1643785695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22" calcext:value-type="float">
            <text:p>222</text:p>
          </table:table-cell>
          <table:table-cell table:formula="of:=7.8485*[.D223]-29.979" office:value-type="float" office:value="1712.388" calcext:value-type="float">
            <text:p>1712,388</text:p>
          </table:table-cell>
          <table:table-cell table:formula="of:=[.E223]/511+1" office:value-type="float" office:value="4.35105283757339" calcext:value-type="float">
            <text:p>4,3510528376</text:p>
          </table:table-cell>
          <table:table-cell table:formula="of:=SQRT([.A223])/[.F223]" office:value-type="float" office:value="0.325027899031861" calcext:value-type="float">
            <text:p>0,325027899</text:p>
          </table:table-cell>
          <table:table-cell table:formula="of:=SQRT([.B223])/[.F223]" office:value-type="float" office:value="4.22536268741419" calcext:value-type="float">
            <text:p>4,225362687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23" calcext:value-type="float">
            <text:p>223</text:p>
          </table:table-cell>
          <table:table-cell table:formula="of:=7.8485*[.D224]-29.979" office:value-type="float" office:value="1720.2365" calcext:value-type="float">
            <text:p>1720,2365</text:p>
          </table:table-cell>
          <table:table-cell table:formula="of:=[.E224]/511+1" office:value-type="float" office:value="4.36641193737769" calcext:value-type="float">
            <text:p>4,3664119374</text:p>
          </table:table-cell>
          <table:table-cell table:formula="of:=SQRT([.A224])/[.F224]" office:value-type="float" office:value="0" calcext:value-type="float">
            <text:p>0</text:p>
          </table:table-cell>
          <table:table-cell table:formula="of:=SQRT([.B224])/[.F224]" office:value-type="float" office:value="4.09685207821723" calcext:value-type="float">
            <text:p>4,0968520782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float" office:value="224" calcext:value-type="float">
            <text:p>224</text:p>
          </table:table-cell>
          <table:table-cell table:formula="of:=7.8485*[.D225]-29.979" office:value-type="float" office:value="1728.085" calcext:value-type="float">
            <text:p>1728,085</text:p>
          </table:table-cell>
          <table:table-cell table:formula="of:=[.E225]/511+1" office:value-type="float" office:value="4.381771037182" calcext:value-type="float">
            <text:p>4,3817710372</text:p>
          </table:table-cell>
          <table:table-cell table:formula="of:=SQRT([.A225])/[.F225]" office:value-type="float" office:value="0" calcext:value-type="float">
            <text:p>0</text:p>
          </table:table-cell>
          <table:table-cell table:formula="of:=SQRT([.B225])/[.F225]" office:value-type="float" office:value="3.91312737566257" calcext:value-type="float">
            <text:p>3,9131273757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225" calcext:value-type="float">
            <text:p>225</text:p>
          </table:table-cell>
          <table:table-cell table:formula="of:=7.8485*[.D226]-29.979" office:value-type="float" office:value="1735.9335" calcext:value-type="float">
            <text:p>1735,9335</text:p>
          </table:table-cell>
          <table:table-cell table:formula="of:=[.E226]/511+1" office:value-type="float" office:value="4.3971301369863" calcext:value-type="float">
            <text:p>4,397130137</text:p>
          </table:table-cell>
          <table:table-cell table:formula="of:=SQRT([.A226])/[.F226]" office:value-type="float" office:value="0" calcext:value-type="float">
            <text:p>0</text:p>
          </table:table-cell>
          <table:table-cell table:formula="of:=SQRT([.B226])/[.F226]" office:value-type="float" office:value="3.80548221439498" calcext:value-type="float">
            <text:p>3,805482214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/>
          <table:table-cell office:value-type="float" office:value="226" calcext:value-type="float">
            <text:p>226</text:p>
          </table:table-cell>
          <table:table-cell table:formula="of:=7.8485*[.D227]-29.979" office:value-type="float" office:value="1743.782" calcext:value-type="float">
            <text:p>1743,782</text:p>
          </table:table-cell>
          <table:table-cell table:formula="of:=[.E227]/511+1" office:value-type="float" office:value="4.41248923679061" calcext:value-type="float">
            <text:p>4,4124892368</text:p>
          </table:table-cell>
          <table:table-cell table:formula="of:=SQRT([.A227])/[.F227]" office:value-type="float" office:value="0" calcext:value-type="float">
            <text:p>0</text:p>
          </table:table-cell>
          <table:table-cell table:formula="of:=SQRT([.B227])/[.F227]" office:value-type="float" office:value="3.83934632743023" calcext:value-type="float">
            <text:p>3,839346327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float" office:value="227" calcext:value-type="float">
            <text:p>227</text:p>
          </table:table-cell>
          <table:table-cell table:formula="of:=7.8485*[.D228]-29.979" office:value-type="float" office:value="1751.6305" calcext:value-type="float">
            <text:p>1751,6305</text:p>
          </table:table-cell>
          <table:table-cell table:formula="of:=[.E228]/511+1" office:value-type="float" office:value="4.42784833659491" calcext:value-type="float">
            <text:p>4,4278483366</text:p>
          </table:table-cell>
          <table:table-cell table:formula="of:=SQRT([.A228])/[.F228]" office:value-type="float" office:value="0" calcext:value-type="float">
            <text:p>0</text:p>
          </table:table-cell>
          <table:table-cell table:formula="of:=SQRT([.B228])/[.F228]" office:value-type="float" office:value="3.7519911394734" calcext:value-type="float">
            <text:p>3,7519911395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228" calcext:value-type="float">
            <text:p>228</text:p>
          </table:table-cell>
          <table:table-cell table:formula="of:=7.8485*[.D229]-29.979" office:value-type="float" office:value="1759.479" calcext:value-type="float">
            <text:p>1759,479</text:p>
          </table:table-cell>
          <table:table-cell table:formula="of:=[.E229]/511+1" office:value-type="float" office:value="4.44320743639922" calcext:value-type="float">
            <text:p>4,4432074364</text:p>
          </table:table-cell>
          <table:table-cell table:formula="of:=SQRT([.A229])/[.F229]" office:value-type="float" office:value="0.22506264096695" calcext:value-type="float">
            <text:p>0,225062641</text:p>
          </table:table-cell>
          <table:table-cell table:formula="of:=SQRT([.B229])/[.F229]" office:value-type="float" office:value="3.69130176828933" calcext:value-type="float">
            <text:p>3,6913017683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/>
          <table:table-cell office:value-type="float" office:value="229" calcext:value-type="float">
            <text:p>229</text:p>
          </table:table-cell>
          <table:table-cell table:formula="of:=7.8485*[.D230]-29.979" office:value-type="float" office:value="1767.3275" calcext:value-type="float">
            <text:p>1767,3275</text:p>
          </table:table-cell>
          <table:table-cell table:formula="of:=[.E230]/511+1" office:value-type="float" office:value="4.45856653620352" calcext:value-type="float">
            <text:p>4,4585665362</text:p>
          </table:table-cell>
          <table:table-cell table:formula="of:=SQRT([.A230])/[.F230]" office:value-type="float" office:value="0" calcext:value-type="float">
            <text:p>0</text:p>
          </table:table-cell>
          <table:table-cell table:formula="of:=SQRT([.B230])/[.F230]" office:value-type="float" office:value="3.67174189525151" calcext:value-type="float">
            <text:p>3,6717418953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230" calcext:value-type="float">
            <text:p>230</text:p>
          </table:table-cell>
          <table:table-cell table:formula="of:=7.8485*[.D231]-29.979" office:value-type="float" office:value="1775.176" calcext:value-type="float">
            <text:p>1775,176</text:p>
          </table:table-cell>
          <table:table-cell table:formula="of:=[.E231]/511+1" office:value-type="float" office:value="4.47392563600783" calcext:value-type="float">
            <text:p>4,473925636</text:p>
          </table:table-cell>
          <table:table-cell table:formula="of:=SQRT([.A231])/[.F231]" office:value-type="float" office:value="0" calcext:value-type="float">
            <text:p>0</text:p>
          </table:table-cell>
          <table:table-cell table:formula="of:=SQRT([.B231])/[.F231]" office:value-type="float" office:value="3.51995473981009" calcext:value-type="float">
            <text:p>3,5199547398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231" calcext:value-type="float">
            <text:p>231</text:p>
          </table:table-cell>
          <table:table-cell table:formula="of:=7.8485*[.D232]-29.979" office:value-type="float" office:value="1783.0245" calcext:value-type="float">
            <text:p>1783,0245</text:p>
          </table:table-cell>
          <table:table-cell table:formula="of:=[.E232]/511+1" office:value-type="float" office:value="4.48928473581213" calcext:value-type="float">
            <text:p>4,4892847358</text:p>
          </table:table-cell>
          <table:table-cell table:formula="of:=SQRT([.A232])/[.F232]" office:value-type="float" office:value="0" calcext:value-type="float">
            <text:p>0</text:p>
          </table:table-cell>
          <table:table-cell table:formula="of:=SQRT([.B232])/[.F232]" office:value-type="float" office:value="3.49373854953772" calcext:value-type="float">
            <text:p>3,4937385495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/>
          <table:table-cell office:value-type="float" office:value="232" calcext:value-type="float">
            <text:p>232</text:p>
          </table:table-cell>
          <table:table-cell table:formula="of:=7.8485*[.D233]-29.979" office:value-type="float" office:value="1790.873" calcext:value-type="float">
            <text:p>1790,873</text:p>
          </table:table-cell>
          <table:table-cell table:formula="of:=[.E233]/511+1" office:value-type="float" office:value="4.50464383561644" calcext:value-type="float">
            <text:p>4,5046438356</text:p>
          </table:table-cell>
          <table:table-cell table:formula="of:=SQRT([.A233])/[.F233]" office:value-type="float" office:value="0" calcext:value-type="float">
            <text:p>0</text:p>
          </table:table-cell>
          <table:table-cell table:formula="of:=SQRT([.B233])/[.F233]" office:value-type="float" office:value="3.30016518282275" calcext:value-type="float">
            <text:p>3,3001651828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233" calcext:value-type="float">
            <text:p>233</text:p>
          </table:table-cell>
          <table:table-cell table:formula="of:=7.8485*[.D234]-29.979" office:value-type="float" office:value="1798.7215" calcext:value-type="float">
            <text:p>1798,7215</text:p>
          </table:table-cell>
          <table:table-cell table:formula="of:=[.E234]/511+1" office:value-type="float" office:value="4.52000293542074" calcext:value-type="float">
            <text:p>4,5200029354</text:p>
          </table:table-cell>
          <table:table-cell table:formula="of:=SQRT([.A234])/[.F234]" office:value-type="float" office:value="0" calcext:value-type="float">
            <text:p>0</text:p>
          </table:table-cell>
          <table:table-cell table:formula="of:=SQRT([.B234])/[.F234]" office:value-type="float" office:value="3.52596617263606" calcext:value-type="float">
            <text:p>3,5259661726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234" calcext:value-type="float">
            <text:p>234</text:p>
          </table:table-cell>
          <table:table-cell table:formula="of:=7.8485*[.D235]-29.979" office:value-type="float" office:value="1806.57" calcext:value-type="float">
            <text:p>1806,57</text:p>
          </table:table-cell>
          <table:table-cell table:formula="of:=[.E235]/511+1" office:value-type="float" office:value="4.53536203522505" calcext:value-type="float">
            <text:p>4,5353620352</text:p>
          </table:table-cell>
          <table:table-cell table:formula="of:=SQRT([.A235])/[.F235]" office:value-type="float" office:value="0" calcext:value-type="float">
            <text:p>0</text:p>
          </table:table-cell>
          <table:table-cell table:formula="of:=SQRT([.B235])/[.F235]" office:value-type="float" office:value="3.37284177579868" calcext:value-type="float">
            <text:p>3,3728417758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235" calcext:value-type="float">
            <text:p>235</text:p>
          </table:table-cell>
          <table:table-cell table:formula="of:=7.8485*[.D236]-29.979" office:value-type="float" office:value="1814.4185" calcext:value-type="float">
            <text:p>1814,4185</text:p>
          </table:table-cell>
          <table:table-cell table:formula="of:=[.E236]/511+1" office:value-type="float" office:value="4.55072113502935" calcext:value-type="float">
            <text:p>4,550721135</text:p>
          </table:table-cell>
          <table:table-cell table:formula="of:=SQRT([.A236])/[.F236]" office:value-type="float" office:value="0" calcext:value-type="float">
            <text:p>0</text:p>
          </table:table-cell>
          <table:table-cell table:formula="of:=SQRT([.B236])/[.F236]" office:value-type="float" office:value="3.16158563511832" calcext:value-type="float">
            <text:p>3,1615856351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236" calcext:value-type="float">
            <text:p>236</text:p>
          </table:table-cell>
          <table:table-cell table:formula="of:=7.8485*[.D237]-29.979" office:value-type="float" office:value="1822.267" calcext:value-type="float">
            <text:p>1822,267</text:p>
          </table:table-cell>
          <table:table-cell table:formula="of:=[.E237]/511+1" office:value-type="float" office:value="4.56608023483366" calcext:value-type="float">
            <text:p>4,5660802348</text:p>
          </table:table-cell>
          <table:table-cell table:formula="of:=SQRT([.A237])/[.F237]" office:value-type="float" office:value="0" calcext:value-type="float">
            <text:p>0</text:p>
          </table:table-cell>
          <table:table-cell table:formula="of:=SQRT([.B237])/[.F237]" office:value-type="float" office:value="2.94642742903177" calcext:value-type="float">
            <text:p>2,946427429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float" office:value="237" calcext:value-type="float">
            <text:p>237</text:p>
          </table:table-cell>
          <table:table-cell table:formula="of:=7.8485*[.D238]-29.979" office:value-type="float" office:value="1830.1155" calcext:value-type="float">
            <text:p>1830,1155</text:p>
          </table:table-cell>
          <table:table-cell table:formula="of:=[.E238]/511+1" office:value-type="float" office:value="4.58143933463797" calcext:value-type="float">
            <text:p>4,5814393346</text:p>
          </table:table-cell>
          <table:table-cell table:formula="of:=SQRT([.A238])/[.F238]" office:value-type="float" office:value="0.308683245389923" calcext:value-type="float">
            <text:p>0,3086832454</text:p>
          </table:table-cell>
          <table:table-cell table:formula="of:=SQRT([.B238])/[.F238]" office:value-type="float" office:value="3.10222822249266" calcext:value-type="float">
            <text:p>3,1022282225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238" calcext:value-type="float">
            <text:p>238</text:p>
          </table:table-cell>
          <table:table-cell table:formula="of:=7.8485*[.D239]-29.979" office:value-type="float" office:value="1837.964" calcext:value-type="float">
            <text:p>1837,964</text:p>
          </table:table-cell>
          <table:table-cell table:formula="of:=[.E239]/511+1" office:value-type="float" office:value="4.59679843444227" calcext:value-type="float">
            <text:p>4,5967984344</text:p>
          </table:table-cell>
          <table:table-cell table:formula="of:=SQRT([.A239])/[.F239]" office:value-type="float" office:value="0" calcext:value-type="float">
            <text:p>0</text:p>
          </table:table-cell>
          <table:table-cell table:formula="of:=SQRT([.B239])/[.F239]" office:value-type="float" office:value="2.86132764478322" calcext:value-type="float">
            <text:p>2,8613276448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239" calcext:value-type="float">
            <text:p>239</text:p>
          </table:table-cell>
          <table:table-cell table:formula="of:=7.8485*[.D240]-29.979" office:value-type="float" office:value="1845.8125" calcext:value-type="float">
            <text:p>1845,8125</text:p>
          </table:table-cell>
          <table:table-cell table:formula="of:=[.E240]/511+1" office:value-type="float" office:value="4.61215753424658" calcext:value-type="float">
            <text:p>4,6121575342</text:p>
          </table:table-cell>
          <table:table-cell table:formula="of:=SQRT([.A240])/[.F240]" office:value-type="float" office:value="0" calcext:value-type="float">
            <text:p>0</text:p>
          </table:table-cell>
          <table:table-cell table:formula="of:=SQRT([.B240])/[.F240]" office:value-type="float" office:value="2.9169914399447" calcext:value-type="float">
            <text:p>2,9169914399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7.8485*[.D241]-29.979" office:value-type="float" office:value="1853.661" calcext:value-type="float">
            <text:p>1853,661</text:p>
          </table:table-cell>
          <table:table-cell table:formula="of:=[.E241]/511+1" office:value-type="float" office:value="4.62751663405088" calcext:value-type="float">
            <text:p>4,6275166341</text:p>
          </table:table-cell>
          <table:table-cell table:formula="of:=SQRT([.A241])/[.F241]" office:value-type="float" office:value="0" calcext:value-type="float">
            <text:p>0</text:p>
          </table:table-cell>
          <table:table-cell table:formula="of:=SQRT([.B241])/[.F241]" office:value-type="float" office:value="3.03308879417933" calcext:value-type="float">
            <text:p>3,0330887942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241" calcext:value-type="float">
            <text:p>241</text:p>
          </table:table-cell>
          <table:table-cell table:formula="of:=7.8485*[.D242]-29.979" office:value-type="float" office:value="1861.5095" calcext:value-type="float">
            <text:p>1861,5095</text:p>
          </table:table-cell>
          <table:table-cell table:formula="of:=[.E242]/511+1" office:value-type="float" office:value="4.64287573385519" calcext:value-type="float">
            <text:p>4,6428757339</text:p>
          </table:table-cell>
          <table:table-cell table:formula="of:=SQRT([.A242])/[.F242]" office:value-type="float" office:value="0" calcext:value-type="float">
            <text:p>0</text:p>
          </table:table-cell>
          <table:table-cell table:formula="of:=SQRT([.B242])/[.F242]" office:value-type="float" office:value="2.7073317940257" calcext:value-type="float">
            <text:p>2,70733179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242" calcext:value-type="float">
            <text:p>242</text:p>
          </table:table-cell>
          <table:table-cell table:formula="of:=7.8485*[.D243]-29.979" office:value-type="float" office:value="1869.358" calcext:value-type="float">
            <text:p>1869,358</text:p>
          </table:table-cell>
          <table:table-cell table:formula="of:=[.E243]/511+1" office:value-type="float" office:value="4.65823483365949" calcext:value-type="float">
            <text:p>4,6582348337</text:p>
          </table:table-cell>
          <table:table-cell table:formula="of:=SQRT([.A243])/[.F243]" office:value-type="float" office:value="0" calcext:value-type="float">
            <text:p>0</text:p>
          </table:table-cell>
          <table:table-cell table:formula="of:=SQRT([.B243])/[.F243]" office:value-type="float" office:value="2.80722146855551" calcext:value-type="float">
            <text:p>2,8072214686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243" calcext:value-type="float">
            <text:p>243</text:p>
          </table:table-cell>
          <table:table-cell table:formula="of:=7.8485*[.D244]-29.979" office:value-type="float" office:value="1877.2065" calcext:value-type="float">
            <text:p>1877,2065</text:p>
          </table:table-cell>
          <table:table-cell table:formula="of:=[.E244]/511+1" office:value-type="float" office:value="4.6735939334638" calcext:value-type="float">
            <text:p>4,6735939335</text:p>
          </table:table-cell>
          <table:table-cell table:formula="of:=SQRT([.A244])/[.F244]" office:value-type="float" office:value="0" calcext:value-type="float">
            <text:p>0</text:p>
          </table:table-cell>
          <table:table-cell table:formula="of:=SQRT([.B244])/[.F244]" office:value-type="float" office:value="2.43021042334818" calcext:value-type="float">
            <text:p>2,4302104233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244" calcext:value-type="float">
            <text:p>244</text:p>
          </table:table-cell>
          <table:table-cell table:formula="of:=7.8485*[.D245]-29.979" office:value-type="float" office:value="1885.055" calcext:value-type="float">
            <text:p>1885,055</text:p>
          </table:table-cell>
          <table:table-cell table:formula="of:=[.E245]/511+1" office:value-type="float" office:value="4.6889530332681" calcext:value-type="float">
            <text:p>4,6889530333</text:p>
          </table:table-cell>
          <table:table-cell table:formula="of:=SQRT([.A245])/[.F245]" office:value-type="float" office:value="0" calcext:value-type="float">
            <text:p>0</text:p>
          </table:table-cell>
          <table:table-cell table:formula="of:=SQRT([.B245])/[.F245]" office:value-type="float" office:value="2.52341183250293" calcext:value-type="float">
            <text:p>2,5234118325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245" calcext:value-type="float">
            <text:p>245</text:p>
          </table:table-cell>
          <table:table-cell table:formula="of:=7.8485*[.D246]-29.979" office:value-type="float" office:value="1892.9035" calcext:value-type="float">
            <text:p>1892,9035</text:p>
          </table:table-cell>
          <table:table-cell table:formula="of:=[.E246]/511+1" office:value-type="float" office:value="4.70431213307241" calcext:value-type="float">
            <text:p>4,7043121331</text:p>
          </table:table-cell>
          <table:table-cell table:formula="of:=SQRT([.A246])/[.F246]" office:value-type="float" office:value="0" calcext:value-type="float">
            <text:p>0</text:p>
          </table:table-cell>
          <table:table-cell table:formula="of:=SQRT([.B246])/[.F246]" office:value-type="float" office:value="2.49714300245602" calcext:value-type="float">
            <text:p>2,4971430025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46" calcext:value-type="float">
            <text:p>246</text:p>
          </table:table-cell>
          <table:table-cell table:formula="of:=7.8485*[.D247]-29.979" office:value-type="float" office:value="1900.752" calcext:value-type="float">
            <text:p>1900,752</text:p>
          </table:table-cell>
          <table:table-cell table:formula="of:=[.E247]/511+1" office:value-type="float" office:value="4.71967123287671" calcext:value-type="float">
            <text:p>4,7196712329</text:p>
          </table:table-cell>
          <table:table-cell table:formula="of:=SQRT([.A247])/[.F247]" office:value-type="float" office:value="0" calcext:value-type="float">
            <text:p>0</text:p>
          </table:table-cell>
          <table:table-cell table:formula="of:=SQRT([.B247])/[.F247]" office:value-type="float" office:value="2.68008300081607" calcext:value-type="float">
            <text:p>2,6800830008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247" calcext:value-type="float">
            <text:p>247</text:p>
          </table:table-cell>
          <table:table-cell table:formula="of:=7.8485*[.D248]-29.979" office:value-type="float" office:value="1908.6005" calcext:value-type="float">
            <text:p>1908,6005</text:p>
          </table:table-cell>
          <table:table-cell table:formula="of:=[.E248]/511+1" office:value-type="float" office:value="4.73503033268102" calcext:value-type="float">
            <text:p>4,7350303327</text:p>
          </table:table-cell>
          <table:table-cell table:formula="of:=SQRT([.A248])/[.F248]" office:value-type="float" office:value="0" calcext:value-type="float">
            <text:p>0</text:p>
          </table:table-cell>
          <table:table-cell table:formula="of:=SQRT([.B248])/[.F248]" office:value-type="float" office:value="2.40795801714233" calcext:value-type="float">
            <text:p>2,4079580171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48" calcext:value-type="float">
            <text:p>248</text:p>
          </table:table-cell>
          <table:table-cell table:formula="of:=7.8485*[.D249]-29.979" office:value-type="float" office:value="1916.449" calcext:value-type="float">
            <text:p>1916,449</text:p>
          </table:table-cell>
          <table:table-cell table:formula="of:=[.E249]/511+1" office:value-type="float" office:value="4.75038943248532" calcext:value-type="float">
            <text:p>4,7503894325</text:p>
          </table:table-cell>
          <table:table-cell table:formula="of:=SQRT([.A249])/[.F249]" office:value-type="float" office:value="0" calcext:value-type="float">
            <text:p>0</text:p>
          </table:table-cell>
          <table:table-cell table:formula="of:=SQRT([.B249])/[.F249]" office:value-type="float" office:value="2.30601118198685" calcext:value-type="float">
            <text:p>2,30601118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249" calcext:value-type="float">
            <text:p>249</text:p>
          </table:table-cell>
          <table:table-cell table:formula="of:=7.8485*[.D250]-29.979" office:value-type="float" office:value="1924.2975" calcext:value-type="float">
            <text:p>1924,2975</text:p>
          </table:table-cell>
          <table:table-cell table:formula="of:=[.E250]/511+1" office:value-type="float" office:value="4.76574853228963" calcext:value-type="float">
            <text:p>4,7657485323</text:p>
          </table:table-cell>
          <table:table-cell table:formula="of:=SQRT([.A250])/[.F250]" office:value-type="float" office:value="0.209830626442971" calcext:value-type="float">
            <text:p>0,2098306264</text:p>
          </table:table-cell>
          <table:table-cell table:formula="of:=SQRT([.B250])/[.F250]" office:value-type="float" office:value="2.21070282694732" calcext:value-type="float">
            <text:p>2,2107028269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7.8485*[.D251]-29.979" office:value-type="float" office:value="1932.146" calcext:value-type="float">
            <text:p>1932,146</text:p>
          </table:table-cell>
          <table:table-cell table:formula="of:=[.E251]/511+1" office:value-type="float" office:value="4.78110763209393" calcext:value-type="float">
            <text:p>4,7811076321</text:p>
          </table:table-cell>
          <table:table-cell table:formula="of:=SQRT([.A251])/[.F251]" office:value-type="float" office:value="0" calcext:value-type="float">
            <text:p>0</text:p>
          </table:table-cell>
          <table:table-cell table:formula="of:=SQRT([.B251])/[.F251]" office:value-type="float" office:value="2.32906882307168" calcext:value-type="float">
            <text:p>2,3290688231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51" calcext:value-type="float">
            <text:p>251</text:p>
          </table:table-cell>
          <table:table-cell table:formula="of:=7.8485*[.D252]-29.979" office:value-type="float" office:value="1939.9945" calcext:value-type="float">
            <text:p>1939,9945</text:p>
          </table:table-cell>
          <table:table-cell table:formula="of:=[.E252]/511+1" office:value-type="float" office:value="4.79646673189824" calcext:value-type="float">
            <text:p>4,7964667319</text:p>
          </table:table-cell>
          <table:table-cell table:formula="of:=SQRT([.A252])/[.F252]" office:value-type="float" office:value="0" calcext:value-type="float">
            <text:p>0</text:p>
          </table:table-cell>
          <table:table-cell table:formula="of:=SQRT([.B252])/[.F252]" office:value-type="float" office:value="2.14650298156294" calcext:value-type="float">
            <text:p>2,1465029816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52" calcext:value-type="float">
            <text:p>252</text:p>
          </table:table-cell>
          <table:table-cell table:formula="of:=7.8485*[.D253]-29.979" office:value-type="float" office:value="1947.843" calcext:value-type="float">
            <text:p>1947,843</text:p>
          </table:table-cell>
          <table:table-cell table:formula="of:=[.E253]/511+1" office:value-type="float" office:value="4.81182583170254" calcext:value-type="float">
            <text:p>4,8118258317</text:p>
          </table:table-cell>
          <table:table-cell table:formula="of:=SQRT([.A253])/[.F253]" office:value-type="float" office:value="0" calcext:value-type="float">
            <text:p>0</text:p>
          </table:table-cell>
          <table:table-cell table:formula="of:=SQRT([.B253])/[.F253]" office:value-type="float" office:value="1.97156616060404" calcext:value-type="float">
            <text:p>1,9715661606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253" calcext:value-type="float">
            <text:p>253</text:p>
          </table:table-cell>
          <table:table-cell table:formula="of:=7.8485*[.D254]-29.979" office:value-type="float" office:value="1955.6915" calcext:value-type="float">
            <text:p>1955,6915</text:p>
          </table:table-cell>
          <table:table-cell table:formula="of:=[.E254]/511+1" office:value-type="float" office:value="4.82718493150685" calcext:value-type="float">
            <text:p>4,8271849315</text:p>
          </table:table-cell>
          <table:table-cell table:formula="of:=SQRT([.A254])/[.F254]" office:value-type="float" office:value="0" calcext:value-type="float">
            <text:p>0</text:p>
          </table:table-cell>
          <table:table-cell table:formula="of:=SQRT([.B254])/[.F254]" office:value-type="float" office:value="2.25033443825598" calcext:value-type="float">
            <text:p>2,2503344383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254" calcext:value-type="float">
            <text:p>254</text:p>
          </table:table-cell>
          <table:table-cell table:formula="of:=7.8485*[.D255]-29.979" office:value-type="float" office:value="1963.54" calcext:value-type="float">
            <text:p>1963,54</text:p>
          </table:table-cell>
          <table:table-cell table:formula="of:=[.E255]/511+1" office:value-type="float" office:value="4.84254403131116" calcext:value-type="float">
            <text:p>4,8425440313</text:p>
          </table:table-cell>
          <table:table-cell table:formula="of:=SQRT([.A255])/[.F255]" office:value-type="float" office:value="0.206503026825188" calcext:value-type="float">
            <text:p>0,2065030268</text:p>
          </table:table-cell>
          <table:table-cell table:formula="of:=SQRT([.B255])/[.F255]" office:value-type="float" office:value="2.10592592679521" calcext:value-type="float">
            <text:p>2,1059259268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255" calcext:value-type="float">
            <text:p>255</text:p>
          </table:table-cell>
          <table:table-cell table:formula="of:=7.8485*[.D256]-29.979" office:value-type="float" office:value="1971.3885" calcext:value-type="float">
            <text:p>1971,3885</text:p>
          </table:table-cell>
          <table:table-cell table:formula="of:=[.E256]/511+1" office:value-type="float" office:value="4.85790313111546" calcext:value-type="float">
            <text:p>4,8579031311</text:p>
          </table:table-cell>
          <table:table-cell table:formula="of:=SQRT([.A256])/[.F256]" office:value-type="float" office:value="0" calcext:value-type="float">
            <text:p>0</text:p>
          </table:table-cell>
          <table:table-cell table:formula="of:=SQRT([.B256])/[.F256]" office:value-type="float" office:value="1.87538395337504" calcext:value-type="float">
            <text:p>1,875383953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256" calcext:value-type="float">
            <text:p>256</text:p>
          </table:table-cell>
          <table:table-cell table:formula="of:=7.8485*[.D257]-29.979" office:value-type="float" office:value="1979.237" calcext:value-type="float">
            <text:p>1979,237</text:p>
          </table:table-cell>
          <table:table-cell table:formula="of:=[.E257]/511+1" office:value-type="float" office:value="4.87326223091977" calcext:value-type="float">
            <text:p>4,8732622309</text:p>
          </table:table-cell>
          <table:table-cell table:formula="of:=SQRT([.A257])/[.F257]" office:value-type="float" office:value="0" calcext:value-type="float">
            <text:p>0</text:p>
          </table:table-cell>
          <table:table-cell table:formula="of:=SQRT([.B257])/[.F257]" office:value-type="float" office:value="2.04172767636768" calcext:value-type="float">
            <text:p>2,041727676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257" calcext:value-type="float">
            <text:p>257</text:p>
          </table:table-cell>
          <table:table-cell table:formula="of:=7.8485*[.D258]-29.979" office:value-type="float" office:value="1987.0855" calcext:value-type="float">
            <text:p>1987,0855</text:p>
          </table:table-cell>
          <table:table-cell table:formula="of:=[.E258]/511+1" office:value-type="float" office:value="4.88862133072407" calcext:value-type="float">
            <text:p>4,8886213307</text:p>
          </table:table-cell>
          <table:table-cell table:formula="of:=SQRT([.A258])/[.F258]" office:value-type="float" office:value="0" calcext:value-type="float">
            <text:p>0</text:p>
          </table:table-cell>
          <table:table-cell table:formula="of:=SQRT([.B258])/[.F258]" office:value-type="float" office:value="1.84100984533956" calcext:value-type="float">
            <text:p>1,8410098453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258" calcext:value-type="float">
            <text:p>258</text:p>
          </table:table-cell>
          <table:table-cell table:formula="of:=7.8485*[.D259]-29.979" office:value-type="float" office:value="1994.934" calcext:value-type="float">
            <text:p>1994,934</text:p>
          </table:table-cell>
          <table:table-cell table:formula="of:=[.E259]/511+1" office:value-type="float" office:value="4.90398043052838" calcext:value-type="float">
            <text:p>4,9039804305</text:p>
          </table:table-cell>
          <table:table-cell table:formula="of:=SQRT([.A259])/[.F259]" office:value-type="float" office:value="0" calcext:value-type="float">
            <text:p>0</text:p>
          </table:table-cell>
          <table:table-cell table:formula="of:=SQRT([.B259])/[.F259]" office:value-type="float" office:value="1.92373955518418" calcext:value-type="float">
            <text:p>1,9237395552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259" calcext:value-type="float">
            <text:p>259</text:p>
          </table:table-cell>
          <table:table-cell table:formula="of:=7.8485*[.D260]-29.979" office:value-type="float" office:value="2002.7825" calcext:value-type="float">
            <text:p>2002,7825</text:p>
          </table:table-cell>
          <table:table-cell table:formula="of:=[.E260]/511+1" office:value-type="float" office:value="4.91933953033268" calcext:value-type="float">
            <text:p>4,9193395303</text:p>
          </table:table-cell>
          <table:table-cell table:formula="of:=SQRT([.A260])/[.F260]" office:value-type="float" office:value="0" calcext:value-type="float">
            <text:p>0</text:p>
          </table:table-cell>
          <table:table-cell table:formula="of:=SQRT([.B260])/[.F260]" office:value-type="float" office:value="1.80678612698126" calcext:value-type="float">
            <text:p>1,806786127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60" calcext:value-type="float">
            <text:p>260</text:p>
          </table:table-cell>
          <table:table-cell table:formula="of:=7.8485*[.D261]-29.979" office:value-type="float" office:value="2010.631" calcext:value-type="float">
            <text:p>2010,631</text:p>
          </table:table-cell>
          <table:table-cell table:formula="of:=[.E261]/511+1" office:value-type="float" office:value="4.93469863013699" calcext:value-type="float">
            <text:p>4,9346986301</text:p>
          </table:table-cell>
          <table:table-cell table:formula="of:=SQRT([.A261])/[.F261]" office:value-type="float" office:value="0.202646620381808" calcext:value-type="float">
            <text:p>0,2026466204</text:p>
          </table:table-cell>
          <table:table-cell table:formula="of:=SQRT([.B261])/[.F261]" office:value-type="float" office:value="1.71951359347815" calcext:value-type="float">
            <text:p>1,7195135935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261" calcext:value-type="float">
            <text:p>261</text:p>
          </table:table-cell>
          <table:table-cell table:formula="of:=7.8485*[.D262]-29.979" office:value-type="float" office:value="2018.4795" calcext:value-type="float">
            <text:p>2018,4795</text:p>
          </table:table-cell>
          <table:table-cell table:formula="of:=[.E262]/511+1" office:value-type="float" office:value="4.95005772994129" calcext:value-type="float">
            <text:p>4,9500577299</text:p>
          </table:table-cell>
          <table:table-cell table:formula="of:=SQRT([.A262])/[.F262]" office:value-type="float" office:value="0" calcext:value-type="float">
            <text:p>0</text:p>
          </table:table-cell>
          <table:table-cell table:formula="of:=SQRT([.B262])/[.F262]" office:value-type="float" office:value="1.48452192464363" calcext:value-type="float">
            <text:p>1,4845219246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" calcext:value-type="float">
            <text:p>262</text:p>
          </table:table-cell>
          <table:table-cell table:formula="of:=7.8485*[.D263]-29.979" office:value-type="float" office:value="2026.328" calcext:value-type="float">
            <text:p>2026,328</text:p>
          </table:table-cell>
          <table:table-cell table:formula="of:=[.E263]/511+1" office:value-type="float" office:value="4.9654168297456" calcext:value-type="float">
            <text:p>4,9654168297</text:p>
          </table:table-cell>
          <table:table-cell table:formula="of:=SQRT([.A263])/[.F263]" office:value-type="float" office:value="0.201392961414527" calcext:value-type="float">
            <text:p>0,2013929614</text:p>
          </table:table-cell>
          <table:table-cell table:formula="of:=SQRT([.B263])/[.F263]" office:value-type="float" office:value="1.67289557910965" calcext:value-type="float">
            <text:p>1,6728955791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63" calcext:value-type="float">
            <text:p>263</text:p>
          </table:table-cell>
          <table:table-cell table:formula="of:=7.8485*[.D264]-29.979" office:value-type="float" office:value="2034.1765" calcext:value-type="float">
            <text:p>2034,1765</text:p>
          </table:table-cell>
          <table:table-cell table:formula="of:=[.E264]/511+1" office:value-type="float" office:value="4.9807759295499" calcext:value-type="float">
            <text:p>4,9807759295</text:p>
          </table:table-cell>
          <table:table-cell table:formula="of:=SQRT([.A264])/[.F264]" office:value-type="float" office:value="0" calcext:value-type="float">
            <text:p>0</text:p>
          </table:table-cell>
          <table:table-cell table:formula="of:=SQRT([.B264])/[.F264]" office:value-type="float" office:value="1.67977848907104" calcext:value-type="float">
            <text:p>1,6797784891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264" calcext:value-type="float">
            <text:p>264</text:p>
          </table:table-cell>
          <table:table-cell table:formula="of:=7.8485*[.D265]-29.979" office:value-type="float" office:value="2042.025" calcext:value-type="float">
            <text:p>2042,025</text:p>
          </table:table-cell>
          <table:table-cell table:formula="of:=[.E265]/511+1" office:value-type="float" office:value="4.99613502935421" calcext:value-type="float">
            <text:p>4,9961350294</text:p>
          </table:table-cell>
          <table:table-cell table:formula="of:=SQRT([.A265])/[.F265]" office:value-type="float" office:value="0" calcext:value-type="float">
            <text:p>0</text:p>
          </table:table-cell>
          <table:table-cell table:formula="of:=SQRT([.B265])/[.F265]" office:value-type="float" office:value="1.52433292157204" calcext:value-type="float">
            <text:p>1,5243329216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65" calcext:value-type="float">
            <text:p>265</text:p>
          </table:table-cell>
          <table:table-cell table:formula="of:=7.8485*[.D266]-29.979" office:value-type="float" office:value="2049.8735" calcext:value-type="float">
            <text:p>2049,8735</text:p>
          </table:table-cell>
          <table:table-cell table:formula="of:=[.E266]/511+1" office:value-type="float" office:value="5.01149412915851" calcext:value-type="float">
            <text:p>5,0114941292</text:p>
          </table:table-cell>
          <table:table-cell table:formula="of:=SQRT([.A266])/[.F266]" office:value-type="float" office:value="0" calcext:value-type="float">
            <text:p>0</text:p>
          </table:table-cell>
          <table:table-cell table:formula="of:=SQRT([.B266])/[.F266]" office:value-type="float" office:value="1.49323027837297" calcext:value-type="float">
            <text:p>1,493230278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266" calcext:value-type="float">
            <text:p>266</text:p>
          </table:table-cell>
          <table:table-cell table:formula="of:=7.8485*[.D267]-29.979" office:value-type="float" office:value="2057.722" calcext:value-type="float">
            <text:p>2057,722</text:p>
          </table:table-cell>
          <table:table-cell table:formula="of:=[.E267]/511+1" office:value-type="float" office:value="5.02685322896282" calcext:value-type="float">
            <text:p>5,026853229</text:p>
          </table:table-cell>
          <table:table-cell table:formula="of:=SQRT([.A267])/[.F267]" office:value-type="float" office:value="0" calcext:value-type="float">
            <text:p>0</text:p>
          </table:table-cell>
          <table:table-cell table:formula="of:=SQRT([.B267])/[.F267]" office:value-type="float" office:value="1.42065584636461" calcext:value-type="float">
            <text:p>1,420655846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67" calcext:value-type="float">
            <text:p>267</text:p>
          </table:table-cell>
          <table:table-cell table:formula="of:=7.8485*[.D268]-29.979" office:value-type="float" office:value="2065.5705" calcext:value-type="float">
            <text:p>2065,5705</text:p>
          </table:table-cell>
          <table:table-cell table:formula="of:=[.E268]/511+1" office:value-type="float" office:value="5.04221232876712" calcext:value-type="float">
            <text:p>5,0422123288</text:p>
          </table:table-cell>
          <table:table-cell table:formula="of:=SQRT([.A268])/[.F268]" office:value-type="float" office:value="0" calcext:value-type="float">
            <text:p>0</text:p>
          </table:table-cell>
          <table:table-cell table:formula="of:=SQRT([.B268])/[.F268]" office:value-type="float" office:value="1.44383247166043" calcext:value-type="float">
            <text:p>1,4438324717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268" calcext:value-type="float">
            <text:p>268</text:p>
          </table:table-cell>
          <table:table-cell table:formula="of:=7.8485*[.D269]-29.979" office:value-type="float" office:value="2073.419" calcext:value-type="float">
            <text:p>2073,419</text:p>
          </table:table-cell>
          <table:table-cell table:formula="of:=[.E269]/511+1" office:value-type="float" office:value="5.05757142857143" calcext:value-type="float">
            <text:p>5,0575714286</text:p>
          </table:table-cell>
          <table:table-cell table:formula="of:=SQRT([.A269])/[.F269]" office:value-type="float" office:value="0" calcext:value-type="float">
            <text:p>0</text:p>
          </table:table-cell>
          <table:table-cell table:formula="of:=SQRT([.B269])/[.F269]" office:value-type="float" office:value="1.412027201079" calcext:value-type="float">
            <text:p>1,4120272011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269" calcext:value-type="float">
            <text:p>269</text:p>
          </table:table-cell>
          <table:table-cell table:formula="of:=7.8485*[.D270]-29.979" office:value-type="float" office:value="2081.2675" calcext:value-type="float">
            <text:p>2081,2675</text:p>
          </table:table-cell>
          <table:table-cell table:formula="of:=[.E270]/511+1" office:value-type="float" office:value="5.07293052837573" calcext:value-type="float">
            <text:p>5,0729305284</text:p>
          </table:table-cell>
          <table:table-cell table:formula="of:=SQRT([.A270])/[.F270]" office:value-type="float" office:value="0" calcext:value-type="float">
            <text:p>0</text:p>
          </table:table-cell>
          <table:table-cell table:formula="of:=SQRT([.B270])/[.F270]" office:value-type="float" office:value="1.36572010823373" calcext:value-type="float">
            <text:p>1,3657201082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70" calcext:value-type="float">
            <text:p>270</text:p>
          </table:table-cell>
          <table:table-cell table:formula="of:=7.8485*[.D271]-29.979" office:value-type="float" office:value="2089.116" calcext:value-type="float">
            <text:p>2089,116</text:p>
          </table:table-cell>
          <table:table-cell table:formula="of:=[.E271]/511+1" office:value-type="float" office:value="5.08828962818004" calcext:value-type="float">
            <text:p>5,0882896282</text:p>
          </table:table-cell>
          <table:table-cell table:formula="of:=SQRT([.A271])/[.F271]" office:value-type="float" office:value="0" calcext:value-type="float">
            <text:p>0</text:p>
          </table:table-cell>
          <table:table-cell table:formula="of:=SQRT([.B271])/[.F271]" office:value-type="float" office:value="1.19544345443911" calcext:value-type="float">
            <text:p>1,195443454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271" calcext:value-type="float">
            <text:p>271</text:p>
          </table:table-cell>
          <table:table-cell table:formula="of:=7.8485*[.D272]-29.979" office:value-type="float" office:value="2096.9645" calcext:value-type="float">
            <text:p>2096,9645</text:p>
          </table:table-cell>
          <table:table-cell table:formula="of:=[.E272]/511+1" office:value-type="float" office:value="5.10364872798434" calcext:value-type="float">
            <text:p>5,103648728</text:p>
          </table:table-cell>
          <table:table-cell table:formula="of:=SQRT([.A272])/[.F272]" office:value-type="float" office:value="0" calcext:value-type="float">
            <text:p>0</text:p>
          </table:table-cell>
          <table:table-cell table:formula="of:=SQRT([.B272])/[.F272]" office:value-type="float" office:value="1.22363397859962" calcext:value-type="float">
            <text:p>1,2236339786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272" calcext:value-type="float">
            <text:p>272</text:p>
          </table:table-cell>
          <table:table-cell table:formula="of:=7.8485*[.D273]-29.979" office:value-type="float" office:value="2104.813" calcext:value-type="float">
            <text:p>2104,813</text:p>
          </table:table-cell>
          <table:table-cell table:formula="of:=[.E273]/511+1" office:value-type="float" office:value="5.11900782778865" calcext:value-type="float">
            <text:p>5,1190078278</text:p>
          </table:table-cell>
          <table:table-cell table:formula="of:=SQRT([.A273])/[.F273]" office:value-type="float" office:value="0" calcext:value-type="float">
            <text:p>0</text:p>
          </table:table-cell>
          <table:table-cell table:formula="of:=SQRT([.B273])/[.F273]" office:value-type="float" office:value="1.35342696541029" calcext:value-type="float">
            <text:p>1,353426965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273" calcext:value-type="float">
            <text:p>273</text:p>
          </table:table-cell>
          <table:table-cell table:formula="of:=7.8485*[.D274]-29.979" office:value-type="float" office:value="2112.6615" calcext:value-type="float">
            <text:p>2112,6615</text:p>
          </table:table-cell>
          <table:table-cell table:formula="of:=[.E274]/511+1" office:value-type="float" office:value="5.13436692759296" calcext:value-type="float">
            <text:p>5,1343669276</text:p>
          </table:table-cell>
          <table:table-cell table:formula="of:=SQRT([.A274])/[.F274]" office:value-type="float" office:value="0" calcext:value-type="float">
            <text:p>0</text:p>
          </table:table-cell>
          <table:table-cell table:formula="of:=SQRT([.B274])/[.F274]" office:value-type="float" office:value="1.24711075926837" calcext:value-type="float">
            <text:p>1,2471107593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74" calcext:value-type="float">
            <text:p>274</text:p>
          </table:table-cell>
          <table:table-cell table:formula="of:=7.8485*[.D275]-29.979" office:value-type="float" office:value="2120.51" calcext:value-type="float">
            <text:p>2120,51</text:p>
          </table:table-cell>
          <table:table-cell table:formula="of:=[.E275]/511+1" office:value-type="float" office:value="5.14972602739726" calcext:value-type="float">
            <text:p>5,1497260274</text:p>
          </table:table-cell>
          <table:table-cell table:formula="of:=SQRT([.A275])/[.F275]" office:value-type="float" office:value="0" calcext:value-type="float">
            <text:p>0</text:p>
          </table:table-cell>
          <table:table-cell table:formula="of:=SQRT([.B275])/[.F275]" office:value-type="float" office:value="1.22813432922242" calcext:value-type="float">
            <text:p>1,2281343292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75" calcext:value-type="float">
            <text:p>275</text:p>
          </table:table-cell>
          <table:table-cell table:formula="of:=7.8485*[.D276]-29.979" office:value-type="float" office:value="2128.3585" calcext:value-type="float">
            <text:p>2128,3585</text:p>
          </table:table-cell>
          <table:table-cell table:formula="of:=[.E276]/511+1" office:value-type="float" office:value="5.16508512720157" calcext:value-type="float">
            <text:p>5,1650851272</text:p>
          </table:table-cell>
          <table:table-cell table:formula="of:=SQRT([.A276])/[.F276]" office:value-type="float" office:value="0" calcext:value-type="float">
            <text:p>0</text:p>
          </table:table-cell>
          <table:table-cell table:formula="of:=SQRT([.B276])/[.F276]" office:value-type="float" office:value="1.19347771646677" calcext:value-type="float">
            <text:p>1,1934777165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76" calcext:value-type="float">
            <text:p>276</text:p>
          </table:table-cell>
          <table:table-cell table:formula="of:=7.8485*[.D277]-29.979" office:value-type="float" office:value="2136.207" calcext:value-type="float">
            <text:p>2136,207</text:p>
          </table:table-cell>
          <table:table-cell table:formula="of:=[.E277]/511+1" office:value-type="float" office:value="5.18044422700587" calcext:value-type="float">
            <text:p>5,180444227</text:p>
          </table:table-cell>
          <table:table-cell table:formula="of:=SQRT([.A277])/[.F277]" office:value-type="float" office:value="0" calcext:value-type="float">
            <text:p>0</text:p>
          </table:table-cell>
          <table:table-cell table:formula="of:=SQRT([.B277])/[.F277]" office:value-type="float" office:value="1.02143800613553" calcext:value-type="float">
            <text:p>1,0214380061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277" calcext:value-type="float">
            <text:p>277</text:p>
          </table:table-cell>
          <table:table-cell table:formula="of:=7.8485*[.D278]-29.979" office:value-type="float" office:value="2144.0555" calcext:value-type="float">
            <text:p>2144,0555</text:p>
          </table:table-cell>
          <table:table-cell table:formula="of:=[.E278]/511+1" office:value-type="float" office:value="5.19580332681018" calcext:value-type="float">
            <text:p>5,1958033268</text:p>
          </table:table-cell>
          <table:table-cell table:formula="of:=SQRT([.A278])/[.F278]" office:value-type="float" office:value="0" calcext:value-type="float">
            <text:p>0</text:p>
          </table:table-cell>
          <table:table-cell table:formula="of:=SQRT([.B278])/[.F278]" office:value-type="float" office:value="1.20193117514176" calcext:value-type="float">
            <text:p>1,2019311751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278" calcext:value-type="float">
            <text:p>278</text:p>
          </table:table-cell>
          <table:table-cell table:formula="of:=7.8485*[.D279]-29.979" office:value-type="float" office:value="2151.904" calcext:value-type="float">
            <text:p>2151,904</text:p>
          </table:table-cell>
          <table:table-cell table:formula="of:=[.E279]/511+1" office:value-type="float" office:value="5.21116242661448" calcext:value-type="float">
            <text:p>5,2111624266</text:p>
          </table:table-cell>
          <table:table-cell table:formula="of:=SQRT([.A279])/[.F279]" office:value-type="float" office:value="0" calcext:value-type="float">
            <text:p>0</text:p>
          </table:table-cell>
          <table:table-cell table:formula="of:=SQRT([.B279])/[.F279]" office:value-type="float" office:value="1.19838866785343" calcext:value-type="float">
            <text:p>1,1983886679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79" calcext:value-type="float">
            <text:p>279</text:p>
          </table:table-cell>
          <table:table-cell table:formula="of:=7.8485*[.D280]-29.979" office:value-type="float" office:value="2159.7525" calcext:value-type="float">
            <text:p>2159,7525</text:p>
          </table:table-cell>
          <table:table-cell table:formula="of:=[.E280]/511+1" office:value-type="float" office:value="5.22652152641879" calcext:value-type="float">
            <text:p>5,2265215264</text:p>
          </table:table-cell>
          <table:table-cell table:formula="of:=SQRT([.A280])/[.F280]" office:value-type="float" office:value="0" calcext:value-type="float">
            <text:p>0</text:p>
          </table:table-cell>
          <table:table-cell table:formula="of:=SQRT([.B280])/[.F280]" office:value-type="float" office:value="1.13193445261734" calcext:value-type="float">
            <text:p>1,1319344526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80" calcext:value-type="float">
            <text:p>280</text:p>
          </table:table-cell>
          <table:table-cell table:formula="of:=7.8485*[.D281]-29.979" office:value-type="float" office:value="2167.601" calcext:value-type="float">
            <text:p>2167,601</text:p>
          </table:table-cell>
          <table:table-cell table:formula="of:=[.E281]/511+1" office:value-type="float" office:value="5.24188062622309" calcext:value-type="float">
            <text:p>5,2418806262</text:p>
          </table:table-cell>
          <table:table-cell table:formula="of:=SQRT([.A281])/[.F281]" office:value-type="float" office:value="0" calcext:value-type="float">
            <text:p>0</text:p>
          </table:table-cell>
          <table:table-cell table:formula="of:=SQRT([.B281])/[.F281]" office:value-type="float" office:value="1.00946644905606" calcext:value-type="float">
            <text:p>1,0094664491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81" calcext:value-type="float">
            <text:p>281</text:p>
          </table:table-cell>
          <table:table-cell table:formula="of:=7.8485*[.D282]-29.979" office:value-type="float" office:value="2175.4495" calcext:value-type="float">
            <text:p>2175,4495</text:p>
          </table:table-cell>
          <table:table-cell table:formula="of:=[.E282]/511+1" office:value-type="float" office:value="5.2572397260274" calcext:value-type="float">
            <text:p>5,257239726</text:p>
          </table:table-cell>
          <table:table-cell table:formula="of:=SQRT([.A282])/[.F282]" office:value-type="float" office:value="0" calcext:value-type="float">
            <text:p>0</text:p>
          </table:table-cell>
          <table:table-cell table:formula="of:=SQRT([.B282])/[.F282]" office:value-type="float" office:value="0.871669532638687" calcext:value-type="float">
            <text:p>0,8716695326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82" calcext:value-type="float">
            <text:p>282</text:p>
          </table:table-cell>
          <table:table-cell table:formula="of:=7.8485*[.D283]-29.979" office:value-type="float" office:value="2183.298" calcext:value-type="float">
            <text:p>2183,298</text:p>
          </table:table-cell>
          <table:table-cell table:formula="of:=[.E283]/511+1" office:value-type="float" office:value="5.2725988258317" calcext:value-type="float">
            <text:p>5,2725988258</text:p>
          </table:table-cell>
          <table:table-cell table:formula="of:=SQRT([.A283])/[.F283]" office:value-type="float" office:value="0" calcext:value-type="float">
            <text:p>0</text:p>
          </table:table-cell>
          <table:table-cell table:formula="of:=SQRT([.B283])/[.F283]" office:value-type="float" office:value="0.909576412265013" calcext:value-type="float">
            <text:p>0,9095764123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83" calcext:value-type="float">
            <text:p>283</text:p>
          </table:table-cell>
          <table:table-cell table:formula="of:=7.8485*[.D284]-29.979" office:value-type="float" office:value="2191.1465" calcext:value-type="float">
            <text:p>2191,1465</text:p>
          </table:table-cell>
          <table:table-cell table:formula="of:=[.E284]/511+1" office:value-type="float" office:value="5.28795792563601" calcext:value-type="float">
            <text:p>5,2879579256</text:p>
          </table:table-cell>
          <table:table-cell table:formula="of:=SQRT([.A284])/[.F284]" office:value-type="float" office:value="0" calcext:value-type="float">
            <text:p>0</text:p>
          </table:table-cell>
          <table:table-cell table:formula="of:=SQRT([.B284])/[.F284]" office:value-type="float" office:value="0.756435670678847" calcext:value-type="float">
            <text:p>0,7564356707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84" calcext:value-type="float">
            <text:p>284</text:p>
          </table:table-cell>
          <table:table-cell table:formula="of:=7.8485*[.D285]-29.979" office:value-type="float" office:value="2198.995" calcext:value-type="float">
            <text:p>2198,995</text:p>
          </table:table-cell>
          <table:table-cell table:formula="of:=[.E285]/511+1" office:value-type="float" office:value="5.30331702544031" calcext:value-type="float">
            <text:p>5,3033170254</text:p>
          </table:table-cell>
          <table:table-cell table:formula="of:=SQRT([.A285])/[.F285]" office:value-type="float" office:value="0" calcext:value-type="float">
            <text:p>0</text:p>
          </table:table-cell>
          <table:table-cell table:formula="of:=SQRT([.B285])/[.F285]" office:value-type="float" office:value="1.06666341505819" calcext:value-type="float">
            <text:p>1,0666634151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85" calcext:value-type="float">
            <text:p>285</text:p>
          </table:table-cell>
          <table:table-cell table:formula="of:=7.8485*[.D286]-29.979" office:value-type="float" office:value="2206.8435" calcext:value-type="float">
            <text:p>2206,8435</text:p>
          </table:table-cell>
          <table:table-cell table:formula="of:=[.E286]/511+1" office:value-type="float" office:value="5.31867612524462" calcext:value-type="float">
            <text:p>5,3186761252</text:p>
          </table:table-cell>
          <table:table-cell table:formula="of:=SQRT([.A286])/[.F286]" office:value-type="float" office:value="0" calcext:value-type="float">
            <text:p>0</text:p>
          </table:table-cell>
          <table:table-cell table:formula="of:=SQRT([.B286])/[.F286]" office:value-type="float" office:value="0.651308997495769" calcext:value-type="float">
            <text:p>0,6513089975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86" calcext:value-type="float">
            <text:p>286</text:p>
          </table:table-cell>
          <table:table-cell table:formula="of:=7.8485*[.D287]-29.979" office:value-type="float" office:value="2214.692" calcext:value-type="float">
            <text:p>2214,692</text:p>
          </table:table-cell>
          <table:table-cell table:formula="of:=[.E287]/511+1" office:value-type="float" office:value="5.33403522504892" calcext:value-type="float">
            <text:p>5,334035225</text:p>
          </table:table-cell>
          <table:table-cell table:formula="of:=SQRT([.A287])/[.F287]" office:value-type="float" office:value="0" calcext:value-type="float">
            <text:p>0</text:p>
          </table:table-cell>
          <table:table-cell table:formula="of:=SQRT([.B287])/[.F287]" office:value-type="float" office:value="0.817186006397379" calcext:value-type="float">
            <text:p>0,817186006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87" calcext:value-type="float">
            <text:p>287</text:p>
          </table:table-cell>
          <table:table-cell table:formula="of:=7.8485*[.D288]-29.979" office:value-type="float" office:value="2222.5405" calcext:value-type="float">
            <text:p>2222,5405</text:p>
          </table:table-cell>
          <table:table-cell table:formula="of:=[.E288]/511+1" office:value-type="float" office:value="5.34939432485323" calcext:value-type="float">
            <text:p>5,3493943249</text:p>
          </table:table-cell>
          <table:table-cell table:formula="of:=SQRT([.A288])/[.F288]" office:value-type="float" office:value="0" calcext:value-type="float">
            <text:p>0</text:p>
          </table:table-cell>
          <table:table-cell table:formula="of:=SQRT([.B288])/[.F288]" office:value-type="float" office:value="1.00668682847235" calcext:value-type="float">
            <text:p>1,0066868285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88" calcext:value-type="float">
            <text:p>288</text:p>
          </table:table-cell>
          <table:table-cell table:formula="of:=7.8485*[.D289]-29.979" office:value-type="float" office:value="2230.389" calcext:value-type="float">
            <text:p>2230,389</text:p>
          </table:table-cell>
          <table:table-cell table:formula="of:=[.E289]/511+1" office:value-type="float" office:value="5.36475342465753" calcext:value-type="float">
            <text:p>5,3647534247</text:p>
          </table:table-cell>
          <table:table-cell table:formula="of:=SQRT([.A289])/[.F289]" office:value-type="float" office:value="0" calcext:value-type="float">
            <text:p>0</text:p>
          </table:table-cell>
          <table:table-cell table:formula="of:=SQRT([.B289])/[.F289]" office:value-type="float" office:value="0.672081452782549" calcext:value-type="float">
            <text:p>0,6720814528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89" calcext:value-type="float">
            <text:p>289</text:p>
          </table:table-cell>
          <table:table-cell table:formula="of:=7.8485*[.D290]-29.979" office:value-type="float" office:value="2238.2375" calcext:value-type="float">
            <text:p>2238,2375</text:p>
          </table:table-cell>
          <table:table-cell table:formula="of:=[.E290]/511+1" office:value-type="float" office:value="5.38011252446184" calcext:value-type="float">
            <text:p>5,3801125245</text:p>
          </table:table-cell>
          <table:table-cell table:formula="of:=SQRT([.A290])/[.F290]" office:value-type="float" office:value="0.185869718421926" calcext:value-type="float">
            <text:p>0,1858697184</text:p>
          </table:table-cell>
          <table:table-cell table:formula="of:=SQRT([.B290])/[.F290]" office:value-type="float" office:value="0.719870324012382" calcext:value-type="float">
            <text:p>0,71987032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90" calcext:value-type="float">
            <text:p>290</text:p>
          </table:table-cell>
          <table:table-cell table:formula="of:=7.8485*[.D291]-29.979" office:value-type="float" office:value="2246.086" calcext:value-type="float">
            <text:p>2246,086</text:p>
          </table:table-cell>
          <table:table-cell table:formula="of:=[.E291]/511+1" office:value-type="float" office:value="5.39547162426615" calcext:value-type="float">
            <text:p>5,3954716243</text:p>
          </table:table-cell>
          <table:table-cell table:formula="of:=SQRT([.A291])/[.F291]" office:value-type="float" office:value="0" calcext:value-type="float">
            <text:p>0</text:p>
          </table:table-cell>
          <table:table-cell table:formula="of:=SQRT([.B291])/[.F291]" office:value-type="float" office:value="0.693481061033818" calcext:value-type="float">
            <text:p>0,693481061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91" calcext:value-type="float">
            <text:p>291</text:p>
          </table:table-cell>
          <table:table-cell table:formula="of:=7.8485*[.D292]-29.979" office:value-type="float" office:value="2253.9345" calcext:value-type="float">
            <text:p>2253,9345</text:p>
          </table:table-cell>
          <table:table-cell table:formula="of:=[.E292]/511+1" office:value-type="float" office:value="5.41083072407045" calcext:value-type="float">
            <text:p>5,4108307241</text:p>
          </table:table-cell>
          <table:table-cell table:formula="of:=SQRT([.A292])/[.F292]" office:value-type="float" office:value="0" calcext:value-type="float">
            <text:p>0</text:p>
          </table:table-cell>
          <table:table-cell table:formula="of:=SQRT([.B292])/[.F292]" office:value-type="float" office:value="0.612960367730812" calcext:value-type="float">
            <text:p>0,6129603677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92" calcext:value-type="float">
            <text:p>292</text:p>
          </table:table-cell>
          <table:table-cell table:formula="of:=7.8485*[.D293]-29.979" office:value-type="float" office:value="2261.783" calcext:value-type="float">
            <text:p>2261,783</text:p>
          </table:table-cell>
          <table:table-cell table:formula="of:=[.E293]/511+1" office:value-type="float" office:value="5.42618982387476" calcext:value-type="float">
            <text:p>5,4261898239</text:p>
          </table:table-cell>
          <table:table-cell table:formula="of:=SQRT([.A293])/[.F293]" office:value-type="float" office:value="0" calcext:value-type="float">
            <text:p>0</text:p>
          </table:table-cell>
          <table:table-cell table:formula="of:=SQRT([.B293])/[.F293]" office:value-type="float" office:value="0.582780507650993" calcext:value-type="float">
            <text:p>0,5827805077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93" calcext:value-type="float">
            <text:p>293</text:p>
          </table:table-cell>
          <table:table-cell table:formula="of:=7.8485*[.D294]-29.979" office:value-type="float" office:value="2269.6315" calcext:value-type="float">
            <text:p>2269,6315</text:p>
          </table:table-cell>
          <table:table-cell table:formula="of:=[.E294]/511+1" office:value-type="float" office:value="5.44154892367906" calcext:value-type="float">
            <text:p>5,4415489237</text:p>
          </table:table-cell>
          <table:table-cell table:formula="of:=SQRT([.A294])/[.F294]" office:value-type="float" office:value="0" calcext:value-type="float">
            <text:p>0</text:p>
          </table:table-cell>
          <table:table-cell table:formula="of:=SQRT([.B294])/[.F294]" office:value-type="float" office:value="0.609500132567587" calcext:value-type="float">
            <text:p>0,6095001326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94" calcext:value-type="float">
            <text:p>294</text:p>
          </table:table-cell>
          <table:table-cell table:formula="of:=7.8485*[.D295]-29.979" office:value-type="float" office:value="2277.48" calcext:value-type="float">
            <text:p>2277,48</text:p>
          </table:table-cell>
          <table:table-cell table:formula="of:=[.E295]/511+1" office:value-type="float" office:value="5.45690802348337" calcext:value-type="float">
            <text:p>5,4569080235</text:p>
          </table:table-cell>
          <table:table-cell table:formula="of:=SQRT([.A295])/[.F295]" office:value-type="float" office:value="0" calcext:value-type="float">
            <text:p>0</text:p>
          </table:table-cell>
          <table:table-cell table:formula="of:=SQRT([.B295])/[.F295]" office:value-type="float" office:value="0.634810335858745" calcext:value-type="float">
            <text:p>0,6348103359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95" calcext:value-type="float">
            <text:p>295</text:p>
          </table:table-cell>
          <table:table-cell table:formula="of:=7.8485*[.D296]-29.979" office:value-type="float" office:value="2285.3285" calcext:value-type="float">
            <text:p>2285,3285</text:p>
          </table:table-cell>
          <table:table-cell table:formula="of:=[.E296]/511+1" office:value-type="float" office:value="5.47226712328767" calcext:value-type="float">
            <text:p>5,4722671233</text:p>
          </table:table-cell>
          <table:table-cell table:formula="of:=SQRT([.A296])/[.F296]" office:value-type="float" office:value="0" calcext:value-type="float">
            <text:p>0</text:p>
          </table:table-cell>
          <table:table-cell table:formula="of:=SQRT([.B296])/[.F296]" office:value-type="float" office:value="0.73095846929286" calcext:value-type="float">
            <text:p>0,7309584693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96" calcext:value-type="float">
            <text:p>296</text:p>
          </table:table-cell>
          <table:table-cell table:formula="of:=7.8485*[.D297]-29.979" office:value-type="float" office:value="2293.177" calcext:value-type="float">
            <text:p>2293,177</text:p>
          </table:table-cell>
          <table:table-cell table:formula="of:=[.E297]/511+1" office:value-type="float" office:value="5.48762622309198" calcext:value-type="float">
            <text:p>5,4876262231</text:p>
          </table:table-cell>
          <table:table-cell table:formula="of:=SQRT([.A297])/[.F297]" office:value-type="float" office:value="0" calcext:value-type="float">
            <text:p>0</text:p>
          </table:table-cell>
          <table:table-cell table:formula="of:=SQRT([.B297])/[.F297]" office:value-type="float" office:value="0.604382415186919" calcext:value-type="float">
            <text:p>0,6043824152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97" calcext:value-type="float">
            <text:p>297</text:p>
          </table:table-cell>
          <table:table-cell table:formula="of:=7.8485*[.D298]-29.979" office:value-type="float" office:value="2301.0255" calcext:value-type="float">
            <text:p>2301,0255</text:p>
          </table:table-cell>
          <table:table-cell table:formula="of:=[.E298]/511+1" office:value-type="float" office:value="5.50298532289628" calcext:value-type="float">
            <text:p>5,5029853229</text:p>
          </table:table-cell>
          <table:table-cell table:formula="of:=SQRT([.A298])/[.F298]" office:value-type="float" office:value="0" calcext:value-type="float">
            <text:p>0</text:p>
          </table:table-cell>
          <table:table-cell table:formula="of:=SQRT([.B298])/[.F298]" office:value-type="float" office:value="0.406337259922569" calcext:value-type="float">
            <text:p>0,4063372599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98" calcext:value-type="float">
            <text:p>298</text:p>
          </table:table-cell>
          <table:table-cell table:formula="of:=7.8485*[.D299]-29.979" office:value-type="float" office:value="2308.874" calcext:value-type="float">
            <text:p>2308,874</text:p>
          </table:table-cell>
          <table:table-cell table:formula="of:=[.E299]/511+1" office:value-type="float" office:value="5.51834442270059" calcext:value-type="float">
            <text:p>5,5183444227</text:p>
          </table:table-cell>
          <table:table-cell table:formula="of:=SQRT([.A299])/[.F299]" office:value-type="float" office:value="0" calcext:value-type="float">
            <text:p>0</text:p>
          </table:table-cell>
          <table:table-cell table:formula="of:=SQRT([.B299])/[.F299]" office:value-type="float" office:value="0.573048258307301" calcext:value-type="float">
            <text:p>0,5730482583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99" calcext:value-type="float">
            <text:p>299</text:p>
          </table:table-cell>
          <table:table-cell table:formula="of:=7.8485*[.D300]-29.979" office:value-type="float" office:value="2316.7225" calcext:value-type="float">
            <text:p>2316,7225</text:p>
          </table:table-cell>
          <table:table-cell table:formula="of:=[.E300]/511+1" office:value-type="float" office:value="5.53370352250489" calcext:value-type="float">
            <text:p>5,5337035225</text:p>
          </table:table-cell>
          <table:table-cell table:formula="of:=SQRT([.A300])/[.F300]" office:value-type="float" office:value="0" calcext:value-type="float">
            <text:p>0</text:p>
          </table:table-cell>
          <table:table-cell table:formula="of:=SQRT([.B300])/[.F300]" office:value-type="float" office:value="0.478115840558614" calcext:value-type="float">
            <text:p>0,4781158406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7.8485*[.D301]-29.979" office:value-type="float" office:value="2324.571" calcext:value-type="float">
            <text:p>2324,571</text:p>
          </table:table-cell>
          <table:table-cell table:formula="of:=[.E301]/511+1" office:value-type="float" office:value="5.5490626223092" calcext:value-type="float">
            <text:p>5,5490626223</text:p>
          </table:table-cell>
          <table:table-cell table:formula="of:=SQRT([.A301])/[.F301]" office:value-type="float" office:value="0" calcext:value-type="float">
            <text:p>0</text:p>
          </table:table-cell>
          <table:table-cell table:formula="of:=SQRT([.B301])/[.F301]" office:value-type="float" office:value="0.476792476701873" calcext:value-type="float">
            <text:p>0,4767924767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01" calcext:value-type="float">
            <text:p>301</text:p>
          </table:table-cell>
          <table:table-cell table:formula="of:=7.8485*[.D302]-29.979" office:value-type="float" office:value="2332.4195" calcext:value-type="float">
            <text:p>2332,4195</text:p>
          </table:table-cell>
          <table:table-cell table:formula="of:=[.E302]/511+1" office:value-type="float" office:value="5.5644217221135" calcext:value-type="float">
            <text:p>5,5644217221</text:p>
          </table:table-cell>
          <table:table-cell table:formula="of:=SQRT([.A302])/[.F302]" office:value-type="float" office:value="0" calcext:value-type="float">
            <text:p>0</text:p>
          </table:table-cell>
          <table:table-cell table:formula="of:=SQRT([.B302])/[.F302]" office:value-type="float" office:value="0.401850918059186" calcext:value-type="float">
            <text:p>0,4018509181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02" calcext:value-type="float">
            <text:p>302</text:p>
          </table:table-cell>
          <table:table-cell table:formula="of:=7.8485*[.D303]-29.979" office:value-type="float" office:value="2340.268" calcext:value-type="float">
            <text:p>2340,268</text:p>
          </table:table-cell>
          <table:table-cell table:formula="of:=[.E303]/511+1" office:value-type="float" office:value="5.57978082191781" calcext:value-type="float">
            <text:p>5,5797808219</text:p>
          </table:table-cell>
          <table:table-cell table:formula="of:=SQRT([.A303])/[.F303]" office:value-type="float" office:value="0" calcext:value-type="float">
            <text:p>0</text:p>
          </table:table-cell>
          <table:table-cell table:formula="of:=SQRT([.B303])/[.F303]" office:value-type="float" office:value="0.56673868761058" calcext:value-type="float">
            <text:p>0,5667386876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03" calcext:value-type="float">
            <text:p>303</text:p>
          </table:table-cell>
          <table:table-cell table:formula="of:=7.8485*[.D304]-29.979" office:value-type="float" office:value="2348.1165" calcext:value-type="float">
            <text:p>2348,1165</text:p>
          </table:table-cell>
          <table:table-cell table:formula="of:=[.E304]/511+1" office:value-type="float" office:value="5.59513992172211" calcext:value-type="float">
            <text:p>5,5951399217</text:p>
          </table:table-cell>
          <table:table-cell table:formula="of:=SQRT([.A304])/[.F304]" office:value-type="float" office:value="0" calcext:value-type="float">
            <text:p>0</text:p>
          </table:table-cell>
          <table:table-cell table:formula="of:=SQRT([.B304])/[.F304]" office:value-type="float" office:value="0.437788826919856" calcext:value-type="float">
            <text:p>0,4377888269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04" calcext:value-type="float">
            <text:p>304</text:p>
          </table:table-cell>
          <table:table-cell table:formula="of:=7.8485*[.D305]-29.979" office:value-type="float" office:value="2355.965" calcext:value-type="float">
            <text:p>2355,965</text:p>
          </table:table-cell>
          <table:table-cell table:formula="of:=[.E305]/511+1" office:value-type="float" office:value="5.61049902152642" calcext:value-type="float">
            <text:p>5,6104990215</text:p>
          </table:table-cell>
          <table:table-cell table:formula="of:=SQRT([.A305])/[.F305]" office:value-type="float" office:value="0" calcext:value-type="float">
            <text:p>0</text:p>
          </table:table-cell>
          <table:table-cell table:formula="of:=SQRT([.B305])/[.F305]" office:value-type="float" office:value="0.47157147713837" calcext:value-type="float">
            <text:p>0,4715714771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05" calcext:value-type="float">
            <text:p>305</text:p>
          </table:table-cell>
          <table:table-cell table:formula="of:=7.8485*[.D306]-29.979" office:value-type="float" office:value="2363.8135" calcext:value-type="float">
            <text:p>2363,8135</text:p>
          </table:table-cell>
          <table:table-cell table:formula="of:=[.E306]/511+1" office:value-type="float" office:value="5.62585812133072" calcext:value-type="float">
            <text:p>5,6258581213</text:p>
          </table:table-cell>
          <table:table-cell table:formula="of:=SQRT([.A306])/[.F306]" office:value-type="float" office:value="0" calcext:value-type="float">
            <text:p>0</text:p>
          </table:table-cell>
          <table:table-cell table:formula="of:=SQRT([.B306])/[.F306]" office:value-type="float" office:value="0.470284044496802" calcext:value-type="float">
            <text:p>0,4702840445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06" calcext:value-type="float">
            <text:p>306</text:p>
          </table:table-cell>
          <table:table-cell table:formula="of:=7.8485*[.D307]-29.979" office:value-type="float" office:value="2371.662" calcext:value-type="float">
            <text:p>2371,662</text:p>
          </table:table-cell>
          <table:table-cell table:formula="of:=[.E307]/511+1" office:value-type="float" office:value="5.64121722113503" calcext:value-type="float">
            <text:p>5,6412172211</text:p>
          </table:table-cell>
          <table:table-cell table:formula="of:=SQRT([.A307])/[.F307]" office:value-type="float" office:value="0" calcext:value-type="float">
            <text:p>0</text:p>
          </table:table-cell>
          <table:table-cell table:formula="of:=SQRT([.B307])/[.F307]" office:value-type="float" office:value="0.501385962261723" calcext:value-type="float">
            <text:p>0,5013859623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07" calcext:value-type="float">
            <text:p>307</text:p>
          </table:table-cell>
          <table:table-cell table:formula="of:=7.8485*[.D308]-29.979" office:value-type="float" office:value="2379.5105" calcext:value-type="float">
            <text:p>2379,5105</text:p>
          </table:table-cell>
          <table:table-cell table:formula="of:=[.E308]/511+1" office:value-type="float" office:value="5.65657632093933" calcext:value-type="float">
            <text:p>5,6565763209</text:p>
          </table:table-cell>
          <table:table-cell table:formula="of:=SQRT([.A308])/[.F308]" office:value-type="float" office:value="0" calcext:value-type="float">
            <text:p>0</text:p>
          </table:table-cell>
          <table:table-cell table:formula="of:=SQRT([.B308])/[.F308]" office:value-type="float" office:value="0.530356142971977" calcext:value-type="float">
            <text:p>0,530356143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08" calcext:value-type="float">
            <text:p>308</text:p>
          </table:table-cell>
          <table:table-cell table:formula="of:=7.8485*[.D309]-29.979" office:value-type="float" office:value="2387.359" calcext:value-type="float">
            <text:p>2387,359</text:p>
          </table:table-cell>
          <table:table-cell table:formula="of:=[.E309]/511+1" office:value-type="float" office:value="5.67193542074364" calcext:value-type="float">
            <text:p>5,6719354207</text:p>
          </table:table-cell>
          <table:table-cell table:formula="of:=SQRT([.A309])/[.F309]" office:value-type="float" office:value="0" calcext:value-type="float">
            <text:p>0</text:p>
          </table:table-cell>
          <table:table-cell table:formula="of:=SQRT([.B309])/[.F309]" office:value-type="float" office:value="0.394233680680134" calcext:value-type="float">
            <text:p>0,3942336807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9" calcext:value-type="float">
            <text:p>309</text:p>
          </table:table-cell>
          <table:table-cell table:formula="of:=7.8485*[.D310]-29.979" office:value-type="float" office:value="2395.2075" calcext:value-type="float">
            <text:p>2395,2075</text:p>
          </table:table-cell>
          <table:table-cell table:formula="of:=[.E310]/511+1" office:value-type="float" office:value="5.68729452054795" calcext:value-type="float">
            <text:p>5,6872945205</text:p>
          </table:table-cell>
          <table:table-cell table:formula="of:=SQRT([.A310])/[.F310]" office:value-type="float" office:value="0" calcext:value-type="float">
            <text:p>0</text:p>
          </table:table-cell>
          <table:table-cell table:formula="of:=SQRT([.B310])/[.F310]" office:value-type="float" office:value="0.304547408492923" calcext:value-type="float">
            <text:p>0,3045474085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10" calcext:value-type="float">
            <text:p>310</text:p>
          </table:table-cell>
          <table:table-cell table:formula="of:=7.8485*[.D311]-29.979" office:value-type="float" office:value="2403.056" calcext:value-type="float">
            <text:p>2403,056</text:p>
          </table:table-cell>
          <table:table-cell table:formula="of:=[.E311]/511+1" office:value-type="float" office:value="5.70265362035225" calcext:value-type="float">
            <text:p>5,7026536204</text:p>
          </table:table-cell>
          <table:table-cell table:formula="of:=SQRT([.A311])/[.F311]" office:value-type="float" office:value="0" calcext:value-type="float">
            <text:p>0</text:p>
          </table:table-cell>
          <table:table-cell table:formula="of:=SQRT([.B311])/[.F311]" office:value-type="float" office:value="0.247992190394643" calcext:value-type="float">
            <text:p>0,24799219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11" calcext:value-type="float">
            <text:p>311</text:p>
          </table:table-cell>
          <table:table-cell table:formula="of:=7.8485*[.D312]-29.979" office:value-type="float" office:value="2410.9045" calcext:value-type="float">
            <text:p>2410,9045</text:p>
          </table:table-cell>
          <table:table-cell table:formula="of:=[.E312]/511+1" office:value-type="float" office:value="5.71801272015656" calcext:value-type="float">
            <text:p>5,7180127202</text:p>
          </table:table-cell>
          <table:table-cell table:formula="of:=SQRT([.A312])/[.F312]" office:value-type="float" office:value="0" calcext:value-type="float">
            <text:p>0</text:p>
          </table:table-cell>
          <table:table-cell table:formula="of:=SQRT([.B312])/[.F312]" office:value-type="float" office:value="0.391056838614127" calcext:value-type="float">
            <text:p>0,3910568386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12" calcext:value-type="float">
            <text:p>312</text:p>
          </table:table-cell>
          <table:table-cell table:formula="of:=7.8485*[.D313]-29.979" office:value-type="float" office:value="2418.753" calcext:value-type="float">
            <text:p>2418,753</text:p>
          </table:table-cell>
          <table:table-cell table:formula="of:=[.E313]/511+1" office:value-type="float" office:value="5.73337181996086" calcext:value-type="float">
            <text:p>5,73337182</text:p>
          </table:table-cell>
          <table:table-cell table:formula="of:=SQRT([.A313])/[.F313]" office:value-type="float" office:value="0" calcext:value-type="float">
            <text:p>0</text:p>
          </table:table-cell>
          <table:table-cell table:formula="of:=SQRT([.B313])/[.F313]" office:value-type="float" office:value="0.246663500429098" calcext:value-type="float">
            <text:p>0,246663500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13" calcext:value-type="float">
            <text:p>313</text:p>
          </table:table-cell>
          <table:table-cell table:formula="of:=7.8485*[.D314]-29.979" office:value-type="float" office:value="2426.6015" calcext:value-type="float">
            <text:p>2426,6015</text:p>
          </table:table-cell>
          <table:table-cell table:formula="of:=[.E314]/511+1" office:value-type="float" office:value="5.74873091976517" calcext:value-type="float">
            <text:p>5,7487309198</text:p>
          </table:table-cell>
          <table:table-cell table:formula="of:=SQRT([.A314])/[.F314]" office:value-type="float" office:value="0" calcext:value-type="float">
            <text:p>0</text:p>
          </table:table-cell>
          <table:table-cell table:formula="of:=SQRT([.B314])/[.F314]" office:value-type="float" office:value="0.426092258790787" calcext:value-type="float">
            <text:p>0,4260922588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14" calcext:value-type="float">
            <text:p>314</text:p>
          </table:table-cell>
          <table:table-cell table:formula="of:=7.8485*[.D315]-29.979" office:value-type="float" office:value="2434.45" calcext:value-type="float">
            <text:p>2434,45</text:p>
          </table:table-cell>
          <table:table-cell table:formula="of:=[.E315]/511+1" office:value-type="float" office:value="5.76409001956947" calcext:value-type="float">
            <text:p>5,7640900196</text:p>
          </table:table-cell>
          <table:table-cell table:formula="of:=SQRT([.A315])/[.F315]" office:value-type="float" office:value="0.173487922049262" calcext:value-type="float">
            <text:p>0,173487922</text:p>
          </table:table-cell>
          <table:table-cell table:formula="of:=SQRT([.B315])/[.F315]" office:value-type="float" office:value="0.387930786977335" calcext:value-type="float">
            <text:p>0,387930787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15" calcext:value-type="float">
            <text:p>315</text:p>
          </table:table-cell>
          <table:table-cell table:formula="of:=7.8485*[.D316]-29.979" office:value-type="float" office:value="2442.2985" calcext:value-type="float">
            <text:p>2442,2985</text:p>
          </table:table-cell>
          <table:table-cell table:formula="of:=[.E316]/511+1" office:value-type="float" office:value="5.77944911937378" calcext:value-type="float">
            <text:p>5,7794491194</text:p>
          </table:table-cell>
          <table:table-cell table:formula="of:=SQRT([.A316])/[.F316]" office:value-type="float" office:value="0.173026871479466" calcext:value-type="float">
            <text:p>0,1730268715</text:p>
          </table:table-cell>
          <table:table-cell table:formula="of:=SQRT([.B316])/[.F316]" office:value-type="float" office:value="0.346053742958932" calcext:value-type="float">
            <text:p>0,346053743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16" calcext:value-type="float">
            <text:p>316</text:p>
          </table:table-cell>
          <table:table-cell table:formula="of:=7.8485*[.D317]-29.979" office:value-type="float" office:value="2450.147" calcext:value-type="float">
            <text:p>2450,147</text:p>
          </table:table-cell>
          <table:table-cell table:formula="of:=[.E317]/511+1" office:value-type="float" office:value="5.79480821917808" calcext:value-type="float">
            <text:p>5,7948082192</text:p>
          </table:table-cell>
          <table:table-cell table:formula="of:=SQRT([.A317])/[.F317]" office:value-type="float" office:value="0" calcext:value-type="float">
            <text:p>0</text:p>
          </table:table-cell>
          <table:table-cell table:formula="of:=SQRT([.B317])/[.F317]" office:value-type="float" office:value="0.345136529864948" calcext:value-type="float">
            <text:p>0,3451365299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17" calcext:value-type="float">
            <text:p>317</text:p>
          </table:table-cell>
          <table:table-cell table:formula="of:=7.8485*[.D318]-29.979" office:value-type="float" office:value="2457.9955" calcext:value-type="float">
            <text:p>2457,9955</text:p>
          </table:table-cell>
          <table:table-cell table:formula="of:=[.E318]/511+1" office:value-type="float" office:value="5.81016731898239" calcext:value-type="float">
            <text:p>5,810167319</text:p>
          </table:table-cell>
          <table:table-cell table:formula="of:=SQRT([.A318])/[.F318]" office:value-type="float" office:value="0" calcext:value-type="float">
            <text:p>0</text:p>
          </table:table-cell>
          <table:table-cell table:formula="of:=SQRT([.B318])/[.F318]" office:value-type="float" office:value="0.243403242063739" calcext:value-type="float">
            <text:p>0,2434032421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18" calcext:value-type="float">
            <text:p>318</text:p>
          </table:table-cell>
          <table:table-cell table:formula="of:=7.8485*[.D319]-29.979" office:value-type="float" office:value="2465.844" calcext:value-type="float">
            <text:p>2465,844</text:p>
          </table:table-cell>
          <table:table-cell table:formula="of:=[.E319]/511+1" office:value-type="float" office:value="5.82552641878669" calcext:value-type="float">
            <text:p>5,8255264188</text:p>
          </table:table-cell>
          <table:table-cell table:formula="of:=SQRT([.A319])/[.F319]" office:value-type="float" office:value="0" calcext:value-type="float">
            <text:p>0</text:p>
          </table:table-cell>
          <table:table-cell table:formula="of:=SQRT([.B319])/[.F319]" office:value-type="float" office:value="0.242761505262839" calcext:value-type="float">
            <text:p>0,2427615053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9" calcext:value-type="float">
            <text:p>319</text:p>
          </table:table-cell>
          <table:table-cell table:formula="of:=7.8485*[.D320]-29.979" office:value-type="float" office:value="2473.6925" calcext:value-type="float">
            <text:p>2473,6925</text:p>
          </table:table-cell>
          <table:table-cell table:formula="of:=[.E320]/511+1" office:value-type="float" office:value="5.840885518591" calcext:value-type="float">
            <text:p>5,8408855186</text:p>
          </table:table-cell>
          <table:table-cell table:formula="of:=SQRT([.A320])/[.F320]" office:value-type="float" office:value="0" calcext:value-type="float">
            <text:p>0</text:p>
          </table:table-cell>
          <table:table-cell table:formula="of:=SQRT([.B320])/[.F320]" office:value-type="float" office:value="0.171206916625414" calcext:value-type="float">
            <text:p>0,1712069166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20" calcext:value-type="float">
            <text:p>320</text:p>
          </table:table-cell>
          <table:table-cell table:formula="of:=7.8485*[.D321]-29.979" office:value-type="float" office:value="2481.541" calcext:value-type="float">
            <text:p>2481,541</text:p>
          </table:table-cell>
          <table:table-cell table:formula="of:=[.E321]/511+1" office:value-type="float" office:value="5.8562446183953" calcext:value-type="float">
            <text:p>5,8562446184</text:p>
          </table:table-cell>
          <table:table-cell table:formula="of:=SQRT([.A321])/[.F321]" office:value-type="float" office:value="0" calcext:value-type="float">
            <text:p>0</text:p>
          </table:table-cell>
          <table:table-cell table:formula="of:=SQRT([.B321])/[.F321]" office:value-type="float" office:value="0.241488130111718" calcext:value-type="float">
            <text:p>0,2414881301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21" calcext:value-type="float">
            <text:p>321</text:p>
          </table:table-cell>
          <table:table-cell table:formula="of:=7.8485*[.D322]-29.979" office:value-type="float" office:value="2489.3895" calcext:value-type="float">
            <text:p>2489,3895</text:p>
          </table:table-cell>
          <table:table-cell table:formula="of:=[.E322]/511+1" office:value-type="float" office:value="5.87160371819961" calcext:value-type="float">
            <text:p>5,8716037182</text:p>
          </table:table-cell>
          <table:table-cell table:formula="of:=SQRT([.A322])/[.F322]" office:value-type="float" office:value="0" calcext:value-type="float">
            <text:p>0</text:p>
          </table:table-cell>
          <table:table-cell table:formula="of:=SQRT([.B322])/[.F322]" office:value-type="float" office:value="0.170311221259773" calcext:value-type="float">
            <text:p>0,1703112213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22" calcext:value-type="float">
            <text:p>322</text:p>
          </table:table-cell>
          <table:table-cell table:formula="of:=7.8485*[.D323]-29.979" office:value-type="float" office:value="2497.238" calcext:value-type="float">
            <text:p>2497,238</text:p>
          </table:table-cell>
          <table:table-cell table:formula="of:=[.E323]/511+1" office:value-type="float" office:value="5.88696281800391" calcext:value-type="float">
            <text:p>5,886962818</text:p>
          </table:table-cell>
          <table:table-cell table:formula="of:=SQRT([.A323])/[.F323]" office:value-type="float" office:value="0" calcext:value-type="float">
            <text:p>0</text:p>
          </table:table-cell>
          <table:table-cell table:formula="of:=SQRT([.B323])/[.F323]" office:value-type="float" office:value="0.294218064750095" calcext:value-type="float">
            <text:p>0,2942180648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23" calcext:value-type="float">
            <text:p>323</text:p>
          </table:table-cell>
          <table:table-cell table:formula="of:=7.8485*[.D324]-29.979" office:value-type="float" office:value="2505.0865" calcext:value-type="float">
            <text:p>2505,0865</text:p>
          </table:table-cell>
          <table:table-cell table:formula="of:=[.E324]/511+1" office:value-type="float" office:value="5.90232191780822" calcext:value-type="float">
            <text:p>5,9023219178</text:p>
          </table:table-cell>
          <table:table-cell table:formula="of:=SQRT([.A324])/[.F324]" office:value-type="float" office:value="0" calcext:value-type="float">
            <text:p>0</text:p>
          </table:table-cell>
          <table:table-cell table:formula="of:=SQRT([.B324])/[.F324]" office:value-type="float" office:value="0.293452446628336" calcext:value-type="float">
            <text:p>0,2934524466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24" calcext:value-type="float">
            <text:p>324</text:p>
          </table:table-cell>
          <table:table-cell table:formula="of:=7.8485*[.D325]-29.979" office:value-type="float" office:value="2512.935" calcext:value-type="float">
            <text:p>2512,935</text:p>
          </table:table-cell>
          <table:table-cell table:formula="of:=[.E325]/511+1" office:value-type="float" office:value="5.91768101761253" calcext:value-type="float">
            <text:p>5,9176810176</text:p>
          </table:table-cell>
          <table:table-cell table:formula="of:=SQRT([.A325])/[.F325]" office:value-type="float" office:value="0" calcext:value-type="float">
            <text:p>0</text:p>
          </table:table-cell>
          <table:table-cell table:formula="of:=SQRT([.B325])/[.F325]" office:value-type="float" office:value="0.238981039728913" calcext:value-type="float">
            <text:p>0,238981039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5" calcext:value-type="float">
            <text:p>325</text:p>
          </table:table-cell>
          <table:table-cell table:formula="of:=7.8485*[.D326]-29.979" office:value-type="float" office:value="2520.7835" calcext:value-type="float">
            <text:p>2520,7835</text:p>
          </table:table-cell>
          <table:table-cell table:formula="of:=[.E326]/511+1" office:value-type="float" office:value="5.93304011741683" calcext:value-type="float">
            <text:p>5,9330401174</text:p>
          </table:table-cell>
          <table:table-cell table:formula="of:=SQRT([.A326])/[.F326]" office:value-type="float" office:value="0" calcext:value-type="float">
            <text:p>0</text:p>
          </table:table-cell>
          <table:table-cell table:formula="of:=SQRT([.B326])/[.F32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6" calcext:value-type="float">
            <text:p>326</text:p>
          </table:table-cell>
          <table:table-cell table:formula="of:=7.8485*[.D327]-29.979" office:value-type="float" office:value="2528.632" calcext:value-type="float">
            <text:p>2528,632</text:p>
          </table:table-cell>
          <table:table-cell table:formula="of:=[.E327]/511+1" office:value-type="float" office:value="5.94839921722114" calcext:value-type="float">
            <text:p>5,9483992172</text:p>
          </table:table-cell>
          <table:table-cell table:formula="of:=SQRT([.A327])/[.F327]" office:value-type="float" office:value="0" calcext:value-type="float">
            <text:p>0</text:p>
          </table:table-cell>
          <table:table-cell table:formula="of:=SQRT([.B327])/[.F32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27" calcext:value-type="float">
            <text:p>327</text:p>
          </table:table-cell>
          <table:table-cell table:formula="of:=7.8485*[.D328]-29.979" office:value-type="float" office:value="2536.4805" calcext:value-type="float">
            <text:p>2536,4805</text:p>
          </table:table-cell>
          <table:table-cell table:formula="of:=[.E328]/511+1" office:value-type="float" office:value="5.96375831702544" calcext:value-type="float">
            <text:p>5,963758317</text:p>
          </table:table-cell>
          <table:table-cell table:formula="of:=SQRT([.A328])/[.F328]" office:value-type="float" office:value="0" calcext:value-type="float">
            <text:p>0</text:p>
          </table:table-cell>
          <table:table-cell table:formula="of:=SQRT([.B328])/[.F328]" office:value-type="float" office:value="0.167679497867173" calcext:value-type="float">
            <text:p>0,1676794979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28" calcext:value-type="float">
            <text:p>328</text:p>
          </table:table-cell>
          <table:table-cell table:formula="of:=7.8485*[.D329]-29.979" office:value-type="float" office:value="2544.329" calcext:value-type="float">
            <text:p>2544,329</text:p>
          </table:table-cell>
          <table:table-cell table:formula="of:=[.E329]/511+1" office:value-type="float" office:value="5.97911741682975" calcext:value-type="float">
            <text:p>5,9791174168</text:p>
          </table:table-cell>
          <table:table-cell table:formula="of:=SQRT([.A329])/[.F329]" office:value-type="float" office:value="0" calcext:value-type="float">
            <text:p>0</text:p>
          </table:table-cell>
          <table:table-cell table:formula="of:=SQRT([.B329])/[.F329]" office:value-type="float" office:value="0.236525470865053" calcext:value-type="float">
            <text:p>0,2365254709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29" calcext:value-type="float">
            <text:p>329</text:p>
          </table:table-cell>
          <table:table-cell table:formula="of:=7.8485*[.D330]-29.979" office:value-type="float" office:value="2552.1775" calcext:value-type="float">
            <text:p>2552,1775</text:p>
          </table:table-cell>
          <table:table-cell table:formula="of:=[.E330]/511+1" office:value-type="float" office:value="5.99447651663405" calcext:value-type="float">
            <text:p>5,9944765166</text:p>
          </table:table-cell>
          <table:table-cell table:formula="of:=SQRT([.A330])/[.F330]" office:value-type="float" office:value="0" calcext:value-type="float">
            <text:p>0</text:p>
          </table:table-cell>
          <table:table-cell table:formula="of:=SQRT([.B330])/[.F330]" office:value-type="float" office:value="0.235919443248931" calcext:value-type="float">
            <text:p>0,235919443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0" calcext:value-type="float">
            <text:p>330</text:p>
          </table:table-cell>
          <table:table-cell table:formula="of:=7.8485*[.D331]-29.979" office:value-type="float" office:value="2560.026" calcext:value-type="float">
            <text:p>2560,026</text:p>
          </table:table-cell>
          <table:table-cell table:formula="of:=[.E331]/511+1" office:value-type="float" office:value="6.00983561643836" calcext:value-type="float">
            <text:p>6,0098356164</text:p>
          </table:table-cell>
          <table:table-cell table:formula="of:=SQRT([.A331])/[.F331]" office:value-type="float" office:value="0" calcext:value-type="float">
            <text:p>0</text:p>
          </table:table-cell>
          <table:table-cell table:formula="of:=SQRT([.B331])/[.F33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1" calcext:value-type="float">
            <text:p>331</text:p>
          </table:table-cell>
          <table:table-cell table:formula="of:=7.8485*[.D332]-29.979" office:value-type="float" office:value="2567.8745" calcext:value-type="float">
            <text:p>2567,8745</text:p>
          </table:table-cell>
          <table:table-cell table:formula="of:=[.E332]/511+1" office:value-type="float" office:value="6.02519471624266" calcext:value-type="float">
            <text:p>6,0251947162</text:p>
          </table:table-cell>
          <table:table-cell table:formula="of:=SQRT([.A332])/[.F332]" office:value-type="float" office:value="0" calcext:value-type="float">
            <text:p>0</text:p>
          </table:table-cell>
          <table:table-cell table:formula="of:=SQRT([.B332])/[.F33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32" calcext:value-type="float">
            <text:p>332</text:p>
          </table:table-cell>
          <table:table-cell table:formula="of:=7.8485*[.D333]-29.979" office:value-type="float" office:value="2575.723" calcext:value-type="float">
            <text:p>2575,723</text:p>
          </table:table-cell>
          <table:table-cell table:formula="of:=[.E333]/511+1" office:value-type="float" office:value="6.04055381604697" calcext:value-type="float">
            <text:p>6,040553816</text:p>
          </table:table-cell>
          <table:table-cell table:formula="of:=SQRT([.A333])/[.F333]" office:value-type="float" office:value="0" calcext:value-type="float">
            <text:p>0</text:p>
          </table:table-cell>
          <table:table-cell table:formula="of:=SQRT([.B333])/[.F333]" office:value-type="float" office:value="0.286737087412021" calcext:value-type="float">
            <text:p>0,286737087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33" calcext:value-type="float">
            <text:p>333</text:p>
          </table:table-cell>
          <table:table-cell table:formula="of:=7.8485*[.D334]-29.979" office:value-type="float" office:value="2583.5715" calcext:value-type="float">
            <text:p>2583,5715</text:p>
          </table:table-cell>
          <table:table-cell table:formula="of:=[.E334]/511+1" office:value-type="float" office:value="6.05591291585127" calcext:value-type="float">
            <text:p>6,0559129159</text:p>
          </table:table-cell>
          <table:table-cell table:formula="of:=SQRT([.A334])/[.F334]" office:value-type="float" office:value="0" calcext:value-type="float">
            <text:p>0</text:p>
          </table:table-cell>
          <table:table-cell table:formula="of:=SQRT([.B334])/[.F334]" office:value-type="float" office:value="0.165127869884409" calcext:value-type="float">
            <text:p>0,165127869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4" calcext:value-type="float">
            <text:p>334</text:p>
          </table:table-cell>
          <table:table-cell table:formula="of:=7.8485*[.D335]-29.979" office:value-type="float" office:value="2591.42" calcext:value-type="float">
            <text:p>2591,42</text:p>
          </table:table-cell>
          <table:table-cell table:formula="of:=[.E335]/511+1" office:value-type="float" office:value="6.07127201565558" calcext:value-type="float">
            <text:p>6,0712720157</text:p>
          </table:table-cell>
          <table:table-cell table:formula="of:=SQRT([.A335])/[.F335]" office:value-type="float" office:value="0" calcext:value-type="float">
            <text:p>0</text:p>
          </table:table-cell>
          <table:table-cell table:formula="of:=SQRT([.B335])/[.F33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35" calcext:value-type="float">
            <text:p>335</text:p>
          </table:table-cell>
          <table:table-cell table:formula="of:=7.8485*[.D336]-29.979" office:value-type="float" office:value="2599.2685" calcext:value-type="float">
            <text:p>2599,2685</text:p>
          </table:table-cell>
          <table:table-cell table:formula="of:=[.E336]/511+1" office:value-type="float" office:value="6.08663111545988" calcext:value-type="float">
            <text:p>6,0866311155</text:p>
          </table:table-cell>
          <table:table-cell table:formula="of:=SQRT([.A336])/[.F336]" office:value-type="float" office:value="0" calcext:value-type="float">
            <text:p>0</text:p>
          </table:table-cell>
          <table:table-cell table:formula="of:=SQRT([.B336])/[.F336]" office:value-type="float" office:value="0.164294497404324" calcext:value-type="float">
            <text:p>0,164294497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6" calcext:value-type="float">
            <text:p>336</text:p>
          </table:table-cell>
          <table:table-cell table:formula="of:=7.8485*[.D337]-29.979" office:value-type="float" office:value="2607.117" calcext:value-type="float">
            <text:p>2607,117</text:p>
          </table:table-cell>
          <table:table-cell table:formula="of:=[.E337]/511+1" office:value-type="float" office:value="6.10199021526419" calcext:value-type="float">
            <text:p>6,1019902153</text:p>
          </table:table-cell>
          <table:table-cell table:formula="of:=SQRT([.A337])/[.F337]" office:value-type="float" office:value="0" calcext:value-type="float">
            <text:p>0</text:p>
          </table:table-cell>
          <table:table-cell table:formula="of:=SQRT([.B337])/[.F33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37" calcext:value-type="float">
            <text:p>337</text:p>
          </table:table-cell>
          <table:table-cell table:formula="of:=7.8485*[.D338]-29.979" office:value-type="float" office:value="2614.9655" calcext:value-type="float">
            <text:p>2614,9655</text:p>
          </table:table-cell>
          <table:table-cell table:formula="of:=[.E338]/511+1" office:value-type="float" office:value="6.11734931506849" calcext:value-type="float">
            <text:p>6,1173493151</text:p>
          </table:table-cell>
          <table:table-cell table:formula="of:=SQRT([.A338])/[.F338]" office:value-type="float" office:value="0" calcext:value-type="float">
            <text:p>0</text:p>
          </table:table-cell>
          <table:table-cell table:formula="of:=SQRT([.B338])/[.F338]" office:value-type="float" office:value="0.231180776106663" calcext:value-type="float">
            <text:p>0,2311807761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38" calcext:value-type="float">
            <text:p>338</text:p>
          </table:table-cell>
          <table:table-cell table:formula="of:=7.8485*[.D339]-29.979" office:value-type="float" office:value="2622.814" calcext:value-type="float">
            <text:p>2622,814</text:p>
          </table:table-cell>
          <table:table-cell table:formula="of:=[.E339]/511+1" office:value-type="float" office:value="6.1327084148728" calcext:value-type="float">
            <text:p>6,1327084149</text:p>
          </table:table-cell>
          <table:table-cell table:formula="of:=SQRT([.A339])/[.F339]" office:value-type="float" office:value="0" calcext:value-type="float">
            <text:p>0</text:p>
          </table:table-cell>
          <table:table-cell table:formula="of:=SQRT([.B339])/[.F339]" office:value-type="float" office:value="0.163060092270952" calcext:value-type="float">
            <text:p>0,163060092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39" calcext:value-type="float">
            <text:p>339</text:p>
          </table:table-cell>
          <table:table-cell table:formula="of:=7.8485*[.D340]-29.979" office:value-type="float" office:value="2630.6625" calcext:value-type="float">
            <text:p>2630,6625</text:p>
          </table:table-cell>
          <table:table-cell table:formula="of:=[.E340]/511+1" office:value-type="float" office:value="6.1480675146771" calcext:value-type="float">
            <text:p>6,1480675147</text:p>
          </table:table-cell>
          <table:table-cell table:formula="of:=SQRT([.A340])/[.F340]" office:value-type="float" office:value="0.162652735613708" calcext:value-type="float">
            <text:p>0,1626527356</text:p>
          </table:table-cell>
          <table:table-cell table:formula="of:=SQRT([.B340])/[.F340]" office:value-type="float" office:value="0.162652735613708" calcext:value-type="float">
            <text:p>0,162652735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40" calcext:value-type="float">
            <text:p>340</text:p>
          </table:table-cell>
          <table:table-cell table:formula="of:=7.8485*[.D341]-29.979" office:value-type="float" office:value="2638.511" calcext:value-type="float">
            <text:p>2638,511</text:p>
          </table:table-cell>
          <table:table-cell table:formula="of:=[.E341]/511+1" office:value-type="float" office:value="6.16342661448141" calcext:value-type="float">
            <text:p>6,1634266145</text:p>
          </table:table-cell>
          <table:table-cell table:formula="of:=SQRT([.A341])/[.F341]" office:value-type="float" office:value="0" calcext:value-type="float">
            <text:p>0</text:p>
          </table:table-cell>
          <table:table-cell table:formula="of:=SQRT([.B341])/[.F34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41" calcext:value-type="float">
            <text:p>341</text:p>
          </table:table-cell>
          <table:table-cell table:formula="of:=7.8485*[.D342]-29.979" office:value-type="float" office:value="2646.3595" calcext:value-type="float">
            <text:p>2646,3595</text:p>
          </table:table-cell>
          <table:table-cell table:formula="of:=[.E342]/511+1" office:value-type="float" office:value="6.17878571428571" calcext:value-type="float">
            <text:p>6,1787857143</text:p>
          </table:table-cell>
          <table:table-cell table:formula="of:=SQRT([.A342])/[.F342]" office:value-type="float" office:value="0" calcext:value-type="float">
            <text:p>0</text:p>
          </table:table-cell>
          <table:table-cell table:formula="of:=SQRT([.B342])/[.F34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42" calcext:value-type="float">
            <text:p>342</text:p>
          </table:table-cell>
          <table:table-cell table:formula="of:=7.8485*[.D343]-29.979" office:value-type="float" office:value="2654.208" calcext:value-type="float">
            <text:p>2654,208</text:p>
          </table:table-cell>
          <table:table-cell table:formula="of:=[.E343]/511+1" office:value-type="float" office:value="6.19414481409002" calcext:value-type="float">
            <text:p>6,1941448141</text:p>
          </table:table-cell>
          <table:table-cell table:formula="of:=SQRT([.A343])/[.F343]" office:value-type="float" office:value="0" calcext:value-type="float">
            <text:p>0</text:p>
          </table:table-cell>
          <table:table-cell table:formula="of:=SQRT([.B343])/[.F34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43" calcext:value-type="float">
            <text:p>343</text:p>
          </table:table-cell>
          <table:table-cell table:formula="of:=7.8485*[.D344]-29.979" office:value-type="float" office:value="2662.0565" calcext:value-type="float">
            <text:p>2662,0565</text:p>
          </table:table-cell>
          <table:table-cell table:formula="of:=[.E344]/511+1" office:value-type="float" office:value="6.20950391389433" calcext:value-type="float">
            <text:p>6,2095039139</text:p>
          </table:table-cell>
          <table:table-cell table:formula="of:=SQRT([.A344])/[.F344]" office:value-type="float" office:value="0" calcext:value-type="float">
            <text:p>0</text:p>
          </table:table-cell>
          <table:table-cell table:formula="of:=SQRT([.B344])/[.F344]" office:value-type="float" office:value="0.227749846361907" calcext:value-type="float">
            <text:p>0,227749846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44" calcext:value-type="float">
            <text:p>344</text:p>
          </table:table-cell>
          <table:table-cell table:formula="of:=7.8485*[.D345]-29.979" office:value-type="float" office:value="2669.905" calcext:value-type="float">
            <text:p>2669,905</text:p>
          </table:table-cell>
          <table:table-cell table:formula="of:=[.E345]/511+1" office:value-type="float" office:value="6.22486301369863" calcext:value-type="float">
            <text:p>6,2248630137</text:p>
          </table:table-cell>
          <table:table-cell table:formula="of:=SQRT([.A345])/[.F345]" office:value-type="float" office:value="0" calcext:value-type="float">
            <text:p>0</text:p>
          </table:table-cell>
          <table:table-cell table:formula="of:=SQRT([.B345])/[.F34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45" calcext:value-type="float">
            <text:p>345</text:p>
          </table:table-cell>
          <table:table-cell table:formula="of:=7.8485*[.D346]-29.979" office:value-type="float" office:value="2677.7535" calcext:value-type="float">
            <text:p>2677,7535</text:p>
          </table:table-cell>
          <table:table-cell table:formula="of:=[.E346]/511+1" office:value-type="float" office:value="6.24022211350294" calcext:value-type="float">
            <text:p>6,2402221135</text:p>
          </table:table-cell>
          <table:table-cell table:formula="of:=SQRT([.A346])/[.F346]" office:value-type="float" office:value="0" calcext:value-type="float">
            <text:p>0</text:p>
          </table:table-cell>
          <table:table-cell table:formula="of:=SQRT([.B346])/[.F34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46" calcext:value-type="float">
            <text:p>346</text:p>
          </table:table-cell>
          <table:table-cell table:formula="of:=7.8485*[.D347]-29.979" office:value-type="float" office:value="2685.602" calcext:value-type="float">
            <text:p>2685,602</text:p>
          </table:table-cell>
          <table:table-cell table:formula="of:=[.E347]/511+1" office:value-type="float" office:value="6.25558121330724" calcext:value-type="float">
            <text:p>6,2555812133</text:p>
          </table:table-cell>
          <table:table-cell table:formula="of:=SQRT([.A347])/[.F347]" office:value-type="float" office:value="0" calcext:value-type="float">
            <text:p>0</text:p>
          </table:table-cell>
          <table:table-cell table:formula="of:=SQRT([.B347])/[.F34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47" calcext:value-type="float">
            <text:p>347</text:p>
          </table:table-cell>
          <table:table-cell table:formula="of:=7.8485*[.D348]-29.979" office:value-type="float" office:value="2693.4505" calcext:value-type="float">
            <text:p>2693,4505</text:p>
          </table:table-cell>
          <table:table-cell table:formula="of:=[.E348]/511+1" office:value-type="float" office:value="6.27094031311155" calcext:value-type="float">
            <text:p>6,2709403131</text:p>
          </table:table-cell>
          <table:table-cell table:formula="of:=SQRT([.A348])/[.F348]" office:value-type="float" office:value="0" calcext:value-type="float">
            <text:p>0</text:p>
          </table:table-cell>
          <table:table-cell table:formula="of:=SQRT([.B348])/[.F348]" office:value-type="float" office:value="0.159465718069291" calcext:value-type="float">
            <text:p>0,1594657181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48" calcext:value-type="float">
            <text:p>348</text:p>
          </table:table-cell>
          <table:table-cell table:formula="of:=7.8485*[.D349]-29.979" office:value-type="float" office:value="2701.299" calcext:value-type="float">
            <text:p>2701,299</text:p>
          </table:table-cell>
          <table:table-cell table:formula="of:=[.E349]/511+1" office:value-type="float" office:value="6.28629941291585" calcext:value-type="float">
            <text:p>6,2862994129</text:p>
          </table:table-cell>
          <table:table-cell table:formula="of:=SQRT([.A349])/[.F349]" office:value-type="float" office:value="0" calcext:value-type="float">
            <text:p>0</text:p>
          </table:table-cell>
          <table:table-cell table:formula="of:=SQRT([.B349])/[.F349]" office:value-type="float" office:value="0.159076100948262" calcext:value-type="float">
            <text:p>0,159076100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49" calcext:value-type="float">
            <text:p>349</text:p>
          </table:table-cell>
          <table:table-cell table:formula="of:=7.8485*[.D350]-29.979" office:value-type="float" office:value="2709.1475" calcext:value-type="float">
            <text:p>2709,1475</text:p>
          </table:table-cell>
          <table:table-cell table:formula="of:=[.E350]/511+1" office:value-type="float" office:value="6.30165851272016" calcext:value-type="float">
            <text:p>6,3016585127</text:p>
          </table:table-cell>
          <table:table-cell table:formula="of:=SQRT([.A350])/[.F350]" office:value-type="float" office:value="0" calcext:value-type="float">
            <text:p>0</text:p>
          </table:table-cell>
          <table:table-cell table:formula="of:=SQRT([.B350])/[.F35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0" calcext:value-type="float">
            <text:p>350</text:p>
          </table:table-cell>
          <table:table-cell table:formula="of:=7.8485*[.D351]-29.979" office:value-type="float" office:value="2716.996" calcext:value-type="float">
            <text:p>2716,996</text:p>
          </table:table-cell>
          <table:table-cell table:formula="of:=[.E351]/511+1" office:value-type="float" office:value="6.31701761252446" calcext:value-type="float">
            <text:p>6,3170176125</text:p>
          </table:table-cell>
          <table:table-cell table:formula="of:=SQRT([.A351])/[.F351]" office:value-type="float" office:value="0" calcext:value-type="float">
            <text:p>0</text:p>
          </table:table-cell>
          <table:table-cell table:formula="of:=SQRT([.B351])/[.F35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51" calcext:value-type="float">
            <text:p>351</text:p>
          </table:table-cell>
          <table:table-cell table:formula="of:=7.8485*[.D352]-29.979" office:value-type="float" office:value="2724.8445" calcext:value-type="float">
            <text:p>2724,8445</text:p>
          </table:table-cell>
          <table:table-cell table:formula="of:=[.E352]/511+1" office:value-type="float" office:value="6.33237671232877" calcext:value-type="float">
            <text:p>6,3323767123</text:p>
          </table:table-cell>
          <table:table-cell table:formula="of:=SQRT([.A352])/[.F352]" office:value-type="float" office:value="0.157918589722096" calcext:value-type="float">
            <text:p>0,1579185897</text:p>
          </table:table-cell>
          <table:table-cell table:formula="of:=SQRT([.B352])/[.F352]" office:value-type="float" office:value="0.157918589722096" calcext:value-type="float">
            <text:p>0,157918589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2" calcext:value-type="float">
            <text:p>352</text:p>
          </table:table-cell>
          <table:table-cell table:formula="of:=7.8485*[.D353]-29.979" office:value-type="float" office:value="2732.693" calcext:value-type="float">
            <text:p>2732,693</text:p>
          </table:table-cell>
          <table:table-cell table:formula="of:=[.E353]/511+1" office:value-type="float" office:value="6.34773581213307" calcext:value-type="float">
            <text:p>6,3477358121</text:p>
          </table:table-cell>
          <table:table-cell table:formula="of:=SQRT([.A353])/[.F353]" office:value-type="float" office:value="0" calcext:value-type="float">
            <text:p>0</text:p>
          </table:table-cell>
          <table:table-cell table:formula="of:=SQRT([.B353])/[.F35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53" calcext:value-type="float">
            <text:p>353</text:p>
          </table:table-cell>
          <table:table-cell table:formula="of:=7.8485*[.D354]-29.979" office:value-type="float" office:value="2740.5415" calcext:value-type="float">
            <text:p>2740,5415</text:p>
          </table:table-cell>
          <table:table-cell table:formula="of:=[.E354]/511+1" office:value-type="float" office:value="6.36309491193738" calcext:value-type="float">
            <text:p>6,3630949119</text:p>
          </table:table-cell>
          <table:table-cell table:formula="of:=SQRT([.A354])/[.F354]" office:value-type="float" office:value="0" calcext:value-type="float">
            <text:p>0</text:p>
          </table:table-cell>
          <table:table-cell table:formula="of:=SQRT([.B354])/[.F354]" office:value-type="float" office:value="0.157156228822545" calcext:value-type="float">
            <text:p>0,157156228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4" calcext:value-type="float">
            <text:p>354</text:p>
          </table:table-cell>
          <table:table-cell table:formula="of:=7.8485*[.D355]-29.979" office:value-type="float" office:value="2748.39" calcext:value-type="float">
            <text:p>2748,39</text:p>
          </table:table-cell>
          <table:table-cell table:formula="of:=[.E355]/511+1" office:value-type="float" office:value="6.37845401174168" calcext:value-type="float">
            <text:p>6,3784540117</text:p>
          </table:table-cell>
          <table:table-cell table:formula="of:=SQRT([.A355])/[.F355]" office:value-type="float" office:value="0" calcext:value-type="float">
            <text:p>0</text:p>
          </table:table-cell>
          <table:table-cell table:formula="of:=SQRT([.B355])/[.F35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55" calcext:value-type="float">
            <text:p>355</text:p>
          </table:table-cell>
          <table:table-cell table:formula="of:=7.8485*[.D356]-29.979" office:value-type="float" office:value="2756.2385" calcext:value-type="float">
            <text:p>2756,2385</text:p>
          </table:table-cell>
          <table:table-cell table:formula="of:=[.E356]/511+1" office:value-type="float" office:value="6.39381311154599" calcext:value-type="float">
            <text:p>6,3938131115</text:p>
          </table:table-cell>
          <table:table-cell table:formula="of:=SQRT([.A356])/[.F356]" office:value-type="float" office:value="0" calcext:value-type="float">
            <text:p>0</text:p>
          </table:table-cell>
          <table:table-cell table:formula="of:=SQRT([.B356])/[.F356]" office:value-type="float" office:value="0.221184688651487" calcext:value-type="float">
            <text:p>0,2211846887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56" calcext:value-type="float">
            <text:p>356</text:p>
          </table:table-cell>
          <table:table-cell table:formula="of:=7.8485*[.D357]-29.979" office:value-type="float" office:value="2764.087" calcext:value-type="float">
            <text:p>2764,087</text:p>
          </table:table-cell>
          <table:table-cell table:formula="of:=[.E357]/511+1" office:value-type="float" office:value="6.40917221135029" calcext:value-type="float">
            <text:p>6,4091722114</text:p>
          </table:table-cell>
          <table:table-cell table:formula="of:=SQRT([.A357])/[.F357]" office:value-type="float" office:value="0" calcext:value-type="float">
            <text:p>0</text:p>
          </table:table-cell>
          <table:table-cell table:formula="of:=SQRT([.B357])/[.F357]" office:value-type="float" office:value="0.156026389527973" calcext:value-type="float">
            <text:p>0,156026389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7" calcext:value-type="float">
            <text:p>357</text:p>
          </table:table-cell>
          <table:table-cell table:formula="of:=7.8485*[.D358]-29.979" office:value-type="float" office:value="2771.9355" calcext:value-type="float">
            <text:p>2771,9355</text:p>
          </table:table-cell>
          <table:table-cell table:formula="of:=[.E358]/511+1" office:value-type="float" office:value="6.4245313111546" calcext:value-type="float">
            <text:p>6,4245313112</text:p>
          </table:table-cell>
          <table:table-cell table:formula="of:=SQRT([.A358])/[.F358]" office:value-type="float" office:value="0" calcext:value-type="float">
            <text:p>0</text:p>
          </table:table-cell>
          <table:table-cell table:formula="of:=SQRT([.B358])/[.F35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8" calcext:value-type="float">
            <text:p>358</text:p>
          </table:table-cell>
          <table:table-cell table:formula="of:=7.8485*[.D359]-29.979" office:value-type="float" office:value="2779.784" calcext:value-type="float">
            <text:p>2779,784</text:p>
          </table:table-cell>
          <table:table-cell table:formula="of:=[.E359]/511+1" office:value-type="float" office:value="6.4398904109589" calcext:value-type="float">
            <text:p>6,439890411</text:p>
          </table:table-cell>
          <table:table-cell table:formula="of:=SQRT([.A359])/[.F359]" office:value-type="float" office:value="0" calcext:value-type="float">
            <text:p>0</text:p>
          </table:table-cell>
          <table:table-cell table:formula="of:=SQRT([.B359])/[.F35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59" calcext:value-type="float">
            <text:p>359</text:p>
          </table:table-cell>
          <table:table-cell table:formula="of:=7.8485*[.D360]-29.979" office:value-type="float" office:value="2787.6325" calcext:value-type="float">
            <text:p>2787,6325</text:p>
          </table:table-cell>
          <table:table-cell table:formula="of:=[.E360]/511+1" office:value-type="float" office:value="6.45524951076321" calcext:value-type="float">
            <text:p>6,4552495108</text:p>
          </table:table-cell>
          <table:table-cell table:formula="of:=SQRT([.A360])/[.F360]" office:value-type="float" office:value="0" calcext:value-type="float">
            <text:p>0</text:p>
          </table:table-cell>
          <table:table-cell table:formula="of:=SQRT([.B360])/[.F360]" office:value-type="float" office:value="0.219079612649379" calcext:value-type="float">
            <text:p>0,2190796126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60" calcext:value-type="float">
            <text:p>360</text:p>
          </table:table-cell>
          <table:table-cell table:formula="of:=7.8485*[.D361]-29.979" office:value-type="float" office:value="2795.481" calcext:value-type="float">
            <text:p>2795,481</text:p>
          </table:table-cell>
          <table:table-cell table:formula="of:=[.E361]/511+1" office:value-type="float" office:value="6.47060861056752" calcext:value-type="float">
            <text:p>6,4706086106</text:p>
          </table:table-cell>
          <table:table-cell table:formula="of:=SQRT([.A361])/[.F361]" office:value-type="float" office:value="0" calcext:value-type="float">
            <text:p>0</text:p>
          </table:table-cell>
          <table:table-cell table:formula="of:=SQRT([.B361])/[.F361]" office:value-type="float" office:value="0.154544967897895" calcext:value-type="float">
            <text:p>0,1545449679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61" calcext:value-type="float">
            <text:p>361</text:p>
          </table:table-cell>
          <table:table-cell table:formula="of:=7.8485*[.D362]-29.979" office:value-type="float" office:value="2803.3295" calcext:value-type="float">
            <text:p>2803,3295</text:p>
          </table:table-cell>
          <table:table-cell table:formula="of:=[.E362]/511+1" office:value-type="float" office:value="6.48596771037182" calcext:value-type="float">
            <text:p>6,4859677104</text:p>
          </table:table-cell>
          <table:table-cell table:formula="of:=SQRT([.A362])/[.F362]" office:value-type="float" office:value="0" calcext:value-type="float">
            <text:p>0</text:p>
          </table:table-cell>
          <table:table-cell table:formula="of:=SQRT([.B362])/[.F362]" office:value-type="float" office:value="0.154178997592122" calcext:value-type="float">
            <text:p>0,154178997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62" calcext:value-type="float">
            <text:p>362</text:p>
          </table:table-cell>
          <table:table-cell table:formula="of:=7.8485*[.D363]-29.979" office:value-type="float" office:value="2811.178" calcext:value-type="float">
            <text:p>2811,178</text:p>
          </table:table-cell>
          <table:table-cell table:formula="of:=[.E363]/511+1" office:value-type="float" office:value="6.50132681017613" calcext:value-type="float">
            <text:p>6,5013268102</text:p>
          </table:table-cell>
          <table:table-cell table:formula="of:=SQRT([.A363])/[.F363]" office:value-type="float" office:value="0" calcext:value-type="float">
            <text:p>0</text:p>
          </table:table-cell>
          <table:table-cell table:formula="of:=SQRT([.B363])/[.F36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63" calcext:value-type="float">
            <text:p>363</text:p>
          </table:table-cell>
          <table:table-cell table:formula="of:=7.8485*[.D364]-29.979" office:value-type="float" office:value="2819.0265" calcext:value-type="float">
            <text:p>2819,0265</text:p>
          </table:table-cell>
          <table:table-cell table:formula="of:=[.E364]/511+1" office:value-type="float" office:value="6.51668590998043" calcext:value-type="float">
            <text:p>6,51668591</text:p>
          </table:table-cell>
          <table:table-cell table:formula="of:=SQRT([.A364])/[.F364]" office:value-type="float" office:value="0" calcext:value-type="float">
            <text:p>0</text:p>
          </table:table-cell>
          <table:table-cell table:formula="of:=SQRT([.B364])/[.F36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64" calcext:value-type="float">
            <text:p>364</text:p>
          </table:table-cell>
          <table:table-cell table:formula="of:=7.8485*[.D365]-29.979" office:value-type="float" office:value="2826.875" calcext:value-type="float">
            <text:p>2826,875</text:p>
          </table:table-cell>
          <table:table-cell table:formula="of:=[.E365]/511+1" office:value-type="float" office:value="6.53204500978474" calcext:value-type="float">
            <text:p>6,5320450098</text:p>
          </table:table-cell>
          <table:table-cell table:formula="of:=SQRT([.A365])/[.F365]" office:value-type="float" office:value="0" calcext:value-type="float">
            <text:p>0</text:p>
          </table:table-cell>
          <table:table-cell table:formula="of:=SQRT([.B365])/[.F365]" office:value-type="float" office:value="0.153091412949856" calcext:value-type="float">
            <text:p>0,153091412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65" calcext:value-type="float">
            <text:p>365</text:p>
          </table:table-cell>
          <table:table-cell table:formula="of:=7.8485*[.D366]-29.979" office:value-type="float" office:value="2834.7235" calcext:value-type="float">
            <text:p>2834,7235</text:p>
          </table:table-cell>
          <table:table-cell table:formula="of:=[.E366]/511+1" office:value-type="float" office:value="6.54740410958904" calcext:value-type="float">
            <text:p>6,5474041096</text:p>
          </table:table-cell>
          <table:table-cell table:formula="of:=SQRT([.A366])/[.F366]" office:value-type="float" office:value="0" calcext:value-type="float">
            <text:p>0</text:p>
          </table:table-cell>
          <table:table-cell table:formula="of:=SQRT([.B366])/[.F36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66" calcext:value-type="float">
            <text:p>366</text:p>
          </table:table-cell>
          <table:table-cell table:formula="of:=7.8485*[.D367]-29.979" office:value-type="float" office:value="2842.572" calcext:value-type="float">
            <text:p>2842,572</text:p>
          </table:table-cell>
          <table:table-cell table:formula="of:=[.E367]/511+1" office:value-type="float" office:value="6.56276320939335" calcext:value-type="float">
            <text:p>6,5627632094</text:p>
          </table:table-cell>
          <table:table-cell table:formula="of:=SQRT([.A367])/[.F367]" office:value-type="float" office:value="0" calcext:value-type="float">
            <text:p>0</text:p>
          </table:table-cell>
          <table:table-cell table:formula="of:=SQRT([.B367])/[.F36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67" calcext:value-type="float">
            <text:p>367</text:p>
          </table:table-cell>
          <table:table-cell table:formula="of:=7.8485*[.D368]-29.979" office:value-type="float" office:value="2850.4205" calcext:value-type="float">
            <text:p>2850,4205</text:p>
          </table:table-cell>
          <table:table-cell table:formula="of:=[.E368]/511+1" office:value-type="float" office:value="6.57812230919765" calcext:value-type="float">
            <text:p>6,5781223092</text:p>
          </table:table-cell>
          <table:table-cell table:formula="of:=SQRT([.A368])/[.F368]" office:value-type="float" office:value="0.152019064559165" calcext:value-type="float">
            <text:p>0,1520190646</text:p>
          </table:table-cell>
          <table:table-cell table:formula="of:=SQRT([.B368])/[.F368]" office:value-type="float" office:value="0.152019064559165" calcext:value-type="float">
            <text:p>0,152019064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68" calcext:value-type="float">
            <text:p>368</text:p>
          </table:table-cell>
          <table:table-cell table:formula="of:=7.8485*[.D369]-29.979" office:value-type="float" office:value="2858.269" calcext:value-type="float">
            <text:p>2858,269</text:p>
          </table:table-cell>
          <table:table-cell table:formula="of:=[.E369]/511+1" office:value-type="float" office:value="6.59348140900196" calcext:value-type="float">
            <text:p>6,593481409</text:p>
          </table:table-cell>
          <table:table-cell table:formula="of:=SQRT([.A369])/[.F369]" office:value-type="float" office:value="0" calcext:value-type="float">
            <text:p>0</text:p>
          </table:table-cell>
          <table:table-cell table:formula="of:=SQRT([.B369])/[.F36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69" calcext:value-type="float">
            <text:p>369</text:p>
          </table:table-cell>
          <table:table-cell table:formula="of:=7.8485*[.D370]-29.979" office:value-type="float" office:value="2866.1175" calcext:value-type="float">
            <text:p>2866,1175</text:p>
          </table:table-cell>
          <table:table-cell table:formula="of:=[.E370]/511+1" office:value-type="float" office:value="6.60884050880626" calcext:value-type="float">
            <text:p>6,6088405088</text:p>
          </table:table-cell>
          <table:table-cell table:formula="of:=SQRT([.A370])/[.F370]" office:value-type="float" office:value="0" calcext:value-type="float">
            <text:p>0</text:p>
          </table:table-cell>
          <table:table-cell table:formula="of:=SQRT([.B370])/[.F37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70" calcext:value-type="float">
            <text:p>370</text:p>
          </table:table-cell>
          <table:table-cell table:formula="of:=7.8485*[.D371]-29.979" office:value-type="float" office:value="2873.966" calcext:value-type="float">
            <text:p>2873,966</text:p>
          </table:table-cell>
          <table:table-cell table:formula="of:=[.E371]/511+1" office:value-type="float" office:value="6.62419960861057" calcext:value-type="float">
            <text:p>6,6241996086</text:p>
          </table:table-cell>
          <table:table-cell table:formula="of:=SQRT([.A371])/[.F371]" office:value-type="float" office:value="0" calcext:value-type="float">
            <text:p>0</text:p>
          </table:table-cell>
          <table:table-cell table:formula="of:=SQRT([.B371])/[.F37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71" calcext:value-type="float">
            <text:p>371</text:p>
          </table:table-cell>
          <table:table-cell table:formula="of:=7.8485*[.D372]-29.979" office:value-type="float" office:value="2881.8145" calcext:value-type="float">
            <text:p>2881,8145</text:p>
          </table:table-cell>
          <table:table-cell table:formula="of:=[.E372]/511+1" office:value-type="float" office:value="6.63955870841487" calcext:value-type="float">
            <text:p>6,6395587084</text:p>
          </table:table-cell>
          <table:table-cell table:formula="of:=SQRT([.A372])/[.F372]" office:value-type="float" office:value="0" calcext:value-type="float">
            <text:p>0</text:p>
          </table:table-cell>
          <table:table-cell table:formula="of:=SQRT([.B372])/[.F37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72" calcext:value-type="float">
            <text:p>372</text:p>
          </table:table-cell>
          <table:table-cell table:formula="of:=7.8485*[.D373]-29.979" office:value-type="float" office:value="2889.663" calcext:value-type="float">
            <text:p>2889,663</text:p>
          </table:table-cell>
          <table:table-cell table:formula="of:=[.E373]/511+1" office:value-type="float" office:value="6.65491780821918" calcext:value-type="float">
            <text:p>6,6549178082</text:p>
          </table:table-cell>
          <table:table-cell table:formula="of:=SQRT([.A373])/[.F373]" office:value-type="float" office:value="0" calcext:value-type="float">
            <text:p>0</text:p>
          </table:table-cell>
          <table:table-cell table:formula="of:=SQRT([.B373])/[.F37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73" calcext:value-type="float">
            <text:p>373</text:p>
          </table:table-cell>
          <table:table-cell table:formula="of:=7.8485*[.D374]-29.979" office:value-type="float" office:value="2897.5115" calcext:value-type="float">
            <text:p>2897,5115</text:p>
          </table:table-cell>
          <table:table-cell table:formula="of:=[.E374]/511+1" office:value-type="float" office:value="6.67027690802348" calcext:value-type="float">
            <text:p>6,670276908</text:p>
          </table:table-cell>
          <table:table-cell table:formula="of:=SQRT([.A374])/[.F374]" office:value-type="float" office:value="0" calcext:value-type="float">
            <text:p>0</text:p>
          </table:table-cell>
          <table:table-cell table:formula="of:=SQRT([.B374])/[.F374]" office:value-type="float" office:value="0.149918813534882" calcext:value-type="float">
            <text:p>0,149918813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74" calcext:value-type="float">
            <text:p>374</text:p>
          </table:table-cell>
          <table:table-cell table:formula="of:=7.8485*[.D375]-29.979" office:value-type="float" office:value="2905.36" calcext:value-type="float">
            <text:p>2905,36</text:p>
          </table:table-cell>
          <table:table-cell table:formula="of:=[.E375]/511+1" office:value-type="float" office:value="6.68563600782779" calcext:value-type="float">
            <text:p>6,6856360078</text:p>
          </table:table-cell>
          <table:table-cell table:formula="of:=SQRT([.A375])/[.F375]" office:value-type="float" office:value="0" calcext:value-type="float">
            <text:p>0</text:p>
          </table:table-cell>
          <table:table-cell table:formula="of:=SQRT([.B375])/[.F37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75" calcext:value-type="float">
            <text:p>375</text:p>
          </table:table-cell>
          <table:table-cell table:formula="of:=7.8485*[.D376]-29.979" office:value-type="float" office:value="2913.2085" calcext:value-type="float">
            <text:p>2913,2085</text:p>
          </table:table-cell>
          <table:table-cell table:formula="of:=[.E376]/511+1" office:value-type="float" office:value="6.70099510763209" calcext:value-type="float">
            <text:p>6,7009951076</text:p>
          </table:table-cell>
          <table:table-cell table:formula="of:=SQRT([.A376])/[.F376]" office:value-type="float" office:value="0" calcext:value-type="float">
            <text:p>0</text:p>
          </table:table-cell>
          <table:table-cell table:formula="of:=SQRT([.B376])/[.F37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76" calcext:value-type="float">
            <text:p>376</text:p>
          </table:table-cell>
          <table:table-cell table:formula="of:=7.8485*[.D377]-29.979" office:value-type="float" office:value="2921.057" calcext:value-type="float">
            <text:p>2921,057</text:p>
          </table:table-cell>
          <table:table-cell table:formula="of:=[.E377]/511+1" office:value-type="float" office:value="6.7163542074364" calcext:value-type="float">
            <text:p>6,7163542074</text:p>
          </table:table-cell>
          <table:table-cell table:formula="of:=SQRT([.A377])/[.F377]" office:value-type="float" office:value="0" calcext:value-type="float">
            <text:p>0</text:p>
          </table:table-cell>
          <table:table-cell table:formula="of:=SQRT([.B377])/[.F377]" office:value-type="float" office:value="0.148890301064347" calcext:value-type="float">
            <text:p>0,1488903011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77" calcext:value-type="float">
            <text:p>377</text:p>
          </table:table-cell>
          <table:table-cell table:formula="of:=7.8485*[.D378]-29.979" office:value-type="float" office:value="2928.9055" calcext:value-type="float">
            <text:p>2928,9055</text:p>
          </table:table-cell>
          <table:table-cell table:formula="of:=[.E378]/511+1" office:value-type="float" office:value="6.7317133072407" calcext:value-type="float">
            <text:p>6,7317133072</text:p>
          </table:table-cell>
          <table:table-cell table:formula="of:=SQRT([.A378])/[.F378]" office:value-type="float" office:value="0" calcext:value-type="float">
            <text:p>0</text:p>
          </table:table-cell>
          <table:table-cell table:formula="of:=SQRT([.B378])/[.F378]" office:value-type="float" office:value="0.148550592450868" calcext:value-type="float">
            <text:p>0,148550592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78" calcext:value-type="float">
            <text:p>378</text:p>
          </table:table-cell>
          <table:table-cell table:formula="of:=7.8485*[.D379]-29.979" office:value-type="float" office:value="2936.754" calcext:value-type="float">
            <text:p>2936,754</text:p>
          </table:table-cell>
          <table:table-cell table:formula="of:=[.E379]/511+1" office:value-type="float" office:value="6.74707240704501" calcext:value-type="float">
            <text:p>6,747072407</text:p>
          </table:table-cell>
          <table:table-cell table:formula="of:=SQRT([.A379])/[.F379]" office:value-type="float" office:value="0" calcext:value-type="float">
            <text:p>0</text:p>
          </table:table-cell>
          <table:table-cell table:formula="of:=SQRT([.B379])/[.F37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79" calcext:value-type="float">
            <text:p>379</text:p>
          </table:table-cell>
          <table:table-cell table:formula="of:=7.8485*[.D380]-29.979" office:value-type="float" office:value="2944.6025" calcext:value-type="float">
            <text:p>2944,6025</text:p>
          </table:table-cell>
          <table:table-cell table:formula="of:=[.E380]/511+1" office:value-type="float" office:value="6.76243150684932" calcext:value-type="float">
            <text:p>6,7624315068</text:p>
          </table:table-cell>
          <table:table-cell table:formula="of:=SQRT([.A380])/[.F380]" office:value-type="float" office:value="0" calcext:value-type="float">
            <text:p>0</text:p>
          </table:table-cell>
          <table:table-cell table:formula="of:=SQRT([.B380])/[.F38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80" calcext:value-type="float">
            <text:p>380</text:p>
          </table:table-cell>
          <table:table-cell table:formula="of:=7.8485*[.D381]-29.979" office:value-type="float" office:value="2952.451" calcext:value-type="float">
            <text:p>2952,451</text:p>
          </table:table-cell>
          <table:table-cell table:formula="of:=[.E381]/511+1" office:value-type="float" office:value="6.77779060665362" calcext:value-type="float">
            <text:p>6,7777906067</text:p>
          </table:table-cell>
          <table:table-cell table:formula="of:=SQRT([.A381])/[.F381]" office:value-type="float" office:value="0" calcext:value-type="float">
            <text:p>0</text:p>
          </table:table-cell>
          <table:table-cell table:formula="of:=SQRT([.B381])/[.F38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81" calcext:value-type="float">
            <text:p>381</text:p>
          </table:table-cell>
          <table:table-cell table:formula="of:=7.8485*[.D382]-29.979" office:value-type="float" office:value="2960.2995" calcext:value-type="float">
            <text:p>2960,2995</text:p>
          </table:table-cell>
          <table:table-cell table:formula="of:=[.E382]/511+1" office:value-type="float" office:value="6.79314970645793" calcext:value-type="float">
            <text:p>6,7931497065</text:p>
          </table:table-cell>
          <table:table-cell table:formula="of:=SQRT([.A382])/[.F382]" office:value-type="float" office:value="0" calcext:value-type="float">
            <text:p>0</text:p>
          </table:table-cell>
          <table:table-cell table:formula="of:=SQRT([.B382])/[.F38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82" calcext:value-type="float">
            <text:p>382</text:p>
          </table:table-cell>
          <table:table-cell table:formula="of:=7.8485*[.D383]-29.979" office:value-type="float" office:value="2968.148" calcext:value-type="float">
            <text:p>2968,148</text:p>
          </table:table-cell>
          <table:table-cell table:formula="of:=[.E383]/511+1" office:value-type="float" office:value="6.80850880626223" calcext:value-type="float">
            <text:p>6,8085088063</text:p>
          </table:table-cell>
          <table:table-cell table:formula="of:=SQRT([.A383])/[.F383]" office:value-type="float" office:value="0" calcext:value-type="float">
            <text:p>0</text:p>
          </table:table-cell>
          <table:table-cell table:formula="of:=SQRT([.B383])/[.F383]" office:value-type="float" office:value="0.207712672864923" calcext:value-type="float">
            <text:p>0,207712672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83" calcext:value-type="float">
            <text:p>383</text:p>
          </table:table-cell>
          <table:table-cell table:formula="of:=7.8485*[.D384]-29.979" office:value-type="float" office:value="2975.9965" calcext:value-type="float">
            <text:p>2975,9965</text:p>
          </table:table-cell>
          <table:table-cell table:formula="of:=[.E384]/511+1" office:value-type="float" office:value="6.82386790606654" calcext:value-type="float">
            <text:p>6,8238679061</text:p>
          </table:table-cell>
          <table:table-cell table:formula="of:=SQRT([.A384])/[.F384]" office:value-type="float" office:value="0" calcext:value-type="float">
            <text:p>0</text:p>
          </table:table-cell>
          <table:table-cell table:formula="of:=SQRT([.B384])/[.F38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84" calcext:value-type="float">
            <text:p>384</text:p>
          </table:table-cell>
          <table:table-cell table:formula="of:=7.8485*[.D385]-29.979" office:value-type="float" office:value="2983.845" calcext:value-type="float">
            <text:p>2983,845</text:p>
          </table:table-cell>
          <table:table-cell table:formula="of:=[.E385]/511+1" office:value-type="float" office:value="6.83922700587084" calcext:value-type="float">
            <text:p>6,8392270059</text:p>
          </table:table-cell>
          <table:table-cell table:formula="of:=SQRT([.A385])/[.F385]" office:value-type="float" office:value="0" calcext:value-type="float">
            <text:p>0</text:p>
          </table:table-cell>
          <table:table-cell table:formula="of:=SQRT([.B385])/[.F38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85" calcext:value-type="float">
            <text:p>385</text:p>
          </table:table-cell>
          <table:table-cell table:formula="of:=7.8485*[.D386]-29.979" office:value-type="float" office:value="2991.6935" calcext:value-type="float">
            <text:p>2991,6935</text:p>
          </table:table-cell>
          <table:table-cell table:formula="of:=[.E386]/511+1" office:value-type="float" office:value="6.85458610567515" calcext:value-type="float">
            <text:p>6,8545861057</text:p>
          </table:table-cell>
          <table:table-cell table:formula="of:=SQRT([.A386])/[.F386]" office:value-type="float" office:value="0" calcext:value-type="float">
            <text:p>0</text:p>
          </table:table-cell>
          <table:table-cell table:formula="of:=SQRT([.B386])/[.F386]" office:value-type="float" office:value="0.206316404896018" calcext:value-type="float">
            <text:p>0,206316404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86" calcext:value-type="float">
            <text:p>386</text:p>
          </table:table-cell>
          <table:table-cell table:formula="of:=7.8485*[.D387]-29.979" office:value-type="float" office:value="2999.542" calcext:value-type="float">
            <text:p>2999,542</text:p>
          </table:table-cell>
          <table:table-cell table:formula="of:=[.E387]/511+1" office:value-type="float" office:value="6.86994520547945" calcext:value-type="float">
            <text:p>6,8699452055</text:p>
          </table:table-cell>
          <table:table-cell table:formula="of:=SQRT([.A387])/[.F387]" office:value-type="float" office:value="0" calcext:value-type="float">
            <text:p>0</text:p>
          </table:table-cell>
          <table:table-cell table:formula="of:=SQRT([.B387])/[.F38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87" calcext:value-type="float">
            <text:p>387</text:p>
          </table:table-cell>
          <table:table-cell table:formula="of:=7.8485*[.D388]-29.979" office:value-type="float" office:value="3007.3905" calcext:value-type="float">
            <text:p>3007,3905</text:p>
          </table:table-cell>
          <table:table-cell table:formula="of:=[.E388]/511+1" office:value-type="float" office:value="6.88530430528376" calcext:value-type="float">
            <text:p>6,8853043053</text:p>
          </table:table-cell>
          <table:table-cell table:formula="of:=SQRT([.A388])/[.F388]" office:value-type="float" office:value="0" calcext:value-type="float">
            <text:p>0</text:p>
          </table:table-cell>
          <table:table-cell table:formula="of:=SQRT([.B388])/[.F38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88" calcext:value-type="float">
            <text:p>388</text:p>
          </table:table-cell>
          <table:table-cell table:formula="of:=7.8485*[.D389]-29.979" office:value-type="float" office:value="3015.239" calcext:value-type="float">
            <text:p>3015,239</text:p>
          </table:table-cell>
          <table:table-cell table:formula="of:=[.E389]/511+1" office:value-type="float" office:value="6.90066340508806" calcext:value-type="float">
            <text:p>6,9006634051</text:p>
          </table:table-cell>
          <table:table-cell table:formula="of:=SQRT([.A389])/[.F389]" office:value-type="float" office:value="0" calcext:value-type="float">
            <text:p>0</text:p>
          </table:table-cell>
          <table:table-cell table:formula="of:=SQRT([.B389])/[.F38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89" calcext:value-type="float">
            <text:p>389</text:p>
          </table:table-cell>
          <table:table-cell table:formula="of:=7.8485*[.D390]-29.979" office:value-type="float" office:value="3023.0875" calcext:value-type="float">
            <text:p>3023,0875</text:p>
          </table:table-cell>
          <table:table-cell table:formula="of:=[.E390]/511+1" office:value-type="float" office:value="6.91602250489237" calcext:value-type="float">
            <text:p>6,9160225049</text:p>
          </table:table-cell>
          <table:table-cell table:formula="of:=SQRT([.A390])/[.F390]" office:value-type="float" office:value="0" calcext:value-type="float">
            <text:p>0</text:p>
          </table:table-cell>
          <table:table-cell table:formula="of:=SQRT([.B390])/[.F39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0" calcext:value-type="float">
            <text:p>390</text:p>
          </table:table-cell>
          <table:table-cell table:formula="of:=7.8485*[.D391]-29.979" office:value-type="float" office:value="3030.936" calcext:value-type="float">
            <text:p>3030,936</text:p>
          </table:table-cell>
          <table:table-cell table:formula="of:=[.E391]/511+1" office:value-type="float" office:value="6.93138160469667" calcext:value-type="float">
            <text:p>6,9313816047</text:p>
          </table:table-cell>
          <table:table-cell table:formula="of:=SQRT([.A391])/[.F391]" office:value-type="float" office:value="0" calcext:value-type="float">
            <text:p>0</text:p>
          </table:table-cell>
          <table:table-cell table:formula="of:=SQRT([.B391])/[.F39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1" calcext:value-type="float">
            <text:p>391</text:p>
          </table:table-cell>
          <table:table-cell table:formula="of:=7.8485*[.D392]-29.979" office:value-type="float" office:value="3038.7845" calcext:value-type="float">
            <text:p>3038,7845</text:p>
          </table:table-cell>
          <table:table-cell table:formula="of:=[.E392]/511+1" office:value-type="float" office:value="6.94674070450098" calcext:value-type="float">
            <text:p>6,9467407045</text:p>
          </table:table-cell>
          <table:table-cell table:formula="of:=SQRT([.A392])/[.F392]" office:value-type="float" office:value="0" calcext:value-type="float">
            <text:p>0</text:p>
          </table:table-cell>
          <table:table-cell table:formula="of:=SQRT([.B392])/[.F392]" office:value-type="float" office:value="0.14395240049079" calcext:value-type="float">
            <text:p>0,143952400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2" calcext:value-type="float">
            <text:p>392</text:p>
          </table:table-cell>
          <table:table-cell table:formula="of:=7.8485*[.D393]-29.979" office:value-type="float" office:value="3046.633" calcext:value-type="float">
            <text:p>3046,633</text:p>
          </table:table-cell>
          <table:table-cell table:formula="of:=[.E393]/511+1" office:value-type="float" office:value="6.96209980430528" calcext:value-type="float">
            <text:p>6,9620998043</text:p>
          </table:table-cell>
          <table:table-cell table:formula="of:=SQRT([.A393])/[.F393]" office:value-type="float" office:value="0" calcext:value-type="float">
            <text:p>0</text:p>
          </table:table-cell>
          <table:table-cell table:formula="of:=SQRT([.B393])/[.F39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3" calcext:value-type="float">
            <text:p>393</text:p>
          </table:table-cell>
          <table:table-cell table:formula="of:=7.8485*[.D394]-29.979" office:value-type="float" office:value="3054.4815" calcext:value-type="float">
            <text:p>3054,4815</text:p>
          </table:table-cell>
          <table:table-cell table:formula="of:=[.E394]/511+1" office:value-type="float" office:value="6.97745890410959" calcext:value-type="float">
            <text:p>6,9774589041</text:p>
          </table:table-cell>
          <table:table-cell table:formula="of:=SQRT([.A394])/[.F394]" office:value-type="float" office:value="0" calcext:value-type="float">
            <text:p>0</text:p>
          </table:table-cell>
          <table:table-cell table:formula="of:=SQRT([.B394])/[.F39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4" calcext:value-type="float">
            <text:p>394</text:p>
          </table:table-cell>
          <table:table-cell table:formula="of:=7.8485*[.D395]-29.979" office:value-type="float" office:value="3062.33" calcext:value-type="float">
            <text:p>3062,33</text:p>
          </table:table-cell>
          <table:table-cell table:formula="of:=[.E395]/511+1" office:value-type="float" office:value="6.99281800391389" calcext:value-type="float">
            <text:p>6,9928180039</text:p>
          </table:table-cell>
          <table:table-cell table:formula="of:=SQRT([.A395])/[.F395]" office:value-type="float" office:value="0" calcext:value-type="float">
            <text:p>0</text:p>
          </table:table-cell>
          <table:table-cell table:formula="of:=SQRT([.B395])/[.F39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5" calcext:value-type="float">
            <text:p>395</text:p>
          </table:table-cell>
          <table:table-cell table:formula="of:=7.8485*[.D396]-29.979" office:value-type="float" office:value="3070.1785" calcext:value-type="float">
            <text:p>3070,1785</text:p>
          </table:table-cell>
          <table:table-cell table:formula="of:=[.E396]/511+1" office:value-type="float" office:value="7.0081771037182" calcext:value-type="float">
            <text:p>7,0081771037</text:p>
          </table:table-cell>
          <table:table-cell table:formula="of:=SQRT([.A396])/[.F396]" office:value-type="float" office:value="0" calcext:value-type="float">
            <text:p>0</text:p>
          </table:table-cell>
          <table:table-cell table:formula="of:=SQRT([.B396])/[.F39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6" calcext:value-type="float">
            <text:p>396</text:p>
          </table:table-cell>
          <table:table-cell table:formula="of:=7.8485*[.D397]-29.979" office:value-type="float" office:value="3078.027" calcext:value-type="float">
            <text:p>3078,027</text:p>
          </table:table-cell>
          <table:table-cell table:formula="of:=[.E397]/511+1" office:value-type="float" office:value="7.0235362035225" calcext:value-type="float">
            <text:p>7,0235362035</text:p>
          </table:table-cell>
          <table:table-cell table:formula="of:=SQRT([.A397])/[.F397]" office:value-type="float" office:value="0" calcext:value-type="float">
            <text:p>0</text:p>
          </table:table-cell>
          <table:table-cell table:formula="of:=SQRT([.B397])/[.F397]" office:value-type="float" office:value="0.142378421783954" calcext:value-type="float">
            <text:p>0,142378421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7" calcext:value-type="float">
            <text:p>397</text:p>
          </table:table-cell>
          <table:table-cell table:formula="of:=7.8485*[.D398]-29.979" office:value-type="float" office:value="3085.8755" calcext:value-type="float">
            <text:p>3085,8755</text:p>
          </table:table-cell>
          <table:table-cell table:formula="of:=[.E398]/511+1" office:value-type="float" office:value="7.03889530332681" calcext:value-type="float">
            <text:p>7,0388953033</text:p>
          </table:table-cell>
          <table:table-cell table:formula="of:=SQRT([.A398])/[.F398]" office:value-type="float" office:value="0" calcext:value-type="float">
            <text:p>0</text:p>
          </table:table-cell>
          <table:table-cell table:formula="of:=SQRT([.B398])/[.F39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8" calcext:value-type="float">
            <text:p>398</text:p>
          </table:table-cell>
          <table:table-cell table:formula="of:=7.8485*[.D399]-29.979" office:value-type="float" office:value="3093.724" calcext:value-type="float">
            <text:p>3093,724</text:p>
          </table:table-cell>
          <table:table-cell table:formula="of:=[.E399]/511+1" office:value-type="float" office:value="7.05425440313112" calcext:value-type="float">
            <text:p>7,0542544031</text:p>
          </table:table-cell>
          <table:table-cell table:formula="of:=SQRT([.A399])/[.F399]" office:value-type="float" office:value="0" calcext:value-type="float">
            <text:p>0</text:p>
          </table:table-cell>
          <table:table-cell table:formula="of:=SQRT([.B399])/[.F39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9" calcext:value-type="float">
            <text:p>399</text:p>
          </table:table-cell>
          <table:table-cell table:formula="of:=7.8485*[.D400]-29.979" office:value-type="float" office:value="3101.5725" calcext:value-type="float">
            <text:p>3101,5725</text:p>
          </table:table-cell>
          <table:table-cell table:formula="of:=[.E400]/511+1" office:value-type="float" office:value="7.06961350293542" calcext:value-type="float">
            <text:p>7,0696135029</text:p>
          </table:table-cell>
          <table:table-cell table:formula="of:=SQRT([.A400])/[.F400]" office:value-type="float" office:value="0" calcext:value-type="float">
            <text:p>0</text:p>
          </table:table-cell>
          <table:table-cell table:formula="of:=SQRT([.B400])/[.F40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7.8485*[.D401]-29.979" office:value-type="float" office:value="3109.421" calcext:value-type="float">
            <text:p>3109,421</text:p>
          </table:table-cell>
          <table:table-cell table:formula="of:=[.E401]/511+1" office:value-type="float" office:value="7.08497260273973" calcext:value-type="float">
            <text:p>7,0849726027</text:p>
          </table:table-cell>
          <table:table-cell table:formula="of:=SQRT([.A401])/[.F401]" office:value-type="float" office:value="0" calcext:value-type="float">
            <text:p>0</text:p>
          </table:table-cell>
          <table:table-cell table:formula="of:=SQRT([.B401])/[.F40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01" calcext:value-type="float">
            <text:p>401</text:p>
          </table:table-cell>
          <table:table-cell table:formula="of:=7.8485*[.D402]-29.979" office:value-type="float" office:value="3117.2695" calcext:value-type="float">
            <text:p>3117,2695</text:p>
          </table:table-cell>
          <table:table-cell table:formula="of:=[.E402]/511+1" office:value-type="float" office:value="7.10033170254403" calcext:value-type="float">
            <text:p>7,1003317025</text:p>
          </table:table-cell>
          <table:table-cell table:formula="of:=SQRT([.A402])/[.F402]" office:value-type="float" office:value="0" calcext:value-type="float">
            <text:p>0</text:p>
          </table:table-cell>
          <table:table-cell table:formula="of:=SQRT([.B402])/[.F40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02" calcext:value-type="float">
            <text:p>402</text:p>
          </table:table-cell>
          <table:table-cell table:formula="of:=7.8485*[.D403]-29.979" office:value-type="float" office:value="3125.118" calcext:value-type="float">
            <text:p>3125,118</text:p>
          </table:table-cell>
          <table:table-cell table:formula="of:=[.E403]/511+1" office:value-type="float" office:value="7.11569080234834" calcext:value-type="float">
            <text:p>7,1156908023</text:p>
          </table:table-cell>
          <table:table-cell table:formula="of:=SQRT([.A403])/[.F403]" office:value-type="float" office:value="0" calcext:value-type="float">
            <text:p>0</text:p>
          </table:table-cell>
          <table:table-cell table:formula="of:=SQRT([.B403])/[.F40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03" calcext:value-type="float">
            <text:p>403</text:p>
          </table:table-cell>
          <table:table-cell table:formula="of:=7.8485*[.D404]-29.979" office:value-type="float" office:value="3132.9665" calcext:value-type="float">
            <text:p>3132,9665</text:p>
          </table:table-cell>
          <table:table-cell table:formula="of:=[.E404]/511+1" office:value-type="float" office:value="7.13104990215264" calcext:value-type="float">
            <text:p>7,1310499022</text:p>
          </table:table-cell>
          <table:table-cell table:formula="of:=SQRT([.A404])/[.F404]" office:value-type="float" office:value="0" calcext:value-type="float">
            <text:p>0</text:p>
          </table:table-cell>
          <table:table-cell table:formula="of:=SQRT([.B404])/[.F40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04" calcext:value-type="float">
            <text:p>404</text:p>
          </table:table-cell>
          <table:table-cell table:formula="of:=7.8485*[.D405]-29.979" office:value-type="float" office:value="3140.815" calcext:value-type="float">
            <text:p>3140,815</text:p>
          </table:table-cell>
          <table:table-cell table:formula="of:=[.E405]/511+1" office:value-type="float" office:value="7.14640900195695" calcext:value-type="float">
            <text:p>7,146409002</text:p>
          </table:table-cell>
          <table:table-cell table:formula="of:=SQRT([.A405])/[.F405]" office:value-type="float" office:value="0" calcext:value-type="float">
            <text:p>0</text:p>
          </table:table-cell>
          <table:table-cell table:formula="of:=SQRT([.B405])/[.F40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05" calcext:value-type="float">
            <text:p>405</text:p>
          </table:table-cell>
          <table:table-cell table:formula="of:=7.8485*[.D406]-29.979" office:value-type="float" office:value="3148.6635" calcext:value-type="float">
            <text:p>3148,6635</text:p>
          </table:table-cell>
          <table:table-cell table:formula="of:=[.E406]/511+1" office:value-type="float" office:value="7.16176810176125" calcext:value-type="float">
            <text:p>7,1617681018</text:p>
          </table:table-cell>
          <table:table-cell table:formula="of:=SQRT([.A406])/[.F406]" office:value-type="float" office:value="0" calcext:value-type="float">
            <text:p>0</text:p>
          </table:table-cell>
          <table:table-cell table:formula="of:=SQRT([.B406])/[.F40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06" calcext:value-type="float">
            <text:p>406</text:p>
          </table:table-cell>
          <table:table-cell table:formula="of:=7.8485*[.D407]-29.979" office:value-type="float" office:value="3156.512" calcext:value-type="float">
            <text:p>3156,512</text:p>
          </table:table-cell>
          <table:table-cell table:formula="of:=[.E407]/511+1" office:value-type="float" office:value="7.17712720156556" calcext:value-type="float">
            <text:p>7,1771272016</text:p>
          </table:table-cell>
          <table:table-cell table:formula="of:=SQRT([.A407])/[.F407]" office:value-type="float" office:value="0" calcext:value-type="float">
            <text:p>0</text:p>
          </table:table-cell>
          <table:table-cell table:formula="of:=SQRT([.B407])/[.F40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07" calcext:value-type="float">
            <text:p>407</text:p>
          </table:table-cell>
          <table:table-cell table:formula="of:=7.8485*[.D408]-29.979" office:value-type="float" office:value="3164.3605" calcext:value-type="float">
            <text:p>3164,3605</text:p>
          </table:table-cell>
          <table:table-cell table:formula="of:=[.E408]/511+1" office:value-type="float" office:value="7.19248630136986" calcext:value-type="float">
            <text:p>7,1924863014</text:p>
          </table:table-cell>
          <table:table-cell table:formula="of:=SQRT([.A408])/[.F408]" office:value-type="float" office:value="0" calcext:value-type="float">
            <text:p>0</text:p>
          </table:table-cell>
          <table:table-cell table:formula="of:=SQRT([.B408])/[.F40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08" calcext:value-type="float">
            <text:p>408</text:p>
          </table:table-cell>
          <table:table-cell table:formula="of:=7.8485*[.D409]-29.979" office:value-type="float" office:value="3172.209" calcext:value-type="float">
            <text:p>3172,209</text:p>
          </table:table-cell>
          <table:table-cell table:formula="of:=[.E409]/511+1" office:value-type="float" office:value="7.20784540117417" calcext:value-type="float">
            <text:p>7,2078454012</text:p>
          </table:table-cell>
          <table:table-cell table:formula="of:=SQRT([.A409])/[.F409]" office:value-type="float" office:value="0" calcext:value-type="float">
            <text:p>0</text:p>
          </table:table-cell>
          <table:table-cell table:formula="of:=SQRT([.B409])/[.F40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09" calcext:value-type="float">
            <text:p>409</text:p>
          </table:table-cell>
          <table:table-cell table:formula="of:=7.8485*[.D410]-29.979" office:value-type="float" office:value="3180.0575" calcext:value-type="float">
            <text:p>3180,0575</text:p>
          </table:table-cell>
          <table:table-cell table:formula="of:=[.E410]/511+1" office:value-type="float" office:value="7.22320450097847" calcext:value-type="float">
            <text:p>7,223204501</text:p>
          </table:table-cell>
          <table:table-cell table:formula="of:=SQRT([.A410])/[.F410]" office:value-type="float" office:value="0" calcext:value-type="float">
            <text:p>0</text:p>
          </table:table-cell>
          <table:table-cell table:formula="of:=SQRT([.B410])/[.F41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0" calcext:value-type="float">
            <text:p>410</text:p>
          </table:table-cell>
          <table:table-cell table:formula="of:=7.8485*[.D411]-29.979" office:value-type="float" office:value="3187.906" calcext:value-type="float">
            <text:p>3187,906</text:p>
          </table:table-cell>
          <table:table-cell table:formula="of:=[.E411]/511+1" office:value-type="float" office:value="7.23856360078278" calcext:value-type="float">
            <text:p>7,2385636008</text:p>
          </table:table-cell>
          <table:table-cell table:formula="of:=SQRT([.A411])/[.F411]" office:value-type="float" office:value="0" calcext:value-type="float">
            <text:p>0</text:p>
          </table:table-cell>
          <table:table-cell table:formula="of:=SQRT([.B411])/[.F41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1" calcext:value-type="float">
            <text:p>411</text:p>
          </table:table-cell>
          <table:table-cell table:formula="of:=7.8485*[.D412]-29.979" office:value-type="float" office:value="3195.7545" calcext:value-type="float">
            <text:p>3195,7545</text:p>
          </table:table-cell>
          <table:table-cell table:formula="of:=[.E412]/511+1" office:value-type="float" office:value="7.25392270058708" calcext:value-type="float">
            <text:p>7,2539227006</text:p>
          </table:table-cell>
          <table:table-cell table:formula="of:=SQRT([.A412])/[.F412]" office:value-type="float" office:value="0" calcext:value-type="float">
            <text:p>0</text:p>
          </table:table-cell>
          <table:table-cell table:formula="of:=SQRT([.B412])/[.F41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2" calcext:value-type="float">
            <text:p>412</text:p>
          </table:table-cell>
          <table:table-cell table:formula="of:=7.8485*[.D413]-29.979" office:value-type="float" office:value="3203.603" calcext:value-type="float">
            <text:p>3203,603</text:p>
          </table:table-cell>
          <table:table-cell table:formula="of:=[.E413]/511+1" office:value-type="float" office:value="7.26928180039139" calcext:value-type="float">
            <text:p>7,2692818004</text:p>
          </table:table-cell>
          <table:table-cell table:formula="of:=SQRT([.A413])/[.F413]" office:value-type="float" office:value="0" calcext:value-type="float">
            <text:p>0</text:p>
          </table:table-cell>
          <table:table-cell table:formula="of:=SQRT([.B413])/[.F41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3" calcext:value-type="float">
            <text:p>413</text:p>
          </table:table-cell>
          <table:table-cell table:formula="of:=7.8485*[.D414]-29.979" office:value-type="float" office:value="3211.4515" calcext:value-type="float">
            <text:p>3211,4515</text:p>
          </table:table-cell>
          <table:table-cell table:formula="of:=[.E414]/511+1" office:value-type="float" office:value="7.2846409001957" calcext:value-type="float">
            <text:p>7,2846409002</text:p>
          </table:table-cell>
          <table:table-cell table:formula="of:=SQRT([.A414])/[.F414]" office:value-type="float" office:value="0" calcext:value-type="float">
            <text:p>0</text:p>
          </table:table-cell>
          <table:table-cell table:formula="of:=SQRT([.B414])/[.F41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4" calcext:value-type="float">
            <text:p>414</text:p>
          </table:table-cell>
          <table:table-cell table:formula="of:=7.8485*[.D415]-29.979" office:value-type="float" office:value="3219.3" calcext:value-type="float">
            <text:p>3219,3</text:p>
          </table:table-cell>
          <table:table-cell table:formula="of:=[.E415]/511+1" office:value-type="float" office:value="7.3" calcext:value-type="float">
            <text:p>7,3</text:p>
          </table:table-cell>
          <table:table-cell table:formula="of:=SQRT([.A415])/[.F415]" office:value-type="float" office:value="0" calcext:value-type="float">
            <text:p>0</text:p>
          </table:table-cell>
          <table:table-cell table:formula="of:=SQRT([.B415])/[.F41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5" calcext:value-type="float">
            <text:p>415</text:p>
          </table:table-cell>
          <table:table-cell table:formula="of:=7.8485*[.D416]-29.979" office:value-type="float" office:value="3227.1485" calcext:value-type="float">
            <text:p>3227,1485</text:p>
          </table:table-cell>
          <table:table-cell table:formula="of:=[.E416]/511+1" office:value-type="float" office:value="7.31535909980431" calcext:value-type="float">
            <text:p>7,3153590998</text:p>
          </table:table-cell>
          <table:table-cell table:formula="of:=SQRT([.A416])/[.F416]" office:value-type="float" office:value="0" calcext:value-type="float">
            <text:p>0</text:p>
          </table:table-cell>
          <table:table-cell table:formula="of:=SQRT([.B416])/[.F41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6" calcext:value-type="float">
            <text:p>416</text:p>
          </table:table-cell>
          <table:table-cell table:formula="of:=7.8485*[.D417]-29.979" office:value-type="float" office:value="3234.997" calcext:value-type="float">
            <text:p>3234,997</text:p>
          </table:table-cell>
          <table:table-cell table:formula="of:=[.E417]/511+1" office:value-type="float" office:value="7.33071819960861" calcext:value-type="float">
            <text:p>7,3307181996</text:p>
          </table:table-cell>
          <table:table-cell table:formula="of:=SQRT([.A417])/[.F417]" office:value-type="float" office:value="0" calcext:value-type="float">
            <text:p>0</text:p>
          </table:table-cell>
          <table:table-cell table:formula="of:=SQRT([.B417])/[.F41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7" calcext:value-type="float">
            <text:p>417</text:p>
          </table:table-cell>
          <table:table-cell table:formula="of:=7.8485*[.D418]-29.979" office:value-type="float" office:value="3242.8455" calcext:value-type="float">
            <text:p>3242,8455</text:p>
          </table:table-cell>
          <table:table-cell table:formula="of:=[.E418]/511+1" office:value-type="float" office:value="7.34607729941292" calcext:value-type="float">
            <text:p>7,3460772994</text:p>
          </table:table-cell>
          <table:table-cell table:formula="of:=SQRT([.A418])/[.F418]" office:value-type="float" office:value="0" calcext:value-type="float">
            <text:p>0</text:p>
          </table:table-cell>
          <table:table-cell table:formula="of:=SQRT([.B418])/[.F41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8" calcext:value-type="float">
            <text:p>418</text:p>
          </table:table-cell>
          <table:table-cell table:formula="of:=7.8485*[.D419]-29.979" office:value-type="float" office:value="3250.694" calcext:value-type="float">
            <text:p>3250,694</text:p>
          </table:table-cell>
          <table:table-cell table:formula="of:=[.E419]/511+1" office:value-type="float" office:value="7.36143639921722" calcext:value-type="float">
            <text:p>7,3614363992</text:p>
          </table:table-cell>
          <table:table-cell table:formula="of:=SQRT([.A419])/[.F419]" office:value-type="float" office:value="0" calcext:value-type="float">
            <text:p>0</text:p>
          </table:table-cell>
          <table:table-cell table:formula="of:=SQRT([.B419])/[.F41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9" calcext:value-type="float">
            <text:p>419</text:p>
          </table:table-cell>
          <table:table-cell table:formula="of:=7.8485*[.D420]-29.979" office:value-type="float" office:value="3258.5425" calcext:value-type="float">
            <text:p>3258,5425</text:p>
          </table:table-cell>
          <table:table-cell table:formula="of:=[.E420]/511+1" office:value-type="float" office:value="7.37679549902153" calcext:value-type="float">
            <text:p>7,376795499</text:p>
          </table:table-cell>
          <table:table-cell table:formula="of:=SQRT([.A420])/[.F420]" office:value-type="float" office:value="0" calcext:value-type="float">
            <text:p>0</text:p>
          </table:table-cell>
          <table:table-cell table:formula="of:=SQRT([.B420])/[.F42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20" calcext:value-type="float">
            <text:p>420</text:p>
          </table:table-cell>
          <table:table-cell table:formula="of:=7.8485*[.D421]-29.979" office:value-type="float" office:value="3266.391" calcext:value-type="float">
            <text:p>3266,391</text:p>
          </table:table-cell>
          <table:table-cell table:formula="of:=[.E421]/511+1" office:value-type="float" office:value="7.39215459882583" calcext:value-type="float">
            <text:p>7,3921545988</text:p>
          </table:table-cell>
          <table:table-cell table:formula="of:=SQRT([.A421])/[.F421]" office:value-type="float" office:value="0" calcext:value-type="float">
            <text:p>0</text:p>
          </table:table-cell>
          <table:table-cell table:formula="of:=SQRT([.B421])/[.F42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21" calcext:value-type="float">
            <text:p>421</text:p>
          </table:table-cell>
          <table:table-cell table:formula="of:=7.8485*[.D422]-29.979" office:value-type="float" office:value="3274.2395" calcext:value-type="float">
            <text:p>3274,2395</text:p>
          </table:table-cell>
          <table:table-cell table:formula="of:=[.E422]/511+1" office:value-type="float" office:value="7.40751369863014" calcext:value-type="float">
            <text:p>7,4075136986</text:p>
          </table:table-cell>
          <table:table-cell table:formula="of:=SQRT([.A422])/[.F422]" office:value-type="float" office:value="0" calcext:value-type="float">
            <text:p>0</text:p>
          </table:table-cell>
          <table:table-cell table:formula="of:=SQRT([.B422])/[.F42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22" calcext:value-type="float">
            <text:p>422</text:p>
          </table:table-cell>
          <table:table-cell table:formula="of:=7.8485*[.D423]-29.979" office:value-type="float" office:value="3282.088" calcext:value-type="float">
            <text:p>3282,088</text:p>
          </table:table-cell>
          <table:table-cell table:formula="of:=[.E423]/511+1" office:value-type="float" office:value="7.42287279843444" calcext:value-type="float">
            <text:p>7,4228727984</text:p>
          </table:table-cell>
          <table:table-cell table:formula="of:=SQRT([.A423])/[.F423]" office:value-type="float" office:value="0" calcext:value-type="float">
            <text:p>0</text:p>
          </table:table-cell>
          <table:table-cell table:formula="of:=SQRT([.B423])/[.F42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23" calcext:value-type="float">
            <text:p>423</text:p>
          </table:table-cell>
          <table:table-cell table:formula="of:=7.8485*[.D424]-29.979" office:value-type="float" office:value="3289.9365" calcext:value-type="float">
            <text:p>3289,9365</text:p>
          </table:table-cell>
          <table:table-cell table:formula="of:=[.E424]/511+1" office:value-type="float" office:value="7.43823189823875" calcext:value-type="float">
            <text:p>7,4382318982</text:p>
          </table:table-cell>
          <table:table-cell table:formula="of:=SQRT([.A424])/[.F424]" office:value-type="float" office:value="0" calcext:value-type="float">
            <text:p>0</text:p>
          </table:table-cell>
          <table:table-cell table:formula="of:=SQRT([.B424])/[.F42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24" calcext:value-type="float">
            <text:p>424</text:p>
          </table:table-cell>
          <table:table-cell table:formula="of:=7.8485*[.D425]-29.979" office:value-type="float" office:value="3297.785" calcext:value-type="float">
            <text:p>3297,785</text:p>
          </table:table-cell>
          <table:table-cell table:formula="of:=[.E425]/511+1" office:value-type="float" office:value="7.45359099804305" calcext:value-type="float">
            <text:p>7,453590998</text:p>
          </table:table-cell>
          <table:table-cell table:formula="of:=SQRT([.A425])/[.F425]" office:value-type="float" office:value="0" calcext:value-type="float">
            <text:p>0</text:p>
          </table:table-cell>
          <table:table-cell table:formula="of:=SQRT([.B425])/[.F42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25" calcext:value-type="float">
            <text:p>425</text:p>
          </table:table-cell>
          <table:table-cell table:formula="of:=7.8485*[.D426]-29.979" office:value-type="float" office:value="3305.6335" calcext:value-type="float">
            <text:p>3305,6335</text:p>
          </table:table-cell>
          <table:table-cell table:formula="of:=[.E426]/511+1" office:value-type="float" office:value="7.46895009784736" calcext:value-type="float">
            <text:p>7,4689500978</text:p>
          </table:table-cell>
          <table:table-cell table:formula="of:=SQRT([.A426])/[.F426]" office:value-type="float" office:value="0" calcext:value-type="float">
            <text:p>0</text:p>
          </table:table-cell>
          <table:table-cell table:formula="of:=SQRT([.B426])/[.F42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26" calcext:value-type="float">
            <text:p>426</text:p>
          </table:table-cell>
          <table:table-cell table:formula="of:=7.8485*[.D427]-29.979" office:value-type="float" office:value="3313.482" calcext:value-type="float">
            <text:p>3313,482</text:p>
          </table:table-cell>
          <table:table-cell table:formula="of:=[.E427]/511+1" office:value-type="float" office:value="7.48430919765166" calcext:value-type="float">
            <text:p>7,4843091977</text:p>
          </table:table-cell>
          <table:table-cell table:formula="of:=SQRT([.A427])/[.F427]" office:value-type="float" office:value="0" calcext:value-type="float">
            <text:p>0</text:p>
          </table:table-cell>
          <table:table-cell table:formula="of:=SQRT([.B427])/[.F42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27" calcext:value-type="float">
            <text:p>427</text:p>
          </table:table-cell>
          <table:table-cell table:formula="of:=7.8485*[.D428]-29.979" office:value-type="float" office:value="3321.3305" calcext:value-type="float">
            <text:p>3321,3305</text:p>
          </table:table-cell>
          <table:table-cell table:formula="of:=[.E428]/511+1" office:value-type="float" office:value="7.49966829745597" calcext:value-type="float">
            <text:p>7,4996682975</text:p>
          </table:table-cell>
          <table:table-cell table:formula="of:=SQRT([.A428])/[.F428]" office:value-type="float" office:value="0" calcext:value-type="float">
            <text:p>0</text:p>
          </table:table-cell>
          <table:table-cell table:formula="of:=SQRT([.B428])/[.F42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28" calcext:value-type="float">
            <text:p>428</text:p>
          </table:table-cell>
          <table:table-cell table:formula="of:=7.8485*[.D429]-29.979" office:value-type="float" office:value="3329.179" calcext:value-type="float">
            <text:p>3329,179</text:p>
          </table:table-cell>
          <table:table-cell table:formula="of:=[.E429]/511+1" office:value-type="float" office:value="7.51502739726027" calcext:value-type="float">
            <text:p>7,5150273973</text:p>
          </table:table-cell>
          <table:table-cell table:formula="of:=SQRT([.A429])/[.F429]" office:value-type="float" office:value="0" calcext:value-type="float">
            <text:p>0</text:p>
          </table:table-cell>
          <table:table-cell table:formula="of:=SQRT([.B429])/[.F42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29" calcext:value-type="float">
            <text:p>429</text:p>
          </table:table-cell>
          <table:table-cell table:formula="of:=7.8485*[.D430]-29.979" office:value-type="float" office:value="3337.0275" calcext:value-type="float">
            <text:p>3337,0275</text:p>
          </table:table-cell>
          <table:table-cell table:formula="of:=[.E430]/511+1" office:value-type="float" office:value="7.53038649706458" calcext:value-type="float">
            <text:p>7,5303864971</text:p>
          </table:table-cell>
          <table:table-cell table:formula="of:=SQRT([.A430])/[.F430]" office:value-type="float" office:value="0" calcext:value-type="float">
            <text:p>0</text:p>
          </table:table-cell>
          <table:table-cell table:formula="of:=SQRT([.B430])/[.F43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30" calcext:value-type="float">
            <text:p>430</text:p>
          </table:table-cell>
          <table:table-cell table:formula="of:=7.8485*[.D431]-29.979" office:value-type="float" office:value="3344.876" calcext:value-type="float">
            <text:p>3344,876</text:p>
          </table:table-cell>
          <table:table-cell table:formula="of:=[.E431]/511+1" office:value-type="float" office:value="7.54574559686889" calcext:value-type="float">
            <text:p>7,5457455969</text:p>
          </table:table-cell>
          <table:table-cell table:formula="of:=SQRT([.A431])/[.F431]" office:value-type="float" office:value="0" calcext:value-type="float">
            <text:p>0</text:p>
          </table:table-cell>
          <table:table-cell table:formula="of:=SQRT([.B431])/[.F43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31" calcext:value-type="float">
            <text:p>431</text:p>
          </table:table-cell>
          <table:table-cell table:formula="of:=7.8485*[.D432]-29.979" office:value-type="float" office:value="3352.7245" calcext:value-type="float">
            <text:p>3352,7245</text:p>
          </table:table-cell>
          <table:table-cell table:formula="of:=[.E432]/511+1" office:value-type="float" office:value="7.56110469667319" calcext:value-type="float">
            <text:p>7,5611046967</text:p>
          </table:table-cell>
          <table:table-cell table:formula="of:=SQRT([.A432])/[.F432]" office:value-type="float" office:value="0" calcext:value-type="float">
            <text:p>0</text:p>
          </table:table-cell>
          <table:table-cell table:formula="of:=SQRT([.B432])/[.F43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32" calcext:value-type="float">
            <text:p>432</text:p>
          </table:table-cell>
          <table:table-cell table:formula="of:=7.8485*[.D433]-29.979" office:value-type="float" office:value="3360.573" calcext:value-type="float">
            <text:p>3360,573</text:p>
          </table:table-cell>
          <table:table-cell table:formula="of:=[.E433]/511+1" office:value-type="float" office:value="7.5764637964775" calcext:value-type="float">
            <text:p>7,5764637965</text:p>
          </table:table-cell>
          <table:table-cell table:formula="of:=SQRT([.A433])/[.F433]" office:value-type="float" office:value="0" calcext:value-type="float">
            <text:p>0</text:p>
          </table:table-cell>
          <table:table-cell table:formula="of:=SQRT([.B433])/[.F43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33" calcext:value-type="float">
            <text:p>433</text:p>
          </table:table-cell>
          <table:table-cell table:formula="of:=7.8485*[.D434]-29.979" office:value-type="float" office:value="3368.4215" calcext:value-type="float">
            <text:p>3368,4215</text:p>
          </table:table-cell>
          <table:table-cell table:formula="of:=[.E434]/511+1" office:value-type="float" office:value="7.5918228962818" calcext:value-type="float">
            <text:p>7,5918228963</text:p>
          </table:table-cell>
          <table:table-cell table:formula="of:=SQRT([.A434])/[.F434]" office:value-type="float" office:value="0" calcext:value-type="float">
            <text:p>0</text:p>
          </table:table-cell>
          <table:table-cell table:formula="of:=SQRT([.B434])/[.F43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34" calcext:value-type="float">
            <text:p>434</text:p>
          </table:table-cell>
          <table:table-cell table:formula="of:=7.8485*[.D435]-29.979" office:value-type="float" office:value="3376.27" calcext:value-type="float">
            <text:p>3376,27</text:p>
          </table:table-cell>
          <table:table-cell table:formula="of:=[.E435]/511+1" office:value-type="float" office:value="7.60718199608611" calcext:value-type="float">
            <text:p>7,6071819961</text:p>
          </table:table-cell>
          <table:table-cell table:formula="of:=SQRT([.A435])/[.F435]" office:value-type="float" office:value="0" calcext:value-type="float">
            <text:p>0</text:p>
          </table:table-cell>
          <table:table-cell table:formula="of:=SQRT([.B435])/[.F435]" office:value-type="float" office:value="0.131454722723145" calcext:value-type="float">
            <text:p>0,131454722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35" calcext:value-type="float">
            <text:p>435</text:p>
          </table:table-cell>
          <table:table-cell table:formula="of:=7.8485*[.D436]-29.979" office:value-type="float" office:value="3384.1185" calcext:value-type="float">
            <text:p>3384,1185</text:p>
          </table:table-cell>
          <table:table-cell table:formula="of:=[.E436]/511+1" office:value-type="float" office:value="7.62254109589041" calcext:value-type="float">
            <text:p>7,6225410959</text:p>
          </table:table-cell>
          <table:table-cell table:formula="of:=SQRT([.A436])/[.F436]" office:value-type="float" office:value="0" calcext:value-type="float">
            <text:p>0</text:p>
          </table:table-cell>
          <table:table-cell table:formula="of:=SQRT([.B436])/[.F43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36" calcext:value-type="float">
            <text:p>436</text:p>
          </table:table-cell>
          <table:table-cell table:formula="of:=7.8485*[.D437]-29.979" office:value-type="float" office:value="3391.967" calcext:value-type="float">
            <text:p>3391,967</text:p>
          </table:table-cell>
          <table:table-cell table:formula="of:=[.E437]/511+1" office:value-type="float" office:value="7.63790019569472" calcext:value-type="float">
            <text:p>7,6379001957</text:p>
          </table:table-cell>
          <table:table-cell table:formula="of:=SQRT([.A437])/[.F437]" office:value-type="float" office:value="0" calcext:value-type="float">
            <text:p>0</text:p>
          </table:table-cell>
          <table:table-cell table:formula="of:=SQRT([.B437])/[.F43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37" calcext:value-type="float">
            <text:p>437</text:p>
          </table:table-cell>
          <table:table-cell table:formula="of:=7.8485*[.D438]-29.979" office:value-type="float" office:value="3399.8155" calcext:value-type="float">
            <text:p>3399,8155</text:p>
          </table:table-cell>
          <table:table-cell table:formula="of:=[.E438]/511+1" office:value-type="float" office:value="7.65325929549902" calcext:value-type="float">
            <text:p>7,6532592955</text:p>
          </table:table-cell>
          <table:table-cell table:formula="of:=SQRT([.A438])/[.F438]" office:value-type="float" office:value="0" calcext:value-type="float">
            <text:p>0</text:p>
          </table:table-cell>
          <table:table-cell table:formula="of:=SQRT([.B438])/[.F43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38" calcext:value-type="float">
            <text:p>438</text:p>
          </table:table-cell>
          <table:table-cell table:formula="of:=7.8485*[.D439]-29.979" office:value-type="float" office:value="3407.664" calcext:value-type="float">
            <text:p>3407,664</text:p>
          </table:table-cell>
          <table:table-cell table:formula="of:=[.E439]/511+1" office:value-type="float" office:value="7.66861839530333" calcext:value-type="float">
            <text:p>7,6686183953</text:p>
          </table:table-cell>
          <table:table-cell table:formula="of:=SQRT([.A439])/[.F439]" office:value-type="float" office:value="0" calcext:value-type="float">
            <text:p>0</text:p>
          </table:table-cell>
          <table:table-cell table:formula="of:=SQRT([.B439])/[.F43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39" calcext:value-type="float">
            <text:p>439</text:p>
          </table:table-cell>
          <table:table-cell table:formula="of:=7.8485*[.D440]-29.979" office:value-type="float" office:value="3415.5125" calcext:value-type="float">
            <text:p>3415,5125</text:p>
          </table:table-cell>
          <table:table-cell table:formula="of:=[.E440]/511+1" office:value-type="float" office:value="7.68397749510763" calcext:value-type="float">
            <text:p>7,6839774951</text:p>
          </table:table-cell>
          <table:table-cell table:formula="of:=SQRT([.A440])/[.F440]" office:value-type="float" office:value="0" calcext:value-type="float">
            <text:p>0</text:p>
          </table:table-cell>
          <table:table-cell table:formula="of:=SQRT([.B440])/[.F44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0" calcext:value-type="float">
            <text:p>440</text:p>
          </table:table-cell>
          <table:table-cell table:formula="of:=7.8485*[.D441]-29.979" office:value-type="float" office:value="3423.361" calcext:value-type="float">
            <text:p>3423,361</text:p>
          </table:table-cell>
          <table:table-cell table:formula="of:=[.E441]/511+1" office:value-type="float" office:value="7.69933659491194" calcext:value-type="float">
            <text:p>7,6993365949</text:p>
          </table:table-cell>
          <table:table-cell table:formula="of:=SQRT([.A441])/[.F441]" office:value-type="float" office:value="0" calcext:value-type="float">
            <text:p>0</text:p>
          </table:table-cell>
          <table:table-cell table:formula="of:=SQRT([.B441])/[.F44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1" calcext:value-type="float">
            <text:p>441</text:p>
          </table:table-cell>
          <table:table-cell table:formula="of:=7.8485*[.D442]-29.979" office:value-type="float" office:value="3431.2095" calcext:value-type="float">
            <text:p>3431,2095</text:p>
          </table:table-cell>
          <table:table-cell table:formula="of:=[.E442]/511+1" office:value-type="float" office:value="7.71469569471624" calcext:value-type="float">
            <text:p>7,7146956947</text:p>
          </table:table-cell>
          <table:table-cell table:formula="of:=SQRT([.A442])/[.F442]" office:value-type="float" office:value="0" calcext:value-type="float">
            <text:p>0</text:p>
          </table:table-cell>
          <table:table-cell table:formula="of:=SQRT([.B442])/[.F44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2" calcext:value-type="float">
            <text:p>442</text:p>
          </table:table-cell>
          <table:table-cell table:formula="of:=7.8485*[.D443]-29.979" office:value-type="float" office:value="3439.058" calcext:value-type="float">
            <text:p>3439,058</text:p>
          </table:table-cell>
          <table:table-cell table:formula="of:=[.E443]/511+1" office:value-type="float" office:value="7.73005479452055" calcext:value-type="float">
            <text:p>7,7300547945</text:p>
          </table:table-cell>
          <table:table-cell table:formula="of:=SQRT([.A443])/[.F443]" office:value-type="float" office:value="0" calcext:value-type="float">
            <text:p>0</text:p>
          </table:table-cell>
          <table:table-cell table:formula="of:=SQRT([.B443])/[.F44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3" calcext:value-type="float">
            <text:p>443</text:p>
          </table:table-cell>
          <table:table-cell table:formula="of:=7.8485*[.D444]-29.979" office:value-type="float" office:value="3446.9065" calcext:value-type="float">
            <text:p>3446,9065</text:p>
          </table:table-cell>
          <table:table-cell table:formula="of:=[.E444]/511+1" office:value-type="float" office:value="7.74541389432485" calcext:value-type="float">
            <text:p>7,7454138943</text:p>
          </table:table-cell>
          <table:table-cell table:formula="of:=SQRT([.A444])/[.F444]" office:value-type="float" office:value="0" calcext:value-type="float">
            <text:p>0</text:p>
          </table:table-cell>
          <table:table-cell table:formula="of:=SQRT([.B444])/[.F44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4" calcext:value-type="float">
            <text:p>444</text:p>
          </table:table-cell>
          <table:table-cell table:formula="of:=7.8485*[.D445]-29.979" office:value-type="float" office:value="3454.755" calcext:value-type="float">
            <text:p>3454,755</text:p>
          </table:table-cell>
          <table:table-cell table:formula="of:=[.E445]/511+1" office:value-type="float" office:value="7.76077299412916" calcext:value-type="float">
            <text:p>7,7607729941</text:p>
          </table:table-cell>
          <table:table-cell table:formula="of:=SQRT([.A445])/[.F445]" office:value-type="float" office:value="0" calcext:value-type="float">
            <text:p>0</text:p>
          </table:table-cell>
          <table:table-cell table:formula="of:=SQRT([.B445])/[.F44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5" calcext:value-type="float">
            <text:p>445</text:p>
          </table:table-cell>
          <table:table-cell table:formula="of:=7.8485*[.D446]-29.979" office:value-type="float" office:value="3462.6035" calcext:value-type="float">
            <text:p>3462,6035</text:p>
          </table:table-cell>
          <table:table-cell table:formula="of:=[.E446]/511+1" office:value-type="float" office:value="7.77613209393346" calcext:value-type="float">
            <text:p>7,7761320939</text:p>
          </table:table-cell>
          <table:table-cell table:formula="of:=SQRT([.A446])/[.F446]" office:value-type="float" office:value="0" calcext:value-type="float">
            <text:p>0</text:p>
          </table:table-cell>
          <table:table-cell table:formula="of:=SQRT([.B446])/[.F44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46" calcext:value-type="float">
            <text:p>446</text:p>
          </table:table-cell>
          <table:table-cell table:formula="of:=7.8485*[.D447]-29.979" office:value-type="float" office:value="3470.452" calcext:value-type="float">
            <text:p>3470,452</text:p>
          </table:table-cell>
          <table:table-cell table:formula="of:=[.E447]/511+1" office:value-type="float" office:value="7.79149119373777" calcext:value-type="float">
            <text:p>7,7914911937</text:p>
          </table:table-cell>
          <table:table-cell table:formula="of:=SQRT([.A447])/[.F447]" office:value-type="float" office:value="0.128345136397475" calcext:value-type="float">
            <text:p>0,1283451364</text:p>
          </table:table-cell>
          <table:table-cell table:formula="of:=SQRT([.B447])/[.F44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7" calcext:value-type="float">
            <text:p>447</text:p>
          </table:table-cell>
          <table:table-cell table:formula="of:=7.8485*[.D448]-29.979" office:value-type="float" office:value="3478.3005" calcext:value-type="float">
            <text:p>3478,3005</text:p>
          </table:table-cell>
          <table:table-cell table:formula="of:=[.E448]/511+1" office:value-type="float" office:value="7.80685029354207" calcext:value-type="float">
            <text:p>7,8068502935</text:p>
          </table:table-cell>
          <table:table-cell table:formula="of:=SQRT([.A448])/[.F448]" office:value-type="float" office:value="0" calcext:value-type="float">
            <text:p>0</text:p>
          </table:table-cell>
          <table:table-cell table:formula="of:=SQRT([.B448])/[.F44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8" calcext:value-type="float">
            <text:p>448</text:p>
          </table:table-cell>
          <table:table-cell table:formula="of:=7.8485*[.D449]-29.979" office:value-type="float" office:value="3486.149" calcext:value-type="float">
            <text:p>3486,149</text:p>
          </table:table-cell>
          <table:table-cell table:formula="of:=[.E449]/511+1" office:value-type="float" office:value="7.82220939334638" calcext:value-type="float">
            <text:p>7,8222093933</text:p>
          </table:table-cell>
          <table:table-cell table:formula="of:=SQRT([.A449])/[.F449]" office:value-type="float" office:value="0" calcext:value-type="float">
            <text:p>0</text:p>
          </table:table-cell>
          <table:table-cell table:formula="of:=SQRT([.B449])/[.F44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9" calcext:value-type="float">
            <text:p>449</text:p>
          </table:table-cell>
          <table:table-cell table:formula="of:=7.8485*[.D450]-29.979" office:value-type="float" office:value="3493.9975" calcext:value-type="float">
            <text:p>3493,9975</text:p>
          </table:table-cell>
          <table:table-cell table:formula="of:=[.E450]/511+1" office:value-type="float" office:value="7.83756849315069" calcext:value-type="float">
            <text:p>7,8375684932</text:p>
          </table:table-cell>
          <table:table-cell table:formula="of:=SQRT([.A450])/[.F450]" office:value-type="float" office:value="0" calcext:value-type="float">
            <text:p>0</text:p>
          </table:table-cell>
          <table:table-cell table:formula="of:=SQRT([.B450])/[.F45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50" calcext:value-type="float">
            <text:p>450</text:p>
          </table:table-cell>
          <table:table-cell table:formula="of:=7.8485*[.D451]-29.979" office:value-type="float" office:value="3501.846" calcext:value-type="float">
            <text:p>3501,846</text:p>
          </table:table-cell>
          <table:table-cell table:formula="of:=[.E451]/511+1" office:value-type="float" office:value="7.85292759295499" calcext:value-type="float">
            <text:p>7,852927593</text:p>
          </table:table-cell>
          <table:table-cell table:formula="of:=SQRT([.A451])/[.F451]" office:value-type="float" office:value="0" calcext:value-type="float">
            <text:p>0</text:p>
          </table:table-cell>
          <table:table-cell table:formula="of:=SQRT([.B451])/[.F45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51" calcext:value-type="float">
            <text:p>451</text:p>
          </table:table-cell>
          <table:table-cell table:formula="of:=7.8485*[.D452]-29.979" office:value-type="float" office:value="3509.6945" calcext:value-type="float">
            <text:p>3509,6945</text:p>
          </table:table-cell>
          <table:table-cell table:formula="of:=[.E452]/511+1" office:value-type="float" office:value="7.8682866927593" calcext:value-type="float">
            <text:p>7,8682866928</text:p>
          </table:table-cell>
          <table:table-cell table:formula="of:=SQRT([.A452])/[.F452]" office:value-type="float" office:value="0" calcext:value-type="float">
            <text:p>0</text:p>
          </table:table-cell>
          <table:table-cell table:formula="of:=SQRT([.B452])/[.F45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52" calcext:value-type="float">
            <text:p>452</text:p>
          </table:table-cell>
          <table:table-cell table:formula="of:=7.8485*[.D453]-29.979" office:value-type="float" office:value="3517.543" calcext:value-type="float">
            <text:p>3517,543</text:p>
          </table:table-cell>
          <table:table-cell table:formula="of:=[.E453]/511+1" office:value-type="float" office:value="7.8836457925636" calcext:value-type="float">
            <text:p>7,8836457926</text:p>
          </table:table-cell>
          <table:table-cell table:formula="of:=SQRT([.A453])/[.F453]" office:value-type="float" office:value="0" calcext:value-type="float">
            <text:p>0</text:p>
          </table:table-cell>
          <table:table-cell table:formula="of:=SQRT([.B453])/[.F45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53" calcext:value-type="float">
            <text:p>453</text:p>
          </table:table-cell>
          <table:table-cell table:formula="of:=7.8485*[.D454]-29.979" office:value-type="float" office:value="3525.3915" calcext:value-type="float">
            <text:p>3525,3915</text:p>
          </table:table-cell>
          <table:table-cell table:formula="of:=[.E454]/511+1" office:value-type="float" office:value="7.89900489236791" calcext:value-type="float">
            <text:p>7,8990048924</text:p>
          </table:table-cell>
          <table:table-cell table:formula="of:=SQRT([.A454])/[.F454]" office:value-type="float" office:value="0" calcext:value-type="float">
            <text:p>0</text:p>
          </table:table-cell>
          <table:table-cell table:formula="of:=SQRT([.B454])/[.F45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54" calcext:value-type="float">
            <text:p>454</text:p>
          </table:table-cell>
          <table:table-cell table:formula="of:=7.8485*[.D455]-29.979" office:value-type="float" office:value="3533.24" calcext:value-type="float">
            <text:p>3533,24</text:p>
          </table:table-cell>
          <table:table-cell table:formula="of:=[.E455]/511+1" office:value-type="float" office:value="7.91436399217221" calcext:value-type="float">
            <text:p>7,9143639922</text:p>
          </table:table-cell>
          <table:table-cell table:formula="of:=SQRT([.A455])/[.F455]" office:value-type="float" office:value="0" calcext:value-type="float">
            <text:p>0</text:p>
          </table:table-cell>
          <table:table-cell table:formula="of:=SQRT([.B455])/[.F45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55" calcext:value-type="float">
            <text:p>455</text:p>
          </table:table-cell>
          <table:table-cell table:formula="of:=7.8485*[.D456]-29.979" office:value-type="float" office:value="3541.0885" calcext:value-type="float">
            <text:p>3541,0885</text:p>
          </table:table-cell>
          <table:table-cell table:formula="of:=[.E456]/511+1" office:value-type="float" office:value="7.92972309197652" calcext:value-type="float">
            <text:p>7,929723092</text:p>
          </table:table-cell>
          <table:table-cell table:formula="of:=SQRT([.A456])/[.F456]" office:value-type="float" office:value="0" calcext:value-type="float">
            <text:p>0</text:p>
          </table:table-cell>
          <table:table-cell table:formula="of:=SQRT([.B456])/[.F45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56" calcext:value-type="float">
            <text:p>456</text:p>
          </table:table-cell>
          <table:table-cell table:formula="of:=7.8485*[.D457]-29.979" office:value-type="float" office:value="3548.937" calcext:value-type="float">
            <text:p>3548,937</text:p>
          </table:table-cell>
          <table:table-cell table:formula="of:=[.E457]/511+1" office:value-type="float" office:value="7.94508219178082" calcext:value-type="float">
            <text:p>7,9450821918</text:p>
          </table:table-cell>
          <table:table-cell table:formula="of:=SQRT([.A457])/[.F457]" office:value-type="float" office:value="0" calcext:value-type="float">
            <text:p>0</text:p>
          </table:table-cell>
          <table:table-cell table:formula="of:=SQRT([.B457])/[.F45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57" calcext:value-type="float">
            <text:p>457</text:p>
          </table:table-cell>
          <table:table-cell table:formula="of:=7.8485*[.D458]-29.979" office:value-type="float" office:value="3556.7855" calcext:value-type="float">
            <text:p>3556,7855</text:p>
          </table:table-cell>
          <table:table-cell table:formula="of:=[.E458]/511+1" office:value-type="float" office:value="7.96044129158513" calcext:value-type="float">
            <text:p>7,9604412916</text:p>
          </table:table-cell>
          <table:table-cell table:formula="of:=SQRT([.A458])/[.F458]" office:value-type="float" office:value="0" calcext:value-type="float">
            <text:p>0</text:p>
          </table:table-cell>
          <table:table-cell table:formula="of:=SQRT([.B458])/[.F45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58" calcext:value-type="float">
            <text:p>458</text:p>
          </table:table-cell>
          <table:table-cell table:formula="of:=7.8485*[.D459]-29.979" office:value-type="float" office:value="3564.634" calcext:value-type="float">
            <text:p>3564,634</text:p>
          </table:table-cell>
          <table:table-cell table:formula="of:=[.E459]/511+1" office:value-type="float" office:value="7.97580039138943" calcext:value-type="float">
            <text:p>7,9758003914</text:p>
          </table:table-cell>
          <table:table-cell table:formula="of:=SQRT([.A459])/[.F459]" office:value-type="float" office:value="0" calcext:value-type="float">
            <text:p>0</text:p>
          </table:table-cell>
          <table:table-cell table:formula="of:=SQRT([.B459])/[.F45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59" calcext:value-type="float">
            <text:p>459</text:p>
          </table:table-cell>
          <table:table-cell table:formula="of:=7.8485*[.D460]-29.979" office:value-type="float" office:value="3572.4825" calcext:value-type="float">
            <text:p>3572,4825</text:p>
          </table:table-cell>
          <table:table-cell table:formula="of:=[.E460]/511+1" office:value-type="float" office:value="7.99115949119374" calcext:value-type="float">
            <text:p>7,9911594912</text:p>
          </table:table-cell>
          <table:table-cell table:formula="of:=SQRT([.A460])/[.F460]" office:value-type="float" office:value="0" calcext:value-type="float">
            <text:p>0</text:p>
          </table:table-cell>
          <table:table-cell table:formula="of:=SQRT([.B460])/[.F46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60" calcext:value-type="float">
            <text:p>460</text:p>
          </table:table-cell>
          <table:table-cell table:formula="of:=7.8485*[.D461]-29.979" office:value-type="float" office:value="3580.331" calcext:value-type="float">
            <text:p>3580,331</text:p>
          </table:table-cell>
          <table:table-cell table:formula="of:=[.E461]/511+1" office:value-type="float" office:value="8.00651859099804" calcext:value-type="float">
            <text:p>8,006518591</text:p>
          </table:table-cell>
          <table:table-cell table:formula="of:=SQRT([.A461])/[.F461]" office:value-type="float" office:value="0" calcext:value-type="float">
            <text:p>0</text:p>
          </table:table-cell>
          <table:table-cell table:formula="of:=SQRT([.B461])/[.F46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61" calcext:value-type="float">
            <text:p>461</text:p>
          </table:table-cell>
          <table:table-cell table:formula="of:=7.8485*[.D462]-29.979" office:value-type="float" office:value="3588.1795" calcext:value-type="float">
            <text:p>3588,1795</text:p>
          </table:table-cell>
          <table:table-cell table:formula="of:=[.E462]/511+1" office:value-type="float" office:value="8.02187769080235" calcext:value-type="float">
            <text:p>8,0218776908</text:p>
          </table:table-cell>
          <table:table-cell table:formula="of:=SQRT([.A462])/[.F462]" office:value-type="float" office:value="0" calcext:value-type="float">
            <text:p>0</text:p>
          </table:table-cell>
          <table:table-cell table:formula="of:=SQRT([.B462])/[.F46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62" calcext:value-type="float">
            <text:p>462</text:p>
          </table:table-cell>
          <table:table-cell table:formula="of:=7.8485*[.D463]-29.979" office:value-type="float" office:value="3596.028" calcext:value-type="float">
            <text:p>3596,028</text:p>
          </table:table-cell>
          <table:table-cell table:formula="of:=[.E463]/511+1" office:value-type="float" office:value="8.03723679060665" calcext:value-type="float">
            <text:p>8,0372367906</text:p>
          </table:table-cell>
          <table:table-cell table:formula="of:=SQRT([.A463])/[.F463]" office:value-type="float" office:value="0" calcext:value-type="float">
            <text:p>0</text:p>
          </table:table-cell>
          <table:table-cell table:formula="of:=SQRT([.B463])/[.F46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63" calcext:value-type="float">
            <text:p>463</text:p>
          </table:table-cell>
          <table:table-cell table:formula="of:=7.8485*[.D464]-29.979" office:value-type="float" office:value="3603.8765" calcext:value-type="float">
            <text:p>3603,8765</text:p>
          </table:table-cell>
          <table:table-cell table:formula="of:=[.E464]/511+1" office:value-type="float" office:value="8.05259589041096" calcext:value-type="float">
            <text:p>8,0525958904</text:p>
          </table:table-cell>
          <table:table-cell table:formula="of:=SQRT([.A464])/[.F464]" office:value-type="float" office:value="0" calcext:value-type="float">
            <text:p>0</text:p>
          </table:table-cell>
          <table:table-cell table:formula="of:=SQRT([.B464])/[.F46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64" calcext:value-type="float">
            <text:p>464</text:p>
          </table:table-cell>
          <table:table-cell table:formula="of:=7.8485*[.D465]-29.979" office:value-type="float" office:value="3611.725" calcext:value-type="float">
            <text:p>3611,725</text:p>
          </table:table-cell>
          <table:table-cell table:formula="of:=[.E465]/511+1" office:value-type="float" office:value="8.06795499021526" calcext:value-type="float">
            <text:p>8,0679549902</text:p>
          </table:table-cell>
          <table:table-cell table:formula="of:=SQRT([.A465])/[.F465]" office:value-type="float" office:value="0" calcext:value-type="float">
            <text:p>0</text:p>
          </table:table-cell>
          <table:table-cell table:formula="of:=SQRT([.B465])/[.F46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65" calcext:value-type="float">
            <text:p>465</text:p>
          </table:table-cell>
          <table:table-cell table:formula="of:=7.8485*[.D466]-29.979" office:value-type="float" office:value="3619.5735" calcext:value-type="float">
            <text:p>3619,5735</text:p>
          </table:table-cell>
          <table:table-cell table:formula="of:=[.E466]/511+1" office:value-type="float" office:value="8.08331409001957" calcext:value-type="float">
            <text:p>8,08331409</text:p>
          </table:table-cell>
          <table:table-cell table:formula="of:=SQRT([.A466])/[.F466]" office:value-type="float" office:value="0" calcext:value-type="float">
            <text:p>0</text:p>
          </table:table-cell>
          <table:table-cell table:formula="of:=SQRT([.B466])/[.F46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66" calcext:value-type="float">
            <text:p>466</text:p>
          </table:table-cell>
          <table:table-cell table:formula="of:=7.8485*[.D467]-29.979" office:value-type="float" office:value="3627.422" calcext:value-type="float">
            <text:p>3627,422</text:p>
          </table:table-cell>
          <table:table-cell table:formula="of:=[.E467]/511+1" office:value-type="float" office:value="8.09867318982387" calcext:value-type="float">
            <text:p>8,0986731898</text:p>
          </table:table-cell>
          <table:table-cell table:formula="of:=SQRT([.A467])/[.F467]" office:value-type="float" office:value="0" calcext:value-type="float">
            <text:p>0</text:p>
          </table:table-cell>
          <table:table-cell table:formula="of:=SQRT([.B467])/[.F46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67" calcext:value-type="float">
            <text:p>467</text:p>
          </table:table-cell>
          <table:table-cell table:formula="of:=7.8485*[.D468]-29.979" office:value-type="float" office:value="3635.2705" calcext:value-type="float">
            <text:p>3635,2705</text:p>
          </table:table-cell>
          <table:table-cell table:formula="of:=[.E468]/511+1" office:value-type="float" office:value="8.11403228962818" calcext:value-type="float">
            <text:p>8,1140322896</text:p>
          </table:table-cell>
          <table:table-cell table:formula="of:=SQRT([.A468])/[.F468]" office:value-type="float" office:value="0" calcext:value-type="float">
            <text:p>0</text:p>
          </table:table-cell>
          <table:table-cell table:formula="of:=SQRT([.B468])/[.F46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68" calcext:value-type="float">
            <text:p>468</text:p>
          </table:table-cell>
          <table:table-cell table:formula="of:=7.8485*[.D469]-29.979" office:value-type="float" office:value="3643.119" calcext:value-type="float">
            <text:p>3643,119</text:p>
          </table:table-cell>
          <table:table-cell table:formula="of:=[.E469]/511+1" office:value-type="float" office:value="8.12939138943248" calcext:value-type="float">
            <text:p>8,1293913894</text:p>
          </table:table-cell>
          <table:table-cell table:formula="of:=SQRT([.A469])/[.F469]" office:value-type="float" office:value="0" calcext:value-type="float">
            <text:p>0</text:p>
          </table:table-cell>
          <table:table-cell table:formula="of:=SQRT([.B469])/[.F46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69" calcext:value-type="float">
            <text:p>469</text:p>
          </table:table-cell>
          <table:table-cell table:formula="of:=7.8485*[.D470]-29.979" office:value-type="float" office:value="3650.9675" calcext:value-type="float">
            <text:p>3650,9675</text:p>
          </table:table-cell>
          <table:table-cell table:formula="of:=[.E470]/511+1" office:value-type="float" office:value="8.14475048923679" calcext:value-type="float">
            <text:p>8,1447504892</text:p>
          </table:table-cell>
          <table:table-cell table:formula="of:=SQRT([.A470])/[.F470]" office:value-type="float" office:value="0" calcext:value-type="float">
            <text:p>0</text:p>
          </table:table-cell>
          <table:table-cell table:formula="of:=SQRT([.B470])/[.F47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0" calcext:value-type="float">
            <text:p>470</text:p>
          </table:table-cell>
          <table:table-cell table:formula="of:=7.8485*[.D471]-29.979" office:value-type="float" office:value="3658.816" calcext:value-type="float">
            <text:p>3658,816</text:p>
          </table:table-cell>
          <table:table-cell table:formula="of:=[.E471]/511+1" office:value-type="float" office:value="8.1601095890411" calcext:value-type="float">
            <text:p>8,160109589</text:p>
          </table:table-cell>
          <table:table-cell table:formula="of:=SQRT([.A471])/[.F471]" office:value-type="float" office:value="0" calcext:value-type="float">
            <text:p>0</text:p>
          </table:table-cell>
          <table:table-cell table:formula="of:=SQRT([.B471])/[.F47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1" calcext:value-type="float">
            <text:p>471</text:p>
          </table:table-cell>
          <table:table-cell table:formula="of:=7.8485*[.D472]-29.979" office:value-type="float" office:value="3666.6645" calcext:value-type="float">
            <text:p>3666,6645</text:p>
          </table:table-cell>
          <table:table-cell table:formula="of:=[.E472]/511+1" office:value-type="float" office:value="8.1754686888454" calcext:value-type="float">
            <text:p>8,1754686888</text:p>
          </table:table-cell>
          <table:table-cell table:formula="of:=SQRT([.A472])/[.F472]" office:value-type="float" office:value="0" calcext:value-type="float">
            <text:p>0</text:p>
          </table:table-cell>
          <table:table-cell table:formula="of:=SQRT([.B472])/[.F47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2" calcext:value-type="float">
            <text:p>472</text:p>
          </table:table-cell>
          <table:table-cell table:formula="of:=7.8485*[.D473]-29.979" office:value-type="float" office:value="3674.513" calcext:value-type="float">
            <text:p>3674,513</text:p>
          </table:table-cell>
          <table:table-cell table:formula="of:=[.E473]/511+1" office:value-type="float" office:value="8.19082778864971" calcext:value-type="float">
            <text:p>8,1908277886</text:p>
          </table:table-cell>
          <table:table-cell table:formula="of:=SQRT([.A473])/[.F473]" office:value-type="float" office:value="0" calcext:value-type="float">
            <text:p>0</text:p>
          </table:table-cell>
          <table:table-cell table:formula="of:=SQRT([.B473])/[.F47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3" calcext:value-type="float">
            <text:p>473</text:p>
          </table:table-cell>
          <table:table-cell table:formula="of:=7.8485*[.D474]-29.979" office:value-type="float" office:value="3682.3615" calcext:value-type="float">
            <text:p>3682,3615</text:p>
          </table:table-cell>
          <table:table-cell table:formula="of:=[.E474]/511+1" office:value-type="float" office:value="8.20618688845401" calcext:value-type="float">
            <text:p>8,2061868885</text:p>
          </table:table-cell>
          <table:table-cell table:formula="of:=SQRT([.A474])/[.F474]" office:value-type="float" office:value="0" calcext:value-type="float">
            <text:p>0</text:p>
          </table:table-cell>
          <table:table-cell table:formula="of:=SQRT([.B474])/[.F47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4" calcext:value-type="float">
            <text:p>474</text:p>
          </table:table-cell>
          <table:table-cell table:formula="of:=7.8485*[.D475]-29.979" office:value-type="float" office:value="3690.21" calcext:value-type="float">
            <text:p>3690,21</text:p>
          </table:table-cell>
          <table:table-cell table:formula="of:=[.E475]/511+1" office:value-type="float" office:value="8.22154598825832" calcext:value-type="float">
            <text:p>8,2215459883</text:p>
          </table:table-cell>
          <table:table-cell table:formula="of:=SQRT([.A475])/[.F475]" office:value-type="float" office:value="0" calcext:value-type="float">
            <text:p>0</text:p>
          </table:table-cell>
          <table:table-cell table:formula="of:=SQRT([.B475])/[.F47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5" calcext:value-type="float">
            <text:p>475</text:p>
          </table:table-cell>
          <table:table-cell table:formula="of:=7.8485*[.D476]-29.979" office:value-type="float" office:value="3698.0585" calcext:value-type="float">
            <text:p>3698,0585</text:p>
          </table:table-cell>
          <table:table-cell table:formula="of:=[.E476]/511+1" office:value-type="float" office:value="8.23690508806262" calcext:value-type="float">
            <text:p>8,2369050881</text:p>
          </table:table-cell>
          <table:table-cell table:formula="of:=SQRT([.A476])/[.F476]" office:value-type="float" office:value="0" calcext:value-type="float">
            <text:p>0</text:p>
          </table:table-cell>
          <table:table-cell table:formula="of:=SQRT([.B476])/[.F47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6" calcext:value-type="float">
            <text:p>476</text:p>
          </table:table-cell>
          <table:table-cell table:formula="of:=7.8485*[.D477]-29.979" office:value-type="float" office:value="3705.907" calcext:value-type="float">
            <text:p>3705,907</text:p>
          </table:table-cell>
          <table:table-cell table:formula="of:=[.E477]/511+1" office:value-type="float" office:value="8.25226418786693" calcext:value-type="float">
            <text:p>8,2522641879</text:p>
          </table:table-cell>
          <table:table-cell table:formula="of:=SQRT([.A477])/[.F477]" office:value-type="float" office:value="0" calcext:value-type="float">
            <text:p>0</text:p>
          </table:table-cell>
          <table:table-cell table:formula="of:=SQRT([.B477])/[.F47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7" calcext:value-type="float">
            <text:p>477</text:p>
          </table:table-cell>
          <table:table-cell table:formula="of:=7.8485*[.D478]-29.979" office:value-type="float" office:value="3713.7555" calcext:value-type="float">
            <text:p>3713,7555</text:p>
          </table:table-cell>
          <table:table-cell table:formula="of:=[.E478]/511+1" office:value-type="float" office:value="8.26762328767123" calcext:value-type="float">
            <text:p>8,2676232877</text:p>
          </table:table-cell>
          <table:table-cell table:formula="of:=SQRT([.A478])/[.F478]" office:value-type="float" office:value="0" calcext:value-type="float">
            <text:p>0</text:p>
          </table:table-cell>
          <table:table-cell table:formula="of:=SQRT([.B478])/[.F47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8" calcext:value-type="float">
            <text:p>478</text:p>
          </table:table-cell>
          <table:table-cell table:formula="of:=7.8485*[.D479]-29.979" office:value-type="float" office:value="3721.604" calcext:value-type="float">
            <text:p>3721,604</text:p>
          </table:table-cell>
          <table:table-cell table:formula="of:=[.E479]/511+1" office:value-type="float" office:value="8.28298238747554" calcext:value-type="float">
            <text:p>8,2829823875</text:p>
          </table:table-cell>
          <table:table-cell table:formula="of:=SQRT([.A479])/[.F479]" office:value-type="float" office:value="0" calcext:value-type="float">
            <text:p>0</text:p>
          </table:table-cell>
          <table:table-cell table:formula="of:=SQRT([.B479])/[.F47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9" calcext:value-type="float">
            <text:p>479</text:p>
          </table:table-cell>
          <table:table-cell table:formula="of:=7.8485*[.D480]-29.979" office:value-type="float" office:value="3729.4525" calcext:value-type="float">
            <text:p>3729,4525</text:p>
          </table:table-cell>
          <table:table-cell table:formula="of:=[.E480]/511+1" office:value-type="float" office:value="8.29834148727984" calcext:value-type="float">
            <text:p>8,2983414873</text:p>
          </table:table-cell>
          <table:table-cell table:formula="of:=SQRT([.A480])/[.F480]" office:value-type="float" office:value="0" calcext:value-type="float">
            <text:p>0</text:p>
          </table:table-cell>
          <table:table-cell table:formula="of:=SQRT([.B480])/[.F48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80" calcext:value-type="float">
            <text:p>480</text:p>
          </table:table-cell>
          <table:table-cell table:formula="of:=7.8485*[.D481]-29.979" office:value-type="float" office:value="3737.301" calcext:value-type="float">
            <text:p>3737,301</text:p>
          </table:table-cell>
          <table:table-cell table:formula="of:=[.E481]/511+1" office:value-type="float" office:value="8.31370058708415" calcext:value-type="float">
            <text:p>8,3137005871</text:p>
          </table:table-cell>
          <table:table-cell table:formula="of:=SQRT([.A481])/[.F481]" office:value-type="float" office:value="0" calcext:value-type="float">
            <text:p>0</text:p>
          </table:table-cell>
          <table:table-cell table:formula="of:=SQRT([.B481])/[.F48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81" calcext:value-type="float">
            <text:p>481</text:p>
          </table:table-cell>
          <table:table-cell table:formula="of:=7.8485*[.D482]-29.979" office:value-type="float" office:value="3745.1495" calcext:value-type="float">
            <text:p>3745,1495</text:p>
          </table:table-cell>
          <table:table-cell table:formula="of:=[.E482]/511+1" office:value-type="float" office:value="8.32905968688845" calcext:value-type="float">
            <text:p>8,3290596869</text:p>
          </table:table-cell>
          <table:table-cell table:formula="of:=SQRT([.A482])/[.F482]" office:value-type="float" office:value="0" calcext:value-type="float">
            <text:p>0</text:p>
          </table:table-cell>
          <table:table-cell table:formula="of:=SQRT([.B482])/[.F48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82" calcext:value-type="float">
            <text:p>482</text:p>
          </table:table-cell>
          <table:table-cell table:formula="of:=7.8485*[.D483]-29.979" office:value-type="float" office:value="3752.998" calcext:value-type="float">
            <text:p>3752,998</text:p>
          </table:table-cell>
          <table:table-cell table:formula="of:=[.E483]/511+1" office:value-type="float" office:value="8.34441878669276" calcext:value-type="float">
            <text:p>8,3444187867</text:p>
          </table:table-cell>
          <table:table-cell table:formula="of:=SQRT([.A483])/[.F483]" office:value-type="float" office:value="0" calcext:value-type="float">
            <text:p>0</text:p>
          </table:table-cell>
          <table:table-cell table:formula="of:=SQRT([.B483])/[.F48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83" calcext:value-type="float">
            <text:p>483</text:p>
          </table:table-cell>
          <table:table-cell table:formula="of:=7.8485*[.D484]-29.979" office:value-type="float" office:value="3760.8465" calcext:value-type="float">
            <text:p>3760,8465</text:p>
          </table:table-cell>
          <table:table-cell table:formula="of:=[.E484]/511+1" office:value-type="float" office:value="8.35977788649706" calcext:value-type="float">
            <text:p>8,3597778865</text:p>
          </table:table-cell>
          <table:table-cell table:formula="of:=SQRT([.A484])/[.F484]" office:value-type="float" office:value="0" calcext:value-type="float">
            <text:p>0</text:p>
          </table:table-cell>
          <table:table-cell table:formula="of:=SQRT([.B484])/[.F48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84" calcext:value-type="float">
            <text:p>484</text:p>
          </table:table-cell>
          <table:table-cell table:formula="of:=7.8485*[.D485]-29.979" office:value-type="float" office:value="3768.695" calcext:value-type="float">
            <text:p>3768,695</text:p>
          </table:table-cell>
          <table:table-cell table:formula="of:=[.E485]/511+1" office:value-type="float" office:value="8.37513698630137" calcext:value-type="float">
            <text:p>8,3751369863</text:p>
          </table:table-cell>
          <table:table-cell table:formula="of:=SQRT([.A485])/[.F485]" office:value-type="float" office:value="0" calcext:value-type="float">
            <text:p>0</text:p>
          </table:table-cell>
          <table:table-cell table:formula="of:=SQRT([.B485])/[.F48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85" calcext:value-type="float">
            <text:p>485</text:p>
          </table:table-cell>
          <table:table-cell table:formula="of:=7.8485*[.D486]-29.979" office:value-type="float" office:value="3776.5435" calcext:value-type="float">
            <text:p>3776,5435</text:p>
          </table:table-cell>
          <table:table-cell table:formula="of:=[.E486]/511+1" office:value-type="float" office:value="8.39049608610567" calcext:value-type="float">
            <text:p>8,3904960861</text:p>
          </table:table-cell>
          <table:table-cell table:formula="of:=SQRT([.A486])/[.F486]" office:value-type="float" office:value="0" calcext:value-type="float">
            <text:p>0</text:p>
          </table:table-cell>
          <table:table-cell table:formula="of:=SQRT([.B486])/[.F48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86" calcext:value-type="float">
            <text:p>486</text:p>
          </table:table-cell>
          <table:table-cell table:formula="of:=7.8485*[.D487]-29.979" office:value-type="float" office:value="3784.392" calcext:value-type="float">
            <text:p>3784,392</text:p>
          </table:table-cell>
          <table:table-cell table:formula="of:=[.E487]/511+1" office:value-type="float" office:value="8.40585518590998" calcext:value-type="float">
            <text:p>8,4058551859</text:p>
          </table:table-cell>
          <table:table-cell table:formula="of:=SQRT([.A487])/[.F487]" office:value-type="float" office:value="0" calcext:value-type="float">
            <text:p>0</text:p>
          </table:table-cell>
          <table:table-cell table:formula="of:=SQRT([.B487])/[.F48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87" calcext:value-type="float">
            <text:p>487</text:p>
          </table:table-cell>
          <table:table-cell table:formula="of:=7.8485*[.D488]-29.979" office:value-type="float" office:value="3792.2405" calcext:value-type="float">
            <text:p>3792,2405</text:p>
          </table:table-cell>
          <table:table-cell table:formula="of:=[.E488]/511+1" office:value-type="float" office:value="8.42121428571429" calcext:value-type="float">
            <text:p>8,4212142857</text:p>
          </table:table-cell>
          <table:table-cell table:formula="of:=SQRT([.A488])/[.F488]" office:value-type="float" office:value="0" calcext:value-type="float">
            <text:p>0</text:p>
          </table:table-cell>
          <table:table-cell table:formula="of:=SQRT([.B488])/[.F48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88" calcext:value-type="float">
            <text:p>488</text:p>
          </table:table-cell>
          <table:table-cell table:formula="of:=7.8485*[.D489]-29.979" office:value-type="float" office:value="3800.089" calcext:value-type="float">
            <text:p>3800,089</text:p>
          </table:table-cell>
          <table:table-cell table:formula="of:=[.E489]/511+1" office:value-type="float" office:value="8.43657338551859" calcext:value-type="float">
            <text:p>8,4365733855</text:p>
          </table:table-cell>
          <table:table-cell table:formula="of:=SQRT([.A489])/[.F489]" office:value-type="float" office:value="0" calcext:value-type="float">
            <text:p>0</text:p>
          </table:table-cell>
          <table:table-cell table:formula="of:=SQRT([.B489])/[.F48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89" calcext:value-type="float">
            <text:p>489</text:p>
          </table:table-cell>
          <table:table-cell table:formula="of:=7.8485*[.D490]-29.979" office:value-type="float" office:value="3807.9375" calcext:value-type="float">
            <text:p>3807,9375</text:p>
          </table:table-cell>
          <table:table-cell table:formula="of:=[.E490]/511+1" office:value-type="float" office:value="8.4519324853229" calcext:value-type="float">
            <text:p>8,4519324853</text:p>
          </table:table-cell>
          <table:table-cell table:formula="of:=SQRT([.A490])/[.F490]" office:value-type="float" office:value="0" calcext:value-type="float">
            <text:p>0</text:p>
          </table:table-cell>
          <table:table-cell table:formula="of:=SQRT([.B490])/[.F49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0" calcext:value-type="float">
            <text:p>490</text:p>
          </table:table-cell>
          <table:table-cell table:formula="of:=7.8485*[.D491]-29.979" office:value-type="float" office:value="3815.786" calcext:value-type="float">
            <text:p>3815,786</text:p>
          </table:table-cell>
          <table:table-cell table:formula="of:=[.E491]/511+1" office:value-type="float" office:value="8.4672915851272" calcext:value-type="float">
            <text:p>8,4672915851</text:p>
          </table:table-cell>
          <table:table-cell table:formula="of:=SQRT([.A491])/[.F491]" office:value-type="float" office:value="0" calcext:value-type="float">
            <text:p>0</text:p>
          </table:table-cell>
          <table:table-cell table:formula="of:=SQRT([.B491])/[.F49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1" calcext:value-type="float">
            <text:p>491</text:p>
          </table:table-cell>
          <table:table-cell table:formula="of:=7.8485*[.D492]-29.979" office:value-type="float" office:value="3823.6345" calcext:value-type="float">
            <text:p>3823,6345</text:p>
          </table:table-cell>
          <table:table-cell table:formula="of:=[.E492]/511+1" office:value-type="float" office:value="8.48265068493151" calcext:value-type="float">
            <text:p>8,4826506849</text:p>
          </table:table-cell>
          <table:table-cell table:formula="of:=SQRT([.A492])/[.F492]" office:value-type="float" office:value="0" calcext:value-type="float">
            <text:p>0</text:p>
          </table:table-cell>
          <table:table-cell table:formula="of:=SQRT([.B492])/[.F49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2" calcext:value-type="float">
            <text:p>492</text:p>
          </table:table-cell>
          <table:table-cell table:formula="of:=7.8485*[.D493]-29.979" office:value-type="float" office:value="3831.483" calcext:value-type="float">
            <text:p>3831,483</text:p>
          </table:table-cell>
          <table:table-cell table:formula="of:=[.E493]/511+1" office:value-type="float" office:value="8.49800978473581" calcext:value-type="float">
            <text:p>8,4980097847</text:p>
          </table:table-cell>
          <table:table-cell table:formula="of:=SQRT([.A493])/[.F493]" office:value-type="float" office:value="0" calcext:value-type="float">
            <text:p>0</text:p>
          </table:table-cell>
          <table:table-cell table:formula="of:=SQRT([.B493])/[.F49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3" calcext:value-type="float">
            <text:p>493</text:p>
          </table:table-cell>
          <table:table-cell table:formula="of:=7.8485*[.D494]-29.979" office:value-type="float" office:value="3839.3315" calcext:value-type="float">
            <text:p>3839,3315</text:p>
          </table:table-cell>
          <table:table-cell table:formula="of:=[.E494]/511+1" office:value-type="float" office:value="8.51336888454012" calcext:value-type="float">
            <text:p>8,5133688845</text:p>
          </table:table-cell>
          <table:table-cell table:formula="of:=SQRT([.A494])/[.F494]" office:value-type="float" office:value="0" calcext:value-type="float">
            <text:p>0</text:p>
          </table:table-cell>
          <table:table-cell table:formula="of:=SQRT([.B494])/[.F49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4" calcext:value-type="float">
            <text:p>494</text:p>
          </table:table-cell>
          <table:table-cell table:formula="of:=7.8485*[.D495]-29.979" office:value-type="float" office:value="3847.18" calcext:value-type="float">
            <text:p>3847,18</text:p>
          </table:table-cell>
          <table:table-cell table:formula="of:=[.E495]/511+1" office:value-type="float" office:value="8.52872798434442" calcext:value-type="float">
            <text:p>8,5287279843</text:p>
          </table:table-cell>
          <table:table-cell table:formula="of:=SQRT([.A495])/[.F495]" office:value-type="float" office:value="0" calcext:value-type="float">
            <text:p>0</text:p>
          </table:table-cell>
          <table:table-cell table:formula="of:=SQRT([.B495])/[.F49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5" calcext:value-type="float">
            <text:p>495</text:p>
          </table:table-cell>
          <table:table-cell table:formula="of:=7.8485*[.D496]-29.979" office:value-type="float" office:value="3855.0285" calcext:value-type="float">
            <text:p>3855,0285</text:p>
          </table:table-cell>
          <table:table-cell table:formula="of:=[.E496]/511+1" office:value-type="float" office:value="8.54408708414873" calcext:value-type="float">
            <text:p>8,5440870841</text:p>
          </table:table-cell>
          <table:table-cell table:formula="of:=SQRT([.A496])/[.F496]" office:value-type="float" office:value="0" calcext:value-type="float">
            <text:p>0</text:p>
          </table:table-cell>
          <table:table-cell table:formula="of:=SQRT([.B496])/[.F49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6" calcext:value-type="float">
            <text:p>496</text:p>
          </table:table-cell>
          <table:table-cell table:formula="of:=7.8485*[.D497]-29.979" office:value-type="float" office:value="3862.877" calcext:value-type="float">
            <text:p>3862,877</text:p>
          </table:table-cell>
          <table:table-cell table:formula="of:=[.E497]/511+1" office:value-type="float" office:value="8.55944618395303" calcext:value-type="float">
            <text:p>8,559446184</text:p>
          </table:table-cell>
          <table:table-cell table:formula="of:=SQRT([.A497])/[.F497]" office:value-type="float" office:value="0" calcext:value-type="float">
            <text:p>0</text:p>
          </table:table-cell>
          <table:table-cell table:formula="of:=SQRT([.B497])/[.F49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7" calcext:value-type="float">
            <text:p>497</text:p>
          </table:table-cell>
          <table:table-cell table:formula="of:=7.8485*[.D498]-29.979" office:value-type="float" office:value="3870.7255" calcext:value-type="float">
            <text:p>3870,7255</text:p>
          </table:table-cell>
          <table:table-cell table:formula="of:=[.E498]/511+1" office:value-type="float" office:value="8.57480528375734" calcext:value-type="float">
            <text:p>8,5748052838</text:p>
          </table:table-cell>
          <table:table-cell table:formula="of:=SQRT([.A498])/[.F498]" office:value-type="float" office:value="0" calcext:value-type="float">
            <text:p>0</text:p>
          </table:table-cell>
          <table:table-cell table:formula="of:=SQRT([.B498])/[.F49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8" calcext:value-type="float">
            <text:p>498</text:p>
          </table:table-cell>
          <table:table-cell table:formula="of:=7.8485*[.D499]-29.979" office:value-type="float" office:value="3878.574" calcext:value-type="float">
            <text:p>3878,574</text:p>
          </table:table-cell>
          <table:table-cell table:formula="of:=[.E499]/511+1" office:value-type="float" office:value="8.59016438356164" calcext:value-type="float">
            <text:p>8,5901643836</text:p>
          </table:table-cell>
          <table:table-cell table:formula="of:=SQRT([.A499])/[.F499]" office:value-type="float" office:value="0" calcext:value-type="float">
            <text:p>0</text:p>
          </table:table-cell>
          <table:table-cell table:formula="of:=SQRT([.B499])/[.F49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9" calcext:value-type="float">
            <text:p>499</text:p>
          </table:table-cell>
          <table:table-cell table:formula="of:=7.8485*[.D500]-29.979" office:value-type="float" office:value="3886.4225" calcext:value-type="float">
            <text:p>3886,4225</text:p>
          </table:table-cell>
          <table:table-cell table:formula="of:=[.E500]/511+1" office:value-type="float" office:value="8.60552348336595" calcext:value-type="float">
            <text:p>8,6055234834</text:p>
          </table:table-cell>
          <table:table-cell table:formula="of:=SQRT([.A500])/[.F500]" office:value-type="float" office:value="0" calcext:value-type="float">
            <text:p>0</text:p>
          </table:table-cell>
          <table:table-cell table:formula="of:=SQRT([.B500])/[.F50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7.8485*[.D501]-29.979" office:value-type="float" office:value="3894.271" calcext:value-type="float">
            <text:p>3894,271</text:p>
          </table:table-cell>
          <table:table-cell table:formula="of:=[.E501]/511+1" office:value-type="float" office:value="8.62088258317026" calcext:value-type="float">
            <text:p>8,6208825832</text:p>
          </table:table-cell>
          <table:table-cell table:formula="of:=SQRT([.A501])/[.F501]" office:value-type="float" office:value="0" calcext:value-type="float">
            <text:p>0</text:p>
          </table:table-cell>
          <table:table-cell table:formula="of:=SQRT([.B501])/[.F50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01" calcext:value-type="float">
            <text:p>501</text:p>
          </table:table-cell>
          <table:table-cell table:formula="of:=7.8485*[.D502]-29.979" office:value-type="float" office:value="3902.1195" calcext:value-type="float">
            <text:p>3902,1195</text:p>
          </table:table-cell>
          <table:table-cell table:formula="of:=[.E502]/511+1" office:value-type="float" office:value="8.63624168297456" calcext:value-type="float">
            <text:p>8,636241683</text:p>
          </table:table-cell>
          <table:table-cell table:formula="of:=SQRT([.A502])/[.F502]" office:value-type="float" office:value="0" calcext:value-type="float">
            <text:p>0</text:p>
          </table:table-cell>
          <table:table-cell table:formula="of:=SQRT([.B502])/[.F50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02" calcext:value-type="float">
            <text:p>502</text:p>
          </table:table-cell>
          <table:table-cell table:formula="of:=7.8485*[.D503]-29.979" office:value-type="float" office:value="3909.968" calcext:value-type="float">
            <text:p>3909,968</text:p>
          </table:table-cell>
          <table:table-cell table:formula="of:=[.E503]/511+1" office:value-type="float" office:value="8.65160078277886" calcext:value-type="float">
            <text:p>8,6516007828</text:p>
          </table:table-cell>
          <table:table-cell table:formula="of:=SQRT([.A503])/[.F503]" office:value-type="float" office:value="0" calcext:value-type="float">
            <text:p>0</text:p>
          </table:table-cell>
          <table:table-cell table:formula="of:=SQRT([.B503])/[.F50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03" calcext:value-type="float">
            <text:p>503</text:p>
          </table:table-cell>
          <table:table-cell table:formula="of:=7.8485*[.D504]-29.979" office:value-type="float" office:value="3917.8165" calcext:value-type="float">
            <text:p>3917,8165</text:p>
          </table:table-cell>
          <table:table-cell table:formula="of:=[.E504]/511+1" office:value-type="float" office:value="8.66695988258317" calcext:value-type="float">
            <text:p>8,6669598826</text:p>
          </table:table-cell>
          <table:table-cell table:formula="of:=SQRT([.A504])/[.F504]" office:value-type="float" office:value="0" calcext:value-type="float">
            <text:p>0</text:p>
          </table:table-cell>
          <table:table-cell table:formula="of:=SQRT([.B504])/[.F50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04" calcext:value-type="float">
            <text:p>504</text:p>
          </table:table-cell>
          <table:table-cell table:formula="of:=7.8485*[.D505]-29.979" office:value-type="float" office:value="3925.665" calcext:value-type="float">
            <text:p>3925,665</text:p>
          </table:table-cell>
          <table:table-cell table:formula="of:=[.E505]/511+1" office:value-type="float" office:value="8.68231898238748" calcext:value-type="float">
            <text:p>8,6823189824</text:p>
          </table:table-cell>
          <table:table-cell table:formula="of:=SQRT([.A505])/[.F505]" office:value-type="float" office:value="0" calcext:value-type="float">
            <text:p>0</text:p>
          </table:table-cell>
          <table:table-cell table:formula="of:=SQRT([.B505])/[.F50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05" calcext:value-type="float">
            <text:p>505</text:p>
          </table:table-cell>
          <table:table-cell table:formula="of:=7.8485*[.D506]-29.979" office:value-type="float" office:value="3933.5135" calcext:value-type="float">
            <text:p>3933,5135</text:p>
          </table:table-cell>
          <table:table-cell table:formula="of:=[.E506]/511+1" office:value-type="float" office:value="8.69767808219178" calcext:value-type="float">
            <text:p>8,6976780822</text:p>
          </table:table-cell>
          <table:table-cell table:formula="of:=SQRT([.A506])/[.F506]" office:value-type="float" office:value="0" calcext:value-type="float">
            <text:p>0</text:p>
          </table:table-cell>
          <table:table-cell table:formula="of:=SQRT([.B506])/[.F50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06" calcext:value-type="float">
            <text:p>506</text:p>
          </table:table-cell>
          <table:table-cell table:formula="of:=7.8485*[.D507]-29.979" office:value-type="float" office:value="3941.362" calcext:value-type="float">
            <text:p>3941,362</text:p>
          </table:table-cell>
          <table:table-cell table:formula="of:=[.E507]/511+1" office:value-type="float" office:value="8.71303718199609" calcext:value-type="float">
            <text:p>8,713037182</text:p>
          </table:table-cell>
          <table:table-cell table:formula="of:=SQRT([.A507])/[.F507]" office:value-type="float" office:value="0" calcext:value-type="float">
            <text:p>0</text:p>
          </table:table-cell>
          <table:table-cell table:formula="of:=SQRT([.B507])/[.F50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07" calcext:value-type="float">
            <text:p>507</text:p>
          </table:table-cell>
          <table:table-cell table:formula="of:=7.8485*[.D508]-29.979" office:value-type="float" office:value="3949.2105" calcext:value-type="float">
            <text:p>3949,2105</text:p>
          </table:table-cell>
          <table:table-cell table:formula="of:=[.E508]/511+1" office:value-type="float" office:value="8.72839628180039" calcext:value-type="float">
            <text:p>8,7283962818</text:p>
          </table:table-cell>
          <table:table-cell table:formula="of:=SQRT([.A508])/[.F508]" office:value-type="float" office:value="0" calcext:value-type="float">
            <text:p>0</text:p>
          </table:table-cell>
          <table:table-cell table:formula="of:=SQRT([.B508])/[.F50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08" calcext:value-type="float">
            <text:p>508</text:p>
          </table:table-cell>
          <table:table-cell table:formula="of:=7.8485*[.D509]-29.979" office:value-type="float" office:value="3957.059" calcext:value-type="float">
            <text:p>3957,059</text:p>
          </table:table-cell>
          <table:table-cell table:formula="of:=[.E509]/511+1" office:value-type="float" office:value="8.7437553816047" calcext:value-type="float">
            <text:p>8,7437553816</text:p>
          </table:table-cell>
          <table:table-cell table:formula="of:=SQRT([.A509])/[.F509]" office:value-type="float" office:value="0" calcext:value-type="float">
            <text:p>0</text:p>
          </table:table-cell>
          <table:table-cell table:formula="of:=SQRT([.B509])/[.F50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09" calcext:value-type="float">
            <text:p>509</text:p>
          </table:table-cell>
          <table:table-cell table:formula="of:=7.8485*[.D510]-29.979" office:value-type="float" office:value="3964.9075" calcext:value-type="float">
            <text:p>3964,9075</text:p>
          </table:table-cell>
          <table:table-cell table:formula="of:=[.E510]/511+1" office:value-type="float" office:value="8.759114481409" calcext:value-type="float">
            <text:p>8,7591144814</text:p>
          </table:table-cell>
          <table:table-cell table:formula="of:=SQRT([.A510])/[.F510]" office:value-type="float" office:value="0" calcext:value-type="float">
            <text:p>0</text:p>
          </table:table-cell>
          <table:table-cell table:formula="of:=SQRT([.B510])/[.F510]" office:value-type="float" office:value="0" calcext:value-type="float">
            <text:p>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8">0000.00.00</text:date>, <text:time>00:00:00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7T15:53:12.528071564</meta:creation-date>
    <meta:generator>LibreOffice/5.1.6.2$Linux_X86_64 LibreOffice_project/10m0$Build-2</meta:generator>
    <dc:date>2018-04-08T10:26:36.642311822</dc:date>
    <meta:editing-duration>PT7M41S</meta:editing-duration>
    <meta:editing-cycles>2</meta:editing-cycles>
    <meta:document-statistic meta:table-count="1" meta:cell-count="362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875cm" svg:y="4.201cm" style:legend-expansion="high" chart:style-name="ch2"/>
        <chart:plot-area chart:style-name="ch3" table:cell-range-address="Munkalap1.F21:Munkalap1.G50" chart:data-source-has-labels="row" svg:x="0.32cm" svg:y="0.18cm" svg:width="14.235cm" svg:height="8.64cm">
          <chartooo:coordinate-region svg:x="0.941cm" svg:y="0.379cm" svg:width="13.37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unkalap1.G21:Munkalap1.G50" loext:label-string="cs" chart:class="chart:scatter">
            <chart:domain table:cell-range-address="Munkalap1.F21:Munkalap1.F50"/>
            <chart:data-point chart:repeated="3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zlop F</text:p>
              </table:table-cell>
              <table:table-cell office:value-type="string">
                <text:p>c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4851467710372">
                <text:p>1.24851467710372</text:p>
                <draw:g>
                  <svg:desc>Munkalap1.F21:Munkalap1.F50</svg:desc>
                </draw:g>
              </table:table-cell>
              <table:table-cell office:value-type="float" office:value="41.7648524716566">
                <text:p>41.7648524716566</text:p>
                <draw:g>
                  <svg:desc>Munkalap1.G21:Munkalap1.G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6387377690802">
                <text:p>1.26387377690802</text:p>
              </table:table-cell>
              <table:table-cell office:value-type="float" office:value="40.7611807688562">
                <text:p>40.76118076885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7923287671233">
                <text:p>1.27923287671233</text:p>
              </table:table-cell>
              <table:table-cell office:value-type="float" office:value="39.6832832474208">
                <text:p>39.68328324742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9459197651663">
                <text:p>1.29459197651663</text:p>
              </table:table-cell>
              <table:table-cell office:value-type="float" office:value="39.4778666049193">
                <text:p>39.47786660491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0995107632094">
                <text:p>1.30995107632094</text:p>
              </table:table-cell>
              <table:table-cell office:value-type="float" office:value="38.1464559233304">
                <text:p>38.14645592333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2531017612524">
                <text:p>1.32531017612524</text:p>
              </table:table-cell>
              <table:table-cell office:value-type="float" office:value="37.2791805255659">
                <text:p>37.27918052556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34066927592955">
                <text:p>1.34066927592955</text:p>
              </table:table-cell>
              <table:table-cell office:value-type="float" office:value="36.1509614148548">
                <text:p>36.15096141485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35602837573386">
                <text:p>1.35602837573386</text:p>
              </table:table-cell>
              <table:table-cell office:value-type="float" office:value="35.7034370475025">
                <text:p>35.70343704750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7138747553816">
                <text:p>1.37138747553816</text:p>
              </table:table-cell>
              <table:table-cell office:value-type="float" office:value="34.2951243934637">
                <text:p>34.29512439346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38674657534247">
                <text:p>1.38674657534247</text:p>
              </table:table-cell>
              <table:table-cell office:value-type="float" office:value="32.7689802001384">
                <text:p>32.76898020013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40210567514677">
                <text:p>1.40210567514677</text:p>
              </table:table-cell>
              <table:table-cell office:value-type="float" office:value="31.5591717257996">
                <text:p>31.55917172579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1746477495108">
                <text:p>1.41746477495108</text:p>
              </table:table-cell>
              <table:table-cell office:value-type="float" office:value="30.7837268549047">
                <text:p>30.78372685490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43282387475538">
                <text:p>1.43282387475538</text:p>
              </table:table-cell>
              <table:table-cell office:value-type="float" office:value="30.0593197067358">
                <text:p>30.05931970673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4818297455969">
                <text:p>1.44818297455969</text:p>
              </table:table-cell>
              <table:table-cell office:value-type="float" office:value="28.637874795666">
                <text:p>28.6378747956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6354207436399">
                <text:p>1.46354207436399</text:p>
              </table:table-cell>
              <table:table-cell office:value-type="float" office:value="27.8554576157268">
                <text:p>27.85545761572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789011741683">
                <text:p>1.4789011741683</text:p>
              </table:table-cell>
              <table:table-cell office:value-type="float" office:value="26.7325467665377">
                <text:p>26.73254676653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942602739726">
                <text:p>1.4942602739726</text:p>
              </table:table-cell>
              <table:table-cell office:value-type="float" office:value="26.5338347634644">
                <text:p>26.53383476346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50961937377691">
                <text:p>1.50961937377691</text:p>
              </table:table-cell>
              <table:table-cell office:value-type="float" office:value="24.7588655997104">
                <text:p>24.75886559971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52497847358121">
                <text:p>1.52497847358121</text:p>
              </table:table-cell>
              <table:table-cell office:value-type="float" office:value="24.3599184418488">
                <text:p>24.35991844184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54033757338552">
                <text:p>1.54033757338552</text:p>
              </table:table-cell>
              <table:table-cell office:value-type="float" office:value="23.3985349735149">
                <text:p>23.39853497351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55569667318982">
                <text:p>1.55569667318982</text:p>
              </table:table-cell>
              <table:table-cell office:value-type="float" office:value="22.4059424414631">
                <text:p>22.40594244146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57105577299413">
                <text:p>1.57105577299413</text:p>
              </table:table-cell>
              <table:table-cell office:value-type="float" office:value="21.5476893573962">
                <text:p>21.54768935739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58641487279843">
                <text:p>1.58641487279843</text:p>
              </table:table-cell>
              <table:table-cell office:value-type="float" office:value="20.8683688498803">
                <text:p>20.86836884988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60177397260274">
                <text:p>1.60177397260274</text:p>
              </table:table-cell>
              <table:table-cell office:value-type="float" office:value="19.1205414659481">
                <text:p>19.12054146594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61713307240705">
                <text:p>1.61713307240705</text:p>
              </table:table-cell>
              <table:table-cell office:value-type="float" office:value="19.0697280368627">
                <text:p>19.06972803686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63249217221135">
                <text:p>1.63249217221135</text:p>
              </table:table-cell>
              <table:table-cell office:value-type="float" office:value="19.3223717259523">
                <text:p>19.32237172595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64785127201566">
                <text:p>1.64785127201566</text:p>
              </table:table-cell>
              <table:table-cell office:value-type="float" office:value="17.5147720364471">
                <text:p>17.51477203644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66321037181996">
                <text:p>1.66321037181996</text:p>
              </table:table-cell>
              <table:table-cell office:value-type="float" office:value="16.7919107292346">
                <text:p>16.79191072923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67856947162427">
                <text:p>1.67856947162427</text:p>
              </table:table-cell>
              <table:table-cell office:value-type="float" office:value="16.7233696130987">
                <text:p>16.72336961309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69392857142857">
                <text:p>1.69392857142857</text:p>
              </table:table-cell>
              <table:table-cell office:value-type="float" office:value="16.0482294806624">
                <text:p>16.04822948066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85cm" svg:height="9.006cm" xlink:href=".." xlink:type="simple" chart:class="chart:scatter" chart:style-name="ch1">
        <chart:legend chart:legend-position="end" svg:x="14.939cm" svg:y="4.204cm" style:legend-expansion="high" chart:style-name="ch2"/>
        <chart:plot-area chart:style-name="ch3" table:cell-range-address="Munkalap1.F90:Munkalap1.F200 Munkalap1.H90:Munkalap1.H200" chart:data-source-has-labels="row" svg:x="0.235cm" svg:y="0.207cm" svg:width="14.406cm" svg:height="8.644cm">
          <chartooo:coordinate-region svg:x="0.856cm" svg:y="0.406cm" svg:width="13.545cm" svg:height="7.798cm"/>
          <chart:axis chart:dimension="x" chart:name="primary-x" chart:style-name="ch4"/>
          <chart:axis chart:dimension="y" chart:name="primary-y" chart:style-name="ch4"/>
          <chart:series chart:style-name="ch5" chart:values-cell-range-address="Munkalap1.H90:Munkalap1.H200" loext:label-string="sr" chart:class="chart:scatter">
            <chart:domain table:cell-range-address="Munkalap1.F90:Munkalap1.F200"/>
            <chart:data-point chart:repeated="11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zlop F</text:p>
              </table:table-cell>
              <table:table-cell office:value-type="string">
                <text:p>s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30829256360078">
                <text:p>2.30829256360078</text:p>
                <draw:g>
                  <svg:desc>Munkalap1.F90:Munkalap1.F200</svg:desc>
                </draw:g>
              </table:table-cell>
              <table:table-cell office:value-type="float" office:value="23.2369475920957">
                <text:p>23.2369475920957</text:p>
                <draw:g>
                  <svg:desc>Munkalap1.H90:Munkalap1.H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2365166340509">
                <text:p>2.32365166340509</text:p>
              </table:table-cell>
              <table:table-cell office:value-type="float" office:value="22.8616452189429">
                <text:p>22.86164521894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33901076320939">
                <text:p>2.33901076320939</text:p>
              </table:table-cell>
              <table:table-cell office:value-type="float" office:value="22.6510837611975">
                <text:p>22.65108376119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3543698630137">
                <text:p>2.3543698630137</text:p>
              </table:table-cell>
              <table:table-cell office:value-type="float" office:value="22.3787096143999">
                <text:p>22.3787096143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369728962818">
                <text:p>2.369728962818</text:p>
              </table:table-cell>
              <table:table-cell office:value-type="float" office:value="22.385323246595">
                <text:p>22.3853232465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38508806262231">
                <text:p>2.38508806262231</text:p>
              </table:table-cell>
              <table:table-cell office:value-type="float" office:value="22.4496424094464">
                <text:p>22.44964240944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40044716242661">
                <text:p>2.40044716242661</text:p>
              </table:table-cell>
              <table:table-cell office:value-type="float" office:value="22.0831493200654">
                <text:p>22.08314932006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41580626223092">
                <text:p>2.41580626223092</text:p>
              </table:table-cell>
              <table:table-cell office:value-type="float" office:value="21.7781477655739">
                <text:p>21.77814776557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43116536203522">
                <text:p>2.43116536203522</text:p>
              </table:table-cell>
              <table:table-cell office:value-type="float" office:value="22.131445704794">
                <text:p>22.1314457047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44652446183953">
                <text:p>2.44652446183953</text:p>
              </table:table-cell>
              <table:table-cell office:value-type="float" office:value="21.5241183990174">
                <text:p>21.52411839901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46188356164384">
                <text:p>2.46188356164384</text:p>
              </table:table-cell>
              <table:table-cell office:value-type="float" office:value="21.3086877916306">
                <text:p>21.30868779163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47724266144814">
                <text:p>2.47724266144814</text:p>
              </table:table-cell>
              <table:table-cell office:value-type="float" office:value="21.0917576721808">
                <text:p>21.09175767218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49260176125245">
                <text:p>2.49260176125245</text:p>
              </table:table-cell>
              <table:table-cell office:value-type="float" office:value="21.015472358695">
                <text:p>21.0154723586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50796086105675">
                <text:p>2.50796086105675</text:p>
              </table:table-cell>
              <table:table-cell office:value-type="float" office:value="20.8448637704829">
                <text:p>20.84486377048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52331996086106">
                <text:p>2.52331996086106</text:p>
              </table:table-cell>
              <table:table-cell office:value-type="float" office:value="20.5314174149662">
                <text:p>20.53141741496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53867906066536">
                <text:p>2.53867906066536</text:p>
              </table:table-cell>
              <table:table-cell office:value-type="float" office:value="20.6565860257907">
                <text:p>20.65658602579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55403816046967">
                <text:p>2.55403816046967</text:p>
              </table:table-cell>
              <table:table-cell office:value-type="float" office:value="20.125145308766">
                <text:p>20.1251453087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56939726027397">
                <text:p>2.56939726027397</text:p>
              </table:table-cell>
              <table:table-cell office:value-type="float" office:value="20.140675376226">
                <text:p>20.1406753762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58475636007828">
                <text:p>2.58475636007828</text:p>
              </table:table-cell>
              <table:table-cell office:value-type="float" office:value="19.9648462759561">
                <text:p>19.96484627595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60011545988258">
                <text:p>2.60011545988258</text:p>
              </table:table-cell>
              <table:table-cell office:value-type="float" office:value="19.7497876914243">
                <text:p>19.74978769142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61547455968689">
                <text:p>2.61547455968689</text:p>
              </table:table-cell>
              <table:table-cell office:value-type="float" office:value="19.4166888430596">
                <text:p>19.41668884305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63083365949119">
                <text:p>2.63083365949119</text:p>
              </table:table-cell>
              <table:table-cell office:value-type="float" office:value="18.8527263560028">
                <text:p>18.85272635600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6461927592955">
                <text:p>2.6461927592955</text:p>
              </table:table-cell>
              <table:table-cell office:value-type="float" office:value="18.8610291818494">
                <text:p>18.86102918184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6615518590998">
                <text:p>2.6615518590998</text:p>
              </table:table-cell>
              <table:table-cell office:value-type="float" office:value="18.714509526219">
                <text:p>18.7145095262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67691095890411">
                <text:p>2.67691095890411</text:p>
              </table:table-cell>
              <table:table-cell office:value-type="float" office:value="18.8788928170634">
                <text:p>18.87889281706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69227005870841">
                <text:p>2.69227005870841</text:p>
              </table:table-cell>
              <table:table-cell office:value-type="float" office:value="18.6606193482773">
                <text:p>18.66061934827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70762915851272">
                <text:p>2.70762915851272</text:p>
              </table:table-cell>
              <table:table-cell office:value-type="float" office:value="18.0743869813584">
                <text:p>18.07438698135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2298825831703">
                <text:p>2.72298825831703</text:p>
              </table:table-cell>
              <table:table-cell office:value-type="float" office:value="18.3106935173081">
                <text:p>18.31069351730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73834735812133">
                <text:p>2.73834735812133</text:p>
              </table:table-cell>
              <table:table-cell office:value-type="float" office:value="18.5166535523585">
                <text:p>18.51665355235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75370645792564">
                <text:p>2.75370645792564</text:p>
              </table:table-cell>
              <table:table-cell office:value-type="float" office:value="18.3272299698202">
                <text:p>18.32722996982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76906555772994">
                <text:p>2.76906555772994</text:p>
              </table:table-cell>
              <table:table-cell office:value-type="float" office:value="18.067463540448">
                <text:p>18.0674635404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78442465753425">
                <text:p>2.78442465753425</text:p>
              </table:table-cell>
              <table:table-cell office:value-type="float" office:value="17.9102819048187">
                <text:p>17.91028190481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79978375733855">
                <text:p>2.79978375733855</text:p>
              </table:table-cell>
              <table:table-cell office:value-type="float" office:value="17.5958559720501">
                <text:p>17.59585597205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81514285714286">
                <text:p>2.81514285714286</text:p>
              </table:table-cell>
              <table:table-cell office:value-type="float" office:value="17.4926430053214">
                <text:p>17.49264300532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83050195694716">
                <text:p>2.83050195694716</text:p>
              </table:table-cell>
              <table:table-cell office:value-type="float" office:value="17.2608727159896">
                <text:p>17.26087271598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84586105675147">
                <text:p>2.84586105675147</text:p>
              </table:table-cell>
              <table:table-cell office:value-type="float" office:value="17.321657379765">
                <text:p>17.3216573797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86122015655577">
                <text:p>2.86122015655577</text:p>
              </table:table-cell>
              <table:table-cell office:value-type="float" office:value="16.8993880125435">
                <text:p>16.89938801254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87657925636008">
                <text:p>2.87657925636008</text:p>
              </table:table-cell>
              <table:table-cell office:value-type="float" office:value="16.9345057076281">
                <text:p>16.93450570762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89193835616438">
                <text:p>2.89193835616438</text:p>
              </table:table-cell>
              <table:table-cell office:value-type="float" office:value="16.6014657381245">
                <text:p>16.60146573812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90729745596869">
                <text:p>2.90729745596869</text:p>
              </table:table-cell>
              <table:table-cell office:value-type="float" office:value="16.5495439058355">
                <text:p>16.54954390583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92265655577299">
                <text:p>2.92265655577299</text:p>
              </table:table-cell>
              <table:table-cell office:value-type="float" office:value="16.3125529306783">
                <text:p>16.31255293067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9380156555773">
                <text:p>2.9380156555773</text:p>
              </table:table-cell>
              <table:table-cell office:value-type="float" office:value="16.1843840490127">
                <text:p>16.18438404901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9533747553816">
                <text:p>2.9533747553816</text:p>
              </table:table-cell>
              <table:table-cell office:value-type="float" office:value="16.2031399397664">
                <text:p>16.20313993976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96873385518591">
                <text:p>2.96873385518591</text:p>
              </table:table-cell>
              <table:table-cell office:value-type="float" office:value="15.8960362086862">
                <text:p>15.89603620868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98409295499022">
                <text:p>2.98409295499022</text:p>
              </table:table-cell>
              <table:table-cell office:value-type="float" office:value="15.8071167258386">
                <text:p>15.80711672583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99945205479452">
                <text:p>2.99945205479452</text:p>
              </table:table-cell>
              <table:table-cell office:value-type="float" office:value="15.7473638023242">
                <text:p>15.74736380232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01481115459883">
                <text:p>3.01481115459883</text:p>
              </table:table-cell>
              <table:table-cell office:value-type="float" office:value="15.8069636159737">
                <text:p>15.80696361597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03017025440313">
                <text:p>3.03017025440313</text:p>
              </table:table-cell>
              <table:table-cell office:value-type="float" office:value="15.8131689574922">
                <text:p>15.81316895749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04552935420744">
                <text:p>3.04552935420744</text:p>
              </table:table-cell>
              <table:table-cell office:value-type="float" office:value="15.876671668965">
                <text:p>15.8766716689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06088845401174">
                <text:p>3.06088845401174</text:p>
              </table:table-cell>
              <table:table-cell office:value-type="float" office:value="15.1872758171734">
                <text:p>15.18727581717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07624755381605">
                <text:p>3.07624755381605</text:p>
              </table:table-cell>
              <table:table-cell office:value-type="float" office:value="15.1463723948639">
                <text:p>15.14637239486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09160665362035">
                <text:p>3.09160665362035</text:p>
              </table:table-cell>
              <table:table-cell office:value-type="float" office:value="14.8860250194257">
                <text:p>14.88602501942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10696575342466">
                <text:p>3.10696575342466</text:p>
              </table:table-cell>
              <table:table-cell office:value-type="float" office:value="14.8124368430157">
                <text:p>14.81243684301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12232485322896">
                <text:p>3.12232485322896</text:p>
              </table:table-cell>
              <table:table-cell office:value-type="float" office:value="14.5786325403938">
                <text:p>14.57863254039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13768395303327">
                <text:p>3.13768395303327</text:p>
              </table:table-cell>
              <table:table-cell office:value-type="float" office:value="14.3912797768717">
                <text:p>14.39127977687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15304305283757">
                <text:p>3.15304305283757</text:p>
              </table:table-cell>
              <table:table-cell office:value-type="float" office:value="14.419172502501">
                <text:p>14.4191725025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16840215264188">
                <text:p>3.16840215264188</text:p>
              </table:table-cell>
              <table:table-cell office:value-type="float" office:value="14.3735510686261">
                <text:p>14.373551068626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18376125244618">
                <text:p>3.18376125244618</text:p>
              </table:table-cell>
              <table:table-cell office:value-type="float" office:value="14.008024693337">
                <text:p>14.0080246933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19912035225049">
                <text:p>3.19912035225049</text:p>
              </table:table-cell>
              <table:table-cell office:value-type="float" office:value="14.1425701823399">
                <text:p>14.14257018233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21447945205479">
                <text:p>3.21447945205479</text:p>
              </table:table-cell>
              <table:table-cell office:value-type="float" office:value="13.2789437846742">
                <text:p>13.27894378467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2298385518591">
                <text:p>3.2298385518591</text:p>
              </table:table-cell>
              <table:table-cell office:value-type="float" office:value="13.4601558376794">
                <text:p>13.46015583767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2451976516634">
                <text:p>3.2451976516634</text:p>
              </table:table-cell>
              <table:table-cell office:value-type="float" office:value="13.2718298106248">
                <text:p>13.27182981062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26055675146771">
                <text:p>3.26055675146771</text:p>
              </table:table-cell>
              <table:table-cell office:value-type="float" office:value="13.2944883059846">
                <text:p>13.29448830598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27591585127202">
                <text:p>3.27591585127202</text:p>
              </table:table-cell>
              <table:table-cell office:value-type="float" office:value="13.1438358731049">
                <text:p>13.14383587310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29127495107632">
                <text:p>3.29127495107632</text:p>
              </table:table-cell>
              <table:table-cell office:value-type="float" office:value="12.7465357803324">
                <text:p>12.74653578033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30663405088063">
                <text:p>3.30663405088063</text:p>
              </table:table-cell>
              <table:table-cell office:value-type="float" office:value="12.3549796569569">
                <text:p>12.354979656956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32199315068493">
                <text:p>3.32199315068493</text:p>
              </table:table-cell>
              <table:table-cell office:value-type="float" office:value="12.6465953328465">
                <text:p>12.64659533284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33735225048924">
                <text:p>3.33735225048924</text:p>
              </table:table-cell>
              <table:table-cell office:value-type="float" office:value="12.2778776172305">
                <text:p>12.27787761723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35271135029354">
                <text:p>3.35271135029354</text:p>
              </table:table-cell>
              <table:table-cell office:value-type="float" office:value="12.3555612238402">
                <text:p>12.35556122384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36807045009785">
                <text:p>3.36807045009785</text:p>
              </table:table-cell>
              <table:table-cell office:value-type="float" office:value="12.1658982803953">
                <text:p>12.16589828039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38342954990215">
                <text:p>3.38342954990215</text:p>
              </table:table-cell>
              <table:table-cell office:value-type="float" office:value="11.8075367379917">
                <text:p>11.80753673799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39878864970646">
                <text:p>3.39878864970646</text:p>
              </table:table-cell>
              <table:table-cell office:value-type="float" office:value="11.6245805792276">
                <text:p>11.62458057922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41414774951076">
                <text:p>3.41414774951076</text:p>
              </table:table-cell>
              <table:table-cell office:value-type="float" office:value="11.5537371961376">
                <text:p>11.55373719613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42950684931507">
                <text:p>3.42950684931507</text:p>
              </table:table-cell>
              <table:table-cell office:value-type="float" office:value="11.4389888154622">
                <text:p>11.43898881546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44486594911937">
                <text:p>3.44486594911937</text:p>
              </table:table-cell>
              <table:table-cell office:value-type="float" office:value="11.3731787033208">
                <text:p>11.37317870332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46022504892368">
                <text:p>3.46022504892368</text:p>
              </table:table-cell>
              <table:table-cell office:value-type="float" office:value="11.2077793527892">
                <text:p>11.20777935278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47558414872798">
                <text:p>3.47558414872798</text:p>
              </table:table-cell>
              <table:table-cell office:value-type="float" office:value="11.0987394904795">
                <text:p>11.09873949047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49094324853229">
                <text:p>3.49094324853229</text:p>
              </table:table-cell>
              <table:table-cell office:value-type="float" office:value="10.8475531572861">
                <text:p>10.84755315728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50630234833659">
                <text:p>3.50630234833659</text:p>
              </table:table-cell>
              <table:table-cell office:value-type="float" office:value="10.8000362477263">
                <text:p>10.80003624772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5216614481409">
                <text:p>3.5216614481409</text:p>
              </table:table-cell>
              <table:table-cell office:value-type="float" office:value="10.3945285412857">
                <text:p>10.394528541285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53702054794521">
                <text:p>3.53702054794521</text:p>
              </table:table-cell>
              <table:table-cell office:value-type="float" office:value="10.4646016456269">
                <text:p>10.464601645626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55237964774951">
                <text:p>3.55237964774951</text:p>
              </table:table-cell>
              <table:table-cell office:value-type="float" office:value="10.2080667959886">
                <text:p>10.20806679598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56773874755382">
                <text:p>3.56773874755382</text:p>
              </table:table-cell>
              <table:table-cell office:value-type="float" office:value="10.0122639931176">
                <text:p>10.01226399311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58309784735812">
                <text:p>3.58309784735812</text:p>
              </table:table-cell>
              <table:table-cell office:value-type="float" office:value="10.1359329669012">
                <text:p>10.13593296690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59845694716243">
                <text:p>3.59845694716243</text:p>
              </table:table-cell>
              <table:table-cell office:value-type="float" office:value="9.53797839113394">
                <text:p>9.537978391133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61381604696673">
                <text:p>3.61381604696673</text:p>
              </table:table-cell>
              <table:table-cell office:value-type="float" office:value="9.64940968082607">
                <text:p>9.6494096808260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62917514677104">
                <text:p>3.62917514677104</text:p>
              </table:table-cell>
              <table:table-cell office:value-type="float" office:value="9.37257126695954">
                <text:p>9.3725712669595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64453424657534">
                <text:p>3.64453424657534</text:p>
              </table:table-cell>
              <table:table-cell office:value-type="float" office:value="9.4413438700717">
                <text:p>9.44134387007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65989334637965">
                <text:p>3.65989334637965</text:p>
              </table:table-cell>
              <table:table-cell office:value-type="float" office:value="9.18482301163107">
                <text:p>9.184823011631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67525244618395">
                <text:p>3.67525244618395</text:p>
              </table:table-cell>
              <table:table-cell office:value-type="float" office:value="9.02420946294201">
                <text:p>9.024209462942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69061154598826">
                <text:p>3.69061154598826</text:p>
              </table:table-cell>
              <table:table-cell office:value-type="float" office:value="9.0396006785079">
                <text:p>9.039600678507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70597064579256">
                <text:p>3.70597064579256</text:p>
              </table:table-cell>
              <table:table-cell office:value-type="float" office:value="8.96160466045154">
                <text:p>8.9616046604515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72132974559687">
                <text:p>3.72132974559687</text:p>
              </table:table-cell>
              <table:table-cell office:value-type="float" office:value="8.96498212089336">
                <text:p>8.964982120893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73668884540117">
                <text:p>3.73668884540117</text:p>
              </table:table-cell>
              <table:table-cell office:value-type="float" office:value="8.55536440119605">
                <text:p>8.555364401196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75204794520548">
                <text:p>3.75204794520548</text:p>
              </table:table-cell>
              <table:table-cell office:value-type="float" office:value="8.44497711603055">
                <text:p>8.444977116030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76740704500978">
                <text:p>3.76740704500978</text:p>
              </table:table-cell>
              <table:table-cell office:value-type="float" office:value="8.30941581596893">
                <text:p>8.3094158159689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78276614481409">
                <text:p>3.78276614481409</text:p>
              </table:table-cell>
              <table:table-cell office:value-type="float" office:value="8.21209875122874">
                <text:p>8.212098751228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79812524461839">
                <text:p>3.79812524461839</text:p>
              </table:table-cell>
              <table:table-cell office:value-type="float" office:value="7.8502158595212">
                <text:p>7.85021585952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8134843444227">
                <text:p>3.8134843444227</text:p>
              </table:table-cell>
              <table:table-cell office:value-type="float" office:value="7.67211165281044">
                <text:p>7.672111652810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82884344422701">
                <text:p>3.82884344422701</text:p>
              </table:table-cell>
              <table:table-cell office:value-type="float" office:value="7.85699868672903">
                <text:p>7.8569986867290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84420254403131">
                <text:p>3.84420254403131</text:p>
              </table:table-cell>
              <table:table-cell office:value-type="float" office:value="7.39434004361667">
                <text:p>7.3943400436166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85956164383562">
                <text:p>3.85956164383562</text:p>
              </table:table-cell>
              <table:table-cell office:value-type="float" office:value="7.54945956497539">
                <text:p>7.5494595649753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87492074363992">
                <text:p>3.87492074363992</text:p>
              </table:table-cell>
              <table:table-cell office:value-type="float" office:value="7.24895957071644">
                <text:p>7.2489595707164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89027984344423">
                <text:p>3.89027984344423</text:p>
              </table:table-cell>
              <table:table-cell office:value-type="float" office:value="7.08174109231194">
                <text:p>7.0817410923119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90563894324853">
                <text:p>3.90563894324853</text:p>
              </table:table-cell>
              <table:table-cell office:value-type="float" office:value="7.21923986560095">
                <text:p>7.219239865600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92099804305284">
                <text:p>3.92099804305284</text:p>
              </table:table-cell>
              <table:table-cell office:value-type="float" office:value="7.02626074418078">
                <text:p>7.0262607441807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93635714285714">
                <text:p>3.93635714285714</text:p>
              </table:table-cell>
              <table:table-cell office:value-type="float" office:value="6.88261592763494">
                <text:p>6.882615927634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95171624266145">
                <text:p>3.95171624266145</text:p>
              </table:table-cell>
              <table:table-cell office:value-type="float" office:value="6.85119352677197">
                <text:p>6.8511935267719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96707534246575">
                <text:p>3.96707534246575</text:p>
              </table:table-cell>
              <table:table-cell office:value-type="float" office:value="6.71201114492535">
                <text:p>6.7120111449253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98243444227006">
                <text:p>3.98243444227006</text:p>
              </table:table-cell>
              <table:table-cell office:value-type="float" office:value="6.39696114901832">
                <text:p>6.3969611490183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99779354207436">
                <text:p>3.99779354207436</text:p>
              </table:table-cell>
              <table:table-cell office:value-type="float" office:value="6.46014929697676">
                <text:p>6.460149296976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